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863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2.252cm"/>
    </style:style>
    <style:style style:name="co12" style:family="table-column">
      <style:table-column-properties fo:break-before="auto" style:column-width="2.78cm"/>
    </style:style>
    <style:style style:name="co13" style:family="table-column">
      <style:table-column-properties fo:break-before="auto" style:column-width="3.057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27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2.002cm"/>
    </style:style>
    <style:style style:name="co21" style:family="table-column">
      <style:table-column-properties fo:break-before="auto" style:column-width="2.917cm"/>
    </style:style>
    <style:style style:name="co22" style:family="table-column">
      <style:table-column-properties fo:break-before="auto" style:column-width="3.168cm"/>
    </style:style>
    <style:style style:name="co23" style:family="table-column">
      <style:table-column-properties fo:break-before="auto" style:column-width="2.641cm"/>
    </style:style>
    <style:style style:name="co24" style:family="table-column">
      <style:table-column-properties fo:break-before="auto" style:column-width="3.417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3.639cm"/>
    </style:style>
    <style:style style:name="co27" style:family="table-column">
      <style:table-column-properties fo:break-before="auto" style:column-width="3.584cm"/>
    </style:style>
    <style:style style:name="co28" style:family="table-column">
      <style:table-column-properties fo:break-before="auto" style:column-width="3.362cm"/>
    </style:style>
    <style:style style:name="co29" style:family="table-column">
      <style:table-column-properties fo:break-before="auto" style:column-width="3.667cm"/>
    </style:style>
    <style:style style:name="co30" style:family="table-column">
      <style:table-column-properties fo:break-before="auto" style:column-width="3.612cm"/>
    </style:style>
    <style:style style:name="co31" style:family="table-column">
      <style:table-column-properties fo:break-before="auto" style:column-width="4.417cm"/>
    </style:style>
    <style:style style:name="co32" style:family="table-column">
      <style:table-column-properties fo:break-before="auto" style:column-width="2.835cm"/>
    </style:style>
    <style:style style:name="co33" style:family="table-column">
      <style:table-column-properties fo:break-before="auto" style:column-width="3.83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806cm"/>
    </style:style>
    <style:style style:name="co36" style:family="table-column">
      <style:table-column-properties fo:break-before="auto" style:column-width="2.335cm"/>
    </style:style>
    <style:style style:name="co37" style:family="table-column">
      <style:table-column-properties fo:break-before="auto" style:column-width="2.558cm"/>
    </style:style>
    <style:style style:name="co38" style:family="table-column">
      <style:table-column-properties fo:break-before="auto" style:column-width="2.39cm"/>
    </style:style>
    <style:style style:name="co39" style:family="table-column">
      <style:table-column-properties fo:break-before="auto" style:column-width="2.806cm"/>
    </style:style>
    <style:style style:name="co40" style:family="table-column">
      <style:table-column-properties fo:break-before="auto" style:column-width="2.196cm"/>
    </style:style>
    <style:style style:name="co41" style:family="table-column">
      <style:table-column-properties fo:break-before="auto" style:column-width="3.223cm"/>
    </style:style>
    <style:style style:name="co42" style:family="table-column">
      <style:table-column-properties fo:break-before="auto" style:column-width="3.14cm"/>
    </style:style>
    <style:style style:name="co43" style:family="table-column">
      <style:table-column-properties fo:break-before="auto" style:column-width="5.166cm"/>
    </style:style>
    <style:style style:name="co44" style:family="table-column">
      <style:table-column-properties fo:break-before="auto" style:column-width="2.475cm"/>
    </style:style>
    <style:style style:name="co45" style:family="table-column">
      <style:table-column-properties fo:break-before="auto" style:column-width="3.112cm"/>
    </style:style>
    <style:style style:name="co46" style:family="table-column">
      <style:table-column-properties fo:break-before="auto" style:column-width="4.112cm"/>
    </style:style>
    <style:style style:name="co47" style:family="table-column">
      <style:table-column-properties fo:break-before="auto" style:column-width="3.39cm"/>
    </style:style>
    <style:style style:name="co48" style:family="table-column">
      <style:table-column-properties fo:break-before="auto" style:column-width="2.946cm"/>
    </style:style>
    <style:style style:name="co49" style:family="table-column">
      <style:table-column-properties fo:break-before="auto" style:column-width="3.445cm"/>
    </style:style>
    <style:style style:name="co50" style:family="table-column">
      <style:table-column-properties fo:break-before="auto" style:column-width="2.141cm"/>
    </style:style>
    <style:style style:name="co51" style:family="table-column">
      <style:table-column-properties fo:break-before="auto" style:column-width="2.307cm"/>
    </style:style>
    <style:style style:name="co52" style:family="table-column">
      <style:table-column-properties fo:break-before="auto" style:column-width="2.501cm"/>
    </style:style>
    <style:style style:name="co53" style:family="table-column">
      <style:table-column-properties fo:break-before="auto" style:column-width="4.334cm"/>
    </style:style>
    <style:style style:name="co54" style:family="table-column">
      <style:table-column-properties fo:break-before="auto" style:column-width="3.251cm"/>
    </style:style>
    <style:style style:name="co55" style:family="table-column">
      <style:table-column-properties fo:break-before="auto" style:column-width="4.554cm"/>
    </style:style>
    <style:style style:name="co56" style:family="table-column">
      <style:table-column-properties fo:break-before="auto" style:column-width="2.085cm"/>
    </style:style>
    <style:style style:name="co57" style:family="table-column">
      <style:table-column-properties fo:break-before="auto" style:column-width="3cm"/>
    </style:style>
    <style:style style:name="co58" style:family="table-column">
      <style:table-column-properties fo:break-before="auto" style:column-width="3.75cm"/>
    </style:style>
    <style:style style:name="co59" style:family="table-column">
      <style:table-column-properties fo:break-before="auto" style:column-width="3.501cm"/>
    </style:style>
    <style:style style:name="co60" style:family="table-column">
      <style:table-column-properties fo:break-before="auto" style:column-width="2.612cm"/>
    </style:style>
    <style:style style:name="co61" style:family="table-column">
      <style:table-column-properties fo:break-before="auto" style:column-width="3.029cm"/>
    </style:style>
    <style:style style:name="co62" style:family="table-column">
      <style:table-column-properties fo:break-before="auto" style:column-width="4.389cm"/>
    </style:style>
    <style:style style:name="co63" style:family="table-column">
      <style:table-column-properties fo:break-before="auto" style:column-width="4.029cm"/>
    </style:style>
    <style:style style:name="co64" style:family="table-column">
      <style:table-column-properties fo:break-before="auto" style:column-width="3.196cm"/>
    </style:style>
    <style:style style:name="co65" style:family="table-column">
      <style:table-column-properties fo:break-before="auto" style:column-width="2.891cm"/>
    </style:style>
    <style:style style:name="co66" style:family="table-column">
      <style:table-column-properties fo:break-before="auto" style:column-width="2.03cm"/>
    </style:style>
    <style:style style:name="co67" style:family="table-column">
      <style:table-column-properties fo:break-before="auto" style:column-width="3.861cm"/>
    </style:style>
    <style:style style:name="co68" style:family="table-column">
      <style:table-column-properties fo:break-before="auto" style:column-width="2.723cm"/>
    </style:style>
    <style:style style:name="co69" style:family="table-column">
      <style:table-column-properties fo:break-before="auto" style:column-width="4.001cm"/>
    </style:style>
    <style:style style:name="co70" style:family="table-column">
      <style:table-column-properties fo:break-before="auto" style:column-width="3.695cm"/>
    </style:style>
    <style:style style:name="co71" style:family="table-column">
      <style:table-column-properties fo:break-before="auto" style:column-width="2.168cm"/>
    </style:style>
    <style:style style:name="co72" style:family="table-column">
      <style:table-column-properties fo:break-before="auto" style:column-width="2.224cm"/>
    </style:style>
    <style:style style:name="co73" style:family="table-column">
      <style:table-column-properties fo:break-before="auto" style:column-width="2.267cm"/>
    </style:style>
    <style:style style:name="co74" style:family="table-column">
      <style:table-column-properties fo:break-before="auto" style:column-width="6.14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2" style:apply-style-name="Sans_20_nom1" style:base-cell-address="Feuille1.G2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7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5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46" table:default-cell-style-name="Default"/>
        <table:table-column table:style-name="co2" table:default-cell-style-name="Default"/>
        <table:table-column table:style-name="co51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57" table:default-cell-style-name="Default"/>
        <table:table-column table:style-name="co36" table:default-cell-style-name="Default"/>
        <table:table-column table:style-name="co58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62" table:default-cell-style-name="Default"/>
        <table:table-column table:style-name="co6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64" table:default-cell-style-name="Default"/>
        <table:table-column table:style-name="co1" table:default-cell-style-name="Default"/>
        <table:table-column table:style-name="co65" table:default-cell-style-name="Default"/>
        <table:table-column table:style-name="co1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8" table:default-cell-style-name="Default"/>
        <table:table-column table:style-name="co6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5" table:default-cell-style-name="Default"/>
        <table:table-column table:style-name="co42" table:default-cell-style-name="Default"/>
        <table:table-column table:style-name="co68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60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2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2" table:default-cell-style-name="Default"/>
        <table:table-column table:style-name="co37" table:default-cell-style-name="Default"/>
        <table:table-column table:style-name="co7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52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59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70" table:default-cell-style-name="Default"/>
        <table:table-column table:style-name="co60" table:default-cell-style-name="Default"/>
        <table:table-column table:style-name="co3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6" table:default-cell-style-name="Default"/>
        <table:table-column table:style-name="co5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pute</text:p>
          </table:table-cell>
          <table:table-cell office:value-type="string">
            <text:p>appeldes100</text:p>
          </table:table-cell>
          <table:table-cell office:value-type="string">
            <text:p>confiance</text:p>
          </table:table-cell>
          <table:table-cell office:value-type="string">
            <text:p>stabilite</text:p>
          </table:table-cell>
          <table:table-cell office:value-type="string">
            <text:p>PLFR</text:p>
          </table:table-cell>
          <table:table-cell table:style-name="Default" office:value-type="string">
            <text:p>PLFRSS</text:p>
          </table:table-cell>
          <table:table-cell table:style-name="Default" office:value-type="string">
            <text:p>appeldes200</text:p>
          </table:table-cell>
          <table:table-cell table:style-name="Default" office:value-type="string">
            <text:p>confiance2</text:p>
          </table:table-cell>
          <table:table-cell/>
          <table:table-cell office:value-type="string">
            <text:p>http://www.lejdd.fr/Politique/La-liste-des-90-frondeurs-du-PS-pour-un-nouveau-contrat-de-majorite-660292</text:p>
          </table:table-cell>
          <table:table-cell office:value-type="string">
            <text:p>Appel des 100 (0 : signataire ; 1 : pas signataire)</text:p>
          </table:table-cell>
          <table:table-cell/>
          <table:table-cell office:value-type="string">
            <text:p>http://www.assemblee-nationale.fr/14/scrutins/jo0785.asp</text:p>
          </table:table-cell>
          <table:table-cell office:value-type="string">
            <text:p>Vote de confiance (0 : abstention ; 1 : pour)</text:p>
          </table:table-cell>
          <table:table-cell/>
          <table:table-cell office:value-type="string">
            <text:p>http://www.assemblee-nationale.fr/14/scrutins/jo0786.asp</text:p>
          </table:table-cell>
          <table:table-cell office:value-type="string">
            <text:p>Programme stabilité budgétaire (0 : abstention ou contre ; 1 : pour)</text:p>
          </table:table-cell>
          <table:table-cell/>
          <table:table-cell office:value-type="string">
            <text:p>http://www.assemblee-nationale.fr/14/scrutins/jo0868.asp</text:p>
          </table:table-cell>
          <table:table-cell office:value-type="string">
            <text:p>PLFRSS (0 : abstention ou contre ; 1 : pour)</text:p>
          </table:table-cell>
          <table:table-cell/>
          <table:table-cell office:value-type="string">
            <text:p>http://www.assemblee-nationale.fr/14/scrutins/jo0849.asp</text:p>
          </table:table-cell>
          <table:table-cell office:value-type="string">
            <text:p>PLFR (0 : abstention ou contre ; 1 : pour)</text:p>
          </table:table-cell>
          <table:table-cell/>
          <table:table-cell office:value-type="string">
            <text:p>www.lemonde.fr/idees/article/2014/08/28/l-appel-des-200-deputes-socialistes-ni-godillots-ni-deloyaux_4477879_3232.html</text:p>
          </table:table-cell>
          <table:table-cell office:value-type="string">
            <text:p>Appel des 200 (0 : pas signataire ; 1 : signataire)</text:p>
          </table:table-cell>
          <table:table-cell/>
          <table:table-cell office:value-type="string">
            <text:p>http://www.assemblee-nationale.fr/14/scrutins/jo0901.asp</text:p>
          </table:table-cell>
          <table:table-cell office:value-type="string">
            <text:p>Vote de confiance 2</text:p>
          </table:table-cell>
          <table:table-cell table:number-columns-repeated="18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ain Calmette</text:p>
          </table:table-cell>
          <table:table-cell table:formula="of:=IF(ISNUMBER(VLOOKUP([.B2];[.$K$2:.$L$202];2;0));VLOOKUP([.B2];[.$K$2:.$L$202];2;0);1)" office:value-type="float" office:value="1">
            <text:p>1</text:p>
          </table:table-cell>
          <table:table-cell table:formula="of:=IF(ISNUMBER(VLOOKUP([.B2];[.$N$2:.$O$12];2;0));VLOOKUP([.B2];[.$N$2:.$O$12];2;0);1)" office:value-type="float" office:value="1">
            <text:p>1</text:p>
          </table:table-cell>
          <table:table-cell table:formula="of:=IF(ISNUMBER(VLOOKUP([.B2];[.$Q$2:.$R$46];2;0));VLOOKUP([.B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];[.$T$2:.$U$100];2;0));VLOOKUP([.B2];[.$T$2:.$U$100];2;0);1)" office:value-type="float" office:value="1">
            <text:p>1</text:p>
          </table:table-cell>
          <table:table-cell table:formula="of:=IF(ISNUMBER(VLOOKUP([.B2];[.$Z$2:.$AA$302];2;0));VLOOKUP([.B2];[.$Z$2:.$AA$302];2;0);0)" office:value-type="float" office:value="1">
            <text:p>1</text:p>
          </table:table-cell>
          <table:table-cell table:formula="of:=IF(ISNUMBER(VLOOKUP([.B2];[.$AC$2:.$AD$33];2;0));VLOOKUP([.B2];[.$AC$2:.$AD$33];2;0);1)" office:value-type="float" office:value="1">
            <text:p>1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Calmet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ne-Lise Dufour-Tonini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 Claeys</text:p>
          </table:table-cell>
          <table:table-cell table:formula="of:=IF(ISNUMBER(VLOOKUP([.B3];[.$K$2:.$L$202];2;0));VLOOKUP([.B3];[.$K$2:.$L$202];2;0);1)" office:value-type="float" office:value="1">
            <text:p>1</text:p>
          </table:table-cell>
          <table:table-cell table:formula="of:=IF(ISNUMBER(VLOOKUP([.B3];[.$N$2:.$O$12];2;0));VLOOKUP([.B3];[.$N$2:.$O$12];2;0);1)" office:value-type="float" office:value="1">
            <text:p>1</text:p>
          </table:table-cell>
          <table:table-cell table:formula="of:=IF(ISNUMBER(VLOOKUP([.B3];[.$Q$2:.$R$46];2;0));VLOOKUP([.B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];[.$T$2:.$U$100];2;0));VLOOKUP([.B3];[.$T$2:.$U$100];2;0);1)" office:value-type="float" office:value="1">
            <text:p>1</text:p>
          </table:table-cell>
          <table:table-cell table:formula="of:=IF(ISNUMBER(VLOOKUP([.B3];[.$Z$2:.$AA$302];2;0));VLOOKUP([.B3];[.$Z$2:.$AA$302];2;0);0)" office:value-type="float" office:value="1">
            <text:p>1</text:p>
          </table:table-cell>
          <table:table-cell table:formula="of:=IF(ISNUMBER(VLOOKUP([.B3];[.$AC$2:.$AD$33];2;0));VLOOKUP([.B3];[.$AC$2:.$AD$33];2;0);1)" office:value-type="float" office:value="1">
            <text:p>1</text:p>
          </table:table-cell>
          <table:table-cell/>
          <table:table-cell office:value-type="string">
            <text:p>Audrey Linkenhel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Claey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rbara Romagnan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ain Fauré</text:p>
          </table:table-cell>
          <table:table-cell table:formula="of:=IF(ISNUMBER(VLOOKUP([.B4];[.$K$2:.$L$202];2;0));VLOOKUP([.B4];[.$K$2:.$L$202];2;0);1)" office:value-type="float" office:value="1">
            <text:p>1</text:p>
          </table:table-cell>
          <table:table-cell table:formula="of:=IF(ISNUMBER(VLOOKUP([.B4];[.$N$2:.$O$12];2;0));VLOOKUP([.B4];[.$N$2:.$O$12];2;0);1)" office:value-type="float" office:value="1">
            <text:p>1</text:p>
          </table:table-cell>
          <table:table-cell table:formula="of:=IF(ISNUMBER(VLOOKUP([.B4];[.$Q$2:.$R$46];2;0));VLOOKUP([.B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];[.$T$2:.$U$100];2;0));VLOOKUP([.B4];[.$T$2:.$U$100];2;0);1)" office:value-type="float" office:value="1">
            <text:p>1</text:p>
          </table:table-cell>
          <table:table-cell table:formula="of:=IF(ISNUMBER(VLOOKUP([.B4];[.$Z$2:.$AA$302];2;0));VLOOKUP([.B4];[.$Z$2:.$AA$302];2;0);0)" office:value-type="float" office:value="1">
            <text:p>1</text:p>
          </table:table-cell>
          <table:table-cell table:formula="of:=IF(ISNUMBER(VLOOKUP([.B4];[.$AC$2:.$AD$33];2;0));VLOOKUP([.B4];[.$AC$2:.$AD$33];2;0);1)" office:value-type="float" office:value="1">
            <text:p>1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Fauré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ain Rodet</text:p>
          </table:table-cell>
          <table:table-cell table:formula="of:=IF(ISNUMBER(VLOOKUP([.B5];[.$K$2:.$L$202];2;0));VLOOKUP([.B5];[.$K$2:.$L$202];2;0);1)" office:value-type="float" office:value="1">
            <text:p>1</text:p>
          </table:table-cell>
          <table:table-cell table:formula="of:=IF(ISNUMBER(VLOOKUP([.B5];[.$N$2:.$O$12];2;0));VLOOKUP([.B5];[.$N$2:.$O$12];2;0);1)" office:value-type="float" office:value="1">
            <text:p>1</text:p>
          </table:table-cell>
          <table:table-cell table:formula="of:=IF(ISNUMBER(VLOOKUP([.B5];[.$Q$2:.$R$46];2;0));VLOOKUP([.B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];[.$T$2:.$U$100];2;0));VLOOKUP([.B5];[.$T$2:.$U$100];2;0);1)" office:value-type="float" office:value="1">
            <text:p>1</text:p>
          </table:table-cell>
          <table:table-cell table:formula="of:=IF(ISNUMBER(VLOOKUP([.B5];[.$Z$2:.$AA$302];2;0));VLOOKUP([.B5];[.$Z$2:.$AA$302];2;0);0)" office:value-type="float" office:value="1">
            <text:p>1</text:p>
          </table:table-cell>
          <table:table-cell table:formula="of:=IF(ISNUMBER(VLOOKUP([.B5];[.$AC$2:.$AD$33];2;0));VLOOKUP([.B5];[.$AC$2:.$AD$33];2;0);1)" office:value-type="float" office:value="1">
            <text:p>1</text:p>
          </table:table-cell>
          <table:table-cell/>
          <table:table-cell office:value-type="string">
            <text:p>Bernard Lesterl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phine Bath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d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ain Rousset</text:p>
          </table:table-cell>
          <table:table-cell table:formula="of:=IF(ISNUMBER(VLOOKUP([.B6];[.$K$2:.$L$202];2;0));VLOOKUP([.B6];[.$K$2:.$L$202];2;0);1)" office:value-type="float" office:value="1">
            <text:p>1</text:p>
          </table:table-cell>
          <table:table-cell table:formula="of:=IF(ISNUMBER(VLOOKUP([.B6];[.$N$2:.$O$12];2;0));VLOOKUP([.B6];[.$N$2:.$O$12];2;0);1)" office:value-type="float" office:value="1">
            <text:p>1</text:p>
          </table:table-cell>
          <table:table-cell table:formula="of:=IF(ISNUMBER(VLOOKUP([.B6];[.$Q$2:.$R$46];2;0));VLOOKUP([.B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];[.$T$2:.$U$100];2;0));VLOOKUP([.B6];[.$T$2:.$U$100];2;0);1)" office:value-type="float" office:value="1">
            <text:p>1</text:p>
          </table:table-cell>
          <table:table-cell table:formula="of:=IF(ISNUMBER(VLOOKUP([.B6];[.$Z$2:.$AA$302];2;0));VLOOKUP([.B6];[.$Z$2:.$AA$302];2;0);0)" office:value-type="float" office:value="1">
            <text:p>1</text:p>
          </table:table-cell>
          <table:table-cell table:formula="of:=IF(ISNUMBER(VLOOKUP([.B6];[.$AC$2:.$AD$33];2;0));VLOOKUP([.B6];[.$AC$2:.$AD$33];2;0);1)" office:value-type="float" office:value="1">
            <text:p>1</text:p>
          </table:table-cell>
          <table:table-cell/>
          <table:table-cell office:value-type="string">
            <text:p>Brigitte Bourguign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uss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ain Vidalie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7];[.$T$2:.$U$100];2;0));VLOOKUP([.B7];[.$T$2:.$U$100];2;0);1)" office:value-type="float" office:value="1">
            <text:p>1</text:p>
          </table:table-cell>
          <table:table-cell table:formula="of:=IF(ISNUMBER(VLOOKUP([.B7];[.$Z$2:.$AA$302];2;0));VLOOKUP([.B7];[.$Z$2:.$AA$302];2;0);0)" office:value-type="float" office:value="0">
            <text:p>0</text:p>
          </table:table-cell>
          <table:table-cell table:formula="of:=IF(ISNUMBER(VLOOKUP([.B7];[.$AC$2:.$AD$33];2;0));VLOOKUP([.B7];[.$AC$2:.$AD$33];2;0);1)" office:value-type="float" office:value="1">
            <text:p>1</text:p>
          </table:table-cell>
          <table:table-cell/>
          <table:table-cell office:value-type="string">
            <text:p>Catherine Coute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Christine La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exis Bachelay</text:p>
          </table:table-cell>
          <table:table-cell table:formula="of:=IF(ISNUMBER(VLOOKUP([.B8];[.$K$2:.$L$202];2;0));VLOOKUP([.B8];[.$K$2:.$L$202];2;0);1)" office:value-type="float" office:value="1">
            <text:p>1</text:p>
          </table:table-cell>
          <table:table-cell table:formula="of:=IF(ISNUMBER(VLOOKUP([.B8];[.$N$2:.$O$12];2;0));VLOOKUP([.B8];[.$N$2:.$O$12];2;0);1)" office:value-type="float" office:value="1">
            <text:p>1</text:p>
          </table:table-cell>
          <table:table-cell table:formula="of:=IF(ISNUMBER(VLOOKUP([.B8];[.$Q$2:.$R$46];2;0));VLOOKUP([.B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];[.$T$2:.$U$100];2;0));VLOOKUP([.B8];[.$T$2:.$U$100];2;0);1)" office:value-type="float" office:value="1">
            <text:p>1</text:p>
          </table:table-cell>
          <table:table-cell table:formula="of:=IF(ISNUMBER(VLOOKUP([.B8];[.$Z$2:.$AA$302];2;0));VLOOKUP([.B8];[.$Z$2:.$AA$302];2;0);0)" office:value-type="float" office:value="0">
            <text:p>0</text:p>
          </table:table-cell>
          <table:table-cell table:formula="of:=IF(ISNUMBER(VLOOKUP([.B8];[.$AC$2:.$AD$33];2;0));VLOOKUP([.B8];[.$AC$2:.$AD$33];2;0);1)" office:value-type="float" office:value="1">
            <text:p>1</text:p>
          </table:table-cell>
          <table:table-cell/>
          <table:table-cell office:value-type="string">
            <text:p>Catherine Lemo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Lise Dufour-Tonin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ne-Christine Lang</text:p>
          </table:table-cell>
          <table:table-cell table:formula="of:=IF(ISNUMBER(VLOOKUP([.B9];[.$K$2:.$L$202];2;0));VLOOKUP([.B9];[.$K$2:.$L$202];2;0);1)" office:value-type="float" office:value="1">
            <text:p>1</text:p>
          </table:table-cell>
          <table:table-cell table:formula="of:=IF(ISNUMBER(VLOOKUP([.B9];[.$N$2:.$O$12];2;0));VLOOKUP([.B9];[.$N$2:.$O$12];2;0);1)" office:value-type="float" office:value="1">
            <text:p>1</text:p>
          </table:table-cell>
          <table:table-cell table:formula="of:=IF(ISNUMBER(VLOOKUP([.B9];[.$Q$2:.$R$46];2;0));VLOOKUP([.B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];[.$T$2:.$U$100];2;0));VLOOKUP([.B9];[.$T$2:.$U$100];2;0);1)" office:value-type="float" office:value="1">
            <text:p>1</text:p>
          </table:table-cell>
          <table:table-cell table:formula="of:=IF(ISNUMBER(VLOOKUP([.B9];[.$Z$2:.$AA$302];2;0));VLOOKUP([.B9];[.$Z$2:.$AA$302];2;0);0)" office:value-type="float" office:value="1">
            <text:p>1</text:p>
          </table:table-cell>
          <table:table-cell table:formula="of:=IF(ISNUMBER(VLOOKUP([.B9];[.$AC$2:.$AD$33];2;0));VLOOKUP([.B9];[.$AC$2:.$AD$33];2;0);1)" office:value-type="float" office:value="1">
            <text:p>1</text:p>
          </table:table-cell>
          <table:table-cell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Yvonne Le Da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ne-Lise Dufour-Tonini</text:p>
          </table:table-cell>
          <table:table-cell table:formula="of:=IF(ISNUMBER(VLOOKUP([.B10];[.$K$2:.$L$202];2;0));VLOOKUP([.B10];[.$K$2:.$L$202];2;0);1)" office:value-type="float" office:value="1">
            <text:p>1</text:p>
          </table:table-cell>
          <table:table-cell table:formula="of:=IF(ISNUMBER(VLOOKUP([.B10];[.$N$2:.$O$12];2;0));VLOOKUP([.B10];[.$N$2:.$O$12];2;0);1)" office:value-type="float" office:value="1">
            <text:p>1</text:p>
          </table:table-cell>
          <table:table-cell table:formula="of:=IF(ISNUMBER(VLOOKUP([.B10];[.$Q$2:.$R$46];2;0));VLOOKUP([.B1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];[.$T$2:.$U$100];2;0));VLOOKUP([.B10];[.$T$2:.$U$100];2;0);1)" office:value-type="float" office:value="1">
            <text:p>1</text:p>
          </table:table-cell>
          <table:table-cell table:formula="of:=IF(ISNUMBER(VLOOKUP([.B10];[.$Z$2:.$AA$302];2;0));VLOOKUP([.B10];[.$Z$2:.$AA$302];2;0);0)" office:value-type="float" office:value="1">
            <text:p>1</text:p>
          </table:table-cell>
          <table:table-cell table:formula="of:=IF(ISNUMBER(VLOOKUP([.B10];[.$AC$2:.$AD$33];2;0));VLOOKUP([.B10];[.$AC$2:.$AD$33];2;0);1)"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 Lo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ne-Yvonne Le Dain</text:p>
          </table:table-cell>
          <table:table-cell table:formula="of:=IF(ISNUMBER(VLOOKUP([.B11];[.$K$2:.$L$202];2;0));VLOOKUP([.B11];[.$K$2:.$L$202];2;0);1)" office:value-type="float" office:value="1">
            <text:p>1</text:p>
          </table:table-cell>
          <table:table-cell table:formula="of:=IF(ISNUMBER(VLOOKUP([.B11];[.$N$2:.$O$12];2;0));VLOOKUP([.B11];[.$N$2:.$O$12];2;0);1)" office:value-type="float" office:value="1">
            <text:p>1</text:p>
          </table:table-cell>
          <table:table-cell table:formula="of:=IF(ISNUMBER(VLOOKUP([.B11];[.$Q$2:.$R$46];2;0));VLOOKUP([.B1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];[.$T$2:.$U$100];2;0));VLOOKUP([.B11];[.$T$2:.$U$100];2;0);1)" office:value-type="float" office:value="1">
            <text:p>1</text:p>
          </table:table-cell>
          <table:table-cell table:formula="of:=IF(ISNUMBER(VLOOKUP([.B11];[.$Z$2:.$AA$302];2;0));VLOOKUP([.B11];[.$Z$2:.$AA$302];2;0);0)" office:value-type="float" office:value="1">
            <text:p>1</text:p>
          </table:table-cell>
          <table:table-cell table:formula="of:=IF(ISNUMBER(VLOOKUP([.B11];[.$AC$2:.$AD$33];2;0));VLOOKUP([.B11];[.$AC$2:.$AD$33];2;0);1)" office:value-type="float" office:value="1">
            <text:p>1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pet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nick Le Loch</text:p>
          </table:table-cell>
          <table:table-cell table:formula="of:=IF(ISNUMBER(VLOOKUP([.B12];[.$K$2:.$L$202];2;0));VLOOKUP([.B12];[.$K$2:.$L$202];2;0);1)" office:value-type="float" office:value="1">
            <text:p>1</text:p>
          </table:table-cell>
          <table:table-cell table:formula="of:=IF(ISNUMBER(VLOOKUP([.B12];[.$N$2:.$O$12];2;0));VLOOKUP([.B12];[.$N$2:.$O$12];2;0);1)" office:value-type="float" office:value="1">
            <text:p>1</text:p>
          </table:table-cell>
          <table:table-cell table:formula="of:=IF(ISNUMBER(VLOOKUP([.B12];[.$Q$2:.$R$46];2;0));VLOOKUP([.B1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];[.$T$2:.$U$100];2;0));VLOOKUP([.B12];[.$T$2:.$U$100];2;0);1)" office:value-type="float" office:value="1">
            <text:p>1</text:p>
          </table:table-cell>
          <table:table-cell table:formula="of:=IF(ISNUMBER(VLOOKUP([.B12];[.$Z$2:.$AA$302];2;0));VLOOKUP([.B12];[.$Z$2:.$AA$302];2;0);0)" office:value-type="float" office:value="1">
            <text:p>1</text:p>
          </table:table-cell>
          <table:table-cell table:formula="of:=IF(ISNUMBER(VLOOKUP([.B12];[.$AC$2:.$AD$33];2;0));VLOOKUP([.B12];[.$AC$2:.$AD$33];2;0);1)" office:value-type="float" office:value="1">
            <text:p>1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e Le Houér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çois Lamy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nick Lepetit</text:p>
          </table:table-cell>
          <table:table-cell table:formula="of:=IF(ISNUMBER(VLOOKUP([.B13];[.$K$2:.$L$202];2;0));VLOOKUP([.B13];[.$K$2:.$L$202];2;0);1)" office:value-type="float" office:value="1">
            <text:p>1</text:p>
          </table:table-cell>
          <table:table-cell table:formula="of:=IF(ISNUMBER(VLOOKUP([.B13];[.$N$2:.$O$12];2;0));VLOOKUP([.B13];[.$N$2:.$O$12];2;0);1)" office:value-type="float" office:value="1">
            <text:p>1</text:p>
          </table:table-cell>
          <table:table-cell table:formula="of:=IF(ISNUMBER(VLOOKUP([.B13];[.$Q$2:.$R$46];2;0));VLOOKUP([.B1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];[.$T$2:.$U$100];2;0));VLOOKUP([.B13];[.$T$2:.$U$100];2;0);1)" office:value-type="float" office:value="1">
            <text:p>1</text:p>
          </table:table-cell>
          <table:table-cell table:formula="of:=IF(ISNUMBER(VLOOKUP([.B13];[.$Z$2:.$AA$302];2;0));VLOOKUP([.B13];[.$Z$2:.$AA$302];2;0);0)" office:value-type="float" office:value="1">
            <text:p>1</text:p>
          </table:table-cell>
          <table:table-cell table:formula="of:=IF(ISNUMBER(VLOOKUP([.B13];[.$AC$2:.$AD$33];2;0));VLOOKUP([.B13];[.$AC$2:.$AD$33];2;0);1)" office:value-type="float" office:value="1">
            <text:p>1</text:p>
          </table:table-cell>
          <table:table-cell/>
          <table:table-cell office:value-type="string">
            <text:p>Christian Bata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mand Ju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nie Le Houérou</text:p>
          </table:table-cell>
          <table:table-cell table:formula="of:=IF(ISNUMBER(VLOOKUP([.B14];[.$K$2:.$L$202];2;0));VLOOKUP([.B14];[.$K$2:.$L$202];2;0);1)" office:value-type="float" office:value="1">
            <text:p>1</text:p>
          </table:table-cell>
          <table:table-cell table:formula="of:=IF(ISNUMBER(VLOOKUP([.B14];[.$N$2:.$O$12];2;0));VLOOKUP([.B14];[.$N$2:.$O$12];2;0);1)" office:value-type="float" office:value="1">
            <text:p>1</text:p>
          </table:table-cell>
          <table:table-cell table:formula="of:=IF(ISNUMBER(VLOOKUP([.B14];[.$Q$2:.$R$46];2;0));VLOOKUP([.B1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];[.$T$2:.$U$100];2;0));VLOOKUP([.B14];[.$T$2:.$U$100];2;0);1)" office:value-type="float" office:value="1">
            <text:p>1</text:p>
          </table:table-cell>
          <table:table-cell table:formula="of:=IF(ISNUMBER(VLOOKUP([.B14];[.$Z$2:.$AA$302];2;0));VLOOKUP([.B14];[.$Z$2:.$AA$302];2;0);0)" office:value-type="float" office:value="1">
            <text:p>1</text:p>
          </table:table-cell>
          <table:table-cell table:formula="of:=IF(ISNUMBER(VLOOKUP([.B14];[.$AC$2:.$AD$33];2;0));VLOOKUP([.B14];[.$AC$2:.$AD$33];2;0);1)" office:value-type="float" office:value="1">
            <text:p>1</text:p>
          </table:table-cell>
          <table:table-cell/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éatrice Santa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mand Jung</text:p>
          </table:table-cell>
          <table:table-cell table:formula="of:=IF(ISNUMBER(VLOOKUP([.B15];[.$K$2:.$L$202];2;0));VLOOKUP([.B15];[.$K$2:.$L$202];2;0);1)" office:value-type="float" office:value="1">
            <text:p>1</text:p>
          </table:table-cell>
          <table:table-cell table:formula="of:=IF(ISNUMBER(VLOOKUP([.B15];[.$N$2:.$O$12];2;0));VLOOKUP([.B15];[.$N$2:.$O$12];2;0);1)" office:value-type="float" office:value="1">
            <text:p>1</text:p>
          </table:table-cell>
          <table:table-cell table:formula="of:=IF(ISNUMBER(VLOOKUP([.B15];[.$Q$2:.$R$46];2;0));VLOOKUP([.B1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];[.$T$2:.$U$100];2;0));VLOOKUP([.B15];[.$T$2:.$U$100];2;0);1)" office:value-type="float" office:value="1">
            <text:p>1</text:p>
          </table:table-cell>
          <table:table-cell table:formula="of:=IF(ISNUMBER(VLOOKUP([.B15];[.$Z$2:.$AA$302];2;0));VLOOKUP([.B15];[.$Z$2:.$AA$302];2;0);0)" office:value-type="float" office:value="1">
            <text:p>1</text:p>
          </table:table-cell>
          <table:table-cell table:formula="of:=IF(ISNUMBER(VLOOKUP([.B15];[.$AC$2:.$AD$33];2;0));VLOOKUP([.B15];[.$AC$2:.$AD$33];2;0);1)"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lorence Delaun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dette Lacla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naud Leroy</text:p>
          </table:table-cell>
          <table:table-cell table:formula="of:=IF(ISNUMBER(VLOOKUP([.B16];[.$K$2:.$L$202];2;0));VLOOKUP([.B16];[.$K$2:.$L$202];2;0);1)" office:value-type="float" office:value="0">
            <text:p>0</text:p>
          </table:table-cell>
          <table:table-cell table:formula="of:=IF(ISNUMBER(VLOOKUP([.B16];[.$N$2:.$O$12];2;0));VLOOKUP([.B16];[.$N$2:.$O$12];2;0);1)" office:value-type="float" office:value="1">
            <text:p>1</text:p>
          </table:table-cell>
          <table:table-cell table:formula="of:=IF(ISNUMBER(VLOOKUP([.B16];[.$Q$2:.$R$46];2;0));VLOOKUP([.B16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6];[.$T$2:.$U$100];2;0));VLOOKUP([.B16];[.$T$2:.$U$100];2;0);1)" office:value-type="float" office:value="0">
            <text:p>0</text:p>
          </table:table-cell>
          <table:table-cell table:formula="of:=IF(ISNUMBER(VLOOKUP([.B16];[.$Z$2:.$AA$302];2;0));VLOOKUP([.B16];[.$Z$2:.$AA$302];2;0);0)" office:value-type="float" office:value="0">
            <text:p>0</text:p>
          </table:table-cell>
          <table:table-cell table:formula="of:=IF(ISNUMBER(VLOOKUP([.B16];[.$AC$2:.$AD$33];2;0));VLOOKUP([.B16];[.$AC$2:.$AD$33];2;0);1)" office:value-type="float" office:value="1">
            <text:p>1</text:p>
          </table:table-cell>
          <table:table-cell/>
          <table:table-cell office:value-type="string">
            <text:p>Christophe Bouill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Lester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Luc Laurent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drey Linkenheld</text:p>
          </table:table-cell>
          <table:table-cell table:formula="of:=IF(ISNUMBER(VLOOKUP([.B17];[.$K$2:.$L$202];2;0));VLOOKUP([.B17];[.$K$2:.$L$202];2;0);1)" office:value-type="float" office:value="0">
            <text:p>0</text:p>
          </table:table-cell>
          <table:table-cell table:formula="of:=IF(ISNUMBER(VLOOKUP([.B17];[.$N$2:.$O$12];2;0));VLOOKUP([.B17];[.$N$2:.$O$12];2;0);1)" office:value-type="float" office:value="1">
            <text:p>1</text:p>
          </table:table-cell>
          <table:table-cell table:formula="of:=IF(ISNUMBER(VLOOKUP([.B17];[.$Q$2:.$R$46];2;0));VLOOKUP([.B1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];[.$T$2:.$U$100];2;0));VLOOKUP([.B17];[.$T$2:.$U$100];2;0);1)" office:value-type="float" office:value="1">
            <text:p>1</text:p>
          </table:table-cell>
          <table:table-cell table:formula="of:=IF(ISNUMBER(VLOOKUP([.B17];[.$Z$2:.$AA$302];2;0));VLOOKUP([.B17];[.$Z$2:.$AA$302];2;0);0)" office:value-type="float" office:value="0">
            <text:p>0</text:p>
          </table:table-cell>
          <table:table-cell table:formula="of:=IF(ISNUMBER(VLOOKUP([.B17];[.$AC$2:.$AD$33];2;0));VLOOKUP([.B17];[.$AC$2:.$AD$33];2;0);1)" office:value-type="float" office:value="1">
            <text:p>1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Rom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rbara Romagnan</text:p>
          </table:table-cell>
          <table:table-cell table:formula="of:=IF(ISNUMBER(VLOOKUP([.B18];[.$K$2:.$L$202];2;0));VLOOKUP([.B18];[.$K$2:.$L$202];2;0);1)" office:value-type="float" office:value="1">
            <text:p>1</text:p>
          </table:table-cell>
          <table:table-cell table:formula="of:=IF(ISNUMBER(VLOOKUP([.B18];[.$N$2:.$O$12];2;0));VLOOKUP([.B18];[.$N$2:.$O$12];2;0);1)" office:value-type="float" office:value="1">
            <text:p>1</text:p>
          </table:table-cell>
          <table:table-cell table:formula="of:=IF(ISNUMBER(VLOOKUP([.B18];[.$Q$2:.$R$46];2;0));VLOOKUP([.B1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];[.$T$2:.$U$100];2;0));VLOOKUP([.B18];[.$T$2:.$U$100];2;0);1)" office:value-type="float" office:value="1">
            <text:p>1</text:p>
          </table:table-cell>
          <table:table-cell table:formula="of:=IF(ISNUMBER(VLOOKUP([.B18];[.$Z$2:.$AA$302];2;0));VLOOKUP([.B18];[.$Z$2:.$AA$302];2;0);0)" office:value-type="float" office:value="0">
            <text:p>0</text:p>
          </table:table-cell>
          <table:table-cell table:formula="of:=IF(ISNUMBER(VLOOKUP([.B18];[.$AC$2:.$AD$33];2;0));VLOOKUP([.B18];[.$AC$2:.$AD$33];2;0);1)"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oinali Sa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éatrice Santais</text:p>
          </table:table-cell>
          <table:table-cell table:formula="of:=IF(ISNUMBER(VLOOKUP([.B19];[.$K$2:.$L$202];2;0));VLOOKUP([.B19];[.$K$2:.$L$202];2;0);1)" office:value-type="float" office:value="1">
            <text:p>1</text:p>
          </table:table-cell>
          <table:table-cell table:formula="of:=IF(ISNUMBER(VLOOKUP([.B19];[.$N$2:.$O$12];2;0));VLOOKUP([.B19];[.$N$2:.$O$12];2;0);1)" office:value-type="float" office:value="1">
            <text:p>1</text:p>
          </table:table-cell>
          <table:table-cell table:formula="of:=IF(ISNUMBER(VLOOKUP([.B19];[.$Q$2:.$R$46];2;0));VLOOKUP([.B1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];[.$T$2:.$U$100];2;0));VLOOKUP([.B19];[.$T$2:.$U$100];2;0);1)" office:value-type="float" office:value="1">
            <text:p>1</text:p>
          </table:table-cell>
          <table:table-cell table:formula="of:=IF(ISNUMBER(VLOOKUP([.B19];[.$Z$2:.$AA$302];2;0));VLOOKUP([.B19];[.$Z$2:.$AA$302];2;0);0)" office:value-type="float" office:value="1">
            <text:p>1</text:p>
          </table:table-cell>
          <table:table-cell table:formula="of:=IF(ISNUMBER(VLOOKUP([.B19];[.$AC$2:.$AD$33];2;0));VLOOKUP([.B19];[.$AC$2:.$AD$33];2;0);1)" office:value-type="float" office:value="1">
            <text:p>1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igitte Bourguign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rnadette Laclais</text:p>
          </table:table-cell>
          <table:table-cell table:formula="of:=IF(ISNUMBER(VLOOKUP([.B20];[.$K$2:.$L$202];2;0));VLOOKUP([.B20];[.$K$2:.$L$202];2;0);1)" office:value-type="float" office:value="1">
            <text:p>1</text:p>
          </table:table-cell>
          <table:table-cell table:formula="of:=IF(ISNUMBER(VLOOKUP([.B20];[.$N$2:.$O$12];2;0));VLOOKUP([.B20];[.$N$2:.$O$12];2;0);1)" office:value-type="float" office:value="1">
            <text:p>1</text:p>
          </table:table-cell>
          <table:table-cell table:formula="of:=IF(ISNUMBER(VLOOKUP([.B20];[.$Q$2:.$R$46];2;0));VLOOKUP([.B2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];[.$T$2:.$U$100];2;0));VLOOKUP([.B20];[.$T$2:.$U$100];2;0);1)" office:value-type="float" office:value="1">
            <text:p>1</text:p>
          </table:table-cell>
          <table:table-cell table:formula="of:=IF(ISNUMBER(VLOOKUP([.B20];[.$Z$2:.$AA$302];2;0));VLOOKUP([.B20];[.$Z$2:.$AA$302];2;0);0)" office:value-type="float" office:value="1">
            <text:p>1</text:p>
          </table:table-cell>
          <table:table-cell table:formula="of:=IF(ISNUMBER(VLOOKUP([.B20];[.$AC$2:.$AD$33];2;0));VLOOKUP([.B20];[.$AC$2:.$AD$33];2;0);1)"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uno Le Rou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rnard Lesterlin</text:p>
          </table:table-cell>
          <table:table-cell table:formula="of:=IF(ISNUMBER(VLOOKUP([.B21];[.$K$2:.$L$202];2;0));VLOOKUP([.B21];[.$K$2:.$L$202];2;0);1)" office:value-type="float" office:value="0">
            <text:p>0</text:p>
          </table:table-cell>
          <table:table-cell table:formula="of:=IF(ISNUMBER(VLOOKUP([.B21];[.$N$2:.$O$12];2;0));VLOOKUP([.B21];[.$N$2:.$O$12];2;0);1)" office:value-type="float" office:value="1">
            <text:p>1</text:p>
          </table:table-cell>
          <table:table-cell table:formula="of:=IF(ISNUMBER(VLOOKUP([.B21];[.$Q$2:.$R$46];2;0));VLOOKUP([.B2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];[.$T$2:.$U$100];2;0));VLOOKUP([.B21];[.$T$2:.$U$100];2;0);1)" office:value-type="float" office:value="1">
            <text:p>1</text:p>
          </table:table-cell>
          <table:table-cell table:formula="of:=IF(ISNUMBER(VLOOKUP([.B21];[.$Z$2:.$AA$302];2;0));VLOOKUP([.B21];[.$Z$2:.$AA$302];2;0);0)" office:value-type="float" office:value="1">
            <text:p>1</text:p>
          </table:table-cell>
          <table:table-cell table:formula="of:=IF(ISNUMBER(VLOOKUP([.B21];[.$AC$2:.$AD$33];2;0));VLOOKUP([.B21];[.$AC$2:.$AD$33];2;0);1)" office:value-type="float" office:value="1">
            <text:p>1</text:p>
          </table:table-cell>
          <table:table-cell/>
          <table:table-cell office:value-type="string">
            <text:p>Dominique Potier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rlos Da Silv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rnard Roman</text:p>
          </table:table-cell>
          <table:table-cell table:formula="of:=IF(ISNUMBER(VLOOKUP([.B22];[.$K$2:.$L$202];2;0));VLOOKUP([.B22];[.$K$2:.$L$202];2;0);1)" office:value-type="float" office:value="1">
            <text:p>1</text:p>
          </table:table-cell>
          <table:table-cell table:formula="of:=IF(ISNUMBER(VLOOKUP([.B22];[.$N$2:.$O$12];2;0));VLOOKUP([.B22];[.$N$2:.$O$12];2;0);1)" office:value-type="float" office:value="1">
            <text:p>1</text:p>
          </table:table-cell>
          <table:table-cell table:formula="of:=IF(ISNUMBER(VLOOKUP([.B22];[.$Q$2:.$R$46];2;0));VLOOKUP([.B2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];[.$T$2:.$U$100];2;0));VLOOKUP([.B22];[.$T$2:.$U$100];2;0);1)" office:value-type="float" office:value="1">
            <text:p>1</text:p>
          </table:table-cell>
          <table:table-cell table:formula="of:=IF(ISNUMBER(VLOOKUP([.B22];[.$Z$2:.$AA$302];2;0));VLOOKUP([.B22];[.$Z$2:.$AA$302];2;0);0)" office:value-type="float" office:value="1">
            <text:p>1</text:p>
          </table:table-cell>
          <table:table-cell table:formula="of:=IF(ISNUMBER(VLOOKUP([.B22];[.$AC$2:.$AD$33];2;0));VLOOKUP([.B22];[.$AC$2:.$AD$33];2;0);1)"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Beaubati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oinali Said</text:p>
          </table:table-cell>
          <table:table-cell table:formula="of:=IF(ISNUMBER(VLOOKUP([.B23];[.$K$2:.$L$202];2;0));VLOOKUP([.B23];[.$K$2:.$L$202];2;0);1)" office:value-type="float" office:value="1">
            <text:p>1</text:p>
          </table:table-cell>
          <table:table-cell table:formula="of:=IF(ISNUMBER(VLOOKUP([.B23];[.$N$2:.$O$12];2;0));VLOOKUP([.B23];[.$N$2:.$O$12];2;0);1)" office:value-type="float" office:value="1">
            <text:p>1</text:p>
          </table:table-cell>
          <table:table-cell table:formula="of:=IF(ISNUMBER(VLOOKUP([.B23];[.$Q$2:.$R$46];2;0));VLOOKUP([.B2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];[.$T$2:.$U$100];2;0));VLOOKUP([.B23];[.$T$2:.$U$100];2;0);1)" office:value-type="float" office:value="1">
            <text:p>1</text:p>
          </table:table-cell>
          <table:table-cell table:formula="of:=IF(ISNUMBER(VLOOKUP([.B23];[.$Z$2:.$AA$302];2;0));VLOOKUP([.B23];[.$Z$2:.$AA$302];2;0);0)" office:value-type="float" office:value="1">
            <text:p>1</text:p>
          </table:table-cell>
          <table:table-cell table:formula="of:=IF(ISNUMBER(VLOOKUP([.B23];[.$AC$2:.$AD$33];2;0));VLOOKUP([.B23];[.$AC$2:.$AD$33];2;0);1)" office:value-type="float" office:value="1">
            <text:p>1</text:p>
          </table:table-cell>
          <table:table-cell/>
          <table:table-cell office:value-type="string">
            <text:p>Emmanuel Maur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Lemo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rigitte Bourguignon</text:p>
          </table:table-cell>
          <table:table-cell table:formula="of:=IF(ISNUMBER(VLOOKUP([.B24];[.$K$2:.$L$202];2;0));VLOOKUP([.B24];[.$K$2:.$L$202];2;0);1)" office:value-type="float" office:value="0">
            <text:p>0</text:p>
          </table:table-cell>
          <table:table-cell table:formula="of:=IF(ISNUMBER(VLOOKUP([.B24];[.$N$2:.$O$12];2;0));VLOOKUP([.B24];[.$N$2:.$O$12];2;0);1)" office:value-type="float" office:value="1">
            <text:p>1</text:p>
          </table:table-cell>
          <table:table-cell table:formula="of:=IF(ISNUMBER(VLOOKUP([.B24];[.$Q$2:.$R$46];2;0));VLOOKUP([.B2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];[.$T$2:.$U$100];2;0));VLOOKUP([.B24];[.$T$2:.$U$100];2;0);1)" office:value-type="float" office:value="1">
            <text:p>1</text:p>
          </table:table-cell>
          <table:table-cell table:formula="of:=IF(ISNUMBER(VLOOKUP([.B24];[.$Z$2:.$AA$302];2;0));VLOOKUP([.B24];[.$Z$2:.$AA$302];2;0);0)" office:value-type="float" office:value="1">
            <text:p>1</text:p>
          </table:table-cell>
          <table:table-cell table:formula="of:=IF(ISNUMBER(VLOOKUP([.B24];[.$AC$2:.$AD$33];2;0));VLOOKUP([.B24];[.$AC$2:.$AD$33];2;0);1)" office:value-type="float" office:value="1">
            <text:p>1</text:p>
          </table:table-cell>
          <table:table-cell/>
          <table:table-cell office:value-type="string">
            <text:p>Éric Jalt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Quéré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ie-Françoise Bechtel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runo Le Roux</text:p>
          </table:table-cell>
          <table:table-cell table:formula="of:=IF(ISNUMBER(VLOOKUP([.B25];[.$K$2:.$L$202];2;0));VLOOKUP([.B25];[.$K$2:.$L$202];2;0);1)" office:value-type="float" office:value="1">
            <text:p>1</text:p>
          </table:table-cell>
          <table:table-cell table:formula="of:=IF(ISNUMBER(VLOOKUP([.B25];[.$N$2:.$O$12];2;0));VLOOKUP([.B25];[.$N$2:.$O$12];2;0);1)" office:value-type="float" office:value="1">
            <text:p>1</text:p>
          </table:table-cell>
          <table:table-cell table:formula="of:=IF(ISNUMBER(VLOOKUP([.B25];[.$Q$2:.$R$46];2;0));VLOOKUP([.B2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];[.$T$2:.$U$100];2;0));VLOOKUP([.B25];[.$T$2:.$U$100];2;0);1)" office:value-type="float" office:value="1">
            <text:p>1</text:p>
          </table:table-cell>
          <table:table-cell table:formula="of:=IF(ISNUMBER(VLOOKUP([.B25];[.$Z$2:.$AA$302];2;0));VLOOKUP([.B25];[.$Z$2:.$AA$302];2;0);0)" office:value-type="float" office:value="1">
            <text:p>1</text:p>
          </table:table-cell>
          <table:table-cell table:formula="of:=IF(ISNUMBER(VLOOKUP([.B25];[.$AC$2:.$AD$33];2;0));VLOOKUP([.B25];[.$AC$2:.$AD$33];2;0);1)"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rlos Da Silva</text:p>
          </table:table-cell>
          <table:table-cell table:formula="of:=IF(ISNUMBER(VLOOKUP([.B26];[.$K$2:.$L$202];2;0));VLOOKUP([.B26];[.$K$2:.$L$202];2;0);1)" office:value-type="float" office:value="1">
            <text:p>1</text:p>
          </table:table-cell>
          <table:table-cell table:formula="of:=IF(ISNUMBER(VLOOKUP([.B26];[.$N$2:.$O$12];2;0));VLOOKUP([.B26];[.$N$2:.$O$12];2;0);1)" office:value-type="float" office:value="1">
            <text:p>1</text:p>
          </table:table-cell>
          <table:table-cell table:formula="of:=IF(ISNUMBER(VLOOKUP([.B26];[.$Q$2:.$R$46];2;0));VLOOKUP([.B2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];[.$T$2:.$U$100];2;0));VLOOKUP([.B26];[.$T$2:.$U$100];2;0);1)" office:value-type="float" office:value="1">
            <text:p>1</text:p>
          </table:table-cell>
          <table:table-cell table:formula="of:=IF(ISNUMBER(VLOOKUP([.B26];[.$Z$2:.$AA$302];2;0));VLOOKUP([.B26];[.$Z$2:.$AA$302];2;0);0)" office:value-type="float" office:value="1">
            <text:p>1</text:p>
          </table:table-cell>
          <table:table-cell table:formula="of:=IF(ISNUMBER(VLOOKUP([.B26];[.$AC$2:.$AD$33];2;0));VLOOKUP([.B26];[.$AC$2:.$AD$33];2;0);1)" office:value-type="float" office:value="1">
            <text:p>1</text:p>
          </table:table-cell>
          <table:table-cell/>
          <table:table-cell office:value-type="string">
            <text:p>François Kalf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écile Unterma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atherine Beaubatie</text:p>
          </table:table-cell>
          <table:table-cell table:formula="of:=IF(ISNUMBER(VLOOKUP([.B27];[.$K$2:.$L$202];2;0));VLOOKUP([.B27];[.$K$2:.$L$202];2;0);1)" office:value-type="float" office:value="1">
            <text:p>1</text:p>
          </table:table-cell>
          <table:table-cell table:formula="of:=IF(ISNUMBER(VLOOKUP([.B27];[.$N$2:.$O$12];2;0));VLOOKUP([.B27];[.$N$2:.$O$12];2;0);1)" office:value-type="float" office:value="1">
            <text:p>1</text:p>
          </table:table-cell>
          <table:table-cell table:formula="of:=IF(ISNUMBER(VLOOKUP([.B27];[.$Q$2:.$R$46];2;0));VLOOKUP([.B2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];[.$T$2:.$U$100];2;0));VLOOKUP([.B27];[.$T$2:.$U$100];2;0);1)" office:value-type="float" office:value="1">
            <text:p>1</text:p>
          </table:table-cell>
          <table:table-cell table:formula="of:=IF(ISNUMBER(VLOOKUP([.B27];[.$Z$2:.$AA$302];2;0));VLOOKUP([.B27];[.$Z$2:.$AA$302];2;0);0)" office:value-type="float" office:value="1">
            <text:p>1</text:p>
          </table:table-cell>
          <table:table-cell table:formula="of:=IF(ISNUMBER(VLOOKUP([.B27];[.$AC$2:.$AD$33];2;0));VLOOKUP([.B27];[.$AC$2:.$AD$33];2;0);1)" office:value-type="float" office:value="1">
            <text:p>1</text:p>
          </table:table-cell>
          <table:table-cell/>
          <table:table-cell office:value-type="string">
            <text:p>Geneviève Gai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ntal Berthelo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therine Coutelle</text:p>
          </table:table-cell>
          <table:table-cell table:formula="of:=IF(ISNUMBER(VLOOKUP([.B28];[.$K$2:.$L$202];2;0));VLOOKUP([.B28];[.$K$2:.$L$202];2;0);1)" office:value-type="float" office:value="0">
            <text:p>0</text:p>
          </table:table-cell>
          <table:table-cell table:formula="of:=IF(ISNUMBER(VLOOKUP([.B28];[.$N$2:.$O$12];2;0));VLOOKUP([.B28];[.$N$2:.$O$12];2;0);1)" office:value-type="float" office:value="1">
            <text:p>1</text:p>
          </table:table-cell>
          <table:table-cell table:formula="of:=IF(ISNUMBER(VLOOKUP([.B28];[.$Q$2:.$R$46];2;0));VLOOKUP([.B2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];[.$T$2:.$U$100];2;0));VLOOKUP([.B28];[.$T$2:.$U$100];2;0);1)" office:value-type="float" office:value="1">
            <text:p>1</text:p>
          </table:table-cell>
          <table:table-cell table:formula="of:=IF(ISNUMBER(VLOOKUP([.B28];[.$Z$2:.$AA$302];2;0));VLOOKUP([.B28];[.$Z$2:.$AA$302];2;0);0)" office:value-type="float" office:value="0">
            <text:p>0</text:p>
          </table:table-cell>
          <table:table-cell table:formula="of:=IF(ISNUMBER(VLOOKUP([.B28];[.$AC$2:.$AD$33];2;0));VLOOKUP([.B28];[.$AC$2:.$AD$33];2;0);1)" office:value-type="float" office:value="1">
            <text:p>1</text:p>
          </table:table-cell>
          <table:table-cell/>
          <table:table-cell office:value-type="string">
            <text:p>Gérard Bap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Franquevil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therine Lemorton</text:p>
          </table:table-cell>
          <table:table-cell table:formula="of:=IF(ISNUMBER(VLOOKUP([.B29];[.$K$2:.$L$202];2;0));VLOOKUP([.B29];[.$K$2:.$L$202];2;0);1)" office:value-type="float" office:value="0">
            <text:p>0</text:p>
          </table:table-cell>
          <table:table-cell table:formula="of:=IF(ISNUMBER(VLOOKUP([.B29];[.$N$2:.$O$12];2;0));VLOOKUP([.B29];[.$N$2:.$O$12];2;0);1)" office:value-type="float" office:value="1">
            <text:p>1</text:p>
          </table:table-cell>
          <table:table-cell table:formula="of:=IF(ISNUMBER(VLOOKUP([.B29];[.$Q$2:.$R$46];2;0));VLOOKUP([.B2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];[.$T$2:.$U$100];2;0));VLOOKUP([.B29];[.$T$2:.$U$100];2;0);1)" office:value-type="float" office:value="1">
            <text:p>1</text:p>
          </table:table-cell>
          <table:table-cell table:formula="of:=IF(ISNUMBER(VLOOKUP([.B29];[.$Z$2:.$AA$302];2;0));VLOOKUP([.B29];[.$Z$2:.$AA$302];2;0);0)" office:value-type="float" office:value="1">
            <text:p>1</text:p>
          </table:table-cell>
          <table:table-cell table:formula="of:=IF(ISNUMBER(VLOOKUP([.B29];[.$AC$2:.$AD$33];2;0));VLOOKUP([.B29];[.$AC$2:.$AD$33];2;0);1)"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ne Pires Beau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therine Quéré</text:p>
          </table:table-cell>
          <table:table-cell table:formula="of:=IF(ISNUMBER(VLOOKUP([.B30];[.$K$2:.$L$202];2;0));VLOOKUP([.B30];[.$K$2:.$L$202];2;0);1)" office:value-type="float" office:value="1">
            <text:p>1</text:p>
          </table:table-cell>
          <table:table-cell table:formula="of:=IF(ISNUMBER(VLOOKUP([.B30];[.$N$2:.$O$12];2;0));VLOOKUP([.B30];[.$N$2:.$O$12];2;0);1)" office:value-type="float" office:value="1">
            <text:p>1</text:p>
          </table:table-cell>
          <table:table-cell table:formula="of:=IF(ISNUMBER(VLOOKUP([.B30];[.$Q$2:.$R$46];2;0));VLOOKUP([.B3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];[.$T$2:.$U$100];2;0));VLOOKUP([.B30];[.$T$2:.$U$100];2;0);1)" office:value-type="float" office:value="1">
            <text:p>1</text:p>
          </table:table-cell>
          <table:table-cell table:formula="of:=IF(ISNUMBER(VLOOKUP([.B30];[.$Z$2:.$AA$302];2;0));VLOOKUP([.B30];[.$Z$2:.$AA$302];2;0);0)" office:value-type="float" office:value="1">
            <text:p>1</text:p>
          </table:table-cell>
          <table:table-cell table:formula="of:=IF(ISNUMBER(VLOOKUP([.B30];[.$AC$2:.$AD$33];2;0));VLOOKUP([.B30];[.$AC$2:.$AD$33];2;0);1)" office:value-type="float" office:value="1">
            <text:p>1</text:p>
          </table:table-cell>
          <table:table-cell/>
          <table:table-cell office:value-type="string">
            <text:p>Gilbert Le Bri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rg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therine Troallic</text:p>
          </table:table-cell>
          <table:table-cell table:formula="of:=IF(ISNUMBER(VLOOKUP([.B31];[.$K$2:.$L$202];2;0));VLOOKUP([.B31];[.$K$2:.$L$202];2;0);1)" office:value-type="float" office:value="0">
            <text:p>0</text:p>
          </table:table-cell>
          <table:table-cell table:formula="of:=IF(ISNUMBER(VLOOKUP([.B31];[.$N$2:.$O$12];2;0));VLOOKUP([.B31];[.$N$2:.$O$12];2;0);1)" office:value-type="float" office:value="1">
            <text:p>1</text:p>
          </table:table-cell>
          <table:table-cell table:formula="of:=IF(ISNUMBER(VLOOKUP([.B31];[.$Q$2:.$R$46];2;0));VLOOKUP([.B3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1];[.$T$2:.$U$100];2;0));VLOOKUP([.B31];[.$T$2:.$U$100];2;0);1)" office:value-type="float" office:value="1">
            <text:p>1</text:p>
          </table:table-cell>
          <table:table-cell table:formula="of:=IF(ISNUMBER(VLOOKUP([.B31];[.$Z$2:.$AA$302];2;0));VLOOKUP([.B31];[.$Z$2:.$AA$302];2;0);0)" office:value-type="float" office:value="1">
            <text:p>1</text:p>
          </table:table-cell>
          <table:table-cell table:formula="of:=IF(ISNUMBER(VLOOKUP([.B31];[.$AC$2:.$AD$33];2;0));VLOOKUP([.B31];[.$AC$2:.$AD$33];2;0);1)" office:value-type="float" office:value="1">
            <text:p>1</text:p>
          </table:table-cell>
          <table:table-cell/>
          <table:table-cell office:value-type="string">
            <text:p>Gilles Pargneau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ranck Montaugé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uil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écile Untermaier</text:p>
          </table:table-cell>
          <table:table-cell table:formula="of:=IF(ISNUMBER(VLOOKUP([.B32];[.$K$2:.$L$202];2;0));VLOOKUP([.B32];[.$K$2:.$L$202];2;0);1)" office:value-type="float" office:value="1">
            <text:p>1</text:p>
          </table:table-cell>
          <table:table-cell table:formula="of:=IF(ISNUMBER(VLOOKUP([.B32];[.$N$2:.$O$12];2;0));VLOOKUP([.B32];[.$N$2:.$O$12];2;0);1)" office:value-type="float" office:value="1">
            <text:p>1</text:p>
          </table:table-cell>
          <table:table-cell table:formula="of:=IF(ISNUMBER(VLOOKUP([.B32];[.$Q$2:.$R$46];2;0));VLOOKUP([.B3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2];[.$T$2:.$U$100];2;0));VLOOKUP([.B32];[.$T$2:.$U$100];2;0);1)" office:value-type="float" office:value="1">
            <text:p>1</text:p>
          </table:table-cell>
          <table:table-cell table:formula="of:=IF(ISNUMBER(VLOOKUP([.B32];[.$Z$2:.$AA$302];2;0));VLOOKUP([.B32];[.$Z$2:.$AA$302];2;0);0)" office:value-type="float" office:value="1">
            <text:p>1</text:p>
          </table:table-cell>
          <table:table-cell table:formula="of:=IF(ISNUMBER(VLOOKUP([.B32];[.$AC$2:.$AD$33];2;0));VLOOKUP([.B32];[.$AC$2:.$AD$33];2;0);1)" office:value-type="float" office:value="1">
            <text:p>1</text:p>
          </table:table-cell>
          <table:table-cell/>
          <table:table-cell office:value-type="string">
            <text:p>Guillaume Bal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resch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hantal Berthelot</text:p>
          </table:table-cell>
          <table:table-cell table:formula="of:=IF(ISNUMBER(VLOOKUP([.B33];[.$K$2:.$L$202];2;0));VLOOKUP([.B33];[.$K$2:.$L$202];2;0);1)" office:value-type="float" office:value="1">
            <text:p>1</text:p>
          </table:table-cell>
          <table:table-cell table:formula="of:=IF(ISNUMBER(VLOOKUP([.B33];[.$N$2:.$O$12];2;0));VLOOKUP([.B33];[.$N$2:.$O$12];2;0);1)" office:value-type="float" office:value="1">
            <text:p>1</text:p>
          </table:table-cell>
          <table:table-cell table:formula="of:=IF(ISNUMBER(VLOOKUP([.B33];[.$Q$2:.$R$46];2;0));VLOOKUP([.B3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3];[.$T$2:.$U$100];2;0));VLOOKUP([.B33];[.$T$2:.$U$100];2;0);1)" office:value-type="float" office:value="1">
            <text:p>1</text:p>
          </table:table-cell>
          <table:table-cell table:formula="of:=IF(ISNUMBER(VLOOKUP([.B33];[.$Z$2:.$AA$302];2;0));VLOOKUP([.B33];[.$Z$2:.$AA$302];2;0);0)" office:value-type="float" office:value="1">
            <text:p>1</text:p>
          </table:table-cell>
          <table:table-cell table:formula="of:=IF(ISNUMBER(VLOOKUP([.B33];[.$AC$2:.$AD$33];2;0));VLOOKUP([.B33];[.$AC$2:.$AD$33];2;0);1)" office:value-type="float" office:value="1">
            <text:p>1</text:p>
          </table:table-cell>
          <table:table-cell/>
          <table:table-cell office:value-type="string">
            <text:p>Gwenegan Bu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sta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8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hantal Guittet</text:p>
          </table:table-cell>
          <table:table-cell table:formula="of:=IF(ISNUMBER(VLOOKUP([.B34];[.$K$2:.$L$202];2;0));VLOOKUP([.B34];[.$K$2:.$L$202];2;0);1)" office:value-type="float" office:value="0">
            <text:p>0</text:p>
          </table:table-cell>
          <table:table-cell table:formula="of:=IF(ISNUMBER(VLOOKUP([.B34];[.$N$2:.$O$12];2;0));VLOOKUP([.B34];[.$N$2:.$O$12];2;0);1)" office:value-type="float" office:value="1">
            <text:p>1</text:p>
          </table:table-cell>
          <table:table-cell table:formula="of:=IF(ISNUMBER(VLOOKUP([.B34];[.$Q$2:.$R$46];2;0));VLOOKUP([.B3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4];[.$T$2:.$U$100];2;0));VLOOKUP([.B34];[.$T$2:.$U$100];2;0);1)" office:value-type="float" office:value="0">
            <text:p>0</text:p>
          </table:table-cell>
          <table:table-cell table:formula="of:=IF(ISNUMBER(VLOOKUP([.B34];[.$Z$2:.$AA$302];2;0));VLOOKUP([.B34];[.$Z$2:.$AA$302];2;0);0)" office:value-type="float" office:value="0">
            <text:p>0</text:p>
          </table:table-cell>
          <table:table-cell table:formula="of:=IF(ISNUMBER(VLOOKUP([.B34];[.$AC$2:.$AD$33];2;0));VLOOKUP([.B34];[.$AC$2:.$AD$33];2;0);1)" office:value-type="float" office:value="1">
            <text:p>1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Prema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haynesse Khirouni</text:p>
          </table:table-cell>
          <table:table-cell table:formula="of:=IF(ISNUMBER(VLOOKUP([.B35];[.$K$2:.$L$202];2;0));VLOOKUP([.B35];[.$K$2:.$L$202];2;0);1)" office:value-type="float" office:value="0">
            <text:p>0</text:p>
          </table:table-cell>
          <table:table-cell table:formula="of:=IF(ISNUMBER(VLOOKUP([.B35];[.$N$2:.$O$12];2;0));VLOOKUP([.B35];[.$N$2:.$O$12];2;0);1)" office:value-type="float" office:value="1">
            <text:p>1</text:p>
          </table:table-cell>
          <table:table-cell table:formula="of:=IF(ISNUMBER(VLOOKUP([.B35];[.$Q$2:.$R$46];2;0));VLOOKUP([.B35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5];[.$T$2:.$U$100];2;0));VLOOKUP([.B35];[.$T$2:.$U$100];2;0);1)" office:value-type="float" office:value="0">
            <text:p>0</text:p>
          </table:table-cell>
          <table:table-cell table:formula="of:=IF(ISNUMBER(VLOOKUP([.B35];[.$Z$2:.$AA$302];2;0));VLOOKUP([.B35];[.$Z$2:.$AA$302];2;0);0)" office:value-type="float" office:value="0">
            <text:p>0</text:p>
          </table:table-cell>
          <table:table-cell table:formula="of:=IF(ISNUMBER(VLOOKUP([.B35];[.$AC$2:.$AD$33];2;0));VLOOKUP([.B35];[.$AC$2:.$AD$33];2;0);1)" office:value-type="float" office:value="1">
            <text:p>1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Sirugu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hristian Assaf</text:p>
          </table:table-cell>
          <table:table-cell table:formula="of:=IF(ISNUMBER(VLOOKUP([.B36];[.$K$2:.$L$202];2;0));VLOOKUP([.B36];[.$K$2:.$L$202];2;0);1)" office:value-type="float" office:value="0">
            <text:p>0</text:p>
          </table:table-cell>
          <table:table-cell table:formula="of:=IF(ISNUMBER(VLOOKUP([.B36];[.$N$2:.$O$12];2;0));VLOOKUP([.B36];[.$N$2:.$O$12];2;0);1)" office:value-type="float" office:value="1">
            <text:p>1</text:p>
          </table:table-cell>
          <table:table-cell table:formula="of:=IF(ISNUMBER(VLOOKUP([.B36];[.$Q$2:.$R$46];2;0));VLOOKUP([.B36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6];[.$T$2:.$U$100];2;0));VLOOKUP([.B36];[.$T$2:.$U$100];2;0);1)" office:value-type="float" office:value="0">
            <text:p>0</text:p>
          </table:table-cell>
          <table:table-cell table:formula="of:=IF(ISNUMBER(VLOOKUP([.B36];[.$Z$2:.$AA$302];2;0));VLOOKUP([.B36];[.$Z$2:.$AA$302];2;0);0)" office:value-type="float" office:value="0">
            <text:p>0</text:p>
          </table:table-cell>
          <table:table-cell table:formula="of:=IF(ISNUMBER(VLOOKUP([.B36];[.$AC$2:.$AD$33];2;0));VLOOKUP([.B36];[.$AC$2:.$AD$33];2;0);1)" office:value-type="float" office:value="1">
            <text:p>1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laude Bartolo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hristian Bataille</text:p>
          </table:table-cell>
          <table:table-cell table:formula="of:=IF(ISNUMBER(VLOOKUP([.B37];[.$K$2:.$L$202];2;0));VLOOKUP([.B37];[.$K$2:.$L$202];2;0);1)" office:value-type="float" office:value="0">
            <text:p>0</text:p>
          </table:table-cell>
          <table:table-cell table:formula="of:=IF(ISNUMBER(VLOOKUP([.B37];[.$N$2:.$O$12];2;0));VLOOKUP([.B37];[.$N$2:.$O$12];2;0);1)" office:value-type="float" office:value="1">
            <text:p>1</text:p>
          </table:table-cell>
          <table:table-cell table:formula="of:=IF(ISNUMBER(VLOOKUP([.B37];[.$Q$2:.$R$46];2;0));VLOOKUP([.B3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7];[.$T$2:.$U$100];2;0));VLOOKUP([.B37];[.$T$2:.$U$100];2;0);1)" office:value-type="float" office:value="1">
            <text:p>1</text:p>
          </table:table-cell>
          <table:table-cell table:formula="of:=IF(ISNUMBER(VLOOKUP([.B37];[.$Z$2:.$AA$302];2;0));VLOOKUP([.B37];[.$Z$2:.$AA$302];2;0);0)" office:value-type="float" office:value="0">
            <text:p>0</text:p>
          </table:table-cell>
          <table:table-cell table:formula="of:=IF(ISNUMBER(VLOOKUP([.B37];[.$AC$2:.$AD$33];2;0));VLOOKUP([.B37];[.$AC$2:.$AD$33];2;0);1)" office:value-type="float" office:value="1">
            <text:p>1</text:p>
          </table:table-cell>
          <table:table-cell/>
          <table:table-cell office:value-type="string">
            <text:p>Isabelle Thom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lotilde Valt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string">
            <text:p>Jacques Vala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Capdevie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hristian Franqueville</text:p>
          </table:table-cell>
          <table:table-cell table:formula="of:=IF(ISNUMBER(VLOOKUP([.B39];[.$K$2:.$L$202];2;0));VLOOKUP([.B39];[.$K$2:.$L$202];2;0);1)" office:value-type="float" office:value="1">
            <text:p>1</text:p>
          </table:table-cell>
          <table:table-cell table:formula="of:=IF(ISNUMBER(VLOOKUP([.B39];[.$N$2:.$O$12];2;0));VLOOKUP([.B39];[.$N$2:.$O$12];2;0);1)" office:value-type="float" office:value="1">
            <text:p>1</text:p>
          </table:table-cell>
          <table:table-cell table:formula="of:=IF(ISNUMBER(VLOOKUP([.B39];[.$Q$2:.$R$46];2;0));VLOOKUP([.B3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9];[.$T$2:.$U$100];2;0));VLOOKUP([.B39];[.$T$2:.$U$100];2;0);1)" office:value-type="float" office:value="1">
            <text:p>1</text:p>
          </table:table-cell>
          <table:table-cell table:formula="of:=IF(ISNUMBER(VLOOKUP([.B39];[.$Z$2:.$AA$302];2;0));VLOOKUP([.B39];[.$Z$2:.$AA$302];2;0);0)" office:value-type="float" office:value="1">
            <text:p>1</text:p>
          </table:table-cell>
          <table:table-cell table:formula="of:=IF(ISNUMBER(VLOOKUP([.B39];[.$AC$2:.$AD$33];2;0));VLOOKUP([.B39];[.$AC$2:.$AD$33];2;0);1)" office:value-type="float" office:value="1">
            <text:p>1</text:p>
          </table:table-cell>
          <table:table-cell/>
          <table:table-cell office:value-type="string">
            <text:p>Jean-Jacques Cott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Langlad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hristian Hutin</text:p>
          </table:table-cell>
          <table:table-cell table:formula="of:=IF(ISNUMBER(VLOOKUP([.B40];[.$K$2:.$L$202];2;0));VLOOKUP([.B40];[.$K$2:.$L$202];2;0);1)" office:value-type="float" office:value="1">
            <text:p>1</text:p>
          </table:table-cell>
          <table:table-cell table:formula="of:=IF(ISNUMBER(VLOOKUP([.B40];[.$N$2:.$O$12];2;0));VLOOKUP([.B40];[.$N$2:.$O$12];2;0);1)" office:value-type="float" office:value="1">
            <text:p>1</text:p>
          </table:table-cell>
          <table:table-cell table:formula="of:=IF(ISNUMBER(VLOOKUP([.B40];[.$Q$2:.$R$46];2;0));VLOOKUP([.B40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0];[.$T$2:.$U$100];2;0));VLOOKUP([.B40];[.$T$2:.$U$100];2;0);1)" office:value-type="float" office:value="1">
            <text:p>1</text:p>
          </table:table-cell>
          <table:table-cell table:formula="of:=IF(ISNUMBER(VLOOKUP([.B40];[.$Z$2:.$AA$302];2;0));VLOOKUP([.B40];[.$Z$2:.$AA$302];2;0);0)" office:value-type="float" office:value="0">
            <text:p>0</text:p>
          </table:table-cell>
          <table:table-cell table:formula="of:=IF(ISNUMBER(VLOOKUP([.B40];[.$AC$2:.$AD$33];2;0));VLOOKUP([.B40];[.$AC$2:.$AD$33];2;0);1)" office:value-type="float" office:value="0">
            <text:p>0</text:p>
          </table:table-cell>
          <table:table-cell/>
          <table:table-cell office:value-type="string">
            <text:p>Jean-Louis Destan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rinne Erh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hristian Paul</text:p>
          </table:table-cell>
          <table:table-cell table:formula="of:=IF(ISNUMBER(VLOOKUP([.B41];[.$K$2:.$L$202];2;0));VLOOKUP([.B41];[.$K$2:.$L$202];2;0);1)" office:value-type="float" office:value="0">
            <text:p>0</text:p>
          </table:table-cell>
          <table:table-cell table:formula="of:=IF(ISNUMBER(VLOOKUP([.B41];[.$N$2:.$O$12];2;0));VLOOKUP([.B41];[.$N$2:.$O$12];2;0);1)" office:value-type="float" office:value="1">
            <text:p>1</text:p>
          </table:table-cell>
          <table:table-cell table:formula="of:=IF(ISNUMBER(VLOOKUP([.B41];[.$Q$2:.$R$46];2;0));VLOOKUP([.B4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1];[.$T$2:.$U$100];2;0));VLOOKUP([.B41];[.$T$2:.$U$100];2;0);1)" office:value-type="float" office:value="0">
            <text:p>0</text:p>
          </table:table-cell>
          <table:table-cell table:formula="of:=IF(ISNUMBER(VLOOKUP([.B41];[.$Z$2:.$AA$302];2;0));VLOOKUP([.B41];[.$Z$2:.$AA$302];2;0);0)" office:value-type="float" office:value="0">
            <text:p>0</text:p>
          </table:table-cell>
          <table:table-cell table:formula="of:=IF(ISNUMBER(VLOOKUP([.B41];[.$AC$2:.$AD$33];2;0));VLOOKUP([.B41];[.$AC$2:.$AD$33];2;0);1)" office:value-type="float" office:value="0">
            <text:p>0</text:p>
          </table:table-cell>
          <table:table-cell/>
          <table:table-cell office:value-type="string">
            <text:p>Jean-Luc Bleunve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Boisseri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hristine Pires Beaune</text:p>
          </table:table-cell>
          <table:table-cell table:formula="of:=IF(ISNUMBER(VLOOKUP([.B42];[.$K$2:.$L$202];2;0));VLOOKUP([.B42];[.$K$2:.$L$202];2;0);1)" office:value-type="float" office:value="1">
            <text:p>1</text:p>
          </table:table-cell>
          <table:table-cell table:formula="of:=IF(ISNUMBER(VLOOKUP([.B42];[.$N$2:.$O$12];2;0));VLOOKUP([.B42];[.$N$2:.$O$12];2;0);1)" office:value-type="float" office:value="1">
            <text:p>1</text:p>
          </table:table-cell>
          <table:table-cell table:formula="of:=IF(ISNUMBER(VLOOKUP([.B42];[.$Q$2:.$R$46];2;0));VLOOKUP([.B4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2];[.$T$2:.$U$100];2;0));VLOOKUP([.B42];[.$T$2:.$U$100];2;0);1)" office:value-type="float" office:value="1">
            <text:p>1</text:p>
          </table:table-cell>
          <table:table-cell table:formula="of:=IF(ISNUMBER(VLOOKUP([.B42];[.$Z$2:.$AA$302];2;0));VLOOKUP([.B42];[.$Z$2:.$AA$302];2;0);0)" office:value-type="float" office:value="1">
            <text:p>1</text:p>
          </table:table-cell>
          <table:table-cell table:formula="of:=IF(ISNUMBER(VLOOKUP([.B42];[.$AC$2:.$AD$33];2;0));VLOOKUP([.B42];[.$AC$2:.$AD$33];2;0);1)"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Vailla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hristophe Borgel</text:p>
          </table:table-cell>
          <table:table-cell table:formula="of:=IF(ISNUMBER(VLOOKUP([.B43];[.$K$2:.$L$202];2;0));VLOOKUP([.B43];[.$K$2:.$L$202];2;0);1)" office:value-type="float" office:value="1">
            <text:p>1</text:p>
          </table:table-cell>
          <table:table-cell table:formula="of:=IF(ISNUMBER(VLOOKUP([.B43];[.$N$2:.$O$12];2;0));VLOOKUP([.B43];[.$N$2:.$O$12];2;0);1)" office:value-type="float" office:value="1">
            <text:p>1</text:p>
          </table:table-cell>
          <table:table-cell table:formula="of:=IF(ISNUMBER(VLOOKUP([.B43];[.$Q$2:.$R$46];2;0));VLOOKUP([.B4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3];[.$T$2:.$U$100];2;0));VLOOKUP([.B43];[.$T$2:.$U$100];2;0);1)" office:value-type="float" office:value="1">
            <text:p>1</text:p>
          </table:table-cell>
          <table:table-cell table:formula="of:=IF(ISNUMBER(VLOOKUP([.B43];[.$Z$2:.$AA$302];2;0));VLOOKUP([.B43];[.$Z$2:.$AA$302];2;0);0)" office:value-type="float" office:value="1">
            <text:p>1</text:p>
          </table:table-cell>
          <table:table-cell table:formula="of:=IF(ISNUMBER(VLOOKUP([.B43];[.$AC$2:.$AD$33];2;0));VLOOKUP([.B43];[.$AC$2:.$AD$33];2;0);1)" office:value-type="float" office:value="1">
            <text:p>1</text:p>
          </table:table-cell>
          <table:table-cell/>
          <table:table-cell office:value-type="string">
            <text:p>Jean-Michel Clémen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rie-Françoise Bechtel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vid Habib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hristophe Bouillon</text:p>
          </table:table-cell>
          <table:table-cell table:formula="of:=IF(ISNUMBER(VLOOKUP([.B44];[.$K$2:.$L$202];2;0));VLOOKUP([.B44];[.$K$2:.$L$202];2;0);1)" office:value-type="float" office:value="0">
            <text:p>0</text:p>
          </table:table-cell>
          <table:table-cell table:formula="of:=IF(ISNUMBER(VLOOKUP([.B44];[.$N$2:.$O$12];2;0));VLOOKUP([.B44];[.$N$2:.$O$12];2;0);1)" office:value-type="float" office:value="1">
            <text:p>1</text:p>
          </table:table-cell>
          <table:table-cell table:formula="of:=IF(ISNUMBER(VLOOKUP([.B44];[.$Q$2:.$R$46];2;0));VLOOKUP([.B4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4];[.$T$2:.$U$100];2;0));VLOOKUP([.B44];[.$T$2:.$U$100];2;0);1)" office:value-type="float" office:value="1">
            <text:p>1</text:p>
          </table:table-cell>
          <table:table-cell table:formula="of:=IF(ISNUMBER(VLOOKUP([.B44];[.$Z$2:.$AA$302];2;0));VLOOKUP([.B44];[.$Z$2:.$AA$302];2;0);0)" office:value-type="float" office:value="1">
            <text:p>1</text:p>
          </table:table-cell>
          <table:table-cell table:formula="of:=IF(ISNUMBER(VLOOKUP([.B44];[.$AC$2:.$AD$33];2;0));VLOOKUP([.B44];[.$AC$2:.$AD$33];2;0);1)" office:value-type="float" office:value="1">
            <text:p>1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Ba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hristophe Caresche</text:p>
          </table:table-cell>
          <table:table-cell table:formula="of:=IF(ISNUMBER(VLOOKUP([.B45];[.$K$2:.$L$202];2;0));VLOOKUP([.B45];[.$K$2:.$L$202];2;0);1)" office:value-type="float" office:value="1">
            <text:p>1</text:p>
          </table:table-cell>
          <table:table-cell table:formula="of:=IF(ISNUMBER(VLOOKUP([.B45];[.$N$2:.$O$12];2;0));VLOOKUP([.B45];[.$N$2:.$O$12];2;0);1)" office:value-type="float" office:value="1">
            <text:p>1</text:p>
          </table:table-cell>
          <table:table-cell table:formula="of:=IF(ISNUMBER(VLOOKUP([.B45];[.$Q$2:.$R$46];2;0));VLOOKUP([.B4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5];[.$T$2:.$U$100];2;0));VLOOKUP([.B45];[.$T$2:.$U$100];2;0);1)" office:value-type="float" office:value="1">
            <text:p>1</text:p>
          </table:table-cell>
          <table:table-cell table:formula="of:=IF(ISNUMBER(VLOOKUP([.B45];[.$Z$2:.$AA$302];2;0));VLOOKUP([.B45];[.$Z$2:.$AA$302];2;0);0)" office:value-type="float" office:value="1">
            <text:p>1</text:p>
          </table:table-cell>
          <table:table-cell table:formula="of:=IF(ISNUMBER(VLOOKUP([.B45];[.$AC$2:.$AD$33];2;0));VLOOKUP([.B45];[.$AC$2:.$AD$33];2;0);1)" office:value-type="float" office:value="1">
            <text:p>1</text:p>
          </table:table-cell>
          <table:table-cell/>
          <table:table-cell office:value-type="string">
            <text:p>Jean-Philippe Mallé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Luc Lauren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Lefebv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hristophe Castaner</text:p>
          </table:table-cell>
          <table:table-cell table:formula="of:=IF(ISNUMBER(VLOOKUP([.B46];[.$K$2:.$L$202];2;0));VLOOKUP([.B46];[.$K$2:.$L$202];2;0);1)" office:value-type="float" office:value="1">
            <text:p>1</text:p>
          </table:table-cell>
          <table:table-cell table:formula="of:=IF(ISNUMBER(VLOOKUP([.B46];[.$N$2:.$O$12];2;0));VLOOKUP([.B46];[.$N$2:.$O$12];2;0);1)" office:value-type="float" office:value="1">
            <text:p>1</text:p>
          </table:table-cell>
          <table:table-cell table:formula="of:=IF(ISNUMBER(VLOOKUP([.B46];[.$Q$2:.$R$46];2;0));VLOOKUP([.B4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6];[.$T$2:.$U$100];2;0));VLOOKUP([.B46];[.$T$2:.$U$100];2;0);1)" office:value-type="float" office:value="1">
            <text:p>1</text:p>
          </table:table-cell>
          <table:table-cell table:formula="of:=IF(ISNUMBER(VLOOKUP([.B46];[.$Z$2:.$AA$302];2;0));VLOOKUP([.B46];[.$Z$2:.$AA$302];2;0);0)" office:value-type="float" office:value="1">
            <text:p>1</text:p>
          </table:table-cell>
          <table:table-cell table:formula="of:=IF(ISNUMBER(VLOOKUP([.B46];[.$AC$2:.$AD$33];2;0));VLOOKUP([.B46];[.$AC$2:.$AD$33];2;0);1)"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Dominique Raimbour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hristophe Léonard</text:p>
          </table:table-cell>
          <table:table-cell table:formula="of:=IF(ISNUMBER(VLOOKUP([.B47];[.$K$2:.$L$202];2;0));VLOOKUP([.B47];[.$K$2:.$L$202];2;0);1)" office:value-type="float" office:value="0">
            <text:p>0</text:p>
          </table:table-cell>
          <table:table-cell table:formula="of:=IF(ISNUMBER(VLOOKUP([.B47];[.$N$2:.$O$12];2;0));VLOOKUP([.B47];[.$N$2:.$O$12];2;0);1)" office:value-type="float" office:value="1">
            <text:p>1</text:p>
          </table:table-cell>
          <table:table-cell table:formula="of:=IF(ISNUMBER(VLOOKUP([.B47];[.$Q$2:.$R$46];2;0));VLOOKUP([.B47];[.$Q$2:.$R$46];2;0);1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ISNUMBER(VLOOKUP([.B47];[.$T$2:.$U$100];2;0));VLOOKUP([.B47];[.$T$2:.$U$100];2;0);1)" office:value-type="float" office:value="0">
            <text:p>0</text:p>
          </table:table-cell>
          <table:table-cell table:formula="of:=IF(ISNUMBER(VLOOKUP([.B47];[.$Z$2:.$AA$302];2;0));VLOOKUP([.B47];[.$Z$2:.$AA$302];2;0);0)" office:value-type="float" office:value="0">
            <text:p>0</text:p>
          </table:table-cell>
          <table:table-cell table:formula="of:=IF(ISNUMBER(VLOOKUP([.B47];[.$AC$2:.$AD$33];2;0));VLOOKUP([.B47];[.$AC$2:.$AD$33];2;0);1)"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duardo Rihan Cyp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ristophe Premat</text:p>
          </table:table-cell>
          <table:table-cell table:formula="of:=IF(ISNUMBER(VLOOKUP([.B48];[.$K$2:.$L$202];2;0));VLOOKUP([.B48];[.$K$2:.$L$202];2;0);1)" office:value-type="float" office:value="1">
            <text:p>1</text:p>
          </table:table-cell>
          <table:table-cell table:formula="of:=IF(ISNUMBER(VLOOKUP([.B48];[.$N$2:.$O$12];2;0));VLOOKUP([.B48];[.$N$2:.$O$12];2;0);1)" office:value-type="float" office:value="1">
            <text:p>1</text:p>
          </table:table-cell>
          <table:table-cell table:formula="of:=IF(ISNUMBER(VLOOKUP([.B48];[.$Q$2:.$R$46];2;0));VLOOKUP([.B4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8];[.$T$2:.$U$100];2;0));VLOOKUP([.B48];[.$T$2:.$U$100];2;0);1)" office:value-type="float" office:value="1">
            <text:p>1</text:p>
          </table:table-cell>
          <table:table-cell table:formula="of:=IF(ISNUMBER(VLOOKUP([.B48];[.$Z$2:.$AA$302];2;0));VLOOKUP([.B48];[.$Z$2:.$AA$302];2;0);0)" office:value-type="float" office:value="1">
            <text:p>1</text:p>
          </table:table-cell>
          <table:table-cell table:formula="of:=IF(ISNUMBER(VLOOKUP([.B48];[.$AC$2:.$AD$33];2;0));VLOOKUP([.B48];[.$AC$2:.$AD$33];2;0);1)" office:value-type="float" office:value="1">
            <text:p>1</text:p>
          </table:table-cell>
          <table:table-cell/>
          <table:table-cell office:value-type="string">
            <text:p>Jean-Pierre Magg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lisabeth Guig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hristophe Sirugue</text:p>
          </table:table-cell>
          <table:table-cell table:formula="of:=IF(ISNUMBER(VLOOKUP([.B49];[.$K$2:.$L$202];2;0));VLOOKUP([.B49];[.$K$2:.$L$202];2;0);1)" office:value-type="float" office:value="1">
            <text:p>1</text:p>
          </table:table-cell>
          <table:table-cell table:formula="of:=IF(ISNUMBER(VLOOKUP([.B49];[.$N$2:.$O$12];2;0));VLOOKUP([.B49];[.$N$2:.$O$12];2;0);1)" office:value-type="float" office:value="1">
            <text:p>1</text:p>
          </table:table-cell>
          <table:table-cell table:formula="of:=IF(ISNUMBER(VLOOKUP([.B49];[.$Q$2:.$R$46];2;0));VLOOKUP([.B4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9];[.$T$2:.$U$100];2;0));VLOOKUP([.B49];[.$T$2:.$U$100];2;0);1)" office:value-type="float" office:value="1">
            <text:p>1</text:p>
          </table:table-cell>
          <table:table-cell table:formula="of:=IF(ISNUMBER(VLOOKUP([.B49];[.$Z$2:.$AA$302];2;0));VLOOKUP([.B49];[.$Z$2:.$AA$302];2;0);0)" office:value-type="float" office:value="1">
            <text:p>1</text:p>
          </table:table-cell>
          <table:table-cell table:formula="of:=IF(ISNUMBER(VLOOKUP([.B49];[.$AC$2:.$AD$33];2;0));VLOOKUP([.B49];[.$AC$2:.$AD$33];2;0);1)" office:value-type="float" office:value="1">
            <text:p>1</text:p>
          </table:table-cell>
          <table:table-cell/>
          <table:table-cell office:value-type="string">
            <text:p>Jean-René Marsac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lisabeth Poch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laude Bartolone</text:p>
          </table:table-cell>
          <table:table-cell table:formula="of:=IF(ISNUMBER(VLOOKUP([.B50];[.$K$2:.$L$202];2;0));VLOOKUP([.B50];[.$K$2:.$L$202];2;0);1)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formula="of:=IF(ISNUMBER(VLOOKUP([.B50];[.$Z$2:.$AA$302];2;0));VLOOKUP([.B50];[.$Z$2:.$AA$302];2;0);0)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meric Bréh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lotilde Valter</text:p>
          </table:table-cell>
          <table:table-cell table:formula="of:=IF(ISNUMBER(VLOOKUP([.B51];[.$K$2:.$L$202];2;0));VLOOKUP([.B51];[.$K$2:.$L$202];2;0);1)" office:value-type="float" office:value="1">
            <text:p>1</text:p>
          </table:table-cell>
          <table:table-cell table:formula="of:=IF(ISNUMBER(VLOOKUP([.B51];[.$N$2:.$O$12];2;0));VLOOKUP([.B51];[.$N$2:.$O$12];2;0);1)" office:value-type="float" office:value="1">
            <text:p>1</text:p>
          </table:table-cell>
          <table:table-cell table:formula="of:=IF(ISNUMBER(VLOOKUP([.B51];[.$Q$2:.$R$46];2;0));VLOOKUP([.B5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1];[.$T$2:.$U$100];2;0));VLOOKUP([.B51];[.$T$2:.$U$100];2;0);1)" office:value-type="float" office:value="1">
            <text:p>1</text:p>
          </table:table-cell>
          <table:table-cell table:formula="of:=IF(ISNUMBER(VLOOKUP([.B51];[.$Z$2:.$AA$302];2;0));VLOOKUP([.B51];[.$Z$2:.$AA$302];2;0);0)" office:value-type="float" office:value="1">
            <text:p>1</text:p>
          </table:table-cell>
          <table:table-cell table:formula="of:=IF(ISNUMBER(VLOOKUP([.B51];[.$AC$2:.$AD$33];2;0));VLOOKUP([.B51];[.$AC$2:.$AD$33];2;0);1)" office:value-type="float" office:value="1">
            <text:p>1</text:p>
          </table:table-cell>
          <table:table-cell/>
          <table:table-cell office:value-type="string">
            <text:p>Jérôme Lamb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milienne Poumiro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lette Capdevielle</text:p>
          </table:table-cell>
          <table:table-cell table:formula="of:=IF(ISNUMBER(VLOOKUP([.B52];[.$K$2:.$L$202];2;0));VLOOKUP([.B52];[.$K$2:.$L$202];2;0);1)" office:value-type="float" office:value="1">
            <text:p>1</text:p>
          </table:table-cell>
          <table:table-cell table:formula="of:=IF(ISNUMBER(VLOOKUP([.B52];[.$N$2:.$O$12];2;0));VLOOKUP([.B52];[.$N$2:.$O$12];2;0);1)" office:value-type="float" office:value="1">
            <text:p>1</text:p>
          </table:table-cell>
          <table:table-cell table:formula="of:=IF(ISNUMBER(VLOOKUP([.B52];[.$Q$2:.$R$46];2;0));VLOOKUP([.B5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2];[.$T$2:.$U$100];2;0));VLOOKUP([.B52];[.$T$2:.$U$100];2;0);1)" office:value-type="float" office:value="1">
            <text:p>1</text:p>
          </table:table-cell>
          <table:table-cell table:formula="of:=IF(ISNUMBER(VLOOKUP([.B52];[.$Z$2:.$AA$302];2;0));VLOOKUP([.B52];[.$Z$2:.$AA$302];2;0);0)" office:value-type="float" office:value="1">
            <text:p>1</text:p>
          </table:table-cell>
          <table:table-cell table:formula="of:=IF(ISNUMBER(VLOOKUP([.B52];[.$AC$2:.$AD$33];2;0));VLOOKUP([.B52];[.$AC$2:.$AD$33];2;0);1)" office:value-type="float" office:value="1">
            <text:p>1</text:p>
          </table:table-cell>
          <table:table-cell/>
          <table:table-cell office:value-type="string">
            <text:p>Julie Sommaruga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icka Bareigt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lette Langlade</text:p>
          </table:table-cell>
          <table:table-cell table:formula="of:=IF(ISNUMBER(VLOOKUP([.B53];[.$K$2:.$L$202];2;0));VLOOKUP([.B53];[.$K$2:.$L$202];2;0);1)" office:value-type="float" office:value="1">
            <text:p>1</text:p>
          </table:table-cell>
          <table:table-cell table:formula="of:=IF(ISNUMBER(VLOOKUP([.B53];[.$N$2:.$O$12];2;0));VLOOKUP([.B53];[.$N$2:.$O$12];2;0);1)" office:value-type="float" office:value="1">
            <text:p>1</text:p>
          </table:table-cell>
          <table:table-cell table:formula="of:=IF(ISNUMBER(VLOOKUP([.B53];[.$Q$2:.$R$46];2;0));VLOOKUP([.B5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3];[.$T$2:.$U$100];2;0));VLOOKUP([.B53];[.$T$2:.$U$100];2;0);1)" office:value-type="float" office:value="1">
            <text:p>1</text:p>
          </table:table-cell>
          <table:table-cell table:formula="of:=IF(ISNUMBER(VLOOKUP([.B53];[.$Z$2:.$AA$302];2;0));VLOOKUP([.B53];[.$Z$2:.$AA$302];2;0);0)" office:value-type="float" office:value="1">
            <text:p>1</text:p>
          </table:table-cell>
          <table:table-cell table:formula="of:=IF(ISNUMBER(VLOOKUP([.B53];[.$AC$2:.$AD$33];2;0));VLOOKUP([.B53];[.$AC$2:.$AD$33];2;0);1)"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wann Bi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onchita Lacuey</text:p>
          </table:table-cell>
          <table:table-cell table:formula="of:=IF(ISNUMBER(VLOOKUP([.B54];[.$K$2:.$L$202];2;0));VLOOKUP([.B54];[.$K$2:.$L$202];2;0);1)" office:value-type="float" office:value="1">
            <text:p>1</text:p>
          </table:table-cell>
          <table:table-cell table:formula="of:=IF(ISNUMBER(VLOOKUP([.B54];[.$N$2:.$O$12];2;0));VLOOKUP([.B54];[.$N$2:.$O$12];2;0);1)" office:value-type="float" office:value="1">
            <text:p>1</text:p>
          </table:table-cell>
          <table:table-cell table:formula="of:=IF(ISNUMBER(VLOOKUP([.B54];[.$Q$2:.$R$46];2;0));VLOOKUP([.B5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4];[.$T$2:.$U$100];2;0));VLOOKUP([.B54];[.$T$2:.$U$100];2;0);1)" office:value-type="float" office:value="1">
            <text:p>1</text:p>
          </table:table-cell>
          <table:table-cell table:formula="of:=IF(ISNUMBER(VLOOKUP([.B54];[.$Z$2:.$AA$302];2;0));VLOOKUP([.B54];[.$Z$2:.$AA$302];2;0);0)" office:value-type="float" office:value="0">
            <text:p>0</text:p>
          </table:table-cell>
          <table:table-cell table:formula="of:=IF(ISNUMBER(VLOOKUP([.B54];[.$AC$2:.$AD$33];2;0));VLOOKUP([.B54];[.$AC$2:.$AD$33];2;0);1)" office:value-type="float" office:value="1">
            <text:p>1</text:p>
          </table:table-cell>
          <table:table-cell/>
          <table:table-cell office:value-type="string">
            <text:p>Laurence Dumon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stelle Gre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rinne Erhel</text:p>
          </table:table-cell>
          <table:table-cell table:formula="of:=IF(ISNUMBER(VLOOKUP([.B55];[.$K$2:.$L$202];2;0));VLOOKUP([.B55];[.$K$2:.$L$202];2;0);1)" office:value-type="float" office:value="1">
            <text:p>1</text:p>
          </table:table-cell>
          <table:table-cell table:formula="of:=IF(ISNUMBER(VLOOKUP([.B55];[.$N$2:.$O$12];2;0));VLOOKUP([.B55];[.$N$2:.$O$12];2;0);1)" office:value-type="float" office:value="1">
            <text:p>1</text:p>
          </table:table-cell>
          <table:table-cell table:formula="of:=IF(ISNUMBER(VLOOKUP([.B55];[.$Q$2:.$R$46];2;0));VLOOKUP([.B5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5];[.$T$2:.$U$100];2;0));VLOOKUP([.B55];[.$T$2:.$U$100];2;0);1)" office:value-type="float" office:value="1">
            <text:p>1</text:p>
          </table:table-cell>
          <table:table-cell table:formula="of:=IF(ISNUMBER(VLOOKUP([.B55];[.$Z$2:.$AA$302];2;0));VLOOKUP([.B55];[.$Z$2:.$AA$302];2;0);0)" office:value-type="float" office:value="1">
            <text:p>1</text:p>
          </table:table-cell>
          <table:table-cell table:formula="of:=IF(ISNUMBER(VLOOKUP([.B55];[.$AC$2:.$AD$33];2;0));VLOOKUP([.B55];[.$AC$2:.$AD$33];2;0);1)"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brice Verd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aniel Boisserie</text:p>
          </table:table-cell>
          <table:table-cell table:formula="of:=IF(ISNUMBER(VLOOKUP([.B56];[.$K$2:.$L$202];2;0));VLOOKUP([.B56];[.$K$2:.$L$202];2;0);1)" office:value-type="float" office:value="1">
            <text:p>1</text:p>
          </table:table-cell>
          <table:table-cell table:formula="of:=IF(ISNUMBER(VLOOKUP([.B56];[.$N$2:.$O$12];2;0));VLOOKUP([.B56];[.$N$2:.$O$12];2;0);1)" office:value-type="float" office:value="1">
            <text:p>1</text:p>
          </table:table-cell>
          <table:table-cell table:formula="of:=IF(ISNUMBER(VLOOKUP([.B56];[.$Q$2:.$R$46];2;0));VLOOKUP([.B5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6];[.$T$2:.$U$100];2;0));VLOOKUP([.B56];[.$T$2:.$U$100];2;0);1)" office:value-type="float" office:value="1">
            <text:p>1</text:p>
          </table:table-cell>
          <table:table-cell table:formula="of:=IF(ISNUMBER(VLOOKUP([.B56];[.$Z$2:.$AA$302];2;0));VLOOKUP([.B56];[.$Z$2:.$AA$302];2;0);0)" office:value-type="float" office:value="1">
            <text:p>1</text:p>
          </table:table-cell>
          <table:table-cell table:formula="of:=IF(ISNUMBER(VLOOKUP([.B56];[.$AC$2:.$AD$33];2;0));VLOOKUP([.B56];[.$AC$2:.$AD$33];2;0);1)" office:value-type="float" office:value="1">
            <text:p>1</text:p>
          </table:table-cell>
          <table:table-cell/>
          <table:table-cell office:value-type="string">
            <text:p>Laurent Kalinows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nny Dombre Cos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aniel Goldberg</text:p>
          </table:table-cell>
          <table:table-cell table:formula="of:=IF(ISNUMBER(VLOOKUP([.B57];[.$K$2:.$L$202];2;0));VLOOKUP([.B57];[.$K$2:.$L$202];2;0);1)" office:value-type="float" office:value="0">
            <text:p>0</text:p>
          </table:table-cell>
          <table:table-cell table:formula="of:=IF(ISNUMBER(VLOOKUP([.B57];[.$N$2:.$O$12];2;0));VLOOKUP([.B57];[.$N$2:.$O$12];2;0);1)" office:value-type="float" office:value="1">
            <text:p>1</text:p>
          </table:table-cell>
          <table:table-cell table:formula="of:=IF(ISNUMBER(VLOOKUP([.B57];[.$Q$2:.$R$46];2;0));VLOOKUP([.B57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57];[.$T$2:.$U$100];2;0));VLOOKUP([.B57];[.$T$2:.$U$100];2;0);1)" office:value-type="float" office:value="0">
            <text:p>0</text:p>
          </table:table-cell>
          <table:table-cell table:formula="of:=IF(ISNUMBER(VLOOKUP([.B57];[.$Z$2:.$AA$302];2;0));VLOOKUP([.B57];[.$Z$2:.$AA$302];2;0);0)" office:value-type="float" office:value="0">
            <text:p>0</text:p>
          </table:table-cell>
          <table:table-cell table:formula="of:=IF(ISNUMBER(VLOOKUP([.B57];[.$AC$2:.$AD$33];2;0));VLOOKUP([.B57];[.$AC$2:.$AD$33];2;0);1)"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lorent Boudi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aniel Vaillant</text:p>
          </table:table-cell>
          <table:table-cell table:formula="of:=IF(ISNUMBER(VLOOKUP([.B58];[.$K$2:.$L$202];2;0));VLOOKUP([.B58];[.$K$2:.$L$202];2;0);1)" office:value-type="float" office:value="1">
            <text:p>1</text:p>
          </table:table-cell>
          <table:table-cell table:formula="of:=IF(ISNUMBER(VLOOKUP([.B58];[.$N$2:.$O$12];2;0));VLOOKUP([.B58];[.$N$2:.$O$12];2;0);1)" office:value-type="float" office:value="1">
            <text:p>1</text:p>
          </table:table-cell>
          <table:table-cell table:formula="of:=IF(ISNUMBER(VLOOKUP([.B58];[.$Q$2:.$R$46];2;0));VLOOKUP([.B5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8];[.$T$2:.$U$100];2;0));VLOOKUP([.B58];[.$T$2:.$U$100];2;0);1)" office:value-type="float" office:value="1">
            <text:p>1</text:p>
          </table:table-cell>
          <table:table-cell table:formula="of:=IF(ISNUMBER(VLOOKUP([.B58];[.$Z$2:.$AA$302];2;0));VLOOKUP([.B58];[.$Z$2:.$AA$302];2;0);0)" office:value-type="float" office:value="1">
            <text:p>1</text:p>
          </table:table-cell>
          <table:table-cell table:formula="of:=IF(ISNUMBER(VLOOKUP([.B58];[.$AC$2:.$AD$33];2;0));VLOOKUP([.B58];[.$AC$2:.$AD$33];2;0);1)" office:value-type="float" office:value="1">
            <text:p>1</text:p>
          </table:table-cell>
          <table:table-cell/>
          <table:table-cell office:value-type="string">
            <text:p>Lucette Louste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And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avid Habib</text:p>
          </table:table-cell>
          <table:table-cell table:formula="of:=IF(ISNUMBER(VLOOKUP([.B59];[.$K$2:.$L$202];2;0));VLOOKUP([.B59];[.$K$2:.$L$202];2;0);1)" office:value-type="float" office:value="1">
            <text:p>1</text:p>
          </table:table-cell>
          <table:table-cell table:formula="of:=IF(ISNUMBER(VLOOKUP([.B59];[.$N$2:.$O$12];2;0));VLOOKUP([.B59];[.$N$2:.$O$12];2;0);1)" office:value-type="float" office:value="1">
            <text:p>1</text:p>
          </table:table-cell>
          <table:table-cell table:formula="of:=IF(ISNUMBER(VLOOKUP([.B59];[.$Q$2:.$R$46];2;0));VLOOKUP([.B5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9];[.$T$2:.$U$100];2;0));VLOOKUP([.B59];[.$T$2:.$U$100];2;0);1)" office:value-type="float" office:value="1">
            <text:p>1</text:p>
          </table:table-cell>
          <table:table-cell table:formula="of:=IF(ISNUMBER(VLOOKUP([.B59];[.$Z$2:.$AA$302];2;0));VLOOKUP([.B59];[.$Z$2:.$AA$302];2;0);0)" office:value-type="float" office:value="1">
            <text:p>1</text:p>
          </table:table-cell>
          <table:table-cell table:formula="of:=IF(ISNUMBER(VLOOKUP([.B59];[.$AC$2:.$AD$33];2;0));VLOOKUP([.B59];[.$AC$2:.$AD$33];2;0);1)" office:value-type="float" office:value="1">
            <text:p>1</text:p>
          </table:table-cell>
          <table:table-cell/>
          <table:table-cell office:value-type="string">
            <text:p>Marie-Line Reynau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Brott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elphine Batho</text:p>
          </table:table-cell>
          <table:table-cell table:formula="of:=IF(ISNUMBER(VLOOKUP([.B60];[.$K$2:.$L$202];2;0));VLOOKUP([.B60];[.$K$2:.$L$202];2;0);1)" office:value-type="float" office:value="1">
            <text:p>1</text:p>
          </table:table-cell>
          <table:table-cell table:formula="of:=IF(ISNUMBER(VLOOKUP([.B60];[.$N$2:.$O$12];2;0));VLOOKUP([.B60];[.$N$2:.$O$12];2;0);1)" office:value-type="float" office:value="1">
            <text:p>1</text:p>
          </table:table-cell>
          <table:table-cell table:formula="of:=IF(ISNUMBER(VLOOKUP([.B60];[.$Q$2:.$R$46];2;0));VLOOKUP([.B60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0];[.$T$2:.$U$100];2;0));VLOOKUP([.B60];[.$T$2:.$U$100];2;0);1)" office:value-type="float" office:value="1">
            <text:p>1</text:p>
          </table:table-cell>
          <table:table-cell table:formula="of:=IF(ISNUMBER(VLOOKUP([.B60];[.$Z$2:.$AA$302];2;0));VLOOKUP([.B60];[.$Z$2:.$AA$302];2;0);0)" office:value-type="float" office:value="0">
            <text:p>0</text:p>
          </table:table-cell>
          <table:table-cell table:formula="of:=IF(ISNUMBER(VLOOKUP([.B60];[.$AC$2:.$AD$33];2;0));VLOOKUP([.B60];[.$AC$2:.$AD$33];2;0);1)" office:value-type="float" office:value="1">
            <text:p>1</text:p>
          </table:table-cell>
          <table:table-cell/>
          <table:table-cell office:value-type="string">
            <text:p>Marie-Lou Marc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Lonc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enys Robiliard</text:p>
          </table:table-cell>
          <table:table-cell table:formula="of:=IF(ISNUMBER(VLOOKUP([.B61];[.$K$2:.$L$202];2;0));VLOOKUP([.B61];[.$K$2:.$L$202];2;0);1)" office:value-type="float" office:value="0">
            <text:p>0</text:p>
          </table:table-cell>
          <table:table-cell table:formula="of:=IF(ISNUMBER(VLOOKUP([.B61];[.$N$2:.$O$12];2;0));VLOOKUP([.B61];[.$N$2:.$O$12];2;0);1)" office:value-type="float" office:value="1">
            <text:p>1</text:p>
          </table:table-cell>
          <table:table-cell table:formula="of:=IF(ISNUMBER(VLOOKUP([.B61];[.$Q$2:.$R$46];2;0));VLOOKUP([.B6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1];[.$T$2:.$U$100];2;0));VLOOKUP([.B61];[.$T$2:.$U$100];2;0);1)" office:value-type="float" office:value="0">
            <text:p>0</text:p>
          </table:table-cell>
          <table:table-cell table:formula="of:=IF(ISNUMBER(VLOOKUP([.B61];[.$Z$2:.$AA$302];2;0));VLOOKUP([.B61];[.$Z$2:.$AA$302];2;0);0)" office:value-type="float" office:value="0">
            <text:p>0</text:p>
          </table:table-cell>
          <table:table-cell table:formula="of:=IF(ISNUMBER(VLOOKUP([.B61];[.$AC$2:.$AD$33];2;0));VLOOKUP([.B61];[.$AC$2:.$AD$33];2;0);1)" office:value-type="float" office:value="0">
            <text:p>0</text:p>
          </table:table-cell>
          <table:table-cell/>
          <table:table-cell office:value-type="string">
            <text:p>Marie-Noëlle Lieneman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Pupp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ominique Baert</text:p>
          </table:table-cell>
          <table:table-cell table:formula="of:=IF(ISNUMBER(VLOOKUP([.B62];[.$K$2:.$L$202];2;0));VLOOKUP([.B62];[.$K$2:.$L$202];2;0);1)" office:value-type="float" office:value="1">
            <text:p>1</text:p>
          </table:table-cell>
          <table:table-cell table:formula="of:=IF(ISNUMBER(VLOOKUP([.B62];[.$N$2:.$O$12];2;0));VLOOKUP([.B62];[.$N$2:.$O$12];2;0);1)" office:value-type="float" office:value="1">
            <text:p>1</text:p>
          </table:table-cell>
          <table:table-cell table:formula="of:=IF(ISNUMBER(VLOOKUP([.B62];[.$Q$2:.$R$46];2;0));VLOOKUP([.B6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2];[.$T$2:.$U$100];2;0));VLOOKUP([.B62];[.$T$2:.$U$100];2;0);1)" office:value-type="float" office:value="1">
            <text:p>1</text:p>
          </table:table-cell>
          <table:table-cell table:formula="of:=IF(ISNUMBER(VLOOKUP([.B62];[.$Z$2:.$AA$302];2;0));VLOOKUP([.B62];[.$Z$2:.$AA$302];2;0);0)" office:value-type="float" office:value="1">
            <text:p>1</text:p>
          </table:table-cell>
          <table:table-cell table:formula="of:=IF(ISNUMBER(VLOOKUP([.B62];[.$AC$2:.$AD$33];2;0));VLOOKUP([.B62];[.$AC$2:.$AD$33];2;0);1)" office:value-type="float" office:value="1">
            <text:p>1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escamps-Crosn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ominique Chauvel</text:p>
          </table:table-cell>
          <table:table-cell table:formula="of:=IF(ISNUMBER(VLOOKUP([.B63];[.$K$2:.$L$202];2;0));VLOOKUP([.B63];[.$K$2:.$L$202];2;0);1)" office:value-type="float" office:value="0">
            <text:p>0</text:p>
          </table:table-cell>
          <table:table-cell table:formula="of:=IF(ISNUMBER(VLOOKUP([.B63];[.$N$2:.$O$12];2;0));VLOOKUP([.B63];[.$N$2:.$O$12];2;0);1)" office:value-type="float" office:value="1">
            <text:p>1</text:p>
          </table:table-cell>
          <table:table-cell table:formula="of:=IF(ISNUMBER(VLOOKUP([.B63];[.$Q$2:.$R$46];2;0));VLOOKUP([.B63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3];[.$T$2:.$U$100];2;0));VLOOKUP([.B63];[.$T$2:.$U$100];2;0);1)" office:value-type="float" office:value="0">
            <text:p>0</text:p>
          </table:table-cell>
          <table:table-cell table:formula="of:=IF(ISNUMBER(VLOOKUP([.B63];[.$Z$2:.$AA$302];2;0));VLOOKUP([.B63];[.$Z$2:.$AA$302];2;0);0)" office:value-type="float" office:value="0">
            <text:p>0</text:p>
          </table:table-cell>
          <table:table-cell table:formula="of:=IF(ISNUMBER(VLOOKUP([.B63];[.$AC$2:.$AD$33];2;0));VLOOKUP([.B63];[.$AC$2:.$AD$33];2;0);1)" office:value-type="float" office:value="0">
            <text:p>0</text:p>
          </table:table-cell>
          <table:table-cell/>
          <table:table-cell office:value-type="string">
            <text:p>Maud Oliv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b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ominique Lefebvre</text:p>
          </table:table-cell>
          <table:table-cell table:formula="of:=IF(ISNUMBER(VLOOKUP([.B64];[.$K$2:.$L$202];2;0));VLOOKUP([.B64];[.$K$2:.$L$202];2;0);1)" office:value-type="float" office:value="1">
            <text:p>1</text:p>
          </table:table-cell>
          <table:table-cell table:formula="of:=IF(ISNUMBER(VLOOKUP([.B64];[.$N$2:.$O$12];2;0));VLOOKUP([.B64];[.$N$2:.$O$12];2;0);1)" office:value-type="float" office:value="1">
            <text:p>1</text:p>
          </table:table-cell>
          <table:table-cell table:formula="of:=IF(ISNUMBER(VLOOKUP([.B64];[.$Q$2:.$R$46];2;0));VLOOKUP([.B6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4];[.$T$2:.$U$100];2;0));VLOOKUP([.B64];[.$T$2:.$U$100];2;0);1)" office:value-type="float" office:value="1">
            <text:p>1</text:p>
          </table:table-cell>
          <table:table-cell table:formula="of:=IF(ISNUMBER(VLOOKUP([.B64];[.$Z$2:.$AA$302];2;0));VLOOKUP([.B64];[.$Z$2:.$AA$302];2;0);0)" office:value-type="float" office:value="1">
            <text:p>1</text:p>
          </table:table-cell>
          <table:table-cell table:formula="of:=IF(ISNUMBER(VLOOKUP([.B64];[.$AC$2:.$AD$33];2;0));VLOOKUP([.B64];[.$AC$2:.$AD$33];2;0);1)" office:value-type="float" office:value="1">
            <text:p>1</text:p>
          </table:table-cell>
          <table:table-cell/>
          <table:table-cell office:value-type="string">
            <text:p>Michel Lefai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minique Potier</text:p>
          </table:table-cell>
          <table:table-cell table:formula="of:=IF(ISNUMBER(VLOOKUP([.B65];[.$K$2:.$L$202];2;0));VLOOKUP([.B65];[.$K$2:.$L$202];2;0);1)" office:value-type="float" office:value="0">
            <text:p>0</text:p>
          </table:table-cell>
          <table:table-cell table:formula="of:=IF(ISNUMBER(VLOOKUP([.B65];[.$N$2:.$O$12];2;0));VLOOKUP([.B65];[.$N$2:.$O$12];2;0);1)" office:value-type="float" office:value="1">
            <text:p>1</text:p>
          </table:table-cell>
          <table:table-cell table:formula="of:=IF(ISNUMBER(VLOOKUP([.B65];[.$Q$2:.$R$46];2;0));VLOOKUP([.B6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5];[.$T$2:.$U$100];2;0));VLOOKUP([.B65];[.$T$2:.$U$100];2;0);1)" office:value-type="float" office:value="1">
            <text:p>1</text:p>
          </table:table-cell>
          <table:table-cell table:formula="of:=IF(ISNUMBER(VLOOKUP([.B65];[.$Z$2:.$AA$302];2;0));VLOOKUP([.B65];[.$Z$2:.$AA$302];2;0);0)" office:value-type="float" office:value="0">
            <text:p>0</text:p>
          </table:table-cell>
          <table:table-cell table:formula="of:=IF(ISNUMBER(VLOOKUP([.B65];[.$AC$2:.$AD$33];2;0));VLOOKUP([.B65];[.$AC$2:.$AD$33];2;0);1)" office:value-type="float" office:value="1">
            <text:p>1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Im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minique Raimbourg</text:p>
          </table:table-cell>
          <table:table-cell table:formula="of:=IF(ISNUMBER(VLOOKUP([.B66];[.$K$2:.$L$202];2;0));VLOOKUP([.B66];[.$K$2:.$L$202];2;0);1)" office:value-type="float" office:value="1">
            <text:p>1</text:p>
          </table:table-cell>
          <table:table-cell table:formula="of:=IF(ISNUMBER(VLOOKUP([.B66];[.$N$2:.$O$12];2;0));VLOOKUP([.B66];[.$N$2:.$O$12];2;0);1)" office:value-type="float" office:value="1">
            <text:p>1</text:p>
          </table:table-cell>
          <table:table-cell table:formula="of:=IF(ISNUMBER(VLOOKUP([.B66];[.$Q$2:.$R$46];2;0));VLOOKUP([.B6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6];[.$T$2:.$U$100];2;0));VLOOKUP([.B66];[.$T$2:.$U$100];2;0);1)" office:value-type="float" office:value="1">
            <text:p>1</text:p>
          </table:table-cell>
          <table:table-cell table:formula="of:=IF(ISNUMBER(VLOOKUP([.B66];[.$Z$2:.$AA$302];2;0));VLOOKUP([.B66];[.$Z$2:.$AA$302];2;0);0)" office:value-type="float" office:value="1">
            <text:p>1</text:p>
          </table:table-cell>
          <table:table-cell table:formula="of:=IF(ISNUMBER(VLOOKUP([.B66];[.$AC$2:.$AD$33];2;0));VLOOKUP([.B66];[.$AC$2:.$AD$33];2;0);1)"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Barb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dith Gueugneau</text:p>
          </table:table-cell>
          <table:table-cell table:formula="of:=IF(ISNUMBER(VLOOKUP([.B67];[.$K$2:.$L$202];2;0));VLOOKUP([.B67];[.$K$2:.$L$202];2;0);1)" office:value-type="float" office:value="0">
            <text:p>0</text:p>
          </table:table-cell>
          <table:table-cell table:formula="of:=IF(ISNUMBER(VLOOKUP([.B67];[.$N$2:.$O$12];2;0));VLOOKUP([.B67];[.$N$2:.$O$12];2;0);1)" office:value-type="float" office:value="1">
            <text:p>1</text:p>
          </table:table-cell>
          <table:table-cell table:formula="of:=IF(ISNUMBER(VLOOKUP([.B67];[.$Q$2:.$R$46];2;0));VLOOKUP([.B67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7];[.$T$2:.$U$100];2;0));VLOOKUP([.B67];[.$T$2:.$U$100];2;0);1)" office:value-type="float" office:value="0">
            <text:p>0</text:p>
          </table:table-cell>
          <table:table-cell table:formula="of:=IF(ISNUMBER(VLOOKUP([.B67];[.$Z$2:.$AA$302];2;0));VLOOKUP([.B67];[.$Z$2:.$AA$302];2;0);0)" office:value-type="float" office:value="0">
            <text:p>0</text:p>
          </table:table-cell>
          <table:table-cell table:formula="of:=IF(ISNUMBER(VLOOKUP([.B67];[.$AC$2:.$AD$33];2;0));VLOOKUP([.B67];[.$AC$2:.$AD$33];2;0);1)" office:value-type="float" office:value="0">
            <text:p>0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Roi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duardo Rihan Cypel</text:p>
          </table:table-cell>
          <table:table-cell table:formula="of:=IF(ISNUMBER(VLOOKUP([.B68];[.$K$2:.$L$202];2;0));VLOOKUP([.B68];[.$K$2:.$L$202];2;0);1)" office:value-type="float" office:value="1">
            <text:p>1</text:p>
          </table:table-cell>
          <table:table-cell table:formula="of:=IF(ISNUMBER(VLOOKUP([.B68];[.$N$2:.$O$12];2;0));VLOOKUP([.B68];[.$N$2:.$O$12];2;0);1)" office:value-type="float" office:value="1">
            <text:p>1</text:p>
          </table:table-cell>
          <table:table-cell table:formula="of:=IF(ISNUMBER(VLOOKUP([.B68];[.$Q$2:.$R$46];2;0));VLOOKUP([.B6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8];[.$T$2:.$U$100];2;0));VLOOKUP([.B68];[.$T$2:.$U$100];2;0);1)" office:value-type="float" office:value="1">
            <text:p>1</text:p>
          </table:table-cell>
          <table:table-cell table:formula="of:=IF(ISNUMBER(VLOOKUP([.B68];[.$Z$2:.$AA$302];2;0));VLOOKUP([.B68];[.$Z$2:.$AA$302];2;0);0)" office:value-type="float" office:value="1">
            <text:p>1</text:p>
          </table:table-cell>
          <table:table-cell table:formula="of:=IF(ISNUMBER(VLOOKUP([.B68];[.$AC$2:.$AD$33];2;0));VLOOKUP([.B68];[.$AC$2:.$AD$33];2;0);1)"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que Massa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Élisabeth Guigou</text:p>
          </table:table-cell>
          <table:table-cell table:formula="of:=IF(ISNUMBER(VLOOKUP([.B69];[.$K$2:.$L$202];2;0));VLOOKUP([.B69];[.$K$2:.$L$202];2;0);1)" office:value-type="float" office:value="1">
            <text:p>1</text:p>
          </table:table-cell>
          <table:table-cell table:formula="of:=IF(ISNUMBER(VLOOKUP([.B69];[.$N$2:.$O$12];2;0));VLOOKUP([.B69];[.$N$2:.$O$12];2;0);1)" office:value-type="float" office:value="1">
            <text:p>1</text:p>
          </table:table-cell>
          <table:table-cell table:formula="of:=IF(ISNUMBER(VLOOKUP([.B69];[.$Q$2:.$R$46];2;0));VLOOKUP([.B6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9];[.$T$2:.$U$100];2;0));VLOOKUP([.B69];[.$T$2:.$U$100];2;0);1)" office:value-type="float" office:value="1">
            <text:p>1</text:p>
          </table:table-cell>
          <table:table-cell table:formula="of:=IF(ISNUMBER(VLOOKUP([.B69];[.$Z$2:.$AA$302];2;0));VLOOKUP([.B69];[.$Z$2:.$AA$302];2;0);0)" office:value-type="float" office:value="1">
            <text:p>1</text:p>
          </table:table-cell>
          <table:table-cell table:formula="of:=IF(ISNUMBER(VLOOKUP([.B69];[.$AC$2:.$AD$33];2;0));VLOOKUP([.B69];[.$AC$2:.$AD$33];2;0);1)" office:value-type="float" office:value="1">
            <text:p>1</text:p>
          </table:table-cell>
          <table:table-cell/>
          <table:table-cell office:value-type="string">
            <text:p>Olivier Dussop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abrielle Louis-Ca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lisabeth Pochon</text:p>
          </table:table-cell>
          <table:table-cell table:formula="of:=IF(ISNUMBER(VLOOKUP([.B70];[.$K$2:.$L$202];2;0));VLOOKUP([.B70];[.$K$2:.$L$202];2;0);1)" office:value-type="float" office:value="1">
            <text:p>1</text:p>
          </table:table-cell>
          <table:table-cell table:formula="of:=IF(ISNUMBER(VLOOKUP([.B70];[.$N$2:.$O$12];2;0));VLOOKUP([.B70];[.$N$2:.$O$12];2;0);1)" office:value-type="float" office:value="1">
            <text:p>1</text:p>
          </table:table-cell>
          <table:table-cell table:formula="of:=IF(ISNUMBER(VLOOKUP([.B70];[.$Q$2:.$R$46];2;0));VLOOKUP([.B7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0];[.$T$2:.$U$100];2;0));VLOOKUP([.B70];[.$T$2:.$U$100];2;0);1)" office:value-type="float" office:value="1">
            <text:p>1</text:p>
          </table:table-cell>
          <table:table-cell table:formula="of:=IF(ISNUMBER(VLOOKUP([.B70];[.$Z$2:.$AA$302];2;0));VLOOKUP([.B70];[.$Z$2:.$AA$302];2;0);0)" office:value-type="float" office:value="1">
            <text:p>1</text:p>
          </table:table-cell>
          <table:table-cell table:formula="of:=IF(ISNUMBER(VLOOKUP([.B70];[.$AC$2:.$AD$33];2;0));VLOOKUP([.B70];[.$AC$2:.$AD$33];2;0);1)" office:value-type="float" office:value="1">
            <text:p>1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a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Emeric Bréhier</text:p>
          </table:table-cell>
          <table:table-cell table:formula="of:=IF(ISNUMBER(VLOOKUP([.B71];[.$K$2:.$L$202];2;0));VLOOKUP([.B71];[.$K$2:.$L$202];2;0);1)" office:value-type="float" office:value="1">
            <text:p>1</text:p>
          </table:table-cell>
          <table:table-cell table:formula="of:=IF(ISNUMBER(VLOOKUP([.B71];[.$N$2:.$O$12];2;0));VLOOKUP([.B71];[.$N$2:.$O$12];2;0);1)" office:value-type="float" office:value="1">
            <text:p>1</text:p>
          </table:table-cell>
          <table:table-cell table:formula="of:=IF(ISNUMBER(VLOOKUP([.B71];[.$Q$2:.$R$46];2;0));VLOOKUP([.B7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1];[.$T$2:.$U$100];2;0));VLOOKUP([.B71];[.$T$2:.$U$100];2;0);1)" office:value-type="float" office:value="1">
            <text:p>1</text:p>
          </table:table-cell>
          <table:table-cell table:formula="of:=IF(ISNUMBER(VLOOKUP([.B71];[.$Z$2:.$AA$302];2;0));VLOOKUP([.B71];[.$Z$2:.$AA$302];2;0);0)" office:value-type="float" office:value="1">
            <text:p>1</text:p>
          </table:table-cell>
          <table:table-cell table:formula="of:=IF(ISNUMBER(VLOOKUP([.B71];[.$AC$2:.$AD$33];2;0));VLOOKUP([.B71];[.$AC$2:.$AD$33];2;0);1)"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osselin-Fleu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Émilienne Poumirol</text:p>
          </table:table-cell>
          <table:table-cell table:formula="of:=IF(ISNUMBER(VLOOKUP([.B72];[.$K$2:.$L$202];2;0));VLOOKUP([.B72];[.$K$2:.$L$202];2;0);1)" office:value-type="float" office:value="1">
            <text:p>1</text:p>
          </table:table-cell>
          <table:table-cell table:formula="of:=IF(ISNUMBER(VLOOKUP([.B72];[.$N$2:.$O$12];2;0));VLOOKUP([.B72];[.$N$2:.$O$12];2;0);1)" office:value-type="float" office:value="1">
            <text:p>1</text:p>
          </table:table-cell>
          <table:table-cell table:formula="of:=IF(ISNUMBER(VLOOKUP([.B72];[.$Q$2:.$R$46];2;0));VLOOKUP([.B7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2];[.$T$2:.$U$100];2;0));VLOOKUP([.B72];[.$T$2:.$U$100];2;0);1)" office:value-type="float" office:value="1">
            <text:p>1</text:p>
          </table:table-cell>
          <table:table-cell table:formula="of:=IF(ISNUMBER(VLOOKUP([.B72];[.$Z$2:.$AA$302];2;0));VLOOKUP([.B72];[.$Z$2:.$AA$302];2;0);0)" office:value-type="float" office:value="1">
            <text:p>1</text:p>
          </table:table-cell>
          <table:table-cell table:formula="of:=IF(ISNUMBER(VLOOKUP([.B72];[.$AC$2:.$AD$33];2;0));VLOOKUP([.B72];[.$AC$2:.$AD$33];2;0);1)" office:value-type="float" office:value="1">
            <text:p>1</text:p>
          </table:table-cell>
          <table:table-cell/>
          <table:table-cell office:value-type="string">
            <text:p>Pascale Crozo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Bap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Éric Jalton</text:p>
          </table:table-cell>
          <table:table-cell table:formula="of:=IF(ISNUMBER(VLOOKUP([.B73];[.$K$2:.$L$202];2;0));VLOOKUP([.B73];[.$K$2:.$L$202];2;0);1)" office:value-type="float" office:value="0">
            <text:p>0</text:p>
          </table:table-cell>
          <table:table-cell table:formula="of:=IF(ISNUMBER(VLOOKUP([.B73];[.$N$2:.$O$12];2;0));VLOOKUP([.B73];[.$N$2:.$O$12];2;0);1)" office:value-type="float" office:value="1">
            <text:p>1</text:p>
          </table:table-cell>
          <table:table-cell table:formula="of:=IF(ISNUMBER(VLOOKUP([.B73];[.$Q$2:.$R$46];2;0));VLOOKUP([.B7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3];[.$T$2:.$U$100];2;0));VLOOKUP([.B73];[.$T$2:.$U$100];2;0);1)" office:value-type="float" office:value="1">
            <text:p>1</text:p>
          </table:table-cell>
          <table:table-cell table:formula="of:=IF(ISNUMBER(VLOOKUP([.B73];[.$Z$2:.$AA$302];2;0));VLOOKUP([.B73];[.$Z$2:.$AA$302];2;0);0)" office:value-type="float" office:value="0">
            <text:p>0</text:p>
          </table:table-cell>
          <table:table-cell table:formula="of:=IF(ISNUMBER(VLOOKUP([.B73];[.$AC$2:.$AD$33];2;0));VLOOKUP([.B73];[.$AC$2:.$AD$33];2;0);1)" office:value-type="float" office:value="1">
            <text:p>1</text:p>
          </table:table-cell>
          <table:table-cell/>
          <table:table-cell office:value-type="string">
            <text:p>Patrick Bloch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Terr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ricka Bareigts</text:p>
          </table:table-cell>
          <table:table-cell table:formula="of:=IF(ISNUMBER(VLOOKUP([.B74];[.$K$2:.$L$202];2;0));VLOOKUP([.B74];[.$K$2:.$L$202];2;0);1)" office:value-type="float" office:value="1">
            <text:p>1</text:p>
          </table:table-cell>
          <table:table-cell table:formula="of:=IF(ISNUMBER(VLOOKUP([.B74];[.$N$2:.$O$12];2;0));VLOOKUP([.B74];[.$N$2:.$O$12];2;0);1)" office:value-type="float" office:value="1">
            <text:p>1</text:p>
          </table:table-cell>
          <table:table-cell table:formula="of:=IF(ISNUMBER(VLOOKUP([.B74];[.$Q$2:.$R$46];2;0));VLOOKUP([.B7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4];[.$T$2:.$U$100];2;0));VLOOKUP([.B74];[.$T$2:.$U$100];2;0);1)" office:value-type="float" office:value="1">
            <text:p>1</text:p>
          </table:table-cell>
          <table:table-cell table:formula="of:=IF(ISNUMBER(VLOOKUP([.B74];[.$Z$2:.$AA$302];2;0));VLOOKUP([.B74];[.$Z$2:.$AA$302];2;0);0)" office:value-type="float" office:value="1">
            <text:p>1</text:p>
          </table:table-cell>
          <table:table-cell table:formula="of:=IF(ISNUMBER(VLOOKUP([.B74];[.$AC$2:.$AD$33];2;0));VLOOKUP([.B74];[.$AC$2:.$AD$33];2;0);1)" office:value-type="float" office:value="1">
            <text:p>1</text:p>
          </table:table-cell>
          <table:table-cell/>
          <table:table-cell office:value-type="string">
            <text:p>Pervenche Bere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rminal Peir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rwann Binet</text:p>
          </table:table-cell>
          <table:table-cell table:formula="of:=IF(ISNUMBER(VLOOKUP([.B75];[.$K$2:.$L$202];2;0));VLOOKUP([.B75];[.$K$2:.$L$202];2;0);1)" office:value-type="float" office:value="1">
            <text:p>1</text:p>
          </table:table-cell>
          <table:table-cell table:formula="of:=IF(ISNUMBER(VLOOKUP([.B75];[.$N$2:.$O$12];2;0));VLOOKUP([.B75];[.$N$2:.$O$12];2;0);1)" office:value-type="float" office:value="1">
            <text:p>1</text:p>
          </table:table-cell>
          <table:table-cell table:formula="of:=IF(ISNUMBER(VLOOKUP([.B75];[.$Q$2:.$R$46];2;0));VLOOKUP([.B7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5];[.$T$2:.$U$100];2;0));VLOOKUP([.B75];[.$T$2:.$U$100];2;0);1)" office:value-type="float" office:value="1">
            <text:p>1</text:p>
          </table:table-cell>
          <table:table-cell table:formula="of:=IF(ISNUMBER(VLOOKUP([.B75];[.$Z$2:.$AA$302];2;0));VLOOKUP([.B75];[.$Z$2:.$AA$302];2;0);0)" office:value-type="float" office:value="1">
            <text:p>1</text:p>
          </table:table-cell>
          <table:table-cell table:formula="of:=IF(ISNUMBER(VLOOKUP([.B75];[.$AC$2:.$AD$33];2;0));VLOOKUP([.B75];[.$AC$2:.$AD$33];2;0);1)" office:value-type="float" office:value="1">
            <text:p>1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bert Sauv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stelle Grelier</text:p>
          </table:table-cell>
          <table:table-cell table:formula="of:=IF(ISNUMBER(VLOOKUP([.B76];[.$K$2:.$L$202];2;0));VLOOKUP([.B76];[.$K$2:.$L$202];2;0);1)" office:value-type="float" office:value="1">
            <text:p>1</text:p>
          </table:table-cell>
          <table:table-cell table:formula="of:=IF(ISNUMBER(VLOOKUP([.B76];[.$N$2:.$O$12];2;0));VLOOKUP([.B76];[.$N$2:.$O$12];2;0);1)" office:value-type="float" office:value="1">
            <text:p>1</text:p>
          </table:table-cell>
          <table:table-cell table:formula="of:=IF(ISNUMBER(VLOOKUP([.B76];[.$Q$2:.$R$46];2;0));VLOOKUP([.B7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6];[.$T$2:.$U$100];2;0));VLOOKUP([.B76];[.$T$2:.$U$100];2;0);1)" office:value-type="float" office:value="1">
            <text:p>1</text:p>
          </table:table-cell>
          <table:table-cell table:formula="of:=IF(ISNUMBER(VLOOKUP([.B76];[.$Z$2:.$AA$302];2;0));VLOOKUP([.B76];[.$Z$2:.$AA$302];2;0);0)" office:value-type="float" office:value="1">
            <text:p>1</text:p>
          </table:table-cell>
          <table:table-cell table:formula="of:=IF(ISNUMBER(VLOOKUP([.B76];[.$AC$2:.$AD$33];2;0));VLOOKUP([.B76];[.$AC$2:.$AD$33];2;0);1)" office:value-type="float" office:value="1">
            <text:p>1</text:p>
          </table:table-cell>
          <table:table-cell/>
          <table:table-cell office:value-type="string">
            <text:p>Philipp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les Sava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abrice Verdier</text:p>
          </table:table-cell>
          <table:table-cell table:formula="of:=IF(ISNUMBER(VLOOKUP([.B77];[.$K$2:.$L$202];2;0));VLOOKUP([.B77];[.$K$2:.$L$202];2;0);1)" office:value-type="float" office:value="1">
            <text:p>1</text:p>
          </table:table-cell>
          <table:table-cell table:formula="of:=IF(ISNUMBER(VLOOKUP([.B77];[.$N$2:.$O$12];2;0));VLOOKUP([.B77];[.$N$2:.$O$12];2;0);1)" office:value-type="float" office:value="1">
            <text:p>1</text:p>
          </table:table-cell>
          <table:table-cell table:formula="of:=IF(ISNUMBER(VLOOKUP([.B77];[.$Q$2:.$R$46];2;0));VLOOKUP([.B7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7];[.$T$2:.$U$100];2;0));VLOOKUP([.B77];[.$T$2:.$U$100];2;0);1)" office:value-type="float" office:value="1">
            <text:p>1</text:p>
          </table:table-cell>
          <table:table-cell table:formula="of:=IF(ISNUMBER(VLOOKUP([.B77];[.$Z$2:.$AA$302];2;0));VLOOKUP([.B77];[.$Z$2:.$AA$302];2;0);0)" office:value-type="float" office:value="1">
            <text:p>1</text:p>
          </table:table-cell>
          <table:table-cell table:formula="of:=IF(ISNUMBER(VLOOKUP([.B77];[.$AC$2:.$AD$33];2;0));VLOOKUP([.B77];[.$AC$2:.$AD$33];2;0);1)" office:value-type="float" office:value="1">
            <text:p>1</text:p>
          </table:table-cell>
          <table:table-cell/>
          <table:table-cell office:value-type="string">
            <text:p>Philippe Ke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sèle Biémour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anélie Carrey-Conte</text:p>
          </table:table-cell>
          <table:table-cell table:formula="of:=IF(ISNUMBER(VLOOKUP([.B78];[.$K$2:.$L$202];2;0));VLOOKUP([.B78];[.$K$2:.$L$202];2;0);1)" office:value-type="float" office:value="0">
            <text:p>0</text:p>
          </table:table-cell>
          <table:table-cell table:formula="of:=IF(ISNUMBER(VLOOKUP([.B78];[.$N$2:.$O$12];2;0));VLOOKUP([.B78];[.$N$2:.$O$12];2;0);1)" office:value-type="float" office:value="0">
            <text:p>0</text:p>
          </table:table-cell>
          <table:table-cell table:formula="of:=IF(ISNUMBER(VLOOKUP([.B78];[.$Q$2:.$R$46];2;0));VLOOKUP([.B78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78];[.$T$2:.$U$100];2;0));VLOOKUP([.B78];[.$T$2:.$U$100];2;0);1)" office:value-type="float" office:value="0">
            <text:p>0</text:p>
          </table:table-cell>
          <table:table-cell table:formula="of:=IF(ISNUMBER(VLOOKUP([.B78];[.$Z$2:.$AA$302];2;0));VLOOKUP([.B78];[.$Z$2:.$AA$302];2;0);0)" office:value-type="float" office:value="0">
            <text:p>0</text:p>
          </table:table-cell>
          <table:table-cell table:formula="of:=IF(ISNUMBER(VLOOKUP([.B78];[.$AC$2:.$AD$33];2;0));VLOOKUP([.B78];[.$AC$2:.$AD$33];2;0);1)"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Bachel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anny Dombre Coste</text:p>
          </table:table-cell>
          <table:table-cell table:formula="of:=IF(ISNUMBER(VLOOKUP([.B79];[.$K$2:.$L$202];2;0));VLOOKUP([.B79];[.$K$2:.$L$202];2;0);1)" office:value-type="float" office:value="1">
            <text:p>1</text:p>
          </table:table-cell>
          <table:table-cell table:formula="of:=IF(ISNUMBER(VLOOKUP([.B79];[.$N$2:.$O$12];2;0));VLOOKUP([.B79];[.$N$2:.$O$12];2;0);1)" office:value-type="float" office:value="1">
            <text:p>1</text:p>
          </table:table-cell>
          <table:table-cell table:formula="of:=IF(ISNUMBER(VLOOKUP([.B79];[.$Q$2:.$R$46];2;0));VLOOKUP([.B7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9];[.$T$2:.$U$100];2;0));VLOOKUP([.B79];[.$T$2:.$U$100];2;0);1)" office:value-type="float" office:value="1">
            <text:p>1</text:p>
          </table:table-cell>
          <table:table-cell table:formula="of:=IF(ISNUMBER(VLOOKUP([.B79];[.$Z$2:.$AA$302];2;0));VLOOKUP([.B79];[.$Z$2:.$AA$302];2;0);0)" office:value-type="float" office:value="1">
            <text:p>1</text:p>
          </table:table-cell>
          <table:table-cell table:formula="of:=IF(ISNUMBER(VLOOKUP([.B79];[.$AC$2:.$AD$33];2;0));VLOOKUP([.B79];[.$AC$2:.$AD$33];2;0);1)" office:value-type="float" office:value="1">
            <text:p>1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Gar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lorence Delaunay</text:p>
          </table:table-cell>
          <table:table-cell table:formula="of:=IF(ISNUMBER(VLOOKUP([.B80];[.$K$2:.$L$202];2;0));VLOOKUP([.B80];[.$K$2:.$L$202];2;0);1)" office:value-type="float" office:value="1">
            <text:p>1</text:p>
          </table:table-cell>
          <table:table-cell table:formula="of:=IF(ISNUMBER(VLOOKUP([.B80];[.$N$2:.$O$12];2;0));VLOOKUP([.B80];[.$N$2:.$O$12];2;0);1)" office:value-type="float" office:value="1">
            <text:p>1</text:p>
          </table:table-cell>
          <table:table-cell table:formula="of:=IF(ISNUMBER(VLOOKUP([.B80];[.$Q$2:.$R$46];2;0));VLOOKUP([.B80];[.$Q$2:.$R$46];2;0);1)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Chambefo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lorent Boudié</text:p>
          </table:table-cell>
          <table:table-cell table:formula="of:=IF(ISNUMBER(VLOOKUP([.B81];[.$K$2:.$L$202];2;0));VLOOKUP([.B81];[.$K$2:.$L$202];2;0);1)" office:value-type="float" office:value="1">
            <text:p>1</text:p>
          </table:table-cell>
          <table:table-cell table:formula="of:=IF(ISNUMBER(VLOOKUP([.B81];[.$N$2:.$O$12];2;0));VLOOKUP([.B81];[.$N$2:.$O$12];2;0);1)" office:value-type="float" office:value="1">
            <text:p>1</text:p>
          </table:table-cell>
          <table:table-cell table:formula="of:=IF(ISNUMBER(VLOOKUP([.B81];[.$Q$2:.$R$46];2;0));VLOOKUP([.B8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1];[.$T$2:.$U$100];2;0));VLOOKUP([.B81];[.$T$2:.$U$100];2;0);1)" office:value-type="float" office:value="1">
            <text:p>1</text:p>
          </table:table-cell>
          <table:table-cell table:formula="of:=IF(ISNUMBER(VLOOKUP([.B81];[.$Z$2:.$AA$302];2;0));VLOOKUP([.B81];[.$Z$2:.$AA$302];2;0);0)" office:value-type="float" office:value="1">
            <text:p>1</text:p>
          </table:table-cell>
          <table:table-cell table:formula="of:=IF(ISNUMBER(VLOOKUP([.B81];[.$AC$2:.$AD$33];2;0));VLOOKUP([.B81];[.$AC$2:.$AD$33];2;0);1)" office:value-type="float" office:value="1">
            <text:p>1</text:p>
          </table:table-cell>
          <table:table-cell/>
          <table:table-cell office:value-type="string">
            <text:p>Razzy Hammad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Delcou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ranck Montaugé</text:p>
          </table:table-cell>
          <table:table-cell table:formula="of:=IF(ISNUMBER(VLOOKUP([.B82];[.$K$2:.$L$202];2;0));VLOOKUP([.B82];[.$K$2:.$L$202];2;0);1)" office:value-type="float" office:value="1">
            <text:p>1</text:p>
          </table:table-cell>
          <table:table-cell table:formula="of:=IF(ISNUMBER(VLOOKUP([.B82];[.$N$2:.$O$12];2;0));VLOOKUP([.B82];[.$N$2:.$O$12];2;0);1)" office:value-type="float" office:value="1">
            <text:p>1</text:p>
          </table:table-cell>
          <table:table-cell table:formula="of:=IF(ISNUMBER(VLOOKUP([.B82];[.$Q$2:.$R$46];2;0));VLOOKUP([.B82];[.$Q$2:.$R$46];2;0);1)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-Michel Chauv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rançois André</text:p>
          </table:table-cell>
          <table:table-cell table:formula="of:=IF(ISNUMBER(VLOOKUP([.B83];[.$K$2:.$L$202];2;0));VLOOKUP([.B83];[.$K$2:.$L$202];2;0);1)" office:value-type="float" office:value="1">
            <text:p>1</text:p>
          </table:table-cell>
          <table:table-cell table:formula="of:=IF(ISNUMBER(VLOOKUP([.B83];[.$N$2:.$O$12];2;0));VLOOKUP([.B83];[.$N$2:.$O$12];2;0);1)" office:value-type="float" office:value="1">
            <text:p>1</text:p>
          </table:table-cell>
          <table:table-cell table:formula="of:=IF(ISNUMBER(VLOOKUP([.B83];[.$Q$2:.$R$46];2;0));VLOOKUP([.B8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3];[.$T$2:.$U$100];2;0));VLOOKUP([.B83];[.$T$2:.$U$100];2;0);1)" office:value-type="float" office:value="1">
            <text:p>1</text:p>
          </table:table-cell>
          <table:table-cell table:formula="of:=IF(ISNUMBER(VLOOKUP([.B83];[.$Z$2:.$AA$302];2;0));VLOOKUP([.B83];[.$Z$2:.$AA$302];2;0);0)" office:value-type="float" office:value="1">
            <text:p>1</text:p>
          </table:table-cell>
          <table:table-cell table:formula="of:=IF(ISNUMBER(VLOOKUP([.B83];[.$AC$2:.$AD$33];2;0));VLOOKUP([.B83];[.$AC$2:.$AD$33];2;0);1)" office:value-type="float" office:value="1">
            <text:p>1</text:p>
          </table:table-cell>
          <table:table-cell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wendal Rou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rançois Brottes</text:p>
          </table:table-cell>
          <table:table-cell table:formula="of:=IF(ISNUMBER(VLOOKUP([.B84];[.$K$2:.$L$202];2;0));VLOOKUP([.B84];[.$K$2:.$L$202];2;0);1)" office:value-type="float" office:value="1">
            <text:p>1</text:p>
          </table:table-cell>
          <table:table-cell table:formula="of:=IF(ISNUMBER(VLOOKUP([.B84];[.$N$2:.$O$12];2;0));VLOOKUP([.B84];[.$N$2:.$O$12];2;0);1)" office:value-type="float" office:value="1">
            <text:p>1</text:p>
          </table:table-cell>
          <table:table-cell table:formula="of:=IF(ISNUMBER(VLOOKUP([.B84];[.$Q$2:.$R$46];2;0));VLOOKUP([.B8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4];[.$T$2:.$U$100];2;0));VLOOKUP([.B84];[.$T$2:.$U$100];2;0);1)" office:value-type="float" office:value="1">
            <text:p>1</text:p>
          </table:table-cell>
          <table:table-cell table:formula="of:=IF(ISNUMBER(VLOOKUP([.B84];[.$Z$2:.$AA$302];2;0));VLOOKUP([.B84];[.$Z$2:.$AA$302];2;0);0)" office:value-type="float" office:value="1">
            <text:p>1</text:p>
          </table:table-cell>
          <table:table-cell table:formula="of:=IF(ISNUMBER(VLOOKUP([.B84];[.$AC$2:.$AD$33];2;0));VLOOKUP([.B84];[.$AC$2:.$AD$33];2;0);1)" office:value-type="float" office:value="1">
            <text:p>1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élène Geoffro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rançois Lam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85];[.$T$2:.$U$100];2;0));VLOOKUP([.B85];[.$T$2:.$U$100];2;0);1)" office:value-type="float" office:value="1">
            <text:p>1</text:p>
          </table:table-cell>
          <table:table-cell table:formula="of:=IF(ISNUMBER(VLOOKUP([.B85];[.$Z$2:.$AA$302];2;0));VLOOKUP([.B85];[.$Z$2:.$AA$302];2;0);0)" office:value-type="float" office:value="0">
            <text:p>0</text:p>
          </table:table-cell>
          <table:table-cell table:formula="of:=IF(ISNUMBER(VLOOKUP([.B85];[.$AC$2:.$AD$33];2;0));VLOOKUP([.B85];[.$AC$2:.$AD$33];2;0);1)" office:value-type="float" office:value="0">
            <text:p>0</text:p>
          </table:table-cell>
          <table:table-cell/>
          <table:table-cell office:value-type="string">
            <text:p>Sandrine Hur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nri Jibray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rançois Loncle</text:p>
          </table:table-cell>
          <table:table-cell table:formula="of:=IF(ISNUMBER(VLOOKUP([.B86];[.$K$2:.$L$202];2;0));VLOOKUP([.B86];[.$K$2:.$L$202];2;0);1)" office:value-type="float" office:value="1">
            <text:p>1</text:p>
          </table:table-cell>
          <table:table-cell table:formula="of:=IF(ISNUMBER(VLOOKUP([.B86];[.$N$2:.$O$12];2;0));VLOOKUP([.B86];[.$N$2:.$O$12];2;0);1)" office:value-type="float" office:value="1">
            <text:p>1</text:p>
          </table:table-cell>
          <table:table-cell table:formula="of:=IF(ISNUMBER(VLOOKUP([.B86];[.$Q$2:.$R$46];2;0));VLOOKUP([.B8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6];[.$T$2:.$U$100];2;0));VLOOKUP([.B86];[.$T$2:.$U$100];2;0);1)" office:value-type="float" office:value="1">
            <text:p>1</text:p>
          </table:table-cell>
          <table:table-cell table:formula="of:=IF(ISNUMBER(VLOOKUP([.B86];[.$Z$2:.$AA$302];2;0));VLOOKUP([.B86];[.$Z$2:.$AA$302];2;0);0)" office:value-type="float" office:value="1">
            <text:p>1</text:p>
          </table:table-cell>
          <table:table-cell table:formula="of:=IF(ISNUMBER(VLOOKUP([.B86];[.$AC$2:.$AD$33];2;0));VLOOKUP([.B86];[.$AC$2:.$AD$33];2;0);1)"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rvé Pell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ançois Pupponi</text:p>
          </table:table-cell>
          <table:table-cell table:formula="of:=IF(ISNUMBER(VLOOKUP([.B87];[.$K$2:.$L$202];2;0));VLOOKUP([.B87];[.$K$2:.$L$202];2;0);1)" office:value-type="float" office:value="1">
            <text:p>1</text:p>
          </table:table-cell>
          <table:table-cell table:formula="of:=IF(ISNUMBER(VLOOKUP([.B87];[.$N$2:.$O$12];2;0));VLOOKUP([.B87];[.$N$2:.$O$12];2;0);1)" office:value-type="float" office:value="1">
            <text:p>1</text:p>
          </table:table-cell>
          <table:table-cell table:formula="of:=IF(ISNUMBER(VLOOKUP([.B87];[.$Q$2:.$R$46];2;0));VLOOKUP([.B8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7];[.$T$2:.$U$100];2;0));VLOOKUP([.B87];[.$T$2:.$U$100];2;0);1)" office:value-type="float" office:value="1">
            <text:p>1</text:p>
          </table:table-cell>
          <table:table-cell table:formula="of:=IF(ISNUMBER(VLOOKUP([.B87];[.$Z$2:.$AA$302];2;0));VLOOKUP([.B87];[.$Z$2:.$AA$302];2;0);0)" office:value-type="float" office:value="1">
            <text:p>1</text:p>
          </table:table-cell>
          <table:table-cell table:formula="of:=IF(ISNUMBER(VLOOKUP([.B87];[.$AC$2:.$AD$33];2;0));VLOOKUP([.B87];[.$AC$2:.$AD$33];2;0);1)" office:value-type="float" office:value="1">
            <text:p>1</text:p>
          </table:table-cell>
          <table:table-cell/>
          <table:table-cell office:value-type="string">
            <text:p>Serge Janqu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ugues Fourag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rançoise Descamps-Crosnier</text:p>
          </table:table-cell>
          <table:table-cell table:formula="of:=IF(ISNUMBER(VLOOKUP([.B88];[.$K$2:.$L$202];2;0));VLOOKUP([.B88];[.$K$2:.$L$202];2;0);1)" office:value-type="float" office:value="1">
            <text:p>1</text:p>
          </table:table-cell>
          <table:table-cell table:formula="of:=IF(ISNUMBER(VLOOKUP([.B88];[.$N$2:.$O$12];2;0));VLOOKUP([.B88];[.$N$2:.$O$12];2;0);1)" office:value-type="float" office:value="1">
            <text:p>1</text:p>
          </table:table-cell>
          <table:table-cell table:formula="of:=IF(ISNUMBER(VLOOKUP([.B88];[.$Q$2:.$R$46];2;0));VLOOKUP([.B8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8];[.$T$2:.$U$100];2;0));VLOOKUP([.B88];[.$T$2:.$U$100];2;0);1)" office:value-type="float" office:value="1">
            <text:p>1</text:p>
          </table:table-cell>
          <table:table-cell table:formula="of:=IF(ISNUMBER(VLOOKUP([.B88];[.$Z$2:.$AA$302];2;0));VLOOKUP([.B88];[.$Z$2:.$AA$302];2;0);0)" office:value-type="float" office:value="1">
            <text:p>1</text:p>
          </table:table-cell>
          <table:table-cell table:formula="of:=IF(ISNUMBER(VLOOKUP([.B88];[.$AC$2:.$AD$33];2;0));VLOOKUP([.B88];[.$AC$2:.$AD$33];2;0);1)" office:value-type="float" office:value="1">
            <text:p>1</text:p>
          </table:table-cell>
          <table:table-cell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Ibrahim Aboubaca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ançoise Dubois</text:p>
          </table:table-cell>
          <table:table-cell table:formula="of:=IF(ISNUMBER(VLOOKUP([.B89];[.$K$2:.$L$202];2;0));VLOOKUP([.B89];[.$K$2:.$L$202];2;0);1)" office:value-type="float" office:value="1">
            <text:p>1</text:p>
          </table:table-cell>
          <table:table-cell table:formula="of:=IF(ISNUMBER(VLOOKUP([.B89];[.$N$2:.$O$12];2;0));VLOOKUP([.B89];[.$N$2:.$O$12];2;0);1)" office:value-type="float" office:value="1">
            <text:p>1</text:p>
          </table:table-cell>
          <table:table-cell table:formula="of:=IF(ISNUMBER(VLOOKUP([.B89];[.$Q$2:.$R$46];2;0));VLOOKUP([.B8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9];[.$T$2:.$U$100];2;0));VLOOKUP([.B89];[.$T$2:.$U$100];2;0);1)" office:value-type="float" office:value="1">
            <text:p>1</text:p>
          </table:table-cell>
          <table:table-cell table:formula="of:=IF(ISNUMBER(VLOOKUP([.B89];[.$Z$2:.$AA$302];2;0));VLOOKUP([.B89];[.$Z$2:.$AA$302];2;0);0)" office:value-type="float" office:value="1">
            <text:p>1</text:p>
          </table:table-cell>
          <table:table-cell table:formula="of:=IF(ISNUMBER(VLOOKUP([.B89];[.$AC$2:.$AD$33];2;0));VLOOKUP([.B89];[.$AC$2:.$AD$33];2;0);1)"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line Ma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rançoise Dumas</text:p>
          </table:table-cell>
          <table:table-cell table:formula="of:=IF(ISNUMBER(VLOOKUP([.B90];[.$K$2:.$L$202];2;0));VLOOKUP([.B90];[.$K$2:.$L$202];2;0);1)" office:value-type="float" office:value="1">
            <text:p>1</text:p>
          </table:table-cell>
          <table:table-cell table:formula="of:=IF(ISNUMBER(VLOOKUP([.B90];[.$N$2:.$O$12];2;0));VLOOKUP([.B90];[.$N$2:.$O$12];2;0);1)" office:value-type="float" office:value="1">
            <text:p>1</text:p>
          </table:table-cell>
          <table:table-cell table:formula="of:=IF(ISNUMBER(VLOOKUP([.B90];[.$Q$2:.$R$46];2;0));VLOOKUP([.B9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0];[.$T$2:.$U$100];2;0));VLOOKUP([.B90];[.$T$2:.$U$100];2;0);1)" office:value-type="float" office:value="1">
            <text:p>1</text:p>
          </table:table-cell>
          <table:table-cell table:formula="of:=IF(ISNUMBER(VLOOKUP([.B90];[.$Z$2:.$AA$302];2;0));VLOOKUP([.B90];[.$Z$2:.$AA$302];2;0);0)" office:value-type="float" office:value="1">
            <text:p>1</text:p>
          </table:table-cell>
          <table:table-cell table:formula="of:=IF(ISNUMBER(VLOOKUP([.B90];[.$AC$2:.$AD$33];2;0));VLOOKUP([.B90];[.$AC$2:.$AD$33];2;0);1)" office:value-type="float" office:value="1">
            <text:p>1</text:p>
          </table:table-cell>
          <table:table-cell/>
          <table:table-cell office:value-type="string">
            <text:p>Viviane Le Dissez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Cres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rançoise Imbert</text:p>
          </table:table-cell>
          <table:table-cell table:formula="of:=IF(ISNUMBER(VLOOKUP([.B91];[.$K$2:.$L$202];2;0));VLOOKUP([.B91];[.$K$2:.$L$202];2;0);1)" office:value-type="float" office:value="1">
            <text:p>1</text:p>
          </table:table-cell>
          <table:table-cell table:formula="of:=IF(ISNUMBER(VLOOKUP([.B91];[.$N$2:.$O$12];2;0));VLOOKUP([.B91];[.$N$2:.$O$12];2;0);1)" office:value-type="float" office:value="1">
            <text:p>1</text:p>
          </table:table-cell>
          <table:table-cell table:formula="of:=IF(ISNUMBER(VLOOKUP([.B91];[.$Q$2:.$R$46];2;0));VLOOKUP([.B9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1];[.$T$2:.$U$100];2;0));VLOOKUP([.B91];[.$T$2:.$U$100];2;0);1)" office:value-type="float" office:value="1">
            <text:p>1</text:p>
          </table:table-cell>
          <table:table-cell table:formula="of:=IF(ISNUMBER(VLOOKUP([.B91];[.$Z$2:.$AA$302];2;0));VLOOKUP([.B91];[.$Z$2:.$AA$302];2;0);0)" office:value-type="float" office:value="1">
            <text:p>1</text:p>
          </table:table-cell>
          <table:table-cell table:formula="of:=IF(ISNUMBER(VLOOKUP([.B91];[.$AC$2:.$AD$33];2;0));VLOOKUP([.B91];[.$AC$2:.$AD$33];2;0);1)" office:value-type="float" office:value="1">
            <text:p>1</text:p>
          </table:table-cell>
          <table:table-cell/>
          <table:table-cell office:value-type="string">
            <text:p>Yves Dani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Vala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rédéric Barbier</text:p>
          </table:table-cell>
          <table:table-cell table:formula="of:=IF(ISNUMBER(VLOOKUP([.B92];[.$K$2:.$L$202];2;0));VLOOKUP([.B92];[.$K$2:.$L$202];2;0);1)" office:value-type="float" office:value="1">
            <text:p>1</text:p>
          </table:table-cell>
          <table:table-cell table:formula="of:=IF(ISNUMBER(VLOOKUP([.B92];[.$N$2:.$O$12];2;0));VLOOKUP([.B92];[.$N$2:.$O$12];2;0);1)" office:value-type="float" office:value="1">
            <text:p>1</text:p>
          </table:table-cell>
          <table:table-cell table:formula="of:=IF(ISNUMBER(VLOOKUP([.B92];[.$Q$2:.$R$46];2;0));VLOOKUP([.B92];[.$Q$2:.$R$46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IF(ISNUMBER(VLOOKUP([.B92];[.$Z$2:.$AA$302];2;0));VLOOKUP([.B92];[.$Z$2:.$AA$302];2;0);0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string">
            <text:p>Jean Glavan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édéric Roig</text:p>
          </table:table-cell>
          <table:table-cell table:formula="of:=IF(ISNUMBER(VLOOKUP([.B93];[.$K$2:.$L$202];2;0));VLOOKUP([.B93];[.$K$2:.$L$202];2;0);1)" office:value-type="float" office:value="1">
            <text:p>1</text:p>
          </table:table-cell>
          <table:table-cell table:formula="of:=IF(ISNUMBER(VLOOKUP([.B93];[.$N$2:.$O$12];2;0));VLOOKUP([.B93];[.$N$2:.$O$12];2;0);1)" office:value-type="float" office:value="1">
            <text:p>1</text:p>
          </table:table-cell>
          <table:table-cell table:formula="of:=IF(ISNUMBER(VLOOKUP([.B93];[.$Q$2:.$R$46];2;0));VLOOKUP([.B9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3];[.$T$2:.$U$100];2;0));VLOOKUP([.B93];[.$T$2:.$U$100];2;0);1)" office:value-type="float" office:value="1">
            <text:p>1</text:p>
          </table:table-cell>
          <table:table-cell table:formula="of:=IF(ISNUMBER(VLOOKUP([.B93];[.$Z$2:.$AA$302];2;0));VLOOKUP([.B93];[.$Z$2:.$AA$302];2;0);0)" office:value-type="float" office:value="1">
            <text:p>1</text:p>
          </table:table-cell>
          <table:table-cell table:formula="of:=IF(ISNUMBER(VLOOKUP([.B93];[.$AC$2:.$AD$33];2;0));VLOOKUP([.B93];[.$AC$2:.$AD$33];2;0);1)" office:value-type="float" office:value="1">
            <text:p>1</text:p>
          </table:table-cell>
          <table:table-cell table:number-columns-repeated="16"/>
          <table:table-cell office:value-type="string">
            <text:p>Jean Gre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rédérique Massat</text:p>
          </table:table-cell>
          <table:table-cell table:formula="of:=IF(ISNUMBER(VLOOKUP([.B94];[.$K$2:.$L$202];2;0));VLOOKUP([.B94];[.$K$2:.$L$202];2;0);1)" office:value-type="float" office:value="1">
            <text:p>1</text:p>
          </table:table-cell>
          <table:table-cell table:formula="of:=IF(ISNUMBER(VLOOKUP([.B94];[.$N$2:.$O$12];2;0));VLOOKUP([.B94];[.$N$2:.$O$12];2;0);1)" office:value-type="float" office:value="1">
            <text:p>1</text:p>
          </table:table-cell>
          <table:table-cell table:formula="of:=IF(ISNUMBER(VLOOKUP([.B94];[.$Q$2:.$R$46];2;0));VLOOKUP([.B9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4];[.$T$2:.$U$100];2;0));VLOOKUP([.B94];[.$T$2:.$U$100];2;0);1)" office:value-type="float" office:value="1">
            <text:p>1</text:p>
          </table:table-cell>
          <table:table-cell table:formula="of:=IF(ISNUMBER(VLOOKUP([.B94];[.$Z$2:.$AA$302];2;0));VLOOKUP([.B94];[.$Z$2:.$AA$302];2;0);0)" office:value-type="float" office:value="1">
            <text:p>1</text:p>
          </table:table-cell>
          <table:table-cell table:formula="of:=IF(ISNUMBER(VLOOKUP([.B94];[.$AC$2:.$AD$33];2;0));VLOOKUP([.B94];[.$AC$2:.$AD$33];2;0);1)" office:value-type="float" office:value="1">
            <text:p>1</text:p>
          </table:table-cell>
          <table:table-cell table:number-columns-repeated="16"/>
          <table:table-cell office:value-type="string">
            <text:p>Jean 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Gabrielle Louis-Carabin</text:p>
          </table:table-cell>
          <table:table-cell table:formula="of:=IF(ISNUMBER(VLOOKUP([.B95];[.$K$2:.$L$202];2;0));VLOOKUP([.B95];[.$K$2:.$L$202];2;0);1)" office:value-type="float" office:value="1">
            <text:p>1</text:p>
          </table:table-cell>
          <table:table-cell table:formula="of:=IF(ISNUMBER(VLOOKUP([.B95];[.$N$2:.$O$12];2;0));VLOOKUP([.B95];[.$N$2:.$O$12];2;0);1)" office:value-type="float" office:value="1">
            <text:p>1</text:p>
          </table:table-cell>
          <table:table-cell table:formula="of:=IF(ISNUMBER(VLOOKUP([.B95];[.$Q$2:.$R$46];2;0));VLOOKUP([.B9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5];[.$T$2:.$U$100];2;0));VLOOKUP([.B95];[.$T$2:.$U$100];2;0);1)" office:value-type="float" office:value="1">
            <text:p>1</text:p>
          </table:table-cell>
          <table:table-cell table:formula="of:=IF(ISNUMBER(VLOOKUP([.B95];[.$Z$2:.$AA$302];2;0));VLOOKUP([.B95];[.$Z$2:.$AA$302];2;0);0)" office:value-type="float" office:value="1">
            <text:p>1</text:p>
          </table:table-cell>
          <table:table-cell table:formula="of:=IF(ISNUMBER(VLOOKUP([.B95];[.$AC$2:.$AD$33];2;0));VLOOKUP([.B95];[.$AC$2:.$AD$33];2;0);1)" office:value-type="float" office:value="1">
            <text:p>1</text:p>
          </table:table-cell>
          <table:table-cell table:number-columns-repeated="16"/>
          <table:table-cell office:value-type="string">
            <text:p>Jean-Claude Buis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eneviève Gaillard</text:p>
          </table:table-cell>
          <table:table-cell table:formula="of:=IF(ISNUMBER(VLOOKUP([.B96];[.$K$2:.$L$202];2;0));VLOOKUP([.B96];[.$K$2:.$L$202];2;0);1)" office:value-type="float" office:value="0">
            <text:p>0</text:p>
          </table:table-cell>
          <table:table-cell table:formula="of:=IF(ISNUMBER(VLOOKUP([.B96];[.$N$2:.$O$12];2;0));VLOOKUP([.B96];[.$N$2:.$O$12];2;0);1)" office:value-type="float" office:value="1">
            <text:p>1</text:p>
          </table:table-cell>
          <table:table-cell table:formula="of:=IF(ISNUMBER(VLOOKUP([.B96];[.$Q$2:.$R$46];2;0));VLOOKUP([.B9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6];[.$T$2:.$U$100];2;0));VLOOKUP([.B96];[.$T$2:.$U$100];2;0);1)" office:value-type="float" office:value="1">
            <text:p>1</text:p>
          </table:table-cell>
          <table:table-cell table:formula="of:=IF(ISNUMBER(VLOOKUP([.B96];[.$Z$2:.$AA$302];2;0));VLOOKUP([.B96];[.$Z$2:.$AA$302];2;0);0)" office:value-type="float" office:value="1">
            <text:p>1</text:p>
          </table:table-cell>
          <table:table-cell table:formula="of:=IF(ISNUMBER(VLOOKUP([.B96];[.$AC$2:.$AD$33];2;0));VLOOKUP([.B96];[.$AC$2:.$AD$33];2;0);1)" office:value-type="float" office:value="1">
            <text:p>1</text:p>
          </table:table-cell>
          <table:table-cell table:number-columns-repeated="16"/>
          <table:table-cell office:value-type="string">
            <text:p>Jean-Claude Fru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Geneviève Gosselin-Fleury</text:p>
          </table:table-cell>
          <table:table-cell table:formula="of:=IF(ISNUMBER(VLOOKUP([.B97];[.$K$2:.$L$202];2;0));VLOOKUP([.B97];[.$K$2:.$L$202];2;0);1)" office:value-type="float" office:value="1">
            <text:p>1</text:p>
          </table:table-cell>
          <table:table-cell table:formula="of:=IF(ISNUMBER(VLOOKUP([.B97];[.$N$2:.$O$12];2;0));VLOOKUP([.B97];[.$N$2:.$O$12];2;0);1)" office:value-type="float" office:value="1">
            <text:p>1</text:p>
          </table:table-cell>
          <table:table-cell table:formula="of:=IF(ISNUMBER(VLOOKUP([.B97];[.$Q$2:.$R$46];2;0));VLOOKUP([.B9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7];[.$T$2:.$U$100];2;0));VLOOKUP([.B97];[.$T$2:.$U$100];2;0);1)" office:value-type="float" office:value="1">
            <text:p>1</text:p>
          </table:table-cell>
          <table:table-cell table:formula="of:=IF(ISNUMBER(VLOOKUP([.B97];[.$Z$2:.$AA$302];2;0));VLOOKUP([.B97];[.$Z$2:.$AA$302];2;0);0)" office:value-type="float" office:value="1">
            <text:p>1</text:p>
          </table:table-cell>
          <table:table-cell table:formula="of:=IF(ISNUMBER(VLOOKUP([.B97];[.$AC$2:.$AD$33];2;0));VLOOKUP([.B97];[.$AC$2:.$AD$33];2;0);1)" office:value-type="float" office:value="1">
            <text:p>1</text:p>
          </table:table-cell>
          <table:table-cell table:number-columns-repeated="16"/>
          <table:table-cell office:value-type="string">
            <text:p>Jean-Claude Perez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érard Bapt</text:p>
          </table:table-cell>
          <table:table-cell table:formula="of:=IF(ISNUMBER(VLOOKUP([.B98];[.$K$2:.$L$202];2;0));VLOOKUP([.B98];[.$K$2:.$L$202];2;0);1)" office:value-type="float" office:value="0">
            <text:p>0</text:p>
          </table:table-cell>
          <table:table-cell table:formula="of:=IF(ISNUMBER(VLOOKUP([.B98];[.$N$2:.$O$12];2;0));VLOOKUP([.B98];[.$N$2:.$O$12];2;0);1)" office:value-type="float" office:value="1">
            <text:p>1</text:p>
          </table:table-cell>
          <table:table-cell table:formula="of:=IF(ISNUMBER(VLOOKUP([.B98];[.$Q$2:.$R$46];2;0));VLOOKUP([.B9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8];[.$T$2:.$U$100];2;0));VLOOKUP([.B98];[.$T$2:.$U$100];2;0);1)" office:value-type="float" office:value="1">
            <text:p>1</text:p>
          </table:table-cell>
          <table:table-cell table:formula="of:=IF(ISNUMBER(VLOOKUP([.B98];[.$Z$2:.$AA$302];2;0));VLOOKUP([.B98];[.$Z$2:.$AA$302];2;0);0)" office:value-type="float" office:value="1">
            <text:p>1</text:p>
          </table:table-cell>
          <table:table-cell table:formula="of:=IF(ISNUMBER(VLOOKUP([.B98];[.$AC$2:.$AD$33];2;0));VLOOKUP([.B98];[.$AC$2:.$AD$33];2;0);1)" office:value-type="float" office:value="1">
            <text:p>1</text:p>
          </table:table-cell>
          <table:table-cell table:number-columns-repeated="16"/>
          <table:table-cell office:value-type="string">
            <text:p>Jean-David Ci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érard Sebaoun</text:p>
          </table:table-cell>
          <table:table-cell table:formula="of:=IF(ISNUMBER(VLOOKUP([.B99];[.$K$2:.$L$202];2;0));VLOOKUP([.B99];[.$K$2:.$L$202];2;0);1)" office:value-type="float" office:value="0">
            <text:p>0</text:p>
          </table:table-cell>
          <table:table-cell table:formula="of:=IF(ISNUMBER(VLOOKUP([.B99];[.$N$2:.$O$12];2;0));VLOOKUP([.B99];[.$N$2:.$O$12];2;0);1)" office:value-type="float" office:value="0">
            <text:p>0</text:p>
          </table:table-cell>
          <table:table-cell table:formula="of:=IF(ISNUMBER(VLOOKUP([.B99];[.$Q$2:.$R$46];2;0));VLOOKUP([.B99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99];[.$T$2:.$U$100];2;0));VLOOKUP([.B99];[.$T$2:.$U$100];2;0);1)" office:value-type="float" office:value="0">
            <text:p>0</text:p>
          </table:table-cell>
          <table:table-cell table:formula="of:=IF(ISNUMBER(VLOOKUP([.B99];[.$Z$2:.$AA$302];2;0));VLOOKUP([.B99];[.$Z$2:.$AA$302];2;0);0)" office:value-type="float" office:value="0">
            <text:p>0</text:p>
          </table:table-cell>
          <table:table-cell table:formula="of:=IF(ISNUMBER(VLOOKUP([.B99];[.$AC$2:.$AD$33];2;0));VLOOKUP([.B99];[.$AC$2:.$AD$33];2;0);1)" office:value-type="float" office:value="0">
            <text:p>0</text:p>
          </table:table-cell>
          <table:table-cell table:number-columns-repeated="16"/>
          <table:table-cell office:value-type="string">
            <text:p>Jean-Jacques Bride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érard Terrier</text:p>
          </table:table-cell>
          <table:table-cell table:formula="of:=IF(ISNUMBER(VLOOKUP([.B100];[.$K$2:.$L$202];2;0));VLOOKUP([.B100];[.$K$2:.$L$202];2;0);1)" office:value-type="float" office:value="1">
            <text:p>1</text:p>
          </table:table-cell>
          <table:table-cell table:formula="of:=IF(ISNUMBER(VLOOKUP([.B100];[.$N$2:.$O$12];2;0));VLOOKUP([.B100];[.$N$2:.$O$12];2;0);1)" office:value-type="float" office:value="1">
            <text:p>1</text:p>
          </table:table-cell>
          <table:table-cell table:formula="of:=IF(ISNUMBER(VLOOKUP([.B100];[.$Q$2:.$R$46];2;0));VLOOKUP([.B10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0];[.$T$2:.$U$100];2;0));VLOOKUP([.B100];[.$T$2:.$U$100];2;0);1)" office:value-type="float" office:value="1">
            <text:p>1</text:p>
          </table:table-cell>
          <table:table-cell table:formula="of:=IF(ISNUMBER(VLOOKUP([.B100];[.$Z$2:.$AA$302];2;0));VLOOKUP([.B100];[.$Z$2:.$AA$302];2;0);0)" office:value-type="float" office:value="1">
            <text:p>1</text:p>
          </table:table-cell>
          <table:table-cell table:formula="of:=IF(ISNUMBER(VLOOKUP([.B100];[.$AC$2:.$AD$33];2;0));VLOOKUP([.B100];[.$AC$2:.$AD$33];2;0);1)" office:value-type="float" office:value="1">
            <text:p>1</text:p>
          </table:table-cell>
          <table:table-cell table:number-columns-repeated="16"/>
          <table:table-cell office:value-type="string">
            <text:p>Jean-Jacques Urvo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erminal Peiro</text:p>
          </table:table-cell>
          <table:table-cell table:formula="of:=IF(ISNUMBER(VLOOKUP([.B101];[.$K$2:.$L$202];2;0));VLOOKUP([.B101];[.$K$2:.$L$202];2;0);1)" office:value-type="float" office:value="1">
            <text:p>1</text:p>
          </table:table-cell>
          <table:table-cell table:formula="of:=IF(ISNUMBER(VLOOKUP([.B101];[.$N$2:.$O$12];2;0));VLOOKUP([.B101];[.$N$2:.$O$12];2;0);1)" office:value-type="float" office:value="1">
            <text:p>1</text:p>
          </table:table-cell>
          <table:table-cell table:formula="of:=IF(ISNUMBER(VLOOKUP([.B101];[.$Q$2:.$R$46];2;0));VLOOKUP([.B10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1];[.$T$2:.$U$100];2;0));VLOOKUP([.B101];[.$T$2:.$U$100];2;0);1)" office:value-type="float" office:value="1">
            <text:p>1</text:p>
          </table:table-cell>
          <table:table-cell table:formula="of:=IF(ISNUMBER(VLOOKUP([.B101];[.$Z$2:.$AA$302];2;0));VLOOKUP([.B101];[.$Z$2:.$AA$302];2;0);0)" office:value-type="float" office:value="1">
            <text:p>1</text:p>
          </table:table-cell>
          <table:table-cell table:formula="of:=IF(ISNUMBER(VLOOKUP([.B101];[.$AC$2:.$AD$33];2;0));VLOOKUP([.B101];[.$AC$2:.$AD$33];2;0);1)" office:value-type="float" office:value="1">
            <text:p>1</text:p>
          </table:table-cell>
          <table:table-cell table:number-columns-repeated="16"/>
          <table:table-cell office:value-type="string">
            <text:p>Jean-Jacques Vlod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Gilbert Le Bris</text:p>
          </table:table-cell>
          <table:table-cell table:formula="of:=IF(ISNUMBER(VLOOKUP([.B102];[.$K$2:.$L$202];2;0));VLOOKUP([.B102];[.$K$2:.$L$202];2;0);1)" office:value-type="float" office:value="0">
            <text:p>0</text:p>
          </table:table-cell>
          <table:table-cell table:formula="of:=IF(ISNUMBER(VLOOKUP([.B102];[.$N$2:.$O$12];2;0));VLOOKUP([.B102];[.$N$2:.$O$12];2;0);1)" office:value-type="float" office:value="1">
            <text:p>1</text:p>
          </table:table-cell>
          <table:table-cell table:formula="of:=IF(ISNUMBER(VLOOKUP([.B102];[.$Q$2:.$R$46];2;0));VLOOKUP([.B10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2];[.$T$2:.$U$100];2;0));VLOOKUP([.B102];[.$T$2:.$U$100];2;0);1)" office:value-type="float" office:value="1">
            <text:p>1</text:p>
          </table:table-cell>
          <table:table-cell table:formula="of:=IF(ISNUMBER(VLOOKUP([.B102];[.$Z$2:.$AA$302];2;0));VLOOKUP([.B102];[.$Z$2:.$AA$302];2;0);0)" office:value-type="float" office:value="0">
            <text:p>0</text:p>
          </table:table-cell>
          <table:table-cell table:formula="of:=IF(ISNUMBER(VLOOKUP([.B102];[.$AC$2:.$AD$33];2;0));VLOOKUP([.B102];[.$AC$2:.$AD$33];2;0);1)" office:value-type="float" office:value="1">
            <text:p>1</text:p>
          </table:table-cell>
          <table:table-cell table:number-columns-repeated="16"/>
          <table:table-cell office:value-type="string">
            <text:p>Jean-Louis Brico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Gilbert Sauvan</text:p>
          </table:table-cell>
          <table:table-cell table:formula="of:=IF(ISNUMBER(VLOOKUP([.B103];[.$K$2:.$L$202];2;0));VLOOKUP([.B103];[.$K$2:.$L$202];2;0);1)" office:value-type="float" office:value="1">
            <text:p>1</text:p>
          </table:table-cell>
          <table:table-cell table:formula="of:=IF(ISNUMBER(VLOOKUP([.B103];[.$N$2:.$O$12];2;0));VLOOKUP([.B103];[.$N$2:.$O$12];2;0);1)" office:value-type="float" office:value="1">
            <text:p>1</text:p>
          </table:table-cell>
          <table:table-cell table:formula="of:=IF(ISNUMBER(VLOOKUP([.B103];[.$Q$2:.$R$46];2;0));VLOOKUP([.B10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3];[.$T$2:.$U$100];2;0));VLOOKUP([.B103];[.$T$2:.$U$100];2;0);1)" office:value-type="float" office:value="1">
            <text:p>1</text:p>
          </table:table-cell>
          <table:table-cell table:formula="of:=IF(ISNUMBER(VLOOKUP([.B103];[.$Z$2:.$AA$302];2;0));VLOOKUP([.B103];[.$Z$2:.$AA$302];2;0);0)" office:value-type="float" office:value="1">
            <text:p>1</text:p>
          </table:table-cell>
          <table:table-cell table:formula="of:=IF(ISNUMBER(VLOOKUP([.B103];[.$AC$2:.$AD$33];2;0));VLOOKUP([.B103];[.$AC$2:.$AD$33];2;0);1)" office:value-type="float" office:value="1">
            <text:p>1</text:p>
          </table:table-cell>
          <table:table-cell table:number-columns-repeated="16"/>
          <table:table-cell office:value-type="string">
            <text:p>Jean-Louis Du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illes Savary</text:p>
          </table:table-cell>
          <table:table-cell table:formula="of:=IF(ISNUMBER(VLOOKUP([.B104];[.$K$2:.$L$202];2;0));VLOOKUP([.B104];[.$K$2:.$L$202];2;0);1)" office:value-type="float" office:value="1">
            <text:p>1</text:p>
          </table:table-cell>
          <table:table-cell table:formula="of:=IF(ISNUMBER(VLOOKUP([.B104];[.$N$2:.$O$12];2;0));VLOOKUP([.B104];[.$N$2:.$O$12];2;0);1)" office:value-type="float" office:value="1">
            <text:p>1</text:p>
          </table:table-cell>
          <table:table-cell table:formula="of:=IF(ISNUMBER(VLOOKUP([.B104];[.$Q$2:.$R$46];2;0));VLOOKUP([.B10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4];[.$T$2:.$U$100];2;0));VLOOKUP([.B104];[.$T$2:.$U$100];2;0);1)" office:value-type="float" office:value="1">
            <text:p>1</text:p>
          </table:table-cell>
          <table:table-cell table:formula="of:=IF(ISNUMBER(VLOOKUP([.B104];[.$Z$2:.$AA$302];2;0));VLOOKUP([.B104];[.$Z$2:.$AA$302];2;0);0)" office:value-type="float" office:value="1">
            <text:p>1</text:p>
          </table:table-cell>
          <table:table-cell table:formula="of:=IF(ISNUMBER(VLOOKUP([.B104];[.$AC$2:.$AD$33];2;0));VLOOKUP([.B104];[.$AC$2:.$AD$33];2;0);1)" office:value-type="float" office:value="1">
            <text:p>1</text:p>
          </table:table-cell>
          <table:table-cell table:number-columns-repeated="16"/>
          <table:table-cell office:value-type="string">
            <text:p>Jean-Louis Gagnai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Gisèle Biémouret</text:p>
          </table:table-cell>
          <table:table-cell table:formula="of:=IF(ISNUMBER(VLOOKUP([.B105];[.$K$2:.$L$202];2;0));VLOOKUP([.B105];[.$K$2:.$L$202];2;0);1)" office:value-type="float" office:value="1">
            <text:p>1</text:p>
          </table:table-cell>
          <table:table-cell table:formula="of:=IF(ISNUMBER(VLOOKUP([.B105];[.$N$2:.$O$12];2;0));VLOOKUP([.B105];[.$N$2:.$O$12];2;0);1)" office:value-type="float" office:value="1">
            <text:p>1</text:p>
          </table:table-cell>
          <table:table-cell table:formula="of:=IF(ISNUMBER(VLOOKUP([.B105];[.$Q$2:.$R$46];2;0));VLOOKUP([.B10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5];[.$T$2:.$U$100];2;0));VLOOKUP([.B105];[.$T$2:.$U$100];2;0);1)" office:value-type="float" office:value="1">
            <text:p>1</text:p>
          </table:table-cell>
          <table:table-cell table:formula="of:=IF(ISNUMBER(VLOOKUP([.B105];[.$Z$2:.$AA$302];2;0));VLOOKUP([.B105];[.$Z$2:.$AA$302];2;0);0)" office:value-type="float" office:value="1">
            <text:p>1</text:p>
          </table:table-cell>
          <table:table-cell table:formula="of:=IF(ISNUMBER(VLOOKUP([.B105];[.$AC$2:.$AD$33];2;0));VLOOKUP([.B105];[.$AC$2:.$AD$33];2;0);1)" office:value-type="float" office:value="1">
            <text:p>1</text:p>
          </table:table-cell>
          <table:table-cell table:number-columns-repeated="16"/>
          <table:table-cell office:value-type="string">
            <text:p>Jean-Louis Tour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uillaume Bachelay</text:p>
          </table:table-cell>
          <table:table-cell table:formula="of:=IF(ISNUMBER(VLOOKUP([.B106];[.$K$2:.$L$202];2;0));VLOOKUP([.B106];[.$K$2:.$L$202];2;0);1)" office:value-type="float" office:value="1">
            <text:p>1</text:p>
          </table:table-cell>
          <table:table-cell table:formula="of:=IF(ISNUMBER(VLOOKUP([.B106];[.$N$2:.$O$12];2;0));VLOOKUP([.B106];[.$N$2:.$O$12];2;0);1)" office:value-type="float" office:value="1">
            <text:p>1</text:p>
          </table:table-cell>
          <table:table-cell table:formula="of:=IF(ISNUMBER(VLOOKUP([.B106];[.$Q$2:.$R$46];2;0));VLOOKUP([.B10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6];[.$T$2:.$U$100];2;0));VLOOKUP([.B106];[.$T$2:.$U$100];2;0);1)" office:value-type="float" office:value="1">
            <text:p>1</text:p>
          </table:table-cell>
          <table:table-cell table:formula="of:=IF(ISNUMBER(VLOOKUP([.B106];[.$Z$2:.$AA$302];2;0));VLOOKUP([.B106];[.$Z$2:.$AA$302];2;0);0)" office:value-type="float" office:value="1">
            <text:p>1</text:p>
          </table:table-cell>
          <table:table-cell table:formula="of:=IF(ISNUMBER(VLOOKUP([.B106];[.$AC$2:.$AD$33];2;0));VLOOKUP([.B106];[.$AC$2:.$AD$33];2;0);1)" office:value-type="float" office:value="1">
            <text:p>1</text:p>
          </table:table-cell>
          <table:table-cell table:number-columns-repeated="16"/>
          <table:table-cell office:value-type="string">
            <text:p>Jean-Luc Bleunve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uillaume Garot</text:p>
          </table:table-cell>
          <table:table-cell table:formula="of:=IF(ISNUMBER(VLOOKUP([.B107];[.$K$2:.$L$202];2;0));VLOOKUP([.B107];[.$K$2:.$L$202];2;0);1)" office:value-type="float" office:value="1">
            <text:p>1</text:p>
          </table:table-cell>
          <table:table-cell table:formula="of:=IF(ISNUMBER(VLOOKUP([.B107];[.$N$2:.$O$12];2;0));VLOOKUP([.B107];[.$N$2:.$O$12];2;0);1)" office:value-type="float" office:value="1">
            <text:p>1</text:p>
          </table:table-cell>
          <table:table-cell table:formula="of:=IF(ISNUMBER(VLOOKUP([.B107];[.$Q$2:.$R$46];2;0));VLOOKUP([.B10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7];[.$T$2:.$U$100];2;0));VLOOKUP([.B107];[.$T$2:.$U$100];2;0);1)" office:value-type="float" office:value="1">
            <text:p>1</text:p>
          </table:table-cell>
          <table:table-cell table:formula="of:=IF(ISNUMBER(VLOOKUP([.B107];[.$Z$2:.$AA$302];2;0));VLOOKUP([.B107];[.$Z$2:.$AA$302];2;0);0)" office:value-type="float" office:value="1">
            <text:p>1</text:p>
          </table:table-cell>
          <table:table-cell table:formula="of:=IF(ISNUMBER(VLOOKUP([.B107];[.$AC$2:.$AD$33];2;0));VLOOKUP([.B107];[.$AC$2:.$AD$33];2;0);1)" office:value-type="float" office:value="1">
            <text:p>1</text:p>
          </table:table-cell>
          <table:table-cell table:number-columns-repeated="16"/>
          <table:table-cell office:value-type="string">
            <text:p>Jean-Marc Four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uy Chambefort</text:p>
          </table:table-cell>
          <table:table-cell table:formula="of:=IF(ISNUMBER(VLOOKUP([.B108];[.$K$2:.$L$202];2;0));VLOOKUP([.B108];[.$K$2:.$L$202];2;0);1)" office:value-type="float" office:value="1">
            <text:p>1</text:p>
          </table:table-cell>
          <table:table-cell table:formula="of:=IF(ISNUMBER(VLOOKUP([.B108];[.$N$2:.$O$12];2;0));VLOOKUP([.B108];[.$N$2:.$O$12];2;0);1)" office:value-type="float" office:value="1">
            <text:p>1</text:p>
          </table:table-cell>
          <table:table-cell table:formula="of:=IF(ISNUMBER(VLOOKUP([.B108];[.$Q$2:.$R$46];2;0));VLOOKUP([.B10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8];[.$T$2:.$U$100];2;0));VLOOKUP([.B108];[.$T$2:.$U$100];2;0);1)" office:value-type="float" office:value="1">
            <text:p>1</text:p>
          </table:table-cell>
          <table:table-cell table:formula="of:=IF(ISNUMBER(VLOOKUP([.B108];[.$Z$2:.$AA$302];2;0));VLOOKUP([.B108];[.$Z$2:.$AA$302];2;0);0)" office:value-type="float" office:value="1">
            <text:p>1</text:p>
          </table:table-cell>
          <table:table-cell table:formula="of:=IF(ISNUMBER(VLOOKUP([.B108];[.$AC$2:.$AD$33];2;0));VLOOKUP([.B108];[.$AC$2:.$AD$33];2;0);1)" office:value-type="float" office:value="1">
            <text:p>1</text:p>
          </table:table-cell>
          <table:table-cell table:number-columns-repeated="16"/>
          <table:table-cell office:value-type="string">
            <text:p>Jean-Marie Beffa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uy Delcourt</text:p>
          </table:table-cell>
          <table:table-cell table:formula="of:=IF(ISNUMBER(VLOOKUP([.B109];[.$K$2:.$L$202];2;0));VLOOKUP([.B109];[.$K$2:.$L$202];2;0);1)" office:value-type="float" office:value="1">
            <text:p>1</text:p>
          </table:table-cell>
          <table:table-cell table:formula="of:=IF(ISNUMBER(VLOOKUP([.B109];[.$N$2:.$O$12];2;0));VLOOKUP([.B109];[.$N$2:.$O$12];2;0);1)" office:value-type="float" office:value="1">
            <text:p>1</text:p>
          </table:table-cell>
          <table:table-cell table:formula="of:=IF(ISNUMBER(VLOOKUP([.B109];[.$Q$2:.$R$46];2;0));VLOOKUP([.B10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9];[.$T$2:.$U$100];2;0));VLOOKUP([.B109];[.$T$2:.$U$100];2;0);1)" office:value-type="float" office:value="1">
            <text:p>1</text:p>
          </table:table-cell>
          <table:table-cell table:formula="of:=IF(ISNUMBER(VLOOKUP([.B109];[.$Z$2:.$AA$302];2;0));VLOOKUP([.B109];[.$Z$2:.$AA$302];2;0);0)" office:value-type="float" office:value="1">
            <text:p>1</text:p>
          </table:table-cell>
          <table:table-cell table:formula="of:=IF(ISNUMBER(VLOOKUP([.B109];[.$AC$2:.$AD$33];2;0));VLOOKUP([.B109];[.$AC$2:.$AD$33];2;0);1)" office:value-type="float" office:value="1">
            <text:p>1</text:p>
          </table:table-cell>
          <table:table-cell table:number-columns-repeated="16"/>
          <table:table-cell office:value-type="string">
            <text:p>Jean-Michel Cléme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Guy-Michel Chauveau</text:p>
          </table:table-cell>
          <table:table-cell table:formula="of:=IF(ISNUMBER(VLOOKUP([.B110];[.$K$2:.$L$202];2;0));VLOOKUP([.B110];[.$K$2:.$L$202];2;0);1)" office:value-type="float" office:value="1">
            <text:p>1</text:p>
          </table:table-cell>
          <table:table-cell table:formula="of:=IF(ISNUMBER(VLOOKUP([.B110];[.$N$2:.$O$12];2;0));VLOOKUP([.B110];[.$N$2:.$O$12];2;0);1)" office:value-type="float" office:value="1">
            <text:p>1</text:p>
          </table:table-cell>
          <table:table-cell table:formula="of:=IF(ISNUMBER(VLOOKUP([.B110];[.$Q$2:.$R$46];2;0));VLOOKUP([.B11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0];[.$T$2:.$U$100];2;0));VLOOKUP([.B110];[.$T$2:.$U$100];2;0);1)" office:value-type="float" office:value="1">
            <text:p>1</text:p>
          </table:table-cell>
          <table:table-cell table:formula="of:=IF(ISNUMBER(VLOOKUP([.B110];[.$Z$2:.$AA$302];2;0));VLOOKUP([.B110];[.$Z$2:.$AA$302];2;0);0)" office:value-type="float" office:value="1">
            <text:p>1</text:p>
          </table:table-cell>
          <table:table-cell table:formula="of:=IF(ISNUMBER(VLOOKUP([.B110];[.$AC$2:.$AD$33];2;0));VLOOKUP([.B110];[.$AC$2:.$AD$33];2;0);1)" office:value-type="float" office:value="1">
            <text:p>1</text:p>
          </table:table-cell>
          <table:table-cell table:number-columns-repeated="16"/>
          <table:table-cell office:value-type="string">
            <text:p>Jean-Michel Villaum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Gwendal Rouillard</text:p>
          </table:table-cell>
          <table:table-cell table:formula="of:=IF(ISNUMBER(VLOOKUP([.B111];[.$K$2:.$L$202];2;0));VLOOKUP([.B111];[.$K$2:.$L$202];2;0);1)" office:value-type="float" office:value="1">
            <text:p>1</text:p>
          </table:table-cell>
          <table:table-cell table:formula="of:=IF(ISNUMBER(VLOOKUP([.B111];[.$N$2:.$O$12];2;0));VLOOKUP([.B111];[.$N$2:.$O$12];2;0);1)" office:value-type="float" office:value="1">
            <text:p>1</text:p>
          </table:table-cell>
          <table:table-cell table:formula="of:=IF(ISNUMBER(VLOOKUP([.B111];[.$Q$2:.$R$46];2;0));VLOOKUP([.B11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1];[.$T$2:.$U$100];2;0));VLOOKUP([.B111];[.$T$2:.$U$100];2;0);1)" office:value-type="float" office:value="1">
            <text:p>1</text:p>
          </table:table-cell>
          <table:table-cell table:formula="of:=IF(ISNUMBER(VLOOKUP([.B111];[.$Z$2:.$AA$302];2;0));VLOOKUP([.B111];[.$Z$2:.$AA$302];2;0);0)" office:value-type="float" office:value="1">
            <text:p>1</text:p>
          </table:table-cell>
          <table:table-cell table:formula="of:=IF(ISNUMBER(VLOOKUP([.B111];[.$AC$2:.$AD$33];2;0));VLOOKUP([.B111];[.$AC$2:.$AD$33];2;0);1)" office:value-type="float" office:value="1">
            <text:p>1</text:p>
          </table:table-cell>
          <table:table-cell table:number-columns-repeated="16"/>
          <table:table-cell office:value-type="string">
            <text:p>Jean-Paul Bac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wenegan Bui</text:p>
          </table:table-cell>
          <table:table-cell table:formula="of:=IF(ISNUMBER(VLOOKUP([.B112];[.$K$2:.$L$202];2;0));VLOOKUP([.B112];[.$K$2:.$L$202];2;0);1)" office:value-type="float" office:value="0">
            <text:p>0</text:p>
          </table:table-cell>
          <table:table-cell table:formula="of:=IF(ISNUMBER(VLOOKUP([.B112];[.$N$2:.$O$12];2;0));VLOOKUP([.B112];[.$N$2:.$O$12];2;0);1)" office:value-type="float" office:value="1">
            <text:p>1</text:p>
          </table:table-cell>
          <table:table-cell table:formula="of:=IF(ISNUMBER(VLOOKUP([.B112];[.$Q$2:.$R$46];2;0));VLOOKUP([.B11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2];[.$T$2:.$U$100];2;0));VLOOKUP([.B112];[.$T$2:.$U$100];2;0);1)" office:value-type="float" office:value="1">
            <text:p>1</text:p>
          </table:table-cell>
          <table:table-cell table:formula="of:=IF(ISNUMBER(VLOOKUP([.B112];[.$Z$2:.$AA$302];2;0));VLOOKUP([.B112];[.$Z$2:.$AA$302];2;0);0)" office:value-type="float" office:value="0">
            <text:p>0</text:p>
          </table:table-cell>
          <table:table-cell table:formula="of:=IF(ISNUMBER(VLOOKUP([.B112];[.$AC$2:.$AD$33];2;0));VLOOKUP([.B112];[.$AC$2:.$AD$33];2;0);1)" office:value-type="float" office:value="1">
            <text:p>1</text:p>
          </table:table-cell>
          <table:table-cell table:number-columns-repeated="16"/>
          <table:table-cell office:value-type="string">
            <text:p>Jean-Paul Chanteg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Hélène Geoffroy</text:p>
          </table:table-cell>
          <table:table-cell table:formula="of:=IF(ISNUMBER(VLOOKUP([.B113];[.$K$2:.$L$202];2;0));VLOOKUP([.B113];[.$K$2:.$L$202];2;0);1)" office:value-type="float" office:value="1">
            <text:p>1</text:p>
          </table:table-cell>
          <table:table-cell table:formula="of:=IF(ISNUMBER(VLOOKUP([.B113];[.$N$2:.$O$12];2;0));VLOOKUP([.B113];[.$N$2:.$O$12];2;0);1)" office:value-type="float" office:value="1">
            <text:p>1</text:p>
          </table:table-cell>
          <table:table-cell table:formula="of:=IF(ISNUMBER(VLOOKUP([.B113];[.$Q$2:.$R$46];2;0));VLOOKUP([.B11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3];[.$T$2:.$U$100];2;0));VLOOKUP([.B113];[.$T$2:.$U$100];2;0);1)" office:value-type="float" office:value="1">
            <text:p>1</text:p>
          </table:table-cell>
          <table:table-cell table:formula="of:=IF(ISNUMBER(VLOOKUP([.B113];[.$Z$2:.$AA$302];2;0));VLOOKUP([.B113];[.$Z$2:.$AA$302];2;0);0)" office:value-type="float" office:value="1">
            <text:p>1</text:p>
          </table:table-cell>
          <table:table-cell table:formula="of:=IF(ISNUMBER(VLOOKUP([.B113];[.$AC$2:.$AD$33];2;0));VLOOKUP([.B113];[.$AC$2:.$AD$33];2;0);1)" office:value-type="float" office:value="1">
            <text:p>1</text:p>
          </table:table-cell>
          <table:table-cell table:number-columns-repeated="16"/>
          <table:table-cell office:value-type="string">
            <text:p>Jean-Paul Dup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Henri Emmanuelli</text:p>
          </table:table-cell>
          <table:table-cell table:formula="of:=IF(ISNUMBER(VLOOKUP([.B114];[.$K$2:.$L$202];2;0));VLOOKUP([.B114];[.$K$2:.$L$202];2;0);1)" office:value-type="float" office:value="0">
            <text:p>0</text:p>
          </table:table-cell>
          <table:table-cell table:formula="of:=IF(ISNUMBER(VLOOKUP([.B114];[.$N$2:.$O$12];2;0));VLOOKUP([.B114];[.$N$2:.$O$12];2;0);1)" office:value-type="float" office:value="0">
            <text:p>0</text:p>
          </table:table-cell>
          <table:table-cell table:formula="of:=IF(ISNUMBER(VLOOKUP([.B114];[.$Q$2:.$R$46];2;0));VLOOKUP([.B114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4];[.$T$2:.$U$100];2;0));VLOOKUP([.B114];[.$T$2:.$U$100];2;0);1)" office:value-type="float" office:value="0">
            <text:p>0</text:p>
          </table:table-cell>
          <table:table-cell table:formula="of:=IF(ISNUMBER(VLOOKUP([.B114];[.$Z$2:.$AA$302];2;0));VLOOKUP([.B114];[.$Z$2:.$AA$302];2;0);0)" office:value-type="float" office:value="0">
            <text:p>0</text:p>
          </table:table-cell>
          <table:table-cell table:formula="of:=IF(ISNUMBER(VLOOKUP([.B114];[.$AC$2:.$AD$33];2;0));VLOOKUP([.B114];[.$AC$2:.$AD$33];2;0);1)" office:value-type="float" office:value="0">
            <text:p>0</text:p>
          </table:table-cell>
          <table:table-cell table:number-columns-repeated="16"/>
          <table:table-cell office:value-type="string">
            <text:p>Jean-Pierre Alloss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Henri Jibrayel</text:p>
          </table:table-cell>
          <table:table-cell table:formula="of:=IF(ISNUMBER(VLOOKUP([.B115];[.$K$2:.$L$202];2;0));VLOOKUP([.B115];[.$K$2:.$L$202];2;0);1)" office:value-type="float" office:value="1">
            <text:p>1</text:p>
          </table:table-cell>
          <table:table-cell table:formula="of:=IF(ISNUMBER(VLOOKUP([.B115];[.$N$2:.$O$12];2;0));VLOOKUP([.B115];[.$N$2:.$O$12];2;0);1)" office:value-type="float" office:value="1">
            <text:p>1</text:p>
          </table:table-cell>
          <table:table-cell table:formula="of:=IF(ISNUMBER(VLOOKUP([.B115];[.$Q$2:.$R$46];2;0));VLOOKUP([.B11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5];[.$T$2:.$U$100];2;0));VLOOKUP([.B115];[.$T$2:.$U$100];2;0);1)" office:value-type="float" office:value="1">
            <text:p>1</text:p>
          </table:table-cell>
          <table:table-cell table:formula="of:=IF(ISNUMBER(VLOOKUP([.B115];[.$Z$2:.$AA$302];2;0));VLOOKUP([.B115];[.$Z$2:.$AA$302];2;0);0)" office:value-type="float" office:value="1">
            <text:p>1</text:p>
          </table:table-cell>
          <table:table-cell table:formula="of:=IF(ISNUMBER(VLOOKUP([.B115];[.$AC$2:.$AD$33];2;0));VLOOKUP([.B115];[.$AC$2:.$AD$33];2;0);1)" office:value-type="float" office:value="1">
            <text:p>1</text:p>
          </table:table-cell>
          <table:table-cell table:number-columns-repeated="16"/>
          <table:table-cell office:value-type="string">
            <text:p>Jean-Pierre Le Roch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Hervé Féron</text:p>
          </table:table-cell>
          <table:table-cell table:formula="of:=IF(ISNUMBER(VLOOKUP([.B116];[.$K$2:.$L$202];2;0));VLOOKUP([.B116];[.$K$2:.$L$202];2;0);1)" office:value-type="float" office:value="0">
            <text:p>0</text:p>
          </table:table-cell>
          <table:table-cell table:formula="of:=IF(ISNUMBER(VLOOKUP([.B116];[.$N$2:.$O$12];2;0));VLOOKUP([.B116];[.$N$2:.$O$12];2;0);1)" office:value-type="float" office:value="1">
            <text:p>1</text:p>
          </table:table-cell>
          <table:table-cell table:formula="of:=IF(ISNUMBER(VLOOKUP([.B116];[.$Q$2:.$R$46];2;0));VLOOKUP([.B116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6];[.$T$2:.$U$100];2;0));VLOOKUP([.B116];[.$T$2:.$U$100];2;0);1)" office:value-type="float" office:value="0">
            <text:p>0</text:p>
          </table:table-cell>
          <table:table-cell table:formula="of:=IF(ISNUMBER(VLOOKUP([.B116];[.$Z$2:.$AA$302];2;0));VLOOKUP([.B116];[.$Z$2:.$AA$302];2;0);0)" office:value-type="float" office:value="0">
            <text:p>0</text:p>
          </table:table-cell>
          <table:table-cell table:formula="of:=IF(ISNUMBER(VLOOKUP([.B116];[.$AC$2:.$AD$33];2;0));VLOOKUP([.B116];[.$AC$2:.$AD$33];2;0);1)" office:value-type="float" office:value="0">
            <text:p>0</text:p>
          </table:table-cell>
          <table:table-cell table:number-columns-repeated="16"/>
          <table:table-cell office:value-type="string">
            <text:p>Jean-Pierre Magg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ervé Pellois</text:p>
          </table:table-cell>
          <table:table-cell table:formula="of:=IF(ISNUMBER(VLOOKUP([.B117];[.$K$2:.$L$202];2;0));VLOOKUP([.B117];[.$K$2:.$L$202];2;0);1)" office:value-type="float" office:value="1">
            <text:p>1</text:p>
          </table:table-cell>
          <table:table-cell table:formula="of:=IF(ISNUMBER(VLOOKUP([.B117];[.$N$2:.$O$12];2;0));VLOOKUP([.B117];[.$N$2:.$O$12];2;0);1)" office:value-type="float" office:value="1">
            <text:p>1</text:p>
          </table:table-cell>
          <table:table-cell table:formula="of:=IF(ISNUMBER(VLOOKUP([.B117];[.$Q$2:.$R$46];2;0));VLOOKUP([.B11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7];[.$T$2:.$U$100];2;0));VLOOKUP([.B117];[.$T$2:.$U$100];2;0);1)" office:value-type="float" office:value="1">
            <text:p>1</text:p>
          </table:table-cell>
          <table:table-cell table:formula="of:=IF(ISNUMBER(VLOOKUP([.B117];[.$Z$2:.$AA$302];2;0));VLOOKUP([.B117];[.$Z$2:.$AA$302];2;0);0)" office:value-type="float" office:value="1">
            <text:p>1</text:p>
          </table:table-cell>
          <table:table-cell table:formula="of:=IF(ISNUMBER(VLOOKUP([.B117];[.$AC$2:.$AD$33];2;0));VLOOKUP([.B117];[.$AC$2:.$AD$33];2;0);1)" office:value-type="float" office:value="1">
            <text:p>1</text:p>
          </table:table-cell>
          <table:table-cell table:number-columns-repeated="16"/>
          <table:table-cell office:value-type="string">
            <text:p>Jean-Yves Caull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ugues Fourage</text:p>
          </table:table-cell>
          <table:table-cell table:formula="of:=IF(ISNUMBER(VLOOKUP([.B118];[.$K$2:.$L$202];2;0));VLOOKUP([.B118];[.$K$2:.$L$202];2;0);1)" office:value-type="float" office:value="1">
            <text:p>1</text:p>
          </table:table-cell>
          <table:table-cell table:formula="of:=IF(ISNUMBER(VLOOKUP([.B118];[.$N$2:.$O$12];2;0));VLOOKUP([.B118];[.$N$2:.$O$12];2;0);1)" office:value-type="float" office:value="1">
            <text:p>1</text:p>
          </table:table-cell>
          <table:table-cell table:formula="of:=IF(ISNUMBER(VLOOKUP([.B118];[.$Q$2:.$R$46];2;0));VLOOKUP([.B11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8];[.$T$2:.$U$100];2;0));VLOOKUP([.B118];[.$T$2:.$U$100];2;0);1)" office:value-type="float" office:value="1">
            <text:p>1</text:p>
          </table:table-cell>
          <table:table-cell table:formula="of:=IF(ISNUMBER(VLOOKUP([.B118];[.$Z$2:.$AA$302];2;0));VLOOKUP([.B118];[.$Z$2:.$AA$302];2;0);0)" office:value-type="float" office:value="1">
            <text:p>1</text:p>
          </table:table-cell>
          <table:table-cell table:formula="of:=IF(ISNUMBER(VLOOKUP([.B118];[.$AC$2:.$AD$33];2;0));VLOOKUP([.B118];[.$AC$2:.$AD$33];2;0);1)" office:value-type="float" office:value="1">
            <text:p>1</text:p>
          </table:table-cell>
          <table:table-cell table:number-columns-repeated="16"/>
          <table:table-cell office:value-type="string">
            <text:p>Jean-Yves Le Bouillonnec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Ibrahim Aboubacar</text:p>
          </table:table-cell>
          <table:table-cell table:formula="of:=IF(ISNUMBER(VLOOKUP([.B119];[.$K$2:.$L$202];2;0));VLOOKUP([.B119];[.$K$2:.$L$202];2;0);1)" office:value-type="float" office:value="1">
            <text:p>1</text:p>
          </table:table-cell>
          <table:table-cell table:formula="of:=IF(ISNUMBER(VLOOKUP([.B119];[.$N$2:.$O$12];2;0));VLOOKUP([.B119];[.$N$2:.$O$12];2;0);1)" office:value-type="float" office:value="1">
            <text:p>1</text:p>
          </table:table-cell>
          <table:table-cell table:formula="of:=IF(ISNUMBER(VLOOKUP([.B119];[.$Q$2:.$R$46];2;0));VLOOKUP([.B11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9];[.$T$2:.$U$100];2;0));VLOOKUP([.B119];[.$T$2:.$U$100];2;0);1)" office:value-type="float" office:value="1">
            <text:p>1</text:p>
          </table:table-cell>
          <table:table-cell table:formula="of:=IF(ISNUMBER(VLOOKUP([.B119];[.$Z$2:.$AA$302];2;0));VLOOKUP([.B119];[.$Z$2:.$AA$302];2;0);0)" office:value-type="float" office:value="1">
            <text:p>1</text:p>
          </table:table-cell>
          <table:table-cell table:formula="of:=IF(ISNUMBER(VLOOKUP([.B119];[.$AC$2:.$AD$33];2;0));VLOOKUP([.B119];[.$AC$2:.$AD$33];2;0);1)" office:value-type="float" office:value="1">
            <text:p>1</text:p>
          </table:table-cell>
          <table:table-cell table:number-columns-repeated="16"/>
          <table:table-cell office:value-type="string">
            <text:p>Jean-Yves Le Déa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Isabelle Bruneau</text:p>
          </table:table-cell>
          <table:table-cell table:formula="of:=IF(ISNUMBER(VLOOKUP([.B120];[.$K$2:.$L$202];2;0));VLOOKUP([.B120];[.$K$2:.$L$202];2;0);1)" office:value-type="float" office:value="0">
            <text:p>0</text:p>
          </table:table-cell>
          <table:table-cell table:formula="of:=IF(ISNUMBER(VLOOKUP([.B120];[.$N$2:.$O$12];2;0));VLOOKUP([.B120];[.$N$2:.$O$12];2;0);1)" office:value-type="float" office:value="1">
            <text:p>1</text:p>
          </table:table-cell>
          <table:table-cell table:formula="of:=IF(ISNUMBER(VLOOKUP([.B120];[.$Q$2:.$R$46];2;0));VLOOKUP([.B120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20];[.$T$2:.$U$100];2;0));VLOOKUP([.B120];[.$T$2:.$U$100];2;0);1)" office:value-type="float" office:value="1">
            <text:p>1</text:p>
          </table:table-cell>
          <table:table-cell table:formula="of:=IF(ISNUMBER(VLOOKUP([.B120];[.$Z$2:.$AA$302];2;0));VLOOKUP([.B120];[.$Z$2:.$AA$302];2;0);0)" office:value-type="float" office:value="0">
            <text:p>0</text:p>
          </table:table-cell>
          <table:table-cell table:formula="of:=IF(ISNUMBER(VLOOKUP([.B120];[.$AC$2:.$AD$33];2;0));VLOOKUP([.B120];[.$AC$2:.$AD$33];2;0);1)" office:value-type="float" office:value="1">
            <text:p>1</text:p>
          </table:table-cell>
          <table:table-cell table:number-columns-repeated="16"/>
          <table:table-cell office:value-type="string">
            <text:p>Joaquim Puey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Jacqueline Maquet</text:p>
          </table:table-cell>
          <table:table-cell table:formula="of:=IF(ISNUMBER(VLOOKUP([.B121];[.$K$2:.$L$202];2;0));VLOOKUP([.B121];[.$K$2:.$L$202];2;0);1)" office:value-type="float" office:value="1">
            <text:p>1</text:p>
          </table:table-cell>
          <table:table-cell table:formula="of:=IF(ISNUMBER(VLOOKUP([.B121];[.$N$2:.$O$12];2;0));VLOOKUP([.B121];[.$N$2:.$O$12];2;0);1)" office:value-type="float" office:value="1">
            <text:p>1</text:p>
          </table:table-cell>
          <table:table-cell table:formula="of:=IF(ISNUMBER(VLOOKUP([.B121];[.$Q$2:.$R$46];2;0));VLOOKUP([.B12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1];[.$T$2:.$U$100];2;0));VLOOKUP([.B121];[.$T$2:.$U$100];2;0);1)" office:value-type="float" office:value="1">
            <text:p>1</text:p>
          </table:table-cell>
          <table:table-cell table:formula="of:=IF(ISNUMBER(VLOOKUP([.B121];[.$Z$2:.$AA$302];2;0));VLOOKUP([.B121];[.$Z$2:.$AA$302];2;0);0)" office:value-type="float" office:value="1">
            <text:p>1</text:p>
          </table:table-cell>
          <table:table-cell table:formula="of:=IF(ISNUMBER(VLOOKUP([.B121];[.$AC$2:.$AD$33];2;0));VLOOKUP([.B121];[.$AC$2:.$AD$33];2;0);1)" office:value-type="float" office:value="1">
            <text:p>1</text:p>
          </table:table-cell>
          <table:table-cell table:number-columns-repeated="16"/>
          <table:table-cell office:value-type="string">
            <text:p>Joël Avirag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Jacques Cresta</text:p>
          </table:table-cell>
          <table:table-cell table:formula="of:=IF(ISNUMBER(VLOOKUP([.B122];[.$K$2:.$L$202];2;0));VLOOKUP([.B122];[.$K$2:.$L$202];2;0);1)" office:value-type="float" office:value="1">
            <text:p>1</text:p>
          </table:table-cell>
          <table:table-cell table:formula="of:=IF(ISNUMBER(VLOOKUP([.B122];[.$N$2:.$O$12];2;0));VLOOKUP([.B122];[.$N$2:.$O$12];2;0);1)" office:value-type="float" office:value="1">
            <text:p>1</text:p>
          </table:table-cell>
          <table:table-cell table:formula="of:=IF(ISNUMBER(VLOOKUP([.B122];[.$Q$2:.$R$46];2;0));VLOOKUP([.B12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2];[.$T$2:.$U$100];2;0));VLOOKUP([.B122];[.$T$2:.$U$100];2;0);1)" office:value-type="float" office:value="1">
            <text:p>1</text:p>
          </table:table-cell>
          <table:table-cell table:formula="of:=IF(ISNUMBER(VLOOKUP([.B122];[.$Z$2:.$AA$302];2;0));VLOOKUP([.B122];[.$Z$2:.$AA$302];2;0);0)" office:value-type="float" office:value="1">
            <text:p>1</text:p>
          </table:table-cell>
          <table:table-cell table:formula="of:=IF(ISNUMBER(VLOOKUP([.B122];[.$AC$2:.$AD$33];2;0));VLOOKUP([.B122];[.$AC$2:.$AD$33];2;0);1)" office:value-type="float" office:value="1">
            <text:p>1</text:p>
          </table:table-cell>
          <table:table-cell table:number-columns-repeated="16"/>
          <table:table-cell office:value-type="string">
            <text:p>Joëlle Hui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Jacques Valax</text:p>
          </table:table-cell>
          <table:table-cell table:formula="of:=IF(ISNUMBER(VLOOKUP([.B123];[.$K$2:.$L$202];2;0));VLOOKUP([.B123];[.$K$2:.$L$202];2;0);1)" office:value-type="float" office:value="0">
            <text:p>0</text:p>
          </table:table-cell>
          <table:table-cell table:formula="of:=IF(ISNUMBER(VLOOKUP([.B123];[.$N$2:.$O$12];2;0));VLOOKUP([.B123];[.$N$2:.$O$12];2;0);1)" office:value-type="float" office:value="1">
            <text:p>1</text:p>
          </table:table-cell>
          <table:table-cell table:formula="of:=IF(ISNUMBER(VLOOKUP([.B123];[.$Q$2:.$R$46];2;0));VLOOKUP([.B12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3];[.$T$2:.$U$100];2;0));VLOOKUP([.B123];[.$T$2:.$U$100];2;0);1)" office:value-type="float" office:value="1">
            <text:p>1</text:p>
          </table:table-cell>
          <table:table-cell table:formula="of:=IF(ISNUMBER(VLOOKUP([.B123];[.$Z$2:.$AA$302];2;0));VLOOKUP([.B123];[.$Z$2:.$AA$302];2;0);0)" office:value-type="float" office:value="1">
            <text:p>1</text:p>
          </table:table-cell>
          <table:table-cell table:formula="of:=IF(ISNUMBER(VLOOKUP([.B123];[.$AC$2:.$AD$33];2;0));VLOOKUP([.B123];[.$AC$2:.$AD$33];2;0);1)" office:value-type="float" office:value="1">
            <text:p>1</text:p>
          </table:table-cell>
          <table:table-cell table:number-columns-repeated="16"/>
          <table:table-cell office:value-type="string">
            <text:p>Julie Sommarug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ean Glavany</text:p>
          </table:table-cell>
          <table:table-cell table:formula="of:=IF(ISNUMBER(VLOOKUP([.B124];[.$K$2:.$L$202];2;0));VLOOKUP([.B124];[.$K$2:.$L$202];2;0);1)" office:value-type="float" office:value="1">
            <text:p>1</text:p>
          </table:table-cell>
          <table:table-cell table:formula="of:=IF(ISNUMBER(VLOOKUP([.B124];[.$N$2:.$O$12];2;0));VLOOKUP([.B124];[.$N$2:.$O$12];2;0);1)" office:value-type="float" office:value="1">
            <text:p>1</text:p>
          </table:table-cell>
          <table:table-cell table:formula="of:=IF(ISNUMBER(VLOOKUP([.B124];[.$Q$2:.$R$46];2;0));VLOOKUP([.B12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4];[.$T$2:.$U$100];2;0));VLOOKUP([.B124];[.$T$2:.$U$100];2;0);1)" office:value-type="float" office:value="1">
            <text:p>1</text:p>
          </table:table-cell>
          <table:table-cell table:formula="of:=IF(ISNUMBER(VLOOKUP([.B124];[.$Z$2:.$AA$302];2;0));VLOOKUP([.B124];[.$Z$2:.$AA$302];2;0);0)" office:value-type="float" office:value="1">
            <text:p>1</text:p>
          </table:table-cell>
          <table:table-cell table:formula="of:=IF(ISNUMBER(VLOOKUP([.B124];[.$AC$2:.$AD$33];2;0));VLOOKUP([.B124];[.$AC$2:.$AD$33];2;0);1)" office:value-type="float" office:value="1">
            <text:p>1</text:p>
          </table:table-cell>
          <table:table-cell table:number-columns-repeated="16"/>
          <table:table-cell office:value-type="string">
            <text:p>Laurent Cathal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ean Grellier</text:p>
          </table:table-cell>
          <table:table-cell table:formula="of:=IF(ISNUMBER(VLOOKUP([.B125];[.$K$2:.$L$202];2;0));VLOOKUP([.B125];[.$K$2:.$L$202];2;0);1)" office:value-type="float" office:value="1">
            <text:p>1</text:p>
          </table:table-cell>
          <table:table-cell table:formula="of:=IF(ISNUMBER(VLOOKUP([.B125];[.$N$2:.$O$12];2;0));VLOOKUP([.B125];[.$N$2:.$O$12];2;0);1)" office:value-type="float" office:value="1">
            <text:p>1</text:p>
          </table:table-cell>
          <table:table-cell table:formula="of:=IF(ISNUMBER(VLOOKUP([.B125];[.$Q$2:.$R$46];2;0));VLOOKUP([.B12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5];[.$T$2:.$U$100];2;0));VLOOKUP([.B125];[.$T$2:.$U$100];2;0);1)" office:value-type="float" office:value="1">
            <text:p>1</text:p>
          </table:table-cell>
          <table:table-cell table:formula="of:=IF(ISNUMBER(VLOOKUP([.B125];[.$Z$2:.$AA$302];2;0));VLOOKUP([.B125];[.$Z$2:.$AA$302];2;0);0)" office:value-type="float" office:value="1">
            <text:p>1</text:p>
          </table:table-cell>
          <table:table-cell table:formula="of:=IF(ISNUMBER(VLOOKUP([.B125];[.$AC$2:.$AD$33];2;0));VLOOKUP([.B125];[.$AC$2:.$AD$33];2;0);1)" office:value-type="float" office:value="1">
            <text:p>1</text:p>
          </table:table-cell>
          <table:table-cell table:number-columns-repeated="16"/>
          <table:table-cell office:value-type="string">
            <text:p>Laurent Grandguillaum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Jean-Jacques Vlody</text:p>
          </table:table-cell>
          <table:table-cell table:formula="of:=IF(ISNUMBER(VLOOKUP([.B126];[.$K$2:.$L$202];2;0));VLOOKUP([.B126];[.$K$2:.$L$202];2;0);1)" office:value-type="float" office:value="1">
            <text:p>1</text:p>
          </table:table-cell>
          <table:table-cell table:formula="of:=IF(ISNUMBER(VLOOKUP([.B126];[.$N$2:.$O$12];2;0));VLOOKUP([.B126];[.$N$2:.$O$12];2;0);1)" office:value-type="float" office:value="1">
            <text:p>1</text:p>
          </table:table-cell>
          <table:table-cell table:formula="of:=IF(ISNUMBER(VLOOKUP([.B126];[.$Q$2:.$R$46];2;0));VLOOKUP([.B12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6];[.$T$2:.$U$100];2;0));VLOOKUP([.B126];[.$T$2:.$U$100];2;0);1)" office:value-type="float" office:value="1">
            <text:p>1</text:p>
          </table:table-cell>
          <table:table-cell table:formula="of:=IF(ISNUMBER(VLOOKUP([.B126];[.$Z$2:.$AA$302];2;0));VLOOKUP([.B126];[.$Z$2:.$AA$302];2;0);0)" office:value-type="float" office:value="1">
            <text:p>1</text:p>
          </table:table-cell>
          <table:table-cell table:formula="of:=IF(ISNUMBER(VLOOKUP([.B126];[.$AC$2:.$AD$33];2;0));VLOOKUP([.B126];[.$AC$2:.$AD$33];2;0);1)" office:value-type="float" office:value="1">
            <text:p>1</text:p>
          </table:table-cell>
          <table:table-cell table:number-columns-repeated="16"/>
          <table:table-cell office:value-type="string">
            <text:p>Luc Bel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ean Launay</text:p>
          </table:table-cell>
          <table:table-cell table:formula="of:=IF(ISNUMBER(VLOOKUP([.B127];[.$K$2:.$L$202];2;0));VLOOKUP([.B127];[.$K$2:.$L$202];2;0);1)" office:value-type="float" office:value="1">
            <text:p>1</text:p>
          </table:table-cell>
          <table:table-cell table:formula="of:=IF(ISNUMBER(VLOOKUP([.B127];[.$N$2:.$O$12];2;0));VLOOKUP([.B127];[.$N$2:.$O$12];2;0);1)" office:value-type="float" office:value="1">
            <text:p>1</text:p>
          </table:table-cell>
          <table:table-cell table:formula="of:=IF(ISNUMBER(VLOOKUP([.B127];[.$Q$2:.$R$46];2;0));VLOOKUP([.B12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7];[.$T$2:.$U$100];2;0));VLOOKUP([.B127];[.$T$2:.$U$100];2;0);1)" office:value-type="float" office:value="1">
            <text:p>1</text:p>
          </table:table-cell>
          <table:table-cell table:formula="of:=IF(ISNUMBER(VLOOKUP([.B127];[.$Z$2:.$AA$302];2;0));VLOOKUP([.B127];[.$Z$2:.$AA$302];2;0);0)" office:value-type="float" office:value="1">
            <text:p>1</text:p>
          </table:table-cell>
          <table:table-cell table:formula="of:=IF(ISNUMBER(VLOOKUP([.B127];[.$AC$2:.$AD$33];2;0));VLOOKUP([.B127];[.$AC$2:.$AD$33];2;0);1)" office:value-type="float" office:value="1">
            <text:p>1</text:p>
          </table:table-cell>
          <table:table-cell table:number-columns-repeated="16"/>
          <table:table-cell office:value-type="string">
            <text:p>Luce Pa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Jean-Christophe Cambadélis</text:p>
          </table:table-cell>
          <table:table-cell table:formula="of:=IF(ISNUMBER(VLOOKUP([.B128];[.$K$2:.$L$202];2;0));VLOOKUP([.B128];[.$K$2:.$L$202];2;0);1)" office:value-type="float" office:value="1">
            <text:p>1</text:p>
          </table:table-cell>
          <table:table-cell table:formula="of:=IF(ISNUMBER(VLOOKUP([.B128];[.$N$2:.$O$12];2;0));VLOOKUP([.B128];[.$N$2:.$O$12];2;0);1)" office:value-type="float" office:value="1">
            <text:p>1</text:p>
          </table:table-cell>
          <table:table-cell table:formula="of:=IF(ISNUMBER(VLOOKUP([.B128];[.$Q$2:.$R$46];2;0));VLOOKUP([.B12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8];[.$T$2:.$U$100];2;0));VLOOKUP([.B128];[.$T$2:.$U$100];2;0);1)" office:value-type="float" office:value="1">
            <text:p>1</text:p>
          </table:table-cell>
          <table:table-cell table:formula="of:=IF(ISNUMBER(VLOOKUP([.B128];[.$Z$2:.$AA$302];2;0));VLOOKUP([.B128];[.$Z$2:.$AA$302];2;0);0)" office:value-type="float" office:value="0">
            <text:p>0</text:p>
          </table:table-cell>
          <table:table-cell table:formula="of:=IF(ISNUMBER(VLOOKUP([.B128];[.$AC$2:.$AD$33];2;0));VLOOKUP([.B128];[.$AC$2:.$AD$33];2;0);1)" office:value-type="float" office:value="1">
            <text:p>1</text:p>
          </table:table-cell>
          <table:table-cell table:number-columns-repeated="16"/>
          <table:table-cell office:value-type="string">
            <text:p>Marc Gou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Jean-Claude Buisine</text:p>
          </table:table-cell>
          <table:table-cell table:formula="of:=IF(ISNUMBER(VLOOKUP([.B129];[.$K$2:.$L$202];2;0));VLOOKUP([.B129];[.$K$2:.$L$202];2;0);1)" office:value-type="float" office:value="1">
            <text:p>1</text:p>
          </table:table-cell>
          <table:table-cell table:formula="of:=IF(ISNUMBER(VLOOKUP([.B129];[.$N$2:.$O$12];2;0));VLOOKUP([.B129];[.$N$2:.$O$12];2;0);1)" office:value-type="float" office:value="1">
            <text:p>1</text:p>
          </table:table-cell>
          <table:table-cell table:formula="of:=IF(ISNUMBER(VLOOKUP([.B129];[.$Q$2:.$R$46];2;0));VLOOKUP([.B12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9];[.$T$2:.$U$100];2;0));VLOOKUP([.B129];[.$T$2:.$U$100];2;0);1)" office:value-type="float" office:value="1">
            <text:p>1</text:p>
          </table:table-cell>
          <table:table-cell table:formula="of:=IF(ISNUMBER(VLOOKUP([.B129];[.$Z$2:.$AA$302];2;0));VLOOKUP([.B129];[.$Z$2:.$AA$302];2;0);0)" office:value-type="float" office:value="1">
            <text:p>1</text:p>
          </table:table-cell>
          <table:table-cell table:formula="of:=IF(ISNUMBER(VLOOKUP([.B129];[.$AC$2:.$AD$33];2;0));VLOOKUP([.B129];[.$AC$2:.$AD$33];2;0);1)" office:value-type="float" office:value="1">
            <text:p>1</text:p>
          </table:table-cell>
          <table:table-cell table:number-columns-repeated="16"/>
          <table:table-cell office:value-type="string">
            <text:p>Marcel Roge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Jean-Claude Fruteau</text:p>
          </table:table-cell>
          <table:table-cell table:formula="of:=IF(ISNUMBER(VLOOKUP([.B130];[.$K$2:.$L$202];2;0));VLOOKUP([.B130];[.$K$2:.$L$202];2;0);1)" office:value-type="float" office:value="1">
            <text:p>1</text:p>
          </table:table-cell>
          <table:table-cell table:formula="of:=IF(ISNUMBER(VLOOKUP([.B130];[.$N$2:.$O$12];2;0));VLOOKUP([.B130];[.$N$2:.$O$12];2;0);1)" office:value-type="float" office:value="1">
            <text:p>1</text:p>
          </table:table-cell>
          <table:table-cell table:formula="of:=IF(ISNUMBER(VLOOKUP([.B130];[.$Q$2:.$R$46];2;0));VLOOKUP([.B13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0];[.$T$2:.$U$100];2;0));VLOOKUP([.B130];[.$T$2:.$U$100];2;0);1)" office:value-type="float" office:value="1">
            <text:p>1</text:p>
          </table:table-cell>
          <table:table-cell table:formula="of:=IF(ISNUMBER(VLOOKUP([.B130];[.$Z$2:.$AA$302];2;0));VLOOKUP([.B130];[.$Z$2:.$AA$302];2;0);0)" office:value-type="float" office:value="1">
            <text:p>1</text:p>
          </table:table-cell>
          <table:table-cell table:formula="of:=IF(ISNUMBER(VLOOKUP([.B130];[.$AC$2:.$AD$33];2;0));VLOOKUP([.B130];[.$AC$2:.$AD$33];2;0);1)" office:value-type="float" office:value="1">
            <text:p>1</text:p>
          </table:table-cell>
          <table:table-cell table:number-columns-repeated="16"/>
          <table:table-cell office:value-type="string">
            <text:p>Marie Récald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Jean-Claude Perez</text:p>
          </table:table-cell>
          <table:table-cell table:formula="of:=IF(ISNUMBER(VLOOKUP([.B131];[.$K$2:.$L$202];2;0));VLOOKUP([.B131];[.$K$2:.$L$202];2;0);1)" office:value-type="float" office:value="1">
            <text:p>1</text:p>
          </table:table-cell>
          <table:table-cell table:formula="of:=IF(ISNUMBER(VLOOKUP([.B131];[.$N$2:.$O$12];2;0));VLOOKUP([.B131];[.$N$2:.$O$12];2;0);1)" office:value-type="float" office:value="1">
            <text:p>1</text:p>
          </table:table-cell>
          <table:table-cell table:formula="of:=IF(ISNUMBER(VLOOKUP([.B131];[.$Q$2:.$R$46];2;0));VLOOKUP([.B13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1];[.$T$2:.$U$100];2;0));VLOOKUP([.B131];[.$T$2:.$U$100];2;0);1)" office:value-type="float" office:value="1">
            <text:p>1</text:p>
          </table:table-cell>
          <table:table-cell table:formula="of:=IF(ISNUMBER(VLOOKUP([.B131];[.$Z$2:.$AA$302];2;0));VLOOKUP([.B131];[.$Z$2:.$AA$302];2;0);0)" office:value-type="float" office:value="1">
            <text:p>1</text:p>
          </table:table-cell>
          <table:table-cell table:formula="of:=IF(ISNUMBER(VLOOKUP([.B131];[.$AC$2:.$AD$33];2;0));VLOOKUP([.B131];[.$AC$2:.$AD$33];2;0);1)" office:value-type="float" office:value="1">
            <text:p>1</text:p>
          </table:table-cell>
          <table:table-cell table:number-columns-repeated="16"/>
          <table:table-cell office:value-type="string">
            <text:p>Marie-Anne Chapdel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Jean-David Ciot</text:p>
          </table:table-cell>
          <table:table-cell table:formula="of:=IF(ISNUMBER(VLOOKUP([.B132];[.$K$2:.$L$202];2;0));VLOOKUP([.B132];[.$K$2:.$L$202];2;0);1)" office:value-type="float" office:value="1">
            <text:p>1</text:p>
          </table:table-cell>
          <table:table-cell table:formula="of:=IF(ISNUMBER(VLOOKUP([.B132];[.$N$2:.$O$12];2;0));VLOOKUP([.B132];[.$N$2:.$O$12];2;0);1)" office:value-type="float" office:value="1">
            <text:p>1</text:p>
          </table:table-cell>
          <table:table-cell table:formula="of:=IF(ISNUMBER(VLOOKUP([.B132];[.$Q$2:.$R$46];2;0));VLOOKUP([.B13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2];[.$T$2:.$U$100];2;0));VLOOKUP([.B132];[.$T$2:.$U$100];2;0);1)" office:value-type="float" office:value="1">
            <text:p>1</text:p>
          </table:table-cell>
          <table:table-cell table:formula="of:=IF(ISNUMBER(VLOOKUP([.B132];[.$Z$2:.$AA$302];2;0));VLOOKUP([.B132];[.$Z$2:.$AA$302];2;0);0)" office:value-type="float" office:value="1">
            <text:p>1</text:p>
          </table:table-cell>
          <table:table-cell table:formula="of:=IF(ISNUMBER(VLOOKUP([.B132];[.$AC$2:.$AD$33];2;0));VLOOKUP([.B132];[.$AC$2:.$AD$33];2;0);1)" office:value-type="float" office:value="1">
            <text:p>1</text:p>
          </table:table-cell>
          <table:table-cell table:number-columns-repeated="16"/>
          <table:table-cell office:value-type="string">
            <text:p>Marie-Arlette Carlott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ean-Jacques Bridey</text:p>
          </table:table-cell>
          <table:table-cell table:formula="of:=IF(ISNUMBER(VLOOKUP([.B133];[.$K$2:.$L$202];2;0));VLOOKUP([.B133];[.$K$2:.$L$202];2;0);1)" office:value-type="float" office:value="1">
            <text:p>1</text:p>
          </table:table-cell>
          <table:table-cell table:formula="of:=IF(ISNUMBER(VLOOKUP([.B133];[.$N$2:.$O$12];2;0));VLOOKUP([.B133];[.$N$2:.$O$12];2;0);1)" office:value-type="float" office:value="1">
            <text:p>1</text:p>
          </table:table-cell>
          <table:table-cell table:formula="of:=IF(ISNUMBER(VLOOKUP([.B133];[.$Q$2:.$R$46];2;0));VLOOKUP([.B13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3];[.$T$2:.$U$100];2;0));VLOOKUP([.B133];[.$T$2:.$U$100];2;0);1)" office:value-type="float" office:value="1">
            <text:p>1</text:p>
          </table:table-cell>
          <table:table-cell table:formula="of:=IF(ISNUMBER(VLOOKUP([.B133];[.$Z$2:.$AA$302];2;0));VLOOKUP([.B133];[.$Z$2:.$AA$302];2;0);0)" office:value-type="float" office:value="1">
            <text:p>1</text:p>
          </table:table-cell>
          <table:table-cell table:formula="of:=IF(ISNUMBER(VLOOKUP([.B133];[.$AC$2:.$AD$33];2;0));VLOOKUP([.B133];[.$AC$2:.$AD$33];2;0);1)" office:value-type="float" office:value="1">
            <text:p>1</text:p>
          </table:table-cell>
          <table:table-cell table:number-columns-repeated="16"/>
          <table:table-cell office:value-type="string">
            <text:p>Marie-Françoise Clerg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ean-Jacques Cottel</text:p>
          </table:table-cell>
          <table:table-cell table:formula="of:=IF(ISNUMBER(VLOOKUP([.B134];[.$K$2:.$L$202];2;0));VLOOKUP([.B134];[.$K$2:.$L$202];2;0);1)" office:value-type="float" office:value="0">
            <text:p>0</text:p>
          </table:table-cell>
          <table:table-cell table:formula="of:=IF(ISNUMBER(VLOOKUP([.B134];[.$N$2:.$O$12];2;0));VLOOKUP([.B134];[.$N$2:.$O$12];2;0);1)" office:value-type="float" office:value="1">
            <text:p>1</text:p>
          </table:table-cell>
          <table:table-cell table:formula="of:=IF(ISNUMBER(VLOOKUP([.B134];[.$Q$2:.$R$46];2;0));VLOOKUP([.B13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4];[.$T$2:.$U$100];2;0));VLOOKUP([.B134];[.$T$2:.$U$100];2;0);1)" office:value-type="float" office:value="1">
            <text:p>1</text:p>
          </table:table-cell>
          <table:table-cell table:formula="of:=IF(ISNUMBER(VLOOKUP([.B134];[.$Z$2:.$AA$302];2;0));VLOOKUP([.B134];[.$Z$2:.$AA$302];2;0);0)" office:value-type="float" office:value="0">
            <text:p>0</text:p>
          </table:table-cell>
          <table:table-cell table:formula="of:=IF(ISNUMBER(VLOOKUP([.B134];[.$AC$2:.$AD$33];2;0));VLOOKUP([.B134];[.$AC$2:.$AD$33];2;0);1)" office:value-type="float" office:value="1">
            <text:p>1</text:p>
          </table:table-cell>
          <table:table-cell table:number-columns-repeated="16"/>
          <table:table-cell office:value-type="string">
            <text:p>Marie-Hélène Fab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ean-Jacques Urvoas</text:p>
          </table:table-cell>
          <table:table-cell table:formula="of:=IF(ISNUMBER(VLOOKUP([.B135];[.$K$2:.$L$202];2;0));VLOOKUP([.B135];[.$K$2:.$L$202];2;0);1)" office:value-type="float" office:value="1">
            <text:p>1</text:p>
          </table:table-cell>
          <table:table-cell table:formula="of:=IF(ISNUMBER(VLOOKUP([.B135];[.$N$2:.$O$12];2;0));VLOOKUP([.B135];[.$N$2:.$O$12];2;0);1)" office:value-type="float" office:value="1">
            <text:p>1</text:p>
          </table:table-cell>
          <table:table-cell table:formula="of:=IF(ISNUMBER(VLOOKUP([.B135];[.$Q$2:.$R$46];2;0));VLOOKUP([.B13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5];[.$T$2:.$U$100];2;0));VLOOKUP([.B135];[.$T$2:.$U$100];2;0);1)" office:value-type="float" office:value="1">
            <text:p>1</text:p>
          </table:table-cell>
          <table:table-cell table:formula="of:=IF(ISNUMBER(VLOOKUP([.B135];[.$Z$2:.$AA$302];2;0));VLOOKUP([.B135];[.$Z$2:.$AA$302];2;0);0)" office:value-type="float" office:value="1">
            <text:p>1</text:p>
          </table:table-cell>
          <table:table-cell table:formula="of:=IF(ISNUMBER(VLOOKUP([.B135];[.$AC$2:.$AD$33];2;0));VLOOKUP([.B135];[.$AC$2:.$AD$33];2;0);1)" office:value-type="float" office:value="1">
            <text:p>1</text:p>
          </table:table-cell>
          <table:table-cell table:number-columns-repeated="16"/>
          <table:table-cell office:value-type="string">
            <text:p>Marie-Noëlle Battist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Jean-Louis Bricout</text:p>
          </table:table-cell>
          <table:table-cell table:formula="of:=IF(ISNUMBER(VLOOKUP([.B136];[.$K$2:.$L$202];2;0));VLOOKUP([.B136];[.$K$2:.$L$202];2;0);1)" office:value-type="float" office:value="1">
            <text:p>1</text:p>
          </table:table-cell>
          <table:table-cell table:formula="of:=IF(ISNUMBER(VLOOKUP([.B136];[.$N$2:.$O$12];2;0));VLOOKUP([.B136];[.$N$2:.$O$12];2;0);1)" office:value-type="float" office:value="1">
            <text:p>1</text:p>
          </table:table-cell>
          <table:table-cell table:formula="of:=IF(ISNUMBER(VLOOKUP([.B136];[.$Q$2:.$R$46];2;0));VLOOKUP([.B13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6];[.$T$2:.$U$100];2;0));VLOOKUP([.B136];[.$T$2:.$U$100];2;0);1)" office:value-type="float" office:value="1">
            <text:p>1</text:p>
          </table:table-cell>
          <table:table-cell table:formula="of:=IF(ISNUMBER(VLOOKUP([.B136];[.$Z$2:.$AA$302];2;0));VLOOKUP([.B136];[.$Z$2:.$AA$302];2;0);0)" office:value-type="float" office:value="1">
            <text:p>1</text:p>
          </table:table-cell>
          <table:table-cell table:formula="of:=IF(ISNUMBER(VLOOKUP([.B136];[.$AC$2:.$AD$33];2;0));VLOOKUP([.B136];[.$AC$2:.$AD$33];2;0);1)" office:value-type="float" office:value="1">
            <text:p>1</text:p>
          </table:table-cell>
          <table:table-cell table:number-columns-repeated="16"/>
          <table:table-cell office:value-type="string">
            <text:p>Marietta Karamanl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Jean-Louis Destans</text:p>
          </table:table-cell>
          <table:table-cell table:formula="of:=IF(ISNUMBER(VLOOKUP([.B137];[.$K$2:.$L$202];2;0));VLOOKUP([.B137];[.$K$2:.$L$202];2;0);1)" office:value-type="float" office:value="0">
            <text:p>0</text:p>
          </table:table-cell>
          <table:table-cell table:formula="of:=IF(ISNUMBER(VLOOKUP([.B137];[.$N$2:.$O$12];2;0));VLOOKUP([.B137];[.$N$2:.$O$12];2;0);1)" office:value-type="float" office:value="1">
            <text:p>1</text:p>
          </table:table-cell>
          <table:table-cell table:formula="of:=IF(ISNUMBER(VLOOKUP([.B137];[.$Q$2:.$R$46];2;0));VLOOKUP([.B13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7];[.$T$2:.$U$100];2;0));VLOOKUP([.B137];[.$T$2:.$U$100];2;0);1)" office:value-type="float" office:value="1">
            <text:p>1</text:p>
          </table:table-cell>
          <table:table-cell table:formula="of:=IF(ISNUMBER(VLOOKUP([.B137];[.$Z$2:.$AA$302];2;0));VLOOKUP([.B137];[.$Z$2:.$AA$302];2;0);0)" office:value-type="float" office:value="0">
            <text:p>0</text:p>
          </table:table-cell>
          <table:table-cell table:formula="of:=IF(ISNUMBER(VLOOKUP([.B137];[.$AC$2:.$AD$33];2;0));VLOOKUP([.B137];[.$AC$2:.$AD$33];2;0);1)" office:value-type="float" office:value="1">
            <text:p>1</text:p>
          </table:table-cell>
          <table:table-cell table:number-columns-repeated="16"/>
          <table:table-cell office:value-type="string">
            <text:p>Martine Carrillon-Couvreu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ean-Louis Dumont</text:p>
          </table:table-cell>
          <table:table-cell table:formula="of:=IF(ISNUMBER(VLOOKUP([.B138];[.$K$2:.$L$202];2;0));VLOOKUP([.B138];[.$K$2:.$L$202];2;0);1)" office:value-type="float" office:value="1">
            <text:p>1</text:p>
          </table:table-cell>
          <table:table-cell table:formula="of:=IF(ISNUMBER(VLOOKUP([.B138];[.$N$2:.$O$12];2;0));VLOOKUP([.B138];[.$N$2:.$O$12];2;0);1)" office:value-type="float" office:value="1">
            <text:p>1</text:p>
          </table:table-cell>
          <table:table-cell table:formula="of:=IF(ISNUMBER(VLOOKUP([.B138];[.$Q$2:.$R$46];2;0));VLOOKUP([.B13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8];[.$T$2:.$U$100];2;0));VLOOKUP([.B138];[.$T$2:.$U$100];2;0);1)" office:value-type="float" office:value="1">
            <text:p>1</text:p>
          </table:table-cell>
          <table:table-cell table:formula="of:=IF(ISNUMBER(VLOOKUP([.B138];[.$Z$2:.$AA$302];2;0));VLOOKUP([.B138];[.$Z$2:.$AA$302];2;0);0)" office:value-type="float" office:value="1">
            <text:p>1</text:p>
          </table:table-cell>
          <table:table-cell table:formula="of:=IF(ISNUMBER(VLOOKUP([.B138];[.$AC$2:.$AD$33];2;0));VLOOKUP([.B138];[.$AC$2:.$AD$33];2;0);1)" office:value-type="float" office:value="1">
            <text:p>1</text:p>
          </table:table-cell>
          <table:table-cell table:number-columns-repeated="16"/>
          <table:table-cell office:value-type="string">
            <text:p>Martine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Jean-Louis Gagnaire</text:p>
          </table:table-cell>
          <table:table-cell table:formula="of:=IF(ISNUMBER(VLOOKUP([.B139];[.$K$2:.$L$202];2;0));VLOOKUP([.B139];[.$K$2:.$L$202];2;0);1)" office:value-type="float" office:value="1">
            <text:p>1</text:p>
          </table:table-cell>
          <table:table-cell table:formula="of:=IF(ISNUMBER(VLOOKUP([.B139];[.$N$2:.$O$12];2;0));VLOOKUP([.B139];[.$N$2:.$O$12];2;0);1)" office:value-type="float" office:value="1">
            <text:p>1</text:p>
          </table:table-cell>
          <table:table-cell table:formula="of:=IF(ISNUMBER(VLOOKUP([.B139];[.$Q$2:.$R$46];2;0));VLOOKUP([.B13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9];[.$T$2:.$U$100];2;0));VLOOKUP([.B139];[.$T$2:.$U$100];2;0);1)" office:value-type="float" office:value="1">
            <text:p>1</text:p>
          </table:table-cell>
          <table:table-cell table:formula="of:=IF(ISNUMBER(VLOOKUP([.B139];[.$Z$2:.$AA$302];2;0));VLOOKUP([.B139];[.$Z$2:.$AA$302];2;0);0)" office:value-type="float" office:value="1">
            <text:p>1</text:p>
          </table:table-cell>
          <table:table-cell table:formula="of:=IF(ISNUMBER(VLOOKUP([.B139];[.$AC$2:.$AD$33];2;0));VLOOKUP([.B139];[.$AC$2:.$AD$33];2;0);1)" office:value-type="float" office:value="1">
            <text:p>1</text:p>
          </table:table-cell>
          <table:table-cell table:number-columns-repeated="16"/>
          <table:table-cell office:value-type="string">
            <text:p>Martine Lignières-Cass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ean-Louis Touraine</text:p>
          </table:table-cell>
          <table:table-cell table:formula="of:=IF(ISNUMBER(VLOOKUP([.B140];[.$K$2:.$L$202];2;0));VLOOKUP([.B140];[.$K$2:.$L$202];2;0);1)" office:value-type="float" office:value="1">
            <text:p>1</text:p>
          </table:table-cell>
          <table:table-cell table:formula="of:=IF(ISNUMBER(VLOOKUP([.B140];[.$N$2:.$O$12];2;0));VLOOKUP([.B140];[.$N$2:.$O$12];2;0);1)" office:value-type="float" office:value="1">
            <text:p>1</text:p>
          </table:table-cell>
          <table:table-cell table:formula="of:=IF(ISNUMBER(VLOOKUP([.B140];[.$Q$2:.$R$46];2;0));VLOOKUP([.B14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0];[.$T$2:.$U$100];2;0));VLOOKUP([.B140];[.$T$2:.$U$100];2;0);1)" office:value-type="float" office:value="1">
            <text:p>1</text:p>
          </table:table-cell>
          <table:table-cell table:formula="of:=IF(ISNUMBER(VLOOKUP([.B140];[.$Z$2:.$AA$302];2;0));VLOOKUP([.B140];[.$Z$2:.$AA$302];2;0);0)" office:value-type="float" office:value="1">
            <text:p>1</text:p>
          </table:table-cell>
          <table:table-cell table:formula="of:=IF(ISNUMBER(VLOOKUP([.B140];[.$AC$2:.$AD$33];2;0));VLOOKUP([.B140];[.$AC$2:.$AD$33];2;0);1)" office:value-type="float" office:value="1">
            <text:p>1</text:p>
          </table:table-cell>
          <table:table-cell table:number-columns-repeated="16"/>
          <table:table-cell office:value-type="string">
            <text:p>Martine Marti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Jean-Luc Bleunven</text:p>
          </table:table-cell>
          <table:table-cell table:formula="of:=IF(ISNUMBER(VLOOKUP([.B141];[.$K$2:.$L$202];2;0));VLOOKUP([.B141];[.$K$2:.$L$202];2;0);1)" office:value-type="float" office:value="0">
            <text:p>0</text:p>
          </table:table-cell>
          <table:table-cell table:formula="of:=IF(ISNUMBER(VLOOKUP([.B141];[.$N$2:.$O$12];2;0));VLOOKUP([.B141];[.$N$2:.$O$12];2;0);1)" office:value-type="float" office:value="1">
            <text:p>1</text:p>
          </table:table-cell>
          <table:table-cell table:formula="of:=IF(ISNUMBER(VLOOKUP([.B141];[.$Q$2:.$R$46];2;0));VLOOKUP([.B14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1];[.$T$2:.$U$100];2;0));VLOOKUP([.B141];[.$T$2:.$U$100];2;0);1)" office:value-type="float" office:value="1">
            <text:p>1</text:p>
          </table:table-cell>
          <table:table-cell table:formula="of:=IF(ISNUMBER(VLOOKUP([.B141];[.$Z$2:.$AA$302];2;0));VLOOKUP([.B141];[.$Z$2:.$AA$302];2;0);0)" office:value-type="float" office:value="1">
            <text:p>1</text:p>
          </table:table-cell>
          <table:table-cell table:formula="of:=IF(ISNUMBER(VLOOKUP([.B141];[.$AC$2:.$AD$33];2;0));VLOOKUP([.B141];[.$AC$2:.$AD$33];2;0);1)" office:value-type="float" office:value="1">
            <text:p>1</text:p>
          </table:table-cell>
          <table:table-cell table:number-columns-repeated="16"/>
          <table:table-cell office:value-type="string">
            <text:p>Martine Pinvi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Jean-Luc Laurent</text:p>
          </table:table-cell>
          <table:table-cell table:formula="of:=IF(ISNUMBER(VLOOKUP([.B142];[.$K$2:.$L$202];2;0));VLOOKUP([.B142];[.$K$2:.$L$202];2;0);1)" office:value-type="float" office:value="1">
            <text:p>1</text:p>
          </table:table-cell>
          <table:table-cell table:formula="of:=IF(ISNUMBER(VLOOKUP([.B142];[.$N$2:.$O$12];2;0));VLOOKUP([.B142];[.$N$2:.$O$12];2;0);1)" office:value-type="float" office:value="1">
            <text:p>1</text:p>
          </table:table-cell>
          <table:table-cell table:formula="of:=IF(ISNUMBER(VLOOKUP([.B142];[.$Q$2:.$R$46];2;0));VLOOKUP([.B14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2];[.$T$2:.$U$100];2;0));VLOOKUP([.B142];[.$T$2:.$U$100];2;0);1)" office:value-type="float" office:value="1">
            <text:p>1</text:p>
          </table:table-cell>
          <table:table-cell table:formula="of:=IF(ISNUMBER(VLOOKUP([.B142];[.$Z$2:.$AA$302];2;0));VLOOKUP([.B142];[.$Z$2:.$AA$302];2;0);0)" office:value-type="float" office:value="0">
            <text:p>0</text:p>
          </table:table-cell>
          <table:table-cell table:formula="of:=IF(ISNUMBER(VLOOKUP([.B142];[.$AC$2:.$AD$33];2;0));VLOOKUP([.B142];[.$AC$2:.$AD$33];2;0);1)" office:value-type="float" office:value="0">
            <text:p>0</text:p>
          </table:table-cell>
          <table:table-cell table:number-columns-repeated="16"/>
          <table:table-cell office:value-type="string">
            <text:p>Matthias Fek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Jean-Marc Ayraul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3];[.$T$2:.$U$100];2;0));VLOOKUP([.B143];[.$T$2:.$U$100];2;0);1)" office:value-type="float" office:value="1">
            <text:p>1</text:p>
          </table:table-cell>
          <table:table-cell table:formula="of:=IF(ISNUMBER(VLOOKUP([.B143];[.$Z$2:.$AA$302];2;0));VLOOKUP([.B143];[.$Z$2:.$AA$302];2;0);0)" office:value-type="float" office:value="0">
            <text:p>0</text:p>
          </table:table-cell>
          <table:table-cell table:formula="of:=IF(ISNUMBER(VLOOKUP([.B143];[.$AC$2:.$AD$33];2;0));VLOOKUP([.B143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Dest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Jean-Marc Fourne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4];[.$T$2:.$U$100];2;0));VLOOKUP([.B144];[.$T$2:.$U$100];2;0);1)" office:value-type="float" office:value="1">
            <text:p>1</text:p>
          </table:table-cell>
          <table:table-cell table:formula="of:=IF(ISNUMBER(VLOOKUP([.B144];[.$Z$2:.$AA$302];2;0));VLOOKUP([.B144];[.$Z$2:.$AA$302];2;0);0)" office:value-type="float" office:value="1">
            <text:p>1</text:p>
          </table:table-cell>
          <table:table-cell table:formula="of:=IF(ISNUMBER(VLOOKUP([.B144];[.$AC$2:.$AD$33];2;0));VLOOKUP([.B144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Françai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Jean-Marc Germain</text:p>
          </table:table-cell>
          <table:table-cell table:formula="of:=IF(ISNUMBER(VLOOKUP([.B145];[.$K$2:.$L$202];2;0));VLOOKUP([.B145];[.$K$2:.$L$202];2;0);1)" office:value-type="float" office:value="0">
            <text:p>0</text:p>
          </table:table-cell>
          <table:table-cell table:formula="of:=IF(ISNUMBER(VLOOKUP([.B145];[.$N$2:.$O$12];2;0));VLOOKUP([.B145];[.$N$2:.$O$12];2;0);1)" office:value-type="float" office:value="1">
            <text:p>1</text:p>
          </table:table-cell>
          <table:table-cell table:formula="of:=IF(ISNUMBER(VLOOKUP([.B145];[.$Q$2:.$R$46];2;0));VLOOKUP([.B145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45];[.$T$2:.$U$100];2;0));VLOOKUP([.B145];[.$T$2:.$U$100];2;0);1)" office:value-type="float" office:value="0">
            <text:p>0</text:p>
          </table:table-cell>
          <table:table-cell table:formula="of:=IF(ISNUMBER(VLOOKUP([.B145];[.$Z$2:.$AA$302];2;0));VLOOKUP([.B145];[.$Z$2:.$AA$302];2;0);0)" office:value-type="float" office:value="0">
            <text:p>0</text:p>
          </table:table-cell>
          <table:table-cell table:formula="of:=IF(ISNUMBER(VLOOKUP([.B145];[.$AC$2:.$AD$33];2;0));VLOOKUP([.B145];[.$AC$2:.$AD$33];2;0);1)" office:value-type="float" office:value="0">
            <text:p>0</text:p>
          </table:table-cell>
          <table:table-cell table:number-columns-repeated="16"/>
          <table:table-cell office:value-type="string">
            <text:p>Michel Issind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Jean-Marie Beffara</text:p>
          </table:table-cell>
          <table:table-cell table:formula="of:=IF(ISNUMBER(VLOOKUP([.B146];[.$K$2:.$L$202];2;0));VLOOKUP([.B146];[.$K$2:.$L$202];2;0);1)" office:value-type="float" office:value="1">
            <text:p>1</text:p>
          </table:table-cell>
          <table:table-cell table:formula="of:=IF(ISNUMBER(VLOOKUP([.B146];[.$N$2:.$O$12];2;0));VLOOKUP([.B146];[.$N$2:.$O$12];2;0);1)" office:value-type="float" office:value="1">
            <text:p>1</text:p>
          </table:table-cell>
          <table:table-cell table:formula="of:=IF(ISNUMBER(VLOOKUP([.B146];[.$Q$2:.$R$46];2;0));VLOOKUP([.B14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6];[.$T$2:.$U$100];2;0));VLOOKUP([.B146];[.$T$2:.$U$100];2;0);1)" office:value-type="float" office:value="1">
            <text:p>1</text:p>
          </table:table-cell>
          <table:table-cell table:formula="of:=IF(ISNUMBER(VLOOKUP([.B146];[.$Z$2:.$AA$302];2;0));VLOOKUP([.B146];[.$Z$2:.$AA$302];2;0);0)" office:value-type="float" office:value="1">
            <text:p>1</text:p>
          </table:table-cell>
          <table:table-cell table:formula="of:=IF(ISNUMBER(VLOOKUP([.B146];[.$AC$2:.$AD$33];2;0));VLOOKUP([.B146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Lefai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Jean-Michel Clément</text:p>
          </table:table-cell>
          <table:table-cell table:formula="of:=IF(ISNUMBER(VLOOKUP([.B147];[.$K$2:.$L$202];2;0));VLOOKUP([.B147];[.$K$2:.$L$202];2;0);1)" office:value-type="float" office:value="0">
            <text:p>0</text:p>
          </table:table-cell>
          <table:table-cell table:formula="of:=IF(ISNUMBER(VLOOKUP([.B147];[.$N$2:.$O$12];2;0));VLOOKUP([.B147];[.$N$2:.$O$12];2;0);1)" office:value-type="float" office:value="1">
            <text:p>1</text:p>
          </table:table-cell>
          <table:table-cell table:formula="of:=IF(ISNUMBER(VLOOKUP([.B147];[.$Q$2:.$R$46];2;0));VLOOKUP([.B14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7];[.$T$2:.$U$100];2;0));VLOOKUP([.B147];[.$T$2:.$U$100];2;0);1)" office:value-type="float" office:value="1">
            <text:p>1</text:p>
          </table:table-cell>
          <table:table-cell table:formula="of:=IF(ISNUMBER(VLOOKUP([.B147];[.$Z$2:.$AA$302];2;0));VLOOKUP([.B147];[.$Z$2:.$AA$302];2;0);0)" office:value-type="float" office:value="1">
            <text:p>1</text:p>
          </table:table-cell>
          <table:table-cell table:formula="of:=IF(ISNUMBER(VLOOKUP([.B147];[.$AC$2:.$AD$33];2;0));VLOOKUP([.B147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Liebgot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Jean-Michel Villaumé</text:p>
          </table:table-cell>
          <table:table-cell table:formula="of:=IF(ISNUMBER(VLOOKUP([.B148];[.$K$2:.$L$202];2;0));VLOOKUP([.B148];[.$K$2:.$L$202];2;0);1)" office:value-type="float" office:value="1">
            <text:p>1</text:p>
          </table:table-cell>
          <table:table-cell table:formula="of:=IF(ISNUMBER(VLOOKUP([.B148];[.$N$2:.$O$12];2;0));VLOOKUP([.B148];[.$N$2:.$O$12];2;0);1)" office:value-type="float" office:value="1">
            <text:p>1</text:p>
          </table:table-cell>
          <table:table-cell table:formula="of:=IF(ISNUMBER(VLOOKUP([.B148];[.$Q$2:.$R$46];2;0));VLOOKUP([.B14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8];[.$T$2:.$U$100];2;0));VLOOKUP([.B148];[.$T$2:.$U$100];2;0);1)" office:value-type="float" office:value="1">
            <text:p>1</text:p>
          </table:table-cell>
          <table:table-cell table:formula="of:=IF(ISNUMBER(VLOOKUP([.B148];[.$Z$2:.$AA$302];2;0));VLOOKUP([.B148];[.$Z$2:.$AA$302];2;0);0)" office:value-type="float" office:value="1">
            <text:p>1</text:p>
          </table:table-cell>
          <table:table-cell table:formula="of:=IF(ISNUMBER(VLOOKUP([.B148];[.$AC$2:.$AD$33];2;0));VLOOKUP([.B148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Mén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Jean-Patrick Gille</text:p>
          </table:table-cell>
          <table:table-cell table:formula="of:=IF(ISNUMBER(VLOOKUP([.B149];[.$K$2:.$L$202];2;0));VLOOKUP([.B149];[.$K$2:.$L$202];2;0);1)" office:value-type="float" office:value="0">
            <text:p>0</text:p>
          </table:table-cell>
          <table:table-cell table:formula="of:=IF(ISNUMBER(VLOOKUP([.B149];[.$N$2:.$O$12];2;0));VLOOKUP([.B149];[.$N$2:.$O$12];2;0);1)" office:value-type="float" office:value="1">
            <text:p>1</text:p>
          </table:table-cell>
          <table:table-cell table:formula="of:=IF(ISNUMBER(VLOOKUP([.B149];[.$Q$2:.$R$46];2;0));VLOOKUP([.B149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49];[.$T$2:.$U$100];2;0));VLOOKUP([.B149];[.$T$2:.$U$100];2;0);1)" office:value-type="float" office:value="0">
            <text:p>0</text:p>
          </table:table-cell>
          <table:table-cell table:formula="of:=IF(ISNUMBER(VLOOKUP([.B149];[.$Z$2:.$AA$302];2;0));VLOOKUP([.B149];[.$Z$2:.$AA$302];2;0);0)" office:value-type="float" office:value="0">
            <text:p>0</text:p>
          </table:table-cell>
          <table:table-cell table:formula="of:=IF(ISNUMBER(VLOOKUP([.B149];[.$AC$2:.$AD$33];2;0));VLOOKUP([.B149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Paj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Jean-Paul Bacquet</text:p>
          </table:table-cell>
          <table:table-cell table:formula="of:=IF(ISNUMBER(VLOOKUP([.B150];[.$K$2:.$L$202];2;0));VLOOKUP([.B150];[.$K$2:.$L$202];2;0);1)" office:value-type="float" office:value="1">
            <text:p>1</text:p>
          </table:table-cell>
          <table:table-cell table:formula="of:=IF(ISNUMBER(VLOOKUP([.B150];[.$N$2:.$O$12];2;0));VLOOKUP([.B150];[.$N$2:.$O$12];2;0);1)" office:value-type="float" office:value="1">
            <text:p>1</text:p>
          </table:table-cell>
          <table:table-cell table:formula="of:=IF(ISNUMBER(VLOOKUP([.B150];[.$Q$2:.$R$46];2;0));VLOOKUP([.B15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0];[.$T$2:.$U$100];2;0));VLOOKUP([.B150];[.$T$2:.$U$100];2;0);1)" office:value-type="float" office:value="1">
            <text:p>1</text:p>
          </table:table-cell>
          <table:table-cell table:formula="of:=IF(ISNUMBER(VLOOKUP([.B150];[.$Z$2:.$AA$302];2;0));VLOOKUP([.B150];[.$Z$2:.$AA$302];2;0);0)" office:value-type="float" office:value="1">
            <text:p>1</text:p>
          </table:table-cell>
          <table:table-cell table:formula="of:=IF(ISNUMBER(VLOOKUP([.B150];[.$AC$2:.$AD$33];2;0));VLOOKUP([.B150];[.$AC$2:.$AD$33];2;0);1)" office:value-type="float" office:value="1">
            <text:p>1</text:p>
          </table:table-cell>
          <table:table-cell table:number-columns-repeated="16"/>
          <table:table-cell office:value-type="string">
            <text:p>Michel Vauze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Jean-Paul Chanteguet</text:p>
          </table:table-cell>
          <table:table-cell table:formula="of:=IF(ISNUMBER(VLOOKUP([.B151];[.$K$2:.$L$202];2;0));VLOOKUP([.B151];[.$K$2:.$L$202];2;0);1)" office:value-type="float" office:value="1">
            <text:p>1</text:p>
          </table:table-cell>
          <table:table-cell table:formula="of:=IF(ISNUMBER(VLOOKUP([.B151];[.$N$2:.$O$12];2;0));VLOOKUP([.B151];[.$N$2:.$O$12];2;0);1)" office:value-type="float" office:value="1">
            <text:p>1</text:p>
          </table:table-cell>
          <table:table-cell table:formula="of:=IF(ISNUMBER(VLOOKUP([.B151];[.$Q$2:.$R$46];2;0));VLOOKUP([.B15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1];[.$T$2:.$U$100];2;0));VLOOKUP([.B151];[.$T$2:.$U$100];2;0);1)" office:value-type="float" office:value="1">
            <text:p>1</text:p>
          </table:table-cell>
          <table:table-cell table:formula="of:=IF(ISNUMBER(VLOOKUP([.B151];[.$Z$2:.$AA$302];2;0));VLOOKUP([.B151];[.$Z$2:.$AA$302];2;0);0)" office:value-type="float" office:value="1">
            <text:p>1</text:p>
          </table:table-cell>
          <table:table-cell table:formula="of:=IF(ISNUMBER(VLOOKUP([.B151];[.$AC$2:.$AD$33];2;0));VLOOKUP([.B151];[.$AC$2:.$AD$33];2;0);1)" office:value-type="float" office:value="1">
            <text:p>1</text:p>
          </table:table-cell>
          <table:table-cell table:number-columns-repeated="16"/>
          <table:table-cell office:value-type="string">
            <text:p>Michèle De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Jean-Paul Dupré</text:p>
          </table:table-cell>
          <table:table-cell table:formula="of:=IF(ISNUMBER(VLOOKUP([.B152];[.$K$2:.$L$202];2;0));VLOOKUP([.B152];[.$K$2:.$L$202];2;0);1)" office:value-type="float" office:value="1">
            <text:p>1</text:p>
          </table:table-cell>
          <table:table-cell table:formula="of:=IF(ISNUMBER(VLOOKUP([.B152];[.$N$2:.$O$12];2;0));VLOOKUP([.B152];[.$N$2:.$O$12];2;0);1)" office:value-type="float" office:value="1">
            <text:p>1</text:p>
          </table:table-cell>
          <table:table-cell table:formula="of:=IF(ISNUMBER(VLOOKUP([.B152];[.$Q$2:.$R$46];2;0));VLOOKUP([.B15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2];[.$T$2:.$U$100];2;0));VLOOKUP([.B152];[.$T$2:.$U$100];2;0);1)" office:value-type="float" office:value="1">
            <text:p>1</text:p>
          </table:table-cell>
          <table:table-cell table:formula="of:=IF(ISNUMBER(VLOOKUP([.B152];[.$Z$2:.$AA$302];2;0));VLOOKUP([.B152];[.$Z$2:.$AA$302];2;0);0)" office:value-type="float" office:value="1">
            <text:p>1</text:p>
          </table:table-cell>
          <table:table-cell table:formula="of:=IF(ISNUMBER(VLOOKUP([.B152];[.$AC$2:.$AD$33];2;0));VLOOKUP([.B152];[.$AC$2:.$AD$33];2;0);1)" office:value-type="float" office:value="1">
            <text:p>1</text:p>
          </table:table-cell>
          <table:table-cell table:number-columns-repeated="16"/>
          <table:table-cell office:value-type="string">
            <text:p>Michèle Fournier-Arm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ean-Philippe Mallé</text:p>
          </table:table-cell>
          <table:table-cell table:formula="of:=IF(ISNUMBER(VLOOKUP([.B153];[.$K$2:.$L$202];2;0));VLOOKUP([.B153];[.$K$2:.$L$202];2;0);1)" office:value-type="float" office:value="0">
            <text:p>0</text:p>
          </table:table-cell>
          <table:table-cell table:formula="of:=IF(ISNUMBER(VLOOKUP([.B153];[.$N$2:.$O$12];2;0));VLOOKUP([.B153];[.$N$2:.$O$12];2;0);1)" office:value-type="float" office:value="1">
            <text:p>1</text:p>
          </table:table-cell>
          <table:table-cell table:formula="of:=IF(ISNUMBER(VLOOKUP([.B153];[.$Q$2:.$R$46];2;0));VLOOKUP([.B15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3];[.$T$2:.$U$100];2;0));VLOOKUP([.B153];[.$T$2:.$U$100];2;0);1)" office:value-type="float" office:value="1">
            <text:p>1</text:p>
          </table:table-cell>
          <table:table-cell table:formula="of:=IF(ISNUMBER(VLOOKUP([.B153];[.$Z$2:.$AA$302];2;0));VLOOKUP([.B153];[.$Z$2:.$AA$302];2;0);0)" office:value-type="float" office:value="0">
            <text:p>0</text:p>
          </table:table-cell>
          <table:table-cell table:formula="of:=IF(ISNUMBER(VLOOKUP([.B153];[.$AC$2:.$AD$33];2;0));VLOOKUP([.B153];[.$AC$2:.$AD$33];2;0);1)" office:value-type="float" office:value="1">
            <text:p>1</text:p>
          </table:table-cell>
          <table:table-cell table:number-columns-repeated="16"/>
          <table:table-cell office:value-type="string">
            <text:p>Monique Ibor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ean-Pierre Allossery</text:p>
          </table:table-cell>
          <table:table-cell table:formula="of:=IF(ISNUMBER(VLOOKUP([.B154];[.$K$2:.$L$202];2;0));VLOOKUP([.B154];[.$K$2:.$L$202];2;0);1)" office:value-type="float" office:value="1">
            <text:p>1</text:p>
          </table:table-cell>
          <table:table-cell table:formula="of:=IF(ISNUMBER(VLOOKUP([.B154];[.$N$2:.$O$12];2;0));VLOOKUP([.B154];[.$N$2:.$O$12];2;0);1)" office:value-type="float" office:value="1">
            <text:p>1</text:p>
          </table:table-cell>
          <table:table-cell table:formula="of:=IF(ISNUMBER(VLOOKUP([.B154];[.$Q$2:.$R$46];2;0));VLOOKUP([.B15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4];[.$T$2:.$U$100];2;0));VLOOKUP([.B154];[.$T$2:.$U$100];2;0);1)" office:value-type="float" office:value="1">
            <text:p>1</text:p>
          </table:table-cell>
          <table:table-cell table:formula="of:=IF(ISNUMBER(VLOOKUP([.B154];[.$Z$2:.$AA$302];2;0));VLOOKUP([.B154];[.$Z$2:.$AA$302];2;0);0)" office:value-type="float" office:value="1">
            <text:p>1</text:p>
          </table:table-cell>
          <table:table-cell table:formula="of:=IF(ISNUMBER(VLOOKUP([.B154];[.$AC$2:.$AD$33];2;0));VLOOKUP([.B154];[.$AC$2:.$AD$33];2;0);1)" office:value-type="float" office:value="1">
            <text:p>1</text:p>
          </table:table-cell>
          <table:table-cell table:number-columns-repeated="16"/>
          <table:table-cell office:value-type="string">
            <text:p>Monique Orph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ean-Pierre Blazy</text:p>
          </table:table-cell>
          <table:table-cell table:formula="of:=IF(ISNUMBER(VLOOKUP([.B155];[.$K$2:.$L$202];2;0));VLOOKUP([.B155];[.$K$2:.$L$202];2;0);1)" office:value-type="float" office:value="0">
            <text:p>0</text:p>
          </table:table-cell>
          <table:table-cell table:formula="of:=IF(ISNUMBER(VLOOKUP([.B155];[.$N$2:.$O$12];2;0));VLOOKUP([.B155];[.$N$2:.$O$12];2;0);1)" office:value-type="float" office:value="1">
            <text:p>1</text:p>
          </table:table-cell>
          <table:table-cell table:formula="of:=IF(ISNUMBER(VLOOKUP([.B155];[.$Q$2:.$R$46];2;0));VLOOKUP([.B155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5];[.$T$2:.$U$100];2;0));VLOOKUP([.B155];[.$T$2:.$U$100];2;0);1)" office:value-type="float" office:value="0">
            <text:p>0</text:p>
          </table:table-cell>
          <table:table-cell table:formula="of:=IF(ISNUMBER(VLOOKUP([.B155];[.$Z$2:.$AA$302];2;0));VLOOKUP([.B155];[.$Z$2:.$AA$302];2;0);0)" office:value-type="float" office:value="0">
            <text:p>0</text:p>
          </table:table-cell>
          <table:table-cell table:formula="of:=IF(ISNUMBER(VLOOKUP([.B155];[.$AC$2:.$AD$33];2;0));VLOOKUP([.B155];[.$AC$2:.$AD$33];2;0);1)" office:value-type="float" office:value="0">
            <text:p>0</text:p>
          </table:table-cell>
          <table:table-cell table:number-columns-repeated="16"/>
          <table:table-cell office:value-type="string">
            <text:p>Monique 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ean-Pierre Dufau</text:p>
          </table:table-cell>
          <table:table-cell table:formula="of:=IF(ISNUMBER(VLOOKUP([.B156];[.$K$2:.$L$202];2;0));VLOOKUP([.B156];[.$K$2:.$L$202];2;0);1)" office:value-type="float" office:value="0">
            <text:p>0</text:p>
          </table:table-cell>
          <table:table-cell table:formula="of:=IF(ISNUMBER(VLOOKUP([.B156];[.$N$2:.$O$12];2;0));VLOOKUP([.B156];[.$N$2:.$O$12];2;0);1)" office:value-type="float" office:value="0">
            <text:p>0</text:p>
          </table:table-cell>
          <table:table-cell table:formula="of:=IF(ISNUMBER(VLOOKUP([.B156];[.$Q$2:.$R$46];2;0));VLOOKUP([.B156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6];[.$T$2:.$U$100];2;0));VLOOKUP([.B156];[.$T$2:.$U$100];2;0);1)" office:value-type="float" office:value="0">
            <text:p>0</text:p>
          </table:table-cell>
          <table:table-cell table:formula="of:=IF(ISNUMBER(VLOOKUP([.B156];[.$Z$2:.$AA$302];2;0));VLOOKUP([.B156];[.$Z$2:.$AA$302];2;0);0)" office:value-type="float" office:value="0">
            <text:p>0</text:p>
          </table:table-cell>
          <table:table-cell table:formula="of:=IF(ISNUMBER(VLOOKUP([.B156];[.$AC$2:.$AD$33];2;0));VLOOKUP([.B156];[.$AC$2:.$AD$33];2;0);1)" office:value-type="float" office:value="0">
            <text:p>0</text:p>
          </table:table-cell>
          <table:table-cell table:number-columns-repeated="16"/>
          <table:table-cell office:value-type="string">
            <text:p>Nathalie Appé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Jean-Pierre Fougerat</text:p>
          </table:table-cell>
          <table:table-cell table:formula="of:=IF(ISNUMBER(VLOOKUP([.B157];[.$K$2:.$L$202];2;0));VLOOKUP([.B157];[.$K$2:.$L$202];2;0);1)" office:value-type="float" office:value="1">
            <text:p>1</text:p>
          </table:table-cell>
          <table:table-cell table:formula="of:=IF(ISNUMBER(VLOOKUP([.B157];[.$N$2:.$O$12];2;0));VLOOKUP([.B157];[.$N$2:.$O$12];2;0);1)" office:value-type="float" office:value="1">
            <text:p>1</text:p>
          </table:table-cell>
          <table:table-cell table:formula="of:=IF(ISNUMBER(VLOOKUP([.B157];[.$Q$2:.$R$46];2;0));VLOOKUP([.B157];[.$Q$2:.$R$46];2;0);1)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6"/>
          <table:table-cell office:value-type="string">
            <text:p>Nathalie Nie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Jean-Pierre Le Roch</text:p>
          </table:table-cell>
          <table:table-cell table:formula="of:=IF(ISNUMBER(VLOOKUP([.B158];[.$K$2:.$L$202];2;0));VLOOKUP([.B158];[.$K$2:.$L$202];2;0);1)" office:value-type="float" office:value="1">
            <text:p>1</text:p>
          </table:table-cell>
          <table:table-cell table:formula="of:=IF(ISNUMBER(VLOOKUP([.B158];[.$N$2:.$O$12];2;0));VLOOKUP([.B158];[.$N$2:.$O$12];2;0);1)" office:value-type="float" office:value="1">
            <text:p>1</text:p>
          </table:table-cell>
          <table:table-cell table:formula="of:=IF(ISNUMBER(VLOOKUP([.B158];[.$Q$2:.$R$46];2;0));VLOOKUP([.B15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8];[.$T$2:.$U$100];2;0));VLOOKUP([.B158];[.$T$2:.$U$100];2;0);1)" office:value-type="float" office:value="1">
            <text:p>1</text:p>
          </table:table-cell>
          <table:table-cell table:formula="of:=IF(ISNUMBER(VLOOKUP([.B158];[.$Z$2:.$AA$302];2;0));VLOOKUP([.B158];[.$Z$2:.$AA$302];2;0);0)" office:value-type="float" office:value="1">
            <text:p>1</text:p>
          </table:table-cell>
          <table:table-cell table:formula="of:=IF(ISNUMBER(VLOOKUP([.B158];[.$AC$2:.$AD$33];2;0));VLOOKUP([.B158];[.$AC$2:.$AD$33];2;0);1)" office:value-type="float" office:value="1">
            <text:p>1</text:p>
          </table:table-cell>
          <table:table-cell table:number-columns-repeated="16"/>
          <table:table-cell office:value-type="string">
            <text:p>Nicolas Bay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Jean-Pierre Maggi</text:p>
          </table:table-cell>
          <table:table-cell table:formula="of:=IF(ISNUMBER(VLOOKUP([.B159];[.$K$2:.$L$202];2;0));VLOOKUP([.B159];[.$K$2:.$L$202];2;0);1)" office:value-type="float" office:value="0">
            <text:p>0</text:p>
          </table:table-cell>
          <table:table-cell table:formula="of:=IF(ISNUMBER(VLOOKUP([.B159];[.$N$2:.$O$12];2;0));VLOOKUP([.B159];[.$N$2:.$O$12];2;0);1)" office:value-type="float" office:value="1">
            <text:p>1</text:p>
          </table:table-cell>
          <table:table-cell table:formula="of:=IF(ISNUMBER(VLOOKUP([.B159];[.$Q$2:.$R$46];2;0));VLOOKUP([.B15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9];[.$T$2:.$U$100];2;0));VLOOKUP([.B159];[.$T$2:.$U$100];2;0);1)" office:value-type="float" office:value="1">
            <text:p>1</text:p>
          </table:table-cell>
          <table:table-cell table:formula="of:=IF(ISNUMBER(VLOOKUP([.B159];[.$Z$2:.$AA$302];2;0));VLOOKUP([.B159];[.$Z$2:.$AA$302];2;0);0)" office:value-type="float" office:value="1">
            <text:p>1</text:p>
          </table:table-cell>
          <table:table-cell table:formula="of:=IF(ISNUMBER(VLOOKUP([.B159];[.$AC$2:.$AD$33];2;0));VLOOKUP([.B159];[.$AC$2:.$AD$33];2;0);1)" office:value-type="float" office:value="1">
            <text:p>1</text:p>
          </table:table-cell>
          <table:table-cell table:number-columns-repeated="16"/>
          <table:table-cell office:value-type="string">
            <text:p>Odile Saugu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Jean-René Marsac</text:p>
          </table:table-cell>
          <table:table-cell table:formula="of:=IF(ISNUMBER(VLOOKUP([.B160];[.$K$2:.$L$202];2;0));VLOOKUP([.B160];[.$K$2:.$L$202];2;0);1)" office:value-type="float" office:value="0">
            <text:p>0</text:p>
          </table:table-cell>
          <table:table-cell table:formula="of:=IF(ISNUMBER(VLOOKUP([.B160];[.$N$2:.$O$12];2;0));VLOOKUP([.B160];[.$N$2:.$O$12];2;0);1)" office:value-type="float" office:value="1">
            <text:p>1</text:p>
          </table:table-cell>
          <table:table-cell table:formula="of:=IF(ISNUMBER(VLOOKUP([.B160];[.$Q$2:.$R$46];2;0));VLOOKUP([.B16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0];[.$T$2:.$U$100];2;0));VLOOKUP([.B160];[.$T$2:.$U$100];2;0);1)" office:value-type="float" office:value="1">
            <text:p>1</text:p>
          </table:table-cell>
          <table:table-cell table:formula="of:=IF(ISNUMBER(VLOOKUP([.B160];[.$Z$2:.$AA$302];2;0));VLOOKUP([.B160];[.$Z$2:.$AA$302];2;0);0)" office:value-type="float" office:value="0">
            <text:p>0</text:p>
          </table:table-cell>
          <table:table-cell table:formula="of:=IF(ISNUMBER(VLOOKUP([.B160];[.$AC$2:.$AD$33];2;0));VLOOKUP([.B160];[.$AC$2:.$AD$33];2;0);1)" office:value-type="float" office:value="1">
            <text:p>1</text:p>
          </table:table-cell>
          <table:table-cell table:number-columns-repeated="16"/>
          <table:table-cell office:value-type="string">
            <text:p>Olivier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Jean-Yves Caullet</text:p>
          </table:table-cell>
          <table:table-cell table:formula="of:=IF(ISNUMBER(VLOOKUP([.B161];[.$K$2:.$L$202];2;0));VLOOKUP([.B161];[.$K$2:.$L$202];2;0);1)" office:value-type="float" office:value="1">
            <text:p>1</text:p>
          </table:table-cell>
          <table:table-cell table:formula="of:=IF(ISNUMBER(VLOOKUP([.B161];[.$N$2:.$O$12];2;0));VLOOKUP([.B161];[.$N$2:.$O$12];2;0);1)" office:value-type="float" office:value="1">
            <text:p>1</text:p>
          </table:table-cell>
          <table:table-cell table:formula="of:=IF(ISNUMBER(VLOOKUP([.B161];[.$Q$2:.$R$46];2;0));VLOOKUP([.B16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1];[.$T$2:.$U$100];2;0));VLOOKUP([.B161];[.$T$2:.$U$100];2;0);1)" office:value-type="float" office:value="1">
            <text:p>1</text:p>
          </table:table-cell>
          <table:table-cell table:formula="of:=IF(ISNUMBER(VLOOKUP([.B161];[.$Z$2:.$AA$302];2;0));VLOOKUP([.B161];[.$Z$2:.$AA$302];2;0);0)" office:value-type="float" office:value="1">
            <text:p>1</text:p>
          </table:table-cell>
          <table:table-cell table:formula="of:=IF(ISNUMBER(VLOOKUP([.B161];[.$AC$2:.$AD$33];2;0));VLOOKUP([.B161];[.$AC$2:.$AD$33];2;0);1)" office:value-type="float" office:value="1">
            <text:p>1</text:p>
          </table:table-cell>
          <table:table-cell table:number-columns-repeated="16"/>
          <table:table-cell office:value-type="string">
            <text:p>Olivier Vér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Jean-Yves Le Bouillonnec</text:p>
          </table:table-cell>
          <table:table-cell table:formula="of:=IF(ISNUMBER(VLOOKUP([.B162];[.$K$2:.$L$202];2;0));VLOOKUP([.B162];[.$K$2:.$L$202];2;0);1)" office:value-type="float" office:value="1">
            <text:p>1</text:p>
          </table:table-cell>
          <table:table-cell table:formula="of:=IF(ISNUMBER(VLOOKUP([.B162];[.$N$2:.$O$12];2;0));VLOOKUP([.B162];[.$N$2:.$O$12];2;0);1)" office:value-type="float" office:value="1">
            <text:p>1</text:p>
          </table:table-cell>
          <table:table-cell table:formula="of:=IF(ISNUMBER(VLOOKUP([.B162];[.$Q$2:.$R$46];2;0));VLOOKUP([.B16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2];[.$T$2:.$U$100];2;0));VLOOKUP([.B162];[.$T$2:.$U$100];2;0);1)" office:value-type="float" office:value="1">
            <text:p>1</text:p>
          </table:table-cell>
          <table:table-cell table:formula="of:=IF(ISNUMBER(VLOOKUP([.B162];[.$Z$2:.$AA$302];2;0));VLOOKUP([.B162];[.$Z$2:.$AA$302];2;0);0)" office:value-type="float" office:value="1">
            <text:p>1</text:p>
          </table:table-cell>
          <table:table-cell table:formula="of:=IF(ISNUMBER(VLOOKUP([.B162];[.$AC$2:.$AD$33];2;0));VLOOKUP([.B162];[.$AC$2:.$AD$33];2;0);1)" office:value-type="float" office:value="1">
            <text:p>1</text:p>
          </table:table-cell>
          <table:table-cell table:number-columns-repeated="16"/>
          <table:table-cell office:value-type="string">
            <text:p>Pascal Deguilhe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Jean-Yves Le Déaut</text:p>
          </table:table-cell>
          <table:table-cell table:formula="of:=IF(ISNUMBER(VLOOKUP([.B163];[.$K$2:.$L$202];2;0));VLOOKUP([.B163];[.$K$2:.$L$202];2;0);1)" office:value-type="float" office:value="1">
            <text:p>1</text:p>
          </table:table-cell>
          <table:table-cell table:formula="of:=IF(ISNUMBER(VLOOKUP([.B163];[.$N$2:.$O$12];2;0));VLOOKUP([.B163];[.$N$2:.$O$12];2;0);1)" office:value-type="float" office:value="1">
            <text:p>1</text:p>
          </table:table-cell>
          <table:table-cell table:formula="of:=IF(ISNUMBER(VLOOKUP([.B163];[.$Q$2:.$R$46];2;0));VLOOKUP([.B16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3];[.$T$2:.$U$100];2;0));VLOOKUP([.B163];[.$T$2:.$U$100];2;0);1)" office:value-type="float" office:value="1">
            <text:p>1</text:p>
          </table:table-cell>
          <table:table-cell table:formula="of:=IF(ISNUMBER(VLOOKUP([.B163];[.$Z$2:.$AA$302];2;0));VLOOKUP([.B163];[.$Z$2:.$AA$302];2;0);0)" office:value-type="float" office:value="1">
            <text:p>1</text:p>
          </table:table-cell>
          <table:table-cell table:formula="of:=IF(ISNUMBER(VLOOKUP([.B163];[.$AC$2:.$AD$33];2;0));VLOOKUP([.B163];[.$AC$2:.$AD$33];2;0);1)" office:value-type="float" office:value="1">
            <text:p>1</text:p>
          </table:table-cell>
          <table:table-cell table:number-columns-repeated="16"/>
          <table:table-cell office:value-type="string">
            <text:p>Pascal Popel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Jérôme Guedj</text:p>
          </table:table-cell>
          <table:table-cell table:formula="of:=IF(ISNUMBER(VLOOKUP([.B164];[.$K$2:.$L$202];2;0));VLOOKUP([.B164];[.$K$2:.$L$202];2;0);1)" office:value-type="float" office:value="0">
            <text:p>0</text:p>
          </table:table-cell>
          <table:table-cell table:formula="of:=IF(ISNUMBER(VLOOKUP([.B164];[.$N$2:.$O$12];2;0));VLOOKUP([.B164];[.$N$2:.$O$12];2;0);1)" office:value-type="float" office:value="0">
            <text:p>0</text:p>
          </table:table-cell>
          <table:table-cell table:formula="of:=IF(ISNUMBER(VLOOKUP([.B164];[.$Q$2:.$R$46];2;0));VLOOKUP([.B164];[.$Q$2:.$R$46];2;0);1)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16"/>
          <table:table-cell office:value-type="string">
            <text:p>Pascale Boist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Joaquim Pueyo</text:p>
          </table:table-cell>
          <table:table-cell table:formula="of:=IF(ISNUMBER(VLOOKUP([.B165];[.$K$2:.$L$202];2;0));VLOOKUP([.B165];[.$K$2:.$L$202];2;0);1)" office:value-type="float" office:value="1">
            <text:p>1</text:p>
          </table:table-cell>
          <table:table-cell table:formula="of:=IF(ISNUMBER(VLOOKUP([.B165];[.$N$2:.$O$12];2;0));VLOOKUP([.B165];[.$N$2:.$O$12];2;0);1)" office:value-type="float" office:value="1">
            <text:p>1</text:p>
          </table:table-cell>
          <table:table-cell table:formula="of:=IF(ISNUMBER(VLOOKUP([.B165];[.$Q$2:.$R$46];2;0));VLOOKUP([.B16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5];[.$T$2:.$U$100];2;0));VLOOKUP([.B165];[.$T$2:.$U$100];2;0);1)" office:value-type="float" office:value="1">
            <text:p>1</text:p>
          </table:table-cell>
          <table:table-cell table:formula="of:=IF(ISNUMBER(VLOOKUP([.B165];[.$Z$2:.$AA$302];2;0));VLOOKUP([.B165];[.$Z$2:.$AA$302];2;0);0)" office:value-type="float" office:value="1">
            <text:p>1</text:p>
          </table:table-cell>
          <table:table-cell table:formula="of:=IF(ISNUMBER(VLOOKUP([.B165];[.$AC$2:.$AD$33];2;0));VLOOKUP([.B165];[.$AC$2:.$AD$33];2;0);1)" office:value-type="float" office:value="1">
            <text:p>1</text:p>
          </table:table-cell>
          <table:table-cell table:number-columns-repeated="16"/>
          <table:table-cell office:value-type="string">
            <text:p>Pascale G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Joël Aviragnet</text:p>
          </table:table-cell>
          <table:table-cell table:formula="of:=IF(ISNUMBER(VLOOKUP([.B166];[.$K$2:.$L$202];2;0));VLOOKUP([.B166];[.$K$2:.$L$202];2;0);1)" office:value-type="float" office:value="1">
            <text:p>1</text:p>
          </table:table-cell>
          <table:table-cell table:formula="of:=IF(ISNUMBER(VLOOKUP([.B166];[.$N$2:.$O$12];2;0));VLOOKUP([.B166];[.$N$2:.$O$12];2;0);1)" office:value-type="float" office:value="1">
            <text:p>1</text:p>
          </table:table-cell>
          <table:table-cell table:formula="of:=IF(ISNUMBER(VLOOKUP([.B166];[.$Q$2:.$R$46];2;0));VLOOKUP([.B16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6];[.$T$2:.$U$100];2;0));VLOOKUP([.B166];[.$T$2:.$U$100];2;0);1)" office:value-type="float" office:value="1">
            <text:p>1</text:p>
          </table:table-cell>
          <table:table-cell table:formula="of:=IF(ISNUMBER(VLOOKUP([.B166];[.$Z$2:.$AA$302];2;0));VLOOKUP([.B166];[.$Z$2:.$AA$302];2;0);0)" office:value-type="float" office:value="1">
            <text:p>1</text:p>
          </table:table-cell>
          <table:table-cell table:formula="of:=IF(ISNUMBER(VLOOKUP([.B166];[.$AC$2:.$AD$33];2;0));VLOOKUP([.B166];[.$AC$2:.$AD$33];2;0);1)" office:value-type="float" office:value="1">
            <text:p>1</text:p>
          </table:table-cell>
          <table:table-cell table:number-columns-repeated="16"/>
          <table:table-cell office:value-type="string">
            <text:p>Patricia Ada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Joëlle Huillier</text:p>
          </table:table-cell>
          <table:table-cell table:formula="of:=IF(ISNUMBER(VLOOKUP([.B167];[.$K$2:.$L$202];2;0));VLOOKUP([.B167];[.$K$2:.$L$202];2;0);1)" office:value-type="float" office:value="1">
            <text:p>1</text:p>
          </table:table-cell>
          <table:table-cell table:formula="of:=IF(ISNUMBER(VLOOKUP([.B167];[.$N$2:.$O$12];2;0));VLOOKUP([.B167];[.$N$2:.$O$12];2;0);1)" office:value-type="float" office:value="1">
            <text:p>1</text:p>
          </table:table-cell>
          <table:table-cell table:formula="of:=IF(ISNUMBER(VLOOKUP([.B167];[.$Q$2:.$R$46];2;0));VLOOKUP([.B16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7];[.$T$2:.$U$100];2;0));VLOOKUP([.B167];[.$T$2:.$U$100];2;0);1)" office:value-type="float" office:value="1">
            <text:p>1</text:p>
          </table:table-cell>
          <table:table-cell table:formula="of:=IF(ISNUMBER(VLOOKUP([.B167];[.$Z$2:.$AA$302];2;0));VLOOKUP([.B167];[.$Z$2:.$AA$302];2;0);0)" office:value-type="float" office:value="1">
            <text:p>1</text:p>
          </table:table-cell>
          <table:table-cell table:formula="of:=IF(ISNUMBER(VLOOKUP([.B167];[.$AC$2:.$AD$33];2;0));VLOOKUP([.B167];[.$AC$2:.$AD$33];2;0);1)" office:value-type="float" office:value="1">
            <text:p>1</text:p>
          </table:table-cell>
          <table:table-cell table:number-columns-repeated="16"/>
          <table:table-cell office:value-type="string">
            <text:p>Patrick Blo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Julie Sommaruga</text:p>
          </table:table-cell>
          <table:table-cell table:formula="of:=IF(ISNUMBER(VLOOKUP([.B168];[.$K$2:.$L$202];2;0));VLOOKUP([.B168];[.$K$2:.$L$202];2;0);1)" office:value-type="float" office:value="0">
            <text:p>0</text:p>
          </table:table-cell>
          <table:table-cell table:formula="of:=IF(ISNUMBER(VLOOKUP([.B168];[.$N$2:.$O$12];2;0));VLOOKUP([.B168];[.$N$2:.$O$12];2;0);1)" office:value-type="float" office:value="1">
            <text:p>1</text:p>
          </table:table-cell>
          <table:table-cell table:formula="of:=IF(ISNUMBER(VLOOKUP([.B168];[.$Q$2:.$R$46];2;0));VLOOKUP([.B16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8];[.$T$2:.$U$100];2;0));VLOOKUP([.B168];[.$T$2:.$U$100];2;0);1)" office:value-type="float" office:value="1">
            <text:p>1</text:p>
          </table:table-cell>
          <table:table-cell table:formula="of:=IF(ISNUMBER(VLOOKUP([.B168];[.$Z$2:.$AA$302];2;0));VLOOKUP([.B168];[.$Z$2:.$AA$302];2;0);0)" office:value-type="float" office:value="1">
            <text:p>1</text:p>
          </table:table-cell>
          <table:table-cell table:formula="of:=IF(ISNUMBER(VLOOKUP([.B168];[.$AC$2:.$AD$33];2;0));VLOOKUP([.B168];[.$AC$2:.$AD$33];2;0);1)" office:value-type="float" office:value="1">
            <text:p>1</text:p>
          </table:table-cell>
          <table:table-cell table:number-columns-repeated="16"/>
          <table:table-cell office:value-type="string">
            <text:p>Patrick Lebret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Karine Berger</text:p>
          </table:table-cell>
          <table:table-cell table:formula="of:=IF(ISNUMBER(VLOOKUP([.B169];[.$K$2:.$L$202];2;0));VLOOKUP([.B169];[.$K$2:.$L$202];2;0);1)" office:value-type="float" office:value="1">
            <text:p>1</text:p>
          </table:table-cell>
          <table:table-cell table:formula="of:=IF(ISNUMBER(VLOOKUP([.B169];[.$N$2:.$O$12];2;0));VLOOKUP([.B169];[.$N$2:.$O$12];2;0);1)" office:value-type="float" office:value="1">
            <text:p>1</text:p>
          </table:table-cell>
          <table:table-cell table:formula="of:=IF(ISNUMBER(VLOOKUP([.B169];[.$Q$2:.$R$46];2;0));VLOOKUP([.B16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9];[.$T$2:.$U$100];2;0));VLOOKUP([.B169];[.$T$2:.$U$100];2;0);1)" office:value-type="float" office:value="1">
            <text:p>1</text:p>
          </table:table-cell>
          <table:table-cell table:formula="of:=IF(ISNUMBER(VLOOKUP([.B169];[.$Z$2:.$AA$302];2;0));VLOOKUP([.B169];[.$Z$2:.$AA$302];2;0);0)" office:value-type="float" office:value="0">
            <text:p>0</text:p>
          </table:table-cell>
          <table:table-cell table:formula="of:=IF(ISNUMBER(VLOOKUP([.B169];[.$AC$2:.$AD$33];2;0));VLOOKUP([.B169];[.$AC$2:.$AD$33];2;0);1)" office:value-type="float" office:value="1">
            <text:p>1</text:p>
          </table:table-cell>
          <table:table-cell table:number-columns-repeated="16"/>
          <table:table-cell office:value-type="string">
            <text:p>Patrick Lemas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Kheira Bouziane</text:p>
          </table:table-cell>
          <table:table-cell table:formula="of:=IF(ISNUMBER(VLOOKUP([.B170];[.$K$2:.$L$202];2;0));VLOOKUP([.B170];[.$K$2:.$L$202];2;0);1)" office:value-type="float" office:value="0">
            <text:p>0</text:p>
          </table:table-cell>
          <table:table-cell table:formula="of:=IF(ISNUMBER(VLOOKUP([.B170];[.$N$2:.$O$12];2;0));VLOOKUP([.B170];[.$N$2:.$O$12];2;0);1)" office:value-type="float" office:value="1">
            <text:p>1</text:p>
          </table:table-cell>
          <table:table-cell table:formula="of:=IF(ISNUMBER(VLOOKUP([.B170];[.$Q$2:.$R$46];2;0));VLOOKUP([.B170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0];[.$T$2:.$U$100];2;0));VLOOKUP([.B170];[.$T$2:.$U$100];2;0);1)" office:value-type="float" office:value="0">
            <text:p>0</text:p>
          </table:table-cell>
          <table:table-cell table:formula="of:=IF(ISNUMBER(VLOOKUP([.B170];[.$Z$2:.$AA$302];2;0));VLOOKUP([.B170];[.$Z$2:.$AA$302];2;0);0)" office:value-type="float" office:value="0">
            <text:p>0</text:p>
          </table:table-cell>
          <table:table-cell table:formula="of:=IF(ISNUMBER(VLOOKUP([.B170];[.$AC$2:.$AD$33];2;0));VLOOKUP([.B170];[.$AC$2:.$AD$33];2;0);1)" office:value-type="float" office:value="0">
            <text:p>0</text:p>
          </table:table-cell>
          <table:table-cell table:number-columns-repeated="16"/>
          <table:table-cell office:value-type="string">
            <text:p>Patrick Mennucc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Kléber Mesquida</text:p>
          </table:table-cell>
          <table:table-cell table:formula="of:=IF(ISNUMBER(VLOOKUP([.B171];[.$K$2:.$L$202];2;0));VLOOKUP([.B171];[.$K$2:.$L$202];2;0);1)" office:value-type="float" office:value="1">
            <text:p>1</text:p>
          </table:table-cell>
          <table:table-cell table:formula="of:=IF(ISNUMBER(VLOOKUP([.B171];[.$N$2:.$O$12];2;0));VLOOKUP([.B171];[.$N$2:.$O$12];2;0);1)" office:value-type="float" office:value="1">
            <text:p>1</text:p>
          </table:table-cell>
          <table:table-cell table:formula="of:=IF(ISNUMBER(VLOOKUP([.B171];[.$Q$2:.$R$46];2;0));VLOOKUP([.B17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1];[.$T$2:.$U$100];2;0));VLOOKUP([.B171];[.$T$2:.$U$100];2;0);1)" office:value-type="float" office:value="0">
            <text:p>0</text:p>
          </table:table-cell>
          <table:table-cell table:formula="of:=IF(ISNUMBER(VLOOKUP([.B171];[.$Z$2:.$AA$302];2;0));VLOOKUP([.B171];[.$Z$2:.$AA$302];2;0);0)" office:value-type="float" office:value="0">
            <text:p>0</text:p>
          </table:table-cell>
          <table:table-cell table:formula="of:=IF(ISNUMBER(VLOOKUP([.B171];[.$AC$2:.$AD$33];2;0));VLOOKUP([.B171];[.$AC$2:.$AD$33];2;0);1)" office:value-type="float" office:value="0">
            <text:p>0</text:p>
          </table:table-cell>
          <table:table-cell table:number-columns-repeated="16"/>
          <table:table-cell office:value-type="string">
            <text:p>Patrick Vigna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Laurence Dumont</text:p>
          </table:table-cell>
          <table:table-cell table:formula="of:=IF(ISNUMBER(VLOOKUP([.B172];[.$K$2:.$L$202];2;0));VLOOKUP([.B172];[.$K$2:.$L$202];2;0);1)" office:value-type="float" office:value="0">
            <text:p>0</text:p>
          </table:table-cell>
          <table:table-cell table:formula="of:=IF(ISNUMBER(VLOOKUP([.B172];[.$N$2:.$O$12];2;0));VLOOKUP([.B172];[.$N$2:.$O$12];2;0);1)" office:value-type="float" office:value="1">
            <text:p>1</text:p>
          </table:table-cell>
          <table:table-cell table:formula="of:=IF(ISNUMBER(VLOOKUP([.B172];[.$Q$2:.$R$46];2;0));VLOOKUP([.B17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2];[.$T$2:.$U$100];2;0));VLOOKUP([.B172];[.$T$2:.$U$100];2;0);1)" office:value-type="float" office:value="1">
            <text:p>1</text:p>
          </table:table-cell>
          <table:table-cell table:formula="of:=IF(ISNUMBER(VLOOKUP([.B172];[.$Z$2:.$AA$302];2;0));VLOOKUP([.B172];[.$Z$2:.$AA$302];2;0);0)" office:value-type="float" office:value="0">
            <text:p>0</text:p>
          </table:table-cell>
          <table:table-cell table:formula="of:=IF(ISNUMBER(VLOOKUP([.B172];[.$AC$2:.$AD$33];2;0));VLOOKUP([.B172];[.$AC$2:.$AD$33];2;0);1)" office:value-type="float" office:value="1">
            <text:p>1</text:p>
          </table:table-cell>
          <table:table-cell table:number-columns-repeated="16"/>
          <table:table-cell office:value-type="string">
            <text:p>Philip Cord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Laurent Baumel</text:p>
          </table:table-cell>
          <table:table-cell table:formula="of:=IF(ISNUMBER(VLOOKUP([.B173];[.$K$2:.$L$202];2;0));VLOOKUP([.B173];[.$K$2:.$L$202];2;0);1)" office:value-type="float" office:value="0">
            <text:p>0</text:p>
          </table:table-cell>
          <table:table-cell table:formula="of:=IF(ISNUMBER(VLOOKUP([.B173];[.$N$2:.$O$12];2;0));VLOOKUP([.B173];[.$N$2:.$O$12];2;0);1)" office:value-type="float" office:value="1">
            <text:p>1</text:p>
          </table:table-cell>
          <table:table-cell table:formula="of:=IF(ISNUMBER(VLOOKUP([.B173];[.$Q$2:.$R$46];2;0));VLOOKUP([.B173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3];[.$T$2:.$U$100];2;0));VLOOKUP([.B173];[.$T$2:.$U$100];2;0);1)" office:value-type="float" office:value="0">
            <text:p>0</text:p>
          </table:table-cell>
          <table:table-cell table:formula="of:=IF(ISNUMBER(VLOOKUP([.B173];[.$Z$2:.$AA$302];2;0));VLOOKUP([.B173];[.$Z$2:.$AA$302];2;0);0)" office:value-type="float" office:value="0">
            <text:p>0</text:p>
          </table:table-cell>
          <table:table-cell table:formula="of:=IF(ISNUMBER(VLOOKUP([.B173];[.$AC$2:.$AD$33];2;0));VLOOKUP([.B173];[.$AC$2:.$AD$33];2;0);1)" office:value-type="float" office:value="0">
            <text:p>0</text:p>
          </table:table-cell>
          <table:table-cell table:number-columns-repeated="16"/>
          <table:table-cell office:value-type="string">
            <text:p>Philippe Bi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aurent Cathala</text:p>
          </table:table-cell>
          <table:table-cell table:formula="of:=IF(ISNUMBER(VLOOKUP([.B174];[.$K$2:.$L$202];2;0));VLOOKUP([.B174];[.$K$2:.$L$202];2;0);1)" office:value-type="float" office:value="1">
            <text:p>1</text:p>
          </table:table-cell>
          <table:table-cell table:formula="of:=IF(ISNUMBER(VLOOKUP([.B174];[.$N$2:.$O$12];2;0));VLOOKUP([.B174];[.$N$2:.$O$12];2;0);1)" office:value-type="float" office:value="1">
            <text:p>1</text:p>
          </table:table-cell>
          <table:table-cell table:formula="of:=IF(ISNUMBER(VLOOKUP([.B174];[.$Q$2:.$R$46];2;0));VLOOKUP([.B17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4];[.$T$2:.$U$100];2;0));VLOOKUP([.B174];[.$T$2:.$U$100];2;0);1)" office:value-type="float" office:value="1">
            <text:p>1</text:p>
          </table:table-cell>
          <table:table-cell table:formula="of:=IF(ISNUMBER(VLOOKUP([.B174];[.$Z$2:.$AA$302];2;0));VLOOKUP([.B174];[.$Z$2:.$AA$302];2;0);0)" office:value-type="float" office:value="1">
            <text:p>1</text:p>
          </table:table-cell>
          <table:table-cell table:formula="of:=IF(ISNUMBER(VLOOKUP([.B174];[.$AC$2:.$AD$33];2;0));VLOOKUP([.B174];[.$AC$2:.$AD$33];2;0);1)" office:value-type="float" office:value="1">
            <text:p>1</text:p>
          </table:table-cell>
          <table:table-cell table:number-columns-repeated="16"/>
          <table:table-cell office:value-type="string">
            <text:p>Philipp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Laurent Grandguillaume</text:p>
          </table:table-cell>
          <table:table-cell table:formula="of:=IF(ISNUMBER(VLOOKUP([.B175];[.$K$2:.$L$202];2;0));VLOOKUP([.B175];[.$K$2:.$L$202];2;0);1)" office:value-type="float" office:value="1">
            <text:p>1</text:p>
          </table:table-cell>
          <table:table-cell table:formula="of:=IF(ISNUMBER(VLOOKUP([.B175];[.$N$2:.$O$12];2;0));VLOOKUP([.B175];[.$N$2:.$O$12];2;0);1)" office:value-type="float" office:value="1">
            <text:p>1</text:p>
          </table:table-cell>
          <table:table-cell table:formula="of:=IF(ISNUMBER(VLOOKUP([.B175];[.$Q$2:.$R$46];2;0));VLOOKUP([.B17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5];[.$T$2:.$U$100];2;0));VLOOKUP([.B175];[.$T$2:.$U$100];2;0);1)" office:value-type="float" office:value="1">
            <text:p>1</text:p>
          </table:table-cell>
          <table:table-cell table:formula="of:=IF(ISNUMBER(VLOOKUP([.B175];[.$Z$2:.$AA$302];2;0));VLOOKUP([.B175];[.$Z$2:.$AA$302];2;0);0)" office:value-type="float" office:value="1">
            <text:p>1</text:p>
          </table:table-cell>
          <table:table-cell table:formula="of:=IF(ISNUMBER(VLOOKUP([.B175];[.$AC$2:.$AD$33];2;0));VLOOKUP([.B175];[.$AC$2:.$AD$33];2;0);1)" office:value-type="float" office:value="1">
            <text:p>1</text:p>
          </table:table-cell>
          <table:table-cell table:number-columns-repeated="16"/>
          <table:table-cell office:value-type="string">
            <text:p>Philippe Du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Laurent Kalinowski</text:p>
          </table:table-cell>
          <table:table-cell table:formula="of:=IF(ISNUMBER(VLOOKUP([.B176];[.$K$2:.$L$202];2;0));VLOOKUP([.B176];[.$K$2:.$L$202];2;0);1)" office:value-type="float" office:value="0">
            <text:p>0</text:p>
          </table:table-cell>
          <table:table-cell table:formula="of:=IF(ISNUMBER(VLOOKUP([.B176];[.$N$2:.$O$12];2;0));VLOOKUP([.B176];[.$N$2:.$O$12];2;0);1)" office:value-type="float" office:value="1">
            <text:p>1</text:p>
          </table:table-cell>
          <table:table-cell table:formula="of:=IF(ISNUMBER(VLOOKUP([.B176];[.$Q$2:.$R$46];2;0));VLOOKUP([.B17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6];[.$T$2:.$U$100];2;0));VLOOKUP([.B176];[.$T$2:.$U$100];2;0);1)" office:value-type="float" office:value="1">
            <text:p>1</text:p>
          </table:table-cell>
          <table:table-cell table:formula="of:=IF(ISNUMBER(VLOOKUP([.B176];[.$Z$2:.$AA$302];2;0));VLOOKUP([.B176];[.$Z$2:.$AA$302];2;0);0)" office:value-type="float" office:value="0">
            <text:p>0</text:p>
          </table:table-cell>
          <table:table-cell table:formula="of:=IF(ISNUMBER(VLOOKUP([.B176];[.$AC$2:.$AD$33];2;0));VLOOKUP([.B176];[.$AC$2:.$AD$33];2;0);1)" office:value-type="float" office:value="1">
            <text:p>1</text:p>
          </table:table-cell>
          <table:table-cell table:number-columns-repeated="16"/>
          <table:table-cell office:value-type="string">
            <text:p>Philippe Nau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Linda Gourjade</text:p>
          </table:table-cell>
          <table:table-cell table:formula="of:=IF(ISNUMBER(VLOOKUP([.B177];[.$K$2:.$L$202];2;0));VLOOKUP([.B177];[.$K$2:.$L$202];2;0);1)" office:value-type="float" office:value="0">
            <text:p>0</text:p>
          </table:table-cell>
          <table:table-cell table:formula="of:=IF(ISNUMBER(VLOOKUP([.B177];[.$N$2:.$O$12];2;0));VLOOKUP([.B177];[.$N$2:.$O$12];2;0);1)" office:value-type="float" office:value="1">
            <text:p>1</text:p>
          </table:table-cell>
          <table:table-cell table:formula="of:=IF(ISNUMBER(VLOOKUP([.B177];[.$Q$2:.$R$46];2;0));VLOOKUP([.B177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7];[.$T$2:.$U$100];2;0));VLOOKUP([.B177];[.$T$2:.$U$100];2;0);1)" office:value-type="float" office:value="0">
            <text:p>0</text:p>
          </table:table-cell>
          <table:table-cell table:formula="of:=IF(ISNUMBER(VLOOKUP([.B177];[.$Z$2:.$AA$302];2;0));VLOOKUP([.B177];[.$Z$2:.$AA$302];2;0);0)" office:value-type="float" office:value="0">
            <text:p>0</text:p>
          </table:table-cell>
          <table:table-cell table:formula="of:=IF(ISNUMBER(VLOOKUP([.B177];[.$AC$2:.$AD$33];2;0));VLOOKUP([.B177];[.$AC$2:.$AD$33];2;0);1)" office:value-type="float" office:value="0">
            <text:p>0</text:p>
          </table:table-cell>
          <table:table-cell table:number-columns-repeated="16"/>
          <table:table-cell office:value-type="string">
            <text:p>Philippe Plis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uc Belot</text:p>
          </table:table-cell>
          <table:table-cell table:formula="of:=IF(ISNUMBER(VLOOKUP([.B178];[.$K$2:.$L$202];2;0));VLOOKUP([.B178];[.$K$2:.$L$202];2;0);1)" office:value-type="float" office:value="1">
            <text:p>1</text:p>
          </table:table-cell>
          <table:table-cell table:formula="of:=IF(ISNUMBER(VLOOKUP([.B178];[.$N$2:.$O$12];2;0));VLOOKUP([.B178];[.$N$2:.$O$12];2;0);1)" office:value-type="float" office:value="1">
            <text:p>1</text:p>
          </table:table-cell>
          <table:table-cell table:formula="of:=IF(ISNUMBER(VLOOKUP([.B178];[.$Q$2:.$R$46];2;0));VLOOKUP([.B17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8];[.$T$2:.$U$100];2;0));VLOOKUP([.B178];[.$T$2:.$U$100];2;0);1)" office:value-type="float" office:value="1">
            <text:p>1</text:p>
          </table:table-cell>
          <table:table-cell table:formula="of:=IF(ISNUMBER(VLOOKUP([.B178];[.$Z$2:.$AA$302];2;0));VLOOKUP([.B178];[.$Z$2:.$AA$302];2;0);0)" office:value-type="float" office:value="1">
            <text:p>1</text:p>
          </table:table-cell>
          <table:table-cell table:formula="of:=IF(ISNUMBER(VLOOKUP([.B178];[.$AC$2:.$AD$33];2;0));VLOOKUP([.B178];[.$AC$2:.$AD$33];2;0);1)" office:value-type="float" office:value="1">
            <text:p>1</text:p>
          </table:table-cell>
          <table:table-cell table:number-columns-repeated="16"/>
          <table:table-cell office:value-type="string">
            <text:p>Pierre Aylag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Luce Pane</text:p>
          </table:table-cell>
          <table:table-cell table:formula="of:=IF(ISNUMBER(VLOOKUP([.B179];[.$K$2:.$L$202];2;0));VLOOKUP([.B179];[.$K$2:.$L$202];2;0);1)" office:value-type="float" office:value="1">
            <text:p>1</text:p>
          </table:table-cell>
          <table:table-cell table:formula="of:=IF(ISNUMBER(VLOOKUP([.B179];[.$N$2:.$O$12];2;0));VLOOKUP([.B179];[.$N$2:.$O$12];2;0);1)" office:value-type="float" office:value="1">
            <text:p>1</text:p>
          </table:table-cell>
          <table:table-cell table:formula="of:=IF(ISNUMBER(VLOOKUP([.B179];[.$Q$2:.$R$46];2;0));VLOOKUP([.B17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9];[.$T$2:.$U$100];2;0));VLOOKUP([.B179];[.$T$2:.$U$100];2;0);1)" office:value-type="float" office:value="1">
            <text:p>1</text:p>
          </table:table-cell>
          <table:table-cell table:formula="of:=IF(ISNUMBER(VLOOKUP([.B179];[.$Z$2:.$AA$302];2;0));VLOOKUP([.B179];[.$Z$2:.$AA$302];2;0);0)" office:value-type="float" office:value="1">
            <text:p>1</text:p>
          </table:table-cell>
          <table:table-cell table:formula="of:=IF(ISNUMBER(VLOOKUP([.B179];[.$AC$2:.$AD$33];2;0));VLOOKUP([.B179];[.$AC$2:.$AD$33];2;0);1)" office:value-type="float" office:value="1">
            <text:p>1</text:p>
          </table:table-cell>
          <table:table-cell table:number-columns-repeated="16"/>
          <table:table-cell office:value-type="string">
            <text:p>Pierre-Yves Le Borgn'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Lucette Lousteau</text:p>
          </table:table-cell>
          <table:table-cell table:formula="of:=IF(ISNUMBER(VLOOKUP([.B180];[.$K$2:.$L$202];2;0));VLOOKUP([.B180];[.$K$2:.$L$202];2;0);1)" office:value-type="float" office:value="0">
            <text:p>0</text:p>
          </table:table-cell>
          <table:table-cell table:formula="of:=IF(ISNUMBER(VLOOKUP([.B180];[.$N$2:.$O$12];2;0));VLOOKUP([.B180];[.$N$2:.$O$12];2;0);1)" office:value-type="float" office:value="1">
            <text:p>1</text:p>
          </table:table-cell>
          <table:table-cell table:formula="of:=IF(ISNUMBER(VLOOKUP([.B180];[.$Q$2:.$R$46];2;0));VLOOKUP([.B18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0];[.$T$2:.$U$100];2;0));VLOOKUP([.B180];[.$T$2:.$U$100];2;0);1)" office:value-type="float" office:value="1">
            <text:p>1</text:p>
          </table:table-cell>
          <table:table-cell table:formula="of:=IF(ISNUMBER(VLOOKUP([.B180];[.$Z$2:.$AA$302];2;0));VLOOKUP([.B180];[.$Z$2:.$AA$302];2;0);0)" office:value-type="float" office:value="0">
            <text:p>0</text:p>
          </table:table-cell>
          <table:table-cell table:formula="of:=IF(ISNUMBER(VLOOKUP([.B180];[.$AC$2:.$AD$33];2;0));VLOOKUP([.B180];[.$AC$2:.$AD$33];2;0);1)" office:value-type="float" office:value="1">
            <text:p>1</text:p>
          </table:table-cell>
          <table:table-cell table:number-columns-repeated="16"/>
          <table:table-cell office:value-type="string">
            <text:p>Razzy Hammad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alek Boutih</text:p>
          </table:table-cell>
          <table:table-cell table:formula="of:=IF(ISNUMBER(VLOOKUP([.B181];[.$K$2:.$L$202];2;0));VLOOKUP([.B181];[.$K$2:.$L$202];2;0);1)" office:value-type="float" office:value="1">
            <text:p>1</text:p>
          </table:table-cell>
          <table:table-cell table:formula="of:=IF(ISNUMBER(VLOOKUP([.B181];[.$N$2:.$O$12];2;0));VLOOKUP([.B181];[.$N$2:.$O$12];2;0);1)" office:value-type="float" office:value="1">
            <text:p>1</text:p>
          </table:table-cell>
          <table:table-cell table:formula="of:=IF(ISNUMBER(VLOOKUP([.B181];[.$Q$2:.$R$46];2;0));VLOOKUP([.B18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1];[.$T$2:.$U$100];2;0));VLOOKUP([.B181];[.$T$2:.$U$100];2;0);1)" office:value-type="float" office:value="1">
            <text:p>1</text:p>
          </table:table-cell>
          <table:table-cell table:formula="of:=IF(ISNUMBER(VLOOKUP([.B181];[.$Z$2:.$AA$302];2;0));VLOOKUP([.B181];[.$Z$2:.$AA$302];2;0);0)" office:value-type="float" office:value="0">
            <text:p>0</text:p>
          </table:table-cell>
          <table:table-cell table:formula="of:=IF(ISNUMBER(VLOOKUP([.B181];[.$AC$2:.$AD$33];2;0));VLOOKUP([.B181];[.$AC$2:.$AD$33];2;0);1)" office:value-type="float" office:value="1">
            <text:p>1</text:p>
          </table:table-cell>
          <table:table-cell table:number-columns-repeated="16"/>
          <table:table-cell office:value-type="string">
            <text:p>Rémi Pauvro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arc Goua</text:p>
          </table:table-cell>
          <table:table-cell table:formula="of:=IF(ISNUMBER(VLOOKUP([.B182];[.$K$2:.$L$202];2;0));VLOOKUP([.B182];[.$K$2:.$L$202];2;0);1)" office:value-type="float" office:value="1">
            <text:p>1</text:p>
          </table:table-cell>
          <table:table-cell table:formula="of:=IF(ISNUMBER(VLOOKUP([.B182];[.$N$2:.$O$12];2;0));VLOOKUP([.B182];[.$N$2:.$O$12];2;0);1)" office:value-type="float" office:value="1">
            <text:p>1</text:p>
          </table:table-cell>
          <table:table-cell table:formula="of:=IF(ISNUMBER(VLOOKUP([.B182];[.$Q$2:.$R$46];2;0));VLOOKUP([.B18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2];[.$T$2:.$U$100];2;0));VLOOKUP([.B182];[.$T$2:.$U$100];2;0);1)" office:value-type="float" office:value="1">
            <text:p>1</text:p>
          </table:table-cell>
          <table:table-cell table:formula="of:=IF(ISNUMBER(VLOOKUP([.B182];[.$Z$2:.$AA$302];2;0));VLOOKUP([.B182];[.$Z$2:.$AA$302];2;0);0)" office:value-type="float" office:value="1">
            <text:p>1</text:p>
          </table:table-cell>
          <table:table-cell table:formula="of:=IF(ISNUMBER(VLOOKUP([.B182];[.$AC$2:.$AD$33];2;0));VLOOKUP([.B182];[.$AC$2:.$AD$33];2;0);1)" office:value-type="float" office:value="1">
            <text:p>1</text:p>
          </table:table-cell>
          <table:table-cell table:number-columns-repeated="16"/>
          <table:table-cell office:value-type="string">
            <text:p>René Dosiè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Marcel Rogemont</text:p>
          </table:table-cell>
          <table:table-cell table:formula="of:=IF(ISNUMBER(VLOOKUP([.B183];[.$K$2:.$L$202];2;0));VLOOKUP([.B183];[.$K$2:.$L$202];2;0);1)" office:value-type="float" office:value="1">
            <text:p>1</text:p>
          </table:table-cell>
          <table:table-cell table:formula="of:=IF(ISNUMBER(VLOOKUP([.B183];[.$N$2:.$O$12];2;0));VLOOKUP([.B183];[.$N$2:.$O$12];2;0);1)" office:value-type="float" office:value="1">
            <text:p>1</text:p>
          </table:table-cell>
          <table:table-cell table:formula="of:=IF(ISNUMBER(VLOOKUP([.B183];[.$Q$2:.$R$46];2;0));VLOOKUP([.B18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3];[.$T$2:.$U$100];2;0));VLOOKUP([.B183];[.$T$2:.$U$100];2;0);1)" office:value-type="float" office:value="1">
            <text:p>1</text:p>
          </table:table-cell>
          <table:table-cell table:formula="of:=IF(ISNUMBER(VLOOKUP([.B183];[.$Z$2:.$AA$302];2;0));VLOOKUP([.B183];[.$Z$2:.$AA$302];2;0);0)" office:value-type="float" office:value="1">
            <text:p>1</text:p>
          </table:table-cell>
          <table:table-cell table:formula="of:=IF(ISNUMBER(VLOOKUP([.B183];[.$AC$2:.$AD$33];2;0));VLOOKUP([.B183];[.$AC$2:.$AD$33];2;0);1)" office:value-type="float" office:value="1">
            <text:p>1</text:p>
          </table:table-cell>
          <table:table-cell table:number-columns-repeated="16"/>
          <table:table-cell office:value-type="string">
            <text:p>René Rou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arie Récalde</text:p>
          </table:table-cell>
          <table:table-cell table:formula="of:=IF(ISNUMBER(VLOOKUP([.B184];[.$K$2:.$L$202];2;0));VLOOKUP([.B184];[.$K$2:.$L$202];2;0);1)" office:value-type="float" office:value="1">
            <text:p>1</text:p>
          </table:table-cell>
          <table:table-cell table:formula="of:=IF(ISNUMBER(VLOOKUP([.B184];[.$N$2:.$O$12];2;0));VLOOKUP([.B184];[.$N$2:.$O$12];2;0);1)" office:value-type="float" office:value="1">
            <text:p>1</text:p>
          </table:table-cell>
          <table:table-cell table:formula="of:=IF(ISNUMBER(VLOOKUP([.B184];[.$Q$2:.$R$46];2;0));VLOOKUP([.B18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4];[.$T$2:.$U$100];2;0));VLOOKUP([.B184];[.$T$2:.$U$100];2;0);1)" office:value-type="float" office:value="1">
            <text:p>1</text:p>
          </table:table-cell>
          <table:table-cell table:formula="of:=IF(ISNUMBER(VLOOKUP([.B184];[.$Z$2:.$AA$302];2;0));VLOOKUP([.B184];[.$Z$2:.$AA$302];2;0);0)" office:value-type="float" office:value="1">
            <text:p>1</text:p>
          </table:table-cell>
          <table:table-cell table:formula="of:=IF(ISNUMBER(VLOOKUP([.B184];[.$AC$2:.$AD$33];2;0));VLOOKUP([.B184];[.$AC$2:.$AD$33];2;0);1)" office:value-type="float" office:value="1">
            <text:p>1</text:p>
          </table:table-cell>
          <table:table-cell table:number-columns-repeated="16"/>
          <table:table-cell office:value-type="string">
            <text:p>Robert Oliv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Marie-Anne Chapdelaine</text:p>
          </table:table-cell>
          <table:table-cell table:formula="of:=IF(ISNUMBER(VLOOKUP([.B185];[.$K$2:.$L$202];2;0));VLOOKUP([.B185];[.$K$2:.$L$202];2;0);1)" office:value-type="float" office:value="1">
            <text:p>1</text:p>
          </table:table-cell>
          <table:table-cell table:formula="of:=IF(ISNUMBER(VLOOKUP([.B185];[.$N$2:.$O$12];2;0));VLOOKUP([.B185];[.$N$2:.$O$12];2;0);1)" office:value-type="float" office:value="1">
            <text:p>1</text:p>
          </table:table-cell>
          <table:table-cell table:formula="of:=IF(ISNUMBER(VLOOKUP([.B185];[.$Q$2:.$R$46];2;0));VLOOKUP([.B18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5];[.$T$2:.$U$100];2;0));VLOOKUP([.B185];[.$T$2:.$U$100];2;0);1)" office:value-type="float" office:value="1">
            <text:p>1</text:p>
          </table:table-cell>
          <table:table-cell table:formula="of:=IF(ISNUMBER(VLOOKUP([.B185];[.$Z$2:.$AA$302];2;0));VLOOKUP([.B185];[.$Z$2:.$AA$302];2;0);0)" office:value-type="float" office:value="1">
            <text:p>1</text:p>
          </table:table-cell>
          <table:table-cell table:formula="of:=IF(ISNUMBER(VLOOKUP([.B185];[.$AC$2:.$AD$33];2;0));VLOOKUP([.B185];[.$AC$2:.$AD$33];2;0);1)" office:value-type="float" office:value="1">
            <text:p>1</text:p>
          </table:table-cell>
          <table:table-cell table:number-columns-repeated="16"/>
          <table:table-cell office:value-type="string">
            <text:p>Sabine Bu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arie-Arlette Carlotti</text:p>
          </table:table-cell>
          <table:table-cell table:formula="of:=IF(ISNUMBER(VLOOKUP([.B186];[.$K$2:.$L$202];2;0));VLOOKUP([.B186];[.$K$2:.$L$202];2;0);1)" office:value-type="float" office:value="1">
            <text:p>1</text:p>
          </table:table-cell>
          <table:table-cell table:formula="of:=IF(ISNUMBER(VLOOKUP([.B186];[.$N$2:.$O$12];2;0));VLOOKUP([.B186];[.$N$2:.$O$12];2;0);1)" office:value-type="float" office:value="1">
            <text:p>1</text:p>
          </table:table-cell>
          <table:table-cell table:formula="of:=IF(ISNUMBER(VLOOKUP([.B186];[.$Q$2:.$R$46];2;0));VLOOKUP([.B18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6];[.$T$2:.$U$100];2;0));VLOOKUP([.B186];[.$T$2:.$U$100];2;0);1)" office:value-type="float" office:value="1">
            <text:p>1</text:p>
          </table:table-cell>
          <table:table-cell table:formula="of:=IF(ISNUMBER(VLOOKUP([.B186];[.$Z$2:.$AA$302];2;0));VLOOKUP([.B186];[.$Z$2:.$AA$302];2;0);0)" office:value-type="float" office:value="1">
            <text:p>1</text:p>
          </table:table-cell>
          <table:table-cell table:formula="of:=IF(ISNUMBER(VLOOKUP([.B186];[.$AC$2:.$AD$33];2;0));VLOOKUP([.B186];[.$AC$2:.$AD$33];2;0);1)" office:value-type="float" office:value="1">
            <text:p>1</text:p>
          </table:table-cell>
          <table:table-cell table:number-columns-repeated="16"/>
          <table:table-cell office:value-type="string">
            <text:p>Sandrin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arie-Françoise Bechtel</text:p>
          </table:table-cell>
          <table:table-cell table:formula="of:=IF(ISNUMBER(VLOOKUP([.B187];[.$K$2:.$L$202];2;0));VLOOKUP([.B187];[.$K$2:.$L$202];2;0);1)" office:value-type="float" office:value="1">
            <text:p>1</text:p>
          </table:table-cell>
          <table:table-cell table:formula="of:=IF(ISNUMBER(VLOOKUP([.B187];[.$N$2:.$O$12];2;0));VLOOKUP([.B187];[.$N$2:.$O$12];2;0);1)" office:value-type="float" office:value="1">
            <text:p>1</text:p>
          </table:table-cell>
          <table:table-cell table:formula="of:=IF(ISNUMBER(VLOOKUP([.B187];[.$Q$2:.$R$46];2;0));VLOOKUP([.B18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7];[.$T$2:.$U$100];2;0));VLOOKUP([.B187];[.$T$2:.$U$100];2;0);1)" office:value-type="float" office:value="1">
            <text:p>1</text:p>
          </table:table-cell>
          <table:table-cell table:formula="of:=IF(ISNUMBER(VLOOKUP([.B187];[.$Z$2:.$AA$302];2;0));VLOOKUP([.B187];[.$Z$2:.$AA$302];2;0);0)" office:value-type="float" office:value="0">
            <text:p>0</text:p>
          </table:table-cell>
          <table:table-cell table:formula="of:=IF(ISNUMBER(VLOOKUP([.B187];[.$AC$2:.$AD$33];2;0));VLOOKUP([.B187];[.$AC$2:.$AD$33];2;0);1)" office:value-type="float" office:value="0">
            <text:p>0</text:p>
          </table:table-cell>
          <table:table-cell table:number-columns-repeated="16"/>
          <table:table-cell office:value-type="string">
            <text:p>Sandrine H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arie-Françoise Clergeau</text:p>
          </table:table-cell>
          <table:table-cell table:formula="of:=IF(ISNUMBER(VLOOKUP([.B188];[.$K$2:.$L$202];2;0));VLOOKUP([.B188];[.$K$2:.$L$202];2;0);1)" office:value-type="float" office:value="1">
            <text:p>1</text:p>
          </table:table-cell>
          <table:table-cell table:formula="of:=IF(ISNUMBER(VLOOKUP([.B188];[.$N$2:.$O$12];2;0));VLOOKUP([.B188];[.$N$2:.$O$12];2;0);1)" office:value-type="float" office:value="1">
            <text:p>1</text:p>
          </table:table-cell>
          <table:table-cell table:formula="of:=IF(ISNUMBER(VLOOKUP([.B188];[.$Q$2:.$R$46];2;0));VLOOKUP([.B18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8];[.$T$2:.$U$100];2;0));VLOOKUP([.B188];[.$T$2:.$U$100];2;0);1)" office:value-type="float" office:value="1">
            <text:p>1</text:p>
          </table:table-cell>
          <table:table-cell table:formula="of:=IF(ISNUMBER(VLOOKUP([.B188];[.$Z$2:.$AA$302];2;0));VLOOKUP([.B188];[.$Z$2:.$AA$302];2;0);0)" office:value-type="float" office:value="1">
            <text:p>1</text:p>
          </table:table-cell>
          <table:table-cell table:formula="of:=IF(ISNUMBER(VLOOKUP([.B188];[.$AC$2:.$AD$33];2;0));VLOOKUP([.B188];[.$AC$2:.$AD$33];2;0);1)" office:value-type="float" office:value="1">
            <text:p>1</text:p>
          </table:table-cell>
          <table:table-cell table:number-columns-repeated="16"/>
          <table:table-cell office:value-type="string">
            <text:p>Sandrine Mazet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arie-Hélène Fabre</text:p>
          </table:table-cell>
          <table:table-cell table:formula="of:=IF(ISNUMBER(VLOOKUP([.B189];[.$K$2:.$L$202];2;0));VLOOKUP([.B189];[.$K$2:.$L$202];2;0);1)" office:value-type="float" office:value="1">
            <text:p>1</text:p>
          </table:table-cell>
          <table:table-cell table:formula="of:=IF(ISNUMBER(VLOOKUP([.B189];[.$N$2:.$O$12];2;0));VLOOKUP([.B189];[.$N$2:.$O$12];2;0);1)" office:value-type="float" office:value="1">
            <text:p>1</text:p>
          </table:table-cell>
          <table:table-cell table:formula="of:=IF(ISNUMBER(VLOOKUP([.B189];[.$Q$2:.$R$46];2;0));VLOOKUP([.B18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9];[.$T$2:.$U$100];2;0));VLOOKUP([.B189];[.$T$2:.$U$100];2;0);1)" office:value-type="float" office:value="1">
            <text:p>1</text:p>
          </table:table-cell>
          <table:table-cell table:formula="of:=IF(ISNUMBER(VLOOKUP([.B189];[.$Z$2:.$AA$302];2;0));VLOOKUP([.B189];[.$Z$2:.$AA$302];2;0);0)" office:value-type="float" office:value="1">
            <text:p>1</text:p>
          </table:table-cell>
          <table:table-cell table:formula="of:=IF(ISNUMBER(VLOOKUP([.B189];[.$AC$2:.$AD$33];2;0));VLOOKUP([.B189];[.$AC$2:.$AD$33];2;0);1)" office:value-type="float" office:value="1">
            <text:p>1</text:p>
          </table:table-cell>
          <table:table-cell table:number-columns-repeated="16"/>
          <table:table-cell office:value-type="string">
            <text:p>Sébastien Denaj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arie-Line Reynaud</text:p>
          </table:table-cell>
          <table:table-cell table:formula="of:=IF(ISNUMBER(VLOOKUP([.B190];[.$K$2:.$L$202];2;0));VLOOKUP([.B190];[.$K$2:.$L$202];2;0);1)" office:value-type="float" office:value="0">
            <text:p>0</text:p>
          </table:table-cell>
          <table:table-cell table:formula="of:=IF(ISNUMBER(VLOOKUP([.B190];[.$N$2:.$O$12];2;0));VLOOKUP([.B190];[.$N$2:.$O$12];2;0);1)" office:value-type="float" office:value="1">
            <text:p>1</text:p>
          </table:table-cell>
          <table:table-cell table:formula="of:=IF(ISNUMBER(VLOOKUP([.B190];[.$Q$2:.$R$46];2;0));VLOOKUP([.B19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0];[.$T$2:.$U$100];2;0));VLOOKUP([.B190];[.$T$2:.$U$100];2;0);1)" office:value-type="float" office:value="1">
            <text:p>1</text:p>
          </table:table-cell>
          <table:table-cell table:formula="of:=IF(ISNUMBER(VLOOKUP([.B190];[.$Z$2:.$AA$302];2;0));VLOOKUP([.B190];[.$Z$2:.$AA$302];2;0);0)" office:value-type="float" office:value="0">
            <text:p>0</text:p>
          </table:table-cell>
          <table:table-cell table:formula="of:=IF(ISNUMBER(VLOOKUP([.B190];[.$AC$2:.$AD$33];2;0));VLOOKUP([.B190];[.$AC$2:.$AD$33];2;0);1)" office:value-type="float" office:value="1">
            <text:p>1</text:p>
          </table:table-cell>
          <table:table-cell table:number-columns-repeated="16"/>
          <table:table-cell office:value-type="string">
            <text:p>Sébastien Pietrasan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arie-Lou Marcel</text:p>
          </table:table-cell>
          <table:table-cell table:formula="of:=IF(ISNUMBER(VLOOKUP([.B191];[.$K$2:.$L$202];2;0));VLOOKUP([.B191];[.$K$2:.$L$202];2;0);1)" office:value-type="float" office:value="0">
            <text:p>0</text:p>
          </table:table-cell>
          <table:table-cell table:formula="of:=IF(ISNUMBER(VLOOKUP([.B191];[.$N$2:.$O$12];2;0));VLOOKUP([.B191];[.$N$2:.$O$12];2;0);1)" office:value-type="float" office:value="1">
            <text:p>1</text:p>
          </table:table-cell>
          <table:table-cell table:formula="of:=IF(ISNUMBER(VLOOKUP([.B191];[.$Q$2:.$R$46];2;0));VLOOKUP([.B19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1];[.$T$2:.$U$100];2;0));VLOOKUP([.B191];[.$T$2:.$U$100];2;0);1)" office:value-type="float" office:value="1">
            <text:p>1</text:p>
          </table:table-cell>
          <table:table-cell table:formula="of:=IF(ISNUMBER(VLOOKUP([.B191];[.$Z$2:.$AA$302];2;0));VLOOKUP([.B191];[.$Z$2:.$AA$302];2;0);0)" office:value-type="float" office:value="0">
            <text:p>0</text:p>
          </table:table-cell>
          <table:table-cell table:formula="of:=IF(ISNUMBER(VLOOKUP([.B191];[.$AC$2:.$AD$33];2;0));VLOOKUP([.B191];[.$AC$2:.$AD$33];2;0);1)" office:value-type="float" office:value="1">
            <text:p>1</text:p>
          </table:table-cell>
          <table:table-cell table:number-columns-repeated="16"/>
          <table:table-cell office:value-type="string">
            <text:p>Serge Janqu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rie-Noëlle Battistel</text:p>
          </table:table-cell>
          <table:table-cell table:formula="of:=IF(ISNUMBER(VLOOKUP([.B192];[.$K$2:.$L$202];2;0));VLOOKUP([.B192];[.$K$2:.$L$202];2;0);1)" office:value-type="float" office:value="1">
            <text:p>1</text:p>
          </table:table-cell>
          <table:table-cell table:formula="of:=IF(ISNUMBER(VLOOKUP([.B192];[.$N$2:.$O$12];2;0));VLOOKUP([.B192];[.$N$2:.$O$12];2;0);1)" office:value-type="float" office:value="1">
            <text:p>1</text:p>
          </table:table-cell>
          <table:table-cell table:formula="of:=IF(ISNUMBER(VLOOKUP([.B192];[.$Q$2:.$R$46];2;0));VLOOKUP([.B19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2];[.$T$2:.$U$100];2;0));VLOOKUP([.B192];[.$T$2:.$U$100];2;0);1)" office:value-type="float" office:value="1">
            <text:p>1</text:p>
          </table:table-cell>
          <table:table-cell table:formula="of:=IF(ISNUMBER(VLOOKUP([.B192];[.$Z$2:.$AA$302];2;0));VLOOKUP([.B192];[.$Z$2:.$AA$302];2;0);0)" office:value-type="float" office:value="1">
            <text:p>1</text:p>
          </table:table-cell>
          <table:table-cell table:formula="of:=IF(ISNUMBER(VLOOKUP([.B192];[.$AC$2:.$AD$33];2;0));VLOOKUP([.B192];[.$AC$2:.$AD$33];2;0);1)" office:value-type="float" office:value="1">
            <text:p>1</text:p>
          </table:table-cell>
          <table:table-cell table:number-columns-repeated="16"/>
          <table:table-cell office:value-type="string">
            <text:p>Serge Letchim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arie-Odile Bouillé</text:p>
          </table:table-cell>
          <table:table-cell table:formula="of:=IF(ISNUMBER(VLOOKUP([.B193];[.$K$2:.$L$202];2;0));VLOOKUP([.B193];[.$K$2:.$L$202];2;0);1)" office:value-type="float" office:value="1">
            <text:p>1</text:p>
          </table:table-cell>
          <table:table-cell table:formula="of:=IF(ISNUMBER(VLOOKUP([.B193];[.$N$2:.$O$12];2;0));VLOOKUP([.B193];[.$N$2:.$O$12];2;0);1)" office:value-type="float" office:value="1">
            <text:p>1</text:p>
          </table:table-cell>
          <table:table-cell table:formula="of:=IF(ISNUMBER(VLOOKUP([.B193];[.$Q$2:.$R$46];2;0));VLOOKUP([.B19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3];[.$T$2:.$U$100];2;0));VLOOKUP([.B193];[.$T$2:.$U$100];2;0);1)" office:value-type="float" office:value="1">
            <text:p>1</text:p>
          </table:table-cell>
          <table:table-cell table:formula="of:=IF(ISNUMBER(VLOOKUP([.B193];[.$Z$2:.$AA$302];2;0));VLOOKUP([.B193];[.$Z$2:.$AA$302];2;0);0)" office:value-type="float" office:value="0">
            <text:p>0</text:p>
          </table:table-cell>
          <table:table-cell table:formula="of:=IF(ISNUMBER(VLOOKUP([.B193];[.$AC$2:.$AD$33];2;0));VLOOKUP([.B193];[.$AC$2:.$AD$33];2;0);1)" office:value-type="float" office:value="1">
            <text:p>1</text:p>
          </table:table-cell>
          <table:table-cell table:number-columns-repeated="16"/>
          <table:table-cell office:value-type="string">
            <text:p>Seybah Dagom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arietta Karamanli</text:p>
          </table:table-cell>
          <table:table-cell table:formula="of:=IF(ISNUMBER(VLOOKUP([.B194];[.$K$2:.$L$202];2;0));VLOOKUP([.B194];[.$K$2:.$L$202];2;0);1)" office:value-type="float" office:value="1">
            <text:p>1</text:p>
          </table:table-cell>
          <table:table-cell table:formula="of:=IF(ISNUMBER(VLOOKUP([.B194];[.$N$2:.$O$12];2;0));VLOOKUP([.B194];[.$N$2:.$O$12];2;0);1)" office:value-type="float" office:value="1">
            <text:p>1</text:p>
          </table:table-cell>
          <table:table-cell table:formula="of:=IF(ISNUMBER(VLOOKUP([.B194];[.$Q$2:.$R$46];2;0));VLOOKUP([.B19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4];[.$T$2:.$U$100];2;0));VLOOKUP([.B194];[.$T$2:.$U$100];2;0);1)" office:value-type="float" office:value="1">
            <text:p>1</text:p>
          </table:table-cell>
          <table:table-cell table:formula="of:=IF(ISNUMBER(VLOOKUP([.B194];[.$Z$2:.$AA$302];2;0));VLOOKUP([.B194];[.$Z$2:.$AA$302];2;0);0)" office:value-type="float" office:value="1">
            <text:p>1</text:p>
          </table:table-cell>
          <table:table-cell table:formula="of:=IF(ISNUMBER(VLOOKUP([.B194];[.$AC$2:.$AD$33];2;0));VLOOKUP([.B194];[.$AC$2:.$AD$33];2;0);1)" office:value-type="float" office:value="1">
            <text:p>1</text:p>
          </table:table-cell>
          <table:table-cell table:number-columns-repeated="16"/>
          <table:table-cell office:value-type="string">
            <text:p>Sophie Dessu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artine Carrillon-Couvreur</text:p>
          </table:table-cell>
          <table:table-cell table:formula="of:=IF(ISNUMBER(VLOOKUP([.B195];[.$K$2:.$L$202];2;0));VLOOKUP([.B195];[.$K$2:.$L$202];2;0);1)" office:value-type="float" office:value="1">
            <text:p>1</text:p>
          </table:table-cell>
          <table:table-cell table:formula="of:=IF(ISNUMBER(VLOOKUP([.B195];[.$N$2:.$O$12];2;0));VLOOKUP([.B195];[.$N$2:.$O$12];2;0);1)" office:value-type="float" office:value="1">
            <text:p>1</text:p>
          </table:table-cell>
          <table:table-cell table:formula="of:=IF(ISNUMBER(VLOOKUP([.B195];[.$Q$2:.$R$46];2;0));VLOOKUP([.B19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5];[.$T$2:.$U$100];2;0));VLOOKUP([.B195];[.$T$2:.$U$100];2;0);1)" office:value-type="float" office:value="1">
            <text:p>1</text:p>
          </table:table-cell>
          <table:table-cell table:formula="of:=IF(ISNUMBER(VLOOKUP([.B195];[.$Z$2:.$AA$302];2;0));VLOOKUP([.B195];[.$Z$2:.$AA$302];2;0);0)" office:value-type="float" office:value="1">
            <text:p>1</text:p>
          </table:table-cell>
          <table:table-cell table:formula="of:=IF(ISNUMBER(VLOOKUP([.B195];[.$AC$2:.$AD$33];2;0));VLOOKUP([.B195];[.$AC$2:.$AD$33];2;0);1)" office:value-type="float" office:value="1">
            <text:p>1</text:p>
          </table:table-cell>
          <table:table-cell table:number-columns-repeated="16"/>
          <table:table-cell office:value-type="string">
            <text:p>Sophie Erran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artine Faure</text:p>
          </table:table-cell>
          <table:table-cell table:formula="of:=IF(ISNUMBER(VLOOKUP([.B196];[.$K$2:.$L$202];2;0));VLOOKUP([.B196];[.$K$2:.$L$202];2;0);1)" office:value-type="float" office:value="1">
            <text:p>1</text:p>
          </table:table-cell>
          <table:table-cell table:formula="of:=IF(ISNUMBER(VLOOKUP([.B196];[.$N$2:.$O$12];2;0));VLOOKUP([.B196];[.$N$2:.$O$12];2;0);1)" office:value-type="float" office:value="1">
            <text:p>1</text:p>
          </table:table-cell>
          <table:table-cell table:formula="of:=IF(ISNUMBER(VLOOKUP([.B196];[.$Q$2:.$R$46];2;0));VLOOKUP([.B19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6];[.$T$2:.$U$100];2;0));VLOOKUP([.B196];[.$T$2:.$U$100];2;0);1)" office:value-type="float" office:value="1">
            <text:p>1</text:p>
          </table:table-cell>
          <table:table-cell table:formula="of:=IF(ISNUMBER(VLOOKUP([.B196];[.$Z$2:.$AA$302];2;0));VLOOKUP([.B196];[.$Z$2:.$AA$302];2;0);0)" office:value-type="float" office:value="1">
            <text:p>1</text:p>
          </table:table-cell>
          <table:table-cell table:formula="of:=IF(ISNUMBER(VLOOKUP([.B196];[.$AC$2:.$AD$33];2;0));VLOOKUP([.B196];[.$AC$2:.$AD$33];2;0);1)" office:value-type="float" office:value="1">
            <text:p>1</text:p>
          </table:table-cell>
          <table:table-cell table:number-columns-repeated="16"/>
          <table:table-cell office:value-type="string">
            <text:p>Sylviane Alau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artine Lignières-Cassou</text:p>
          </table:table-cell>
          <table:table-cell table:formula="of:=IF(ISNUMBER(VLOOKUP([.B197];[.$K$2:.$L$202];2;0));VLOOKUP([.B197];[.$K$2:.$L$202];2;0);1)" office:value-type="float" office:value="1">
            <text:p>1</text:p>
          </table:table-cell>
          <table:table-cell table:formula="of:=IF(ISNUMBER(VLOOKUP([.B197];[.$N$2:.$O$12];2;0));VLOOKUP([.B197];[.$N$2:.$O$12];2;0);1)" office:value-type="float" office:value="1">
            <text:p>1</text:p>
          </table:table-cell>
          <table:table-cell table:formula="of:=IF(ISNUMBER(VLOOKUP([.B197];[.$Q$2:.$R$46];2;0));VLOOKUP([.B19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7];[.$T$2:.$U$100];2;0));VLOOKUP([.B197];[.$T$2:.$U$100];2;0);1)" office:value-type="float" office:value="1">
            <text:p>1</text:p>
          </table:table-cell>
          <table:table-cell table:formula="of:=IF(ISNUMBER(VLOOKUP([.B197];[.$Z$2:.$AA$302];2;0));VLOOKUP([.B197];[.$Z$2:.$AA$302];2;0);0)" office:value-type="float" office:value="1">
            <text:p>1</text:p>
          </table:table-cell>
          <table:table-cell table:formula="of:=IF(ISNUMBER(VLOOKUP([.B197];[.$AC$2:.$AD$33];2;0));VLOOKUP([.B197];[.$AC$2:.$AD$33];2;0);1)" office:value-type="float" office:value="1">
            <text:p>1</text:p>
          </table:table-cell>
          <table:table-cell table:number-columns-repeated="16"/>
          <table:table-cell office:value-type="string">
            <text:p>Sylviane Bul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artine Martinel</text:p>
          </table:table-cell>
          <table:table-cell table:formula="of:=IF(ISNUMBER(VLOOKUP([.B198];[.$K$2:.$L$202];2;0));VLOOKUP([.B198];[.$K$2:.$L$202];2;0);1)" office:value-type="float" office:value="1">
            <text:p>1</text:p>
          </table:table-cell>
          <table:table-cell table:formula="of:=IF(ISNUMBER(VLOOKUP([.B198];[.$N$2:.$O$12];2;0));VLOOKUP([.B198];[.$N$2:.$O$12];2;0);1)" office:value-type="float" office:value="1">
            <text:p>1</text:p>
          </table:table-cell>
          <table:table-cell table:formula="of:=IF(ISNUMBER(VLOOKUP([.B198];[.$Q$2:.$R$46];2;0));VLOOKUP([.B19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8];[.$T$2:.$U$100];2;0));VLOOKUP([.B198];[.$T$2:.$U$100];2;0);1)" office:value-type="float" office:value="1">
            <text:p>1</text:p>
          </table:table-cell>
          <table:table-cell table:formula="of:=IF(ISNUMBER(VLOOKUP([.B198];[.$Z$2:.$AA$302];2;0));VLOOKUP([.B198];[.$Z$2:.$AA$302];2;0);0)" office:value-type="float" office:value="1">
            <text:p>1</text:p>
          </table:table-cell>
          <table:table-cell table:formula="of:=IF(ISNUMBER(VLOOKUP([.B198];[.$AC$2:.$AD$33];2;0));VLOOKUP([.B198];[.$AC$2:.$AD$33];2;0);1)" office:value-type="float" office:value="1">
            <text:p>1</text:p>
          </table:table-cell>
          <table:table-cell table:number-columns-repeated="16"/>
          <table:table-cell office:value-type="string">
            <text:p>Sylvie Tol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artine Pinville</text:p>
          </table:table-cell>
          <table:table-cell table:formula="of:=IF(ISNUMBER(VLOOKUP([.B199];[.$K$2:.$L$202];2;0));VLOOKUP([.B199];[.$K$2:.$L$202];2;0);1)" office:value-type="float" office:value="1">
            <text:p>1</text:p>
          </table:table-cell>
          <table:table-cell table:formula="of:=IF(ISNUMBER(VLOOKUP([.B199];[.$N$2:.$O$12];2;0));VLOOKUP([.B199];[.$N$2:.$O$12];2;0);1)" office:value-type="float" office:value="1">
            <text:p>1</text:p>
          </table:table-cell>
          <table:table-cell table:formula="of:=IF(ISNUMBER(VLOOKUP([.B199];[.$Q$2:.$R$46];2;0));VLOOKUP([.B19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9];[.$T$2:.$U$100];2;0));VLOOKUP([.B199];[.$T$2:.$U$100];2;0);1)" office:value-type="float" office:value="1">
            <text:p>1</text:p>
          </table:table-cell>
          <table:table-cell table:formula="of:=IF(ISNUMBER(VLOOKUP([.B199];[.$Z$2:.$AA$302];2;0));VLOOKUP([.B199];[.$Z$2:.$AA$302];2;0);0)" office:value-type="float" office:value="1">
            <text:p>1</text:p>
          </table:table-cell>
          <table:table-cell table:formula="of:=IF(ISNUMBER(VLOOKUP([.B199];[.$AC$2:.$AD$33];2;0));VLOOKUP([.B199];[.$AC$2:.$AD$33];2;0);1)" office:value-type="float" office:value="1">
            <text:p>1</text:p>
          </table:table-cell>
          <table:table-cell table:number-columns-repeated="16"/>
          <table:table-cell office:value-type="string">
            <text:p>Thérèse Guil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athieu Hanotin</text:p>
          </table:table-cell>
          <table:table-cell table:formula="of:=IF(ISNUMBER(VLOOKUP([.B200];[.$K$2:.$L$202];2;0));VLOOKUP([.B200];[.$K$2:.$L$202];2;0);1)" office:value-type="float" office:value="0">
            <text:p>0</text:p>
          </table:table-cell>
          <table:table-cell table:formula="of:=IF(ISNUMBER(VLOOKUP([.B200];[.$N$2:.$O$12];2;0));VLOOKUP([.B200];[.$N$2:.$O$12];2;0);1)" office:value-type="float" office:value="1">
            <text:p>1</text:p>
          </table:table-cell>
          <table:table-cell table:formula="of:=IF(ISNUMBER(VLOOKUP([.B200];[.$Q$2:.$R$46];2;0));VLOOKUP([.B200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00];[.$T$2:.$U$100];2;0));VLOOKUP([.B200];[.$T$2:.$U$100];2;0);1)" office:value-type="float" office:value="0">
            <text:p>0</text:p>
          </table:table-cell>
          <table:table-cell table:formula="of:=IF(ISNUMBER(VLOOKUP([.B200];[.$Z$2:.$AA$302];2;0));VLOOKUP([.B200];[.$Z$2:.$AA$302];2;0);0)" office:value-type="float" office:value="0">
            <text:p>0</text:p>
          </table:table-cell>
          <table:table-cell table:formula="of:=IF(ISNUMBER(VLOOKUP([.B200];[.$AC$2:.$AD$33];2;0));VLOOKUP([.B200];[.$AC$2:.$AD$33];2;0);1)" office:value-type="float" office:value="0">
            <text:p>0</text:p>
          </table:table-cell>
          <table:table-cell table:number-columns-repeated="16"/>
          <table:table-cell office:value-type="string">
            <text:p>Thomas Thévenou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atthias Fekl</text:p>
          </table:table-cell>
          <table:table-cell table:formula="of:=IF(ISNUMBER(VLOOKUP([.B201];[.$K$2:.$L$202];2;0));VLOOKUP([.B201];[.$K$2:.$L$202];2;0);1)" office:value-type="float" office:value="1">
            <text:p>1</text:p>
          </table:table-cell>
          <table:table-cell table:formula="of:=IF(ISNUMBER(VLOOKUP([.B201];[.$N$2:.$O$12];2;0));VLOOKUP([.B201];[.$N$2:.$O$12];2;0);1)" office:value-type="float" office:value="1">
            <text:p>1</text:p>
          </table:table-cell>
          <table:table-cell table:formula="of:=IF(ISNUMBER(VLOOKUP([.B201];[.$Q$2:.$R$46];2;0));VLOOKUP([.B20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1];[.$T$2:.$U$100];2;0));VLOOKUP([.B201];[.$T$2:.$U$100];2;0);1)" office:value-type="float" office:value="1">
            <text:p>1</text:p>
          </table:table-cell>
          <table:table-cell table:formula="of:=IF(ISNUMBER(VLOOKUP([.B201];[.$Z$2:.$AA$302];2;0));VLOOKUP([.B201];[.$Z$2:.$AA$302];2;0);0)" office:value-type="float" office:value="1">
            <text:p>1</text:p>
          </table:table-cell>
          <table:table-cell table:formula="of:=IF(ISNUMBER(VLOOKUP([.B201];[.$AC$2:.$AD$33];2;0));VLOOKUP([.B201];[.$AC$2:.$AD$33];2;0);1)" office:value-type="float" office:value="1">
            <text:p>1</text:p>
          </table:table-cell>
          <table:table-cell table:number-columns-repeated="16"/>
          <table:table-cell office:value-type="string">
            <text:p>Valérie Cor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aud Olivier</text:p>
          </table:table-cell>
          <table:table-cell table:formula="of:=IF(ISNUMBER(VLOOKUP([.B202];[.$K$2:.$L$202];2;0));VLOOKUP([.B202];[.$K$2:.$L$202];2;0);1)" office:value-type="float" office:value="0">
            <text:p>0</text:p>
          </table:table-cell>
          <table:table-cell table:formula="of:=IF(ISNUMBER(VLOOKUP([.B202];[.$N$2:.$O$12];2;0));VLOOKUP([.B202];[.$N$2:.$O$12];2;0);1)" office:value-type="float" office:value="1">
            <text:p>1</text:p>
          </table:table-cell>
          <table:table-cell table:formula="of:=IF(ISNUMBER(VLOOKUP([.B202];[.$Q$2:.$R$46];2;0));VLOOKUP([.B20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2];[.$T$2:.$U$100];2;0));VLOOKUP([.B202];[.$T$2:.$U$100];2;0);1)" office:value-type="float" office:value="1">
            <text:p>1</text:p>
          </table:table-cell>
          <table:table-cell table:formula="of:=IF(ISNUMBER(VLOOKUP([.B202];[.$Z$2:.$AA$302];2;0));VLOOKUP([.B202];[.$Z$2:.$AA$302];2;0);0)" office:value-type="float" office:value="0">
            <text:p>0</text:p>
          </table:table-cell>
          <table:table-cell table:formula="of:=IF(ISNUMBER(VLOOKUP([.B202];[.$AC$2:.$AD$33];2;0));VLOOKUP([.B202];[.$AC$2:.$AD$33];2;0);1)" office:value-type="float" office:value="1">
            <text:p>1</text:p>
          </table:table-cell>
          <table:table-cell table:number-columns-repeated="16"/>
          <table:table-cell office:value-type="string">
            <text:p>Valérie Fourney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ichel Destot</text:p>
          </table:table-cell>
          <table:table-cell table:formula="of:=IF(ISNUMBER(VLOOKUP([.B203];[.$K$2:.$L$202];2;0));VLOOKUP([.B203];[.$K$2:.$L$202];2;0);1)" office:value-type="float" office:value="1">
            <text:p>1</text:p>
          </table:table-cell>
          <table:table-cell table:formula="of:=IF(ISNUMBER(VLOOKUP([.B203];[.$N$2:.$O$12];2;0));VLOOKUP([.B203];[.$N$2:.$O$12];2;0);1)" office:value-type="float" office:value="1">
            <text:p>1</text:p>
          </table:table-cell>
          <table:table-cell table:formula="of:=IF(ISNUMBER(VLOOKUP([.B203];[.$Q$2:.$R$46];2;0));VLOOKUP([.B20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3];[.$T$2:.$U$100];2;0));VLOOKUP([.B203];[.$T$2:.$U$100];2;0);1)" office:value-type="float" office:value="1">
            <text:p>1</text:p>
          </table:table-cell>
          <table:table-cell table:formula="of:=IF(ISNUMBER(VLOOKUP([.B203];[.$Z$2:.$AA$302];2;0));VLOOKUP([.B203];[.$Z$2:.$AA$302];2;0);0)" office:value-type="float" office:value="1">
            <text:p>1</text:p>
          </table:table-cell>
          <table:table-cell table:formula="of:=IF(ISNUMBER(VLOOKUP([.B203];[.$AC$2:.$AD$33];2;0));VLOOKUP([.B203];[.$AC$2:.$AD$33];2;0);1)" office:value-type="float" office:value="1">
            <text:p>1</text:p>
          </table:table-cell>
          <table:table-cell table:number-columns-repeated="16"/>
          <table:table-cell office:value-type="string">
            <text:p>Victorin L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ichel Françaix</text:p>
          </table:table-cell>
          <table:table-cell table:formula="of:=IF(ISNUMBER(VLOOKUP([.B204];[.$K$2:.$L$202];2;0));VLOOKUP([.B204];[.$K$2:.$L$202];2;0);1)" office:value-type="float" office:value="1">
            <text:p>1</text:p>
          </table:table-cell>
          <table:table-cell table:formula="of:=IF(ISNUMBER(VLOOKUP([.B204];[.$N$2:.$O$12];2;0));VLOOKUP([.B204];[.$N$2:.$O$12];2;0);1)" office:value-type="float" office:value="1">
            <text:p>1</text:p>
          </table:table-cell>
          <table:table-cell table:formula="of:=IF(ISNUMBER(VLOOKUP([.B204];[.$Q$2:.$R$46];2;0));VLOOKUP([.B20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4];[.$T$2:.$U$100];2;0));VLOOKUP([.B204];[.$T$2:.$U$100];2;0);1)" office:value-type="float" office:value="1">
            <text:p>1</text:p>
          </table:table-cell>
          <table:table-cell table:formula="of:=IF(ISNUMBER(VLOOKUP([.B204];[.$Z$2:.$AA$302];2;0));VLOOKUP([.B204];[.$Z$2:.$AA$302];2;0);0)" office:value-type="float" office:value="1">
            <text:p>1</text:p>
          </table:table-cell>
          <table:table-cell table:formula="of:=IF(ISNUMBER(VLOOKUP([.B204];[.$AC$2:.$AD$33];2;0));VLOOKUP([.B204];[.$AC$2:.$AD$33];2;0);1)" office:value-type="float" office:value="1">
            <text:p>1</text:p>
          </table:table-cell>
          <table:table-cell table:number-columns-repeated="16"/>
          <table:table-cell office:value-type="string">
            <text:p>Vincent Burr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ichel Issindou</text:p>
          </table:table-cell>
          <table:table-cell table:formula="of:=IF(ISNUMBER(VLOOKUP([.B205];[.$K$2:.$L$202];2;0));VLOOKUP([.B205];[.$K$2:.$L$202];2;0);1)" office:value-type="float" office:value="1">
            <text:p>1</text:p>
          </table:table-cell>
          <table:table-cell table:formula="of:=IF(ISNUMBER(VLOOKUP([.B205];[.$N$2:.$O$12];2;0));VLOOKUP([.B205];[.$N$2:.$O$12];2;0);1)" office:value-type="float" office:value="1">
            <text:p>1</text:p>
          </table:table-cell>
          <table:table-cell table:formula="of:=IF(ISNUMBER(VLOOKUP([.B205];[.$Q$2:.$R$46];2;0));VLOOKUP([.B20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5];[.$T$2:.$U$100];2;0));VLOOKUP([.B205];[.$T$2:.$U$100];2;0);1)" office:value-type="float" office:value="1">
            <text:p>1</text:p>
          </table:table-cell>
          <table:table-cell table:formula="of:=IF(ISNUMBER(VLOOKUP([.B205];[.$Z$2:.$AA$302];2;0));VLOOKUP([.B205];[.$Z$2:.$AA$302];2;0);0)" office:value-type="float" office:value="1">
            <text:p>1</text:p>
          </table:table-cell>
          <table:table-cell table:formula="of:=IF(ISNUMBER(VLOOKUP([.B205];[.$AC$2:.$AD$33];2;0));VLOOKUP([.B205];[.$AC$2:.$AD$33];2;0);1)" office:value-type="float" office:value="1">
            <text:p>1</text:p>
          </table:table-cell>
          <table:table-cell table:number-columns-repeated="16"/>
          <table:table-cell office:value-type="string">
            <text:p>William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ichel Lefait</text:p>
          </table:table-cell>
          <table:table-cell table:formula="of:=IF(ISNUMBER(VLOOKUP([.B206];[.$K$2:.$L$202];2;0));VLOOKUP([.B206];[.$K$2:.$L$202];2;0);1)" office:value-type="float" office:value="0">
            <text:p>0</text:p>
          </table:table-cell>
          <table:table-cell table:formula="of:=IF(ISNUMBER(VLOOKUP([.B206];[.$N$2:.$O$12];2;0));VLOOKUP([.B206];[.$N$2:.$O$12];2;0);1)" office:value-type="float" office:value="1">
            <text:p>1</text:p>
          </table:table-cell>
          <table:table-cell table:formula="of:=IF(ISNUMBER(VLOOKUP([.B206];[.$Q$2:.$R$46];2;0));VLOOKUP([.B20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6];[.$T$2:.$U$100];2;0));VLOOKUP([.B206];[.$T$2:.$U$100];2;0);1)" office:value-type="float" office:value="1">
            <text:p>1</text:p>
          </table:table-cell>
          <table:table-cell table:formula="of:=IF(ISNUMBER(VLOOKUP([.B206];[.$Z$2:.$AA$302];2;0));VLOOKUP([.B206];[.$Z$2:.$AA$302];2;0);0)" office:value-type="float" office:value="1">
            <text:p>1</text:p>
          </table:table-cell>
          <table:table-cell table:formula="of:=IF(ISNUMBER(VLOOKUP([.B206];[.$AC$2:.$AD$33];2;0));VLOOKUP([.B206];[.$AC$2:.$AD$33];2;0);1)" office:value-type="float" office:value="1">
            <text:p>1</text:p>
          </table:table-cell>
          <table:table-cell table:number-columns-repeated="16"/>
          <table:table-cell office:value-type="string">
            <text:p>Yves Ble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ichel Lesage</text:p>
          </table:table-cell>
          <table:table-cell table:formula="of:=IF(ISNUMBER(VLOOKUP([.B207];[.$K$2:.$L$202];2;0));VLOOKUP([.B207];[.$K$2:.$L$202];2;0);1)" office:value-type="float" office:value="0">
            <text:p>0</text:p>
          </table:table-cell>
          <table:table-cell table:formula="of:=IF(ISNUMBER(VLOOKUP([.B207];[.$N$2:.$O$12];2;0));VLOOKUP([.B207];[.$N$2:.$O$12];2;0);1)" office:value-type="float" office:value="1">
            <text:p>1</text:p>
          </table:table-cell>
          <table:table-cell table:formula="of:=IF(ISNUMBER(VLOOKUP([.B207];[.$Q$2:.$R$46];2;0));VLOOKUP([.B20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7];[.$T$2:.$U$100];2;0));VLOOKUP([.B207];[.$T$2:.$U$100];2;0);1)" office:value-type="float" office:value="0">
            <text:p>0</text:p>
          </table:table-cell>
          <table:table-cell table:formula="of:=IF(ISNUMBER(VLOOKUP([.B207];[.$Z$2:.$AA$302];2;0));VLOOKUP([.B207];[.$Z$2:.$AA$302];2;0);0)" office:value-type="float" office:value="0">
            <text:p>0</text:p>
          </table:table-cell>
          <table:table-cell table:formula="of:=IF(ISNUMBER(VLOOKUP([.B207];[.$AC$2:.$AD$33];2;0));VLOOKUP([.B207];[.$AC$2:.$AD$33];2;0);1)" office:value-type="float" office:value="1">
            <text:p>1</text:p>
          </table:table-cell>
          <table:table-cell table:number-columns-repeated="16"/>
          <table:table-cell office:value-type="string">
            <text:p>Yves Dani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ichel Liebgott</text:p>
          </table:table-cell>
          <table:table-cell table:formula="of:=IF(ISNUMBER(VLOOKUP([.B208];[.$K$2:.$L$202];2;0));VLOOKUP([.B208];[.$K$2:.$L$202];2;0);1)" office:value-type="float" office:value="1">
            <text:p>1</text:p>
          </table:table-cell>
          <table:table-cell table:formula="of:=IF(ISNUMBER(VLOOKUP([.B208];[.$N$2:.$O$12];2;0));VLOOKUP([.B208];[.$N$2:.$O$12];2;0);1)" office:value-type="float" office:value="1">
            <text:p>1</text:p>
          </table:table-cell>
          <table:table-cell table:formula="of:=IF(ISNUMBER(VLOOKUP([.B208];[.$Q$2:.$R$46];2;0));VLOOKUP([.B20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8];[.$T$2:.$U$100];2;0));VLOOKUP([.B208];[.$T$2:.$U$100];2;0);1)" office:value-type="float" office:value="1">
            <text:p>1</text:p>
          </table:table-cell>
          <table:table-cell table:formula="of:=IF(ISNUMBER(VLOOKUP([.B208];[.$Z$2:.$AA$302];2;0));VLOOKUP([.B208];[.$Z$2:.$AA$302];2;0);0)" office:value-type="float" office:value="1">
            <text:p>1</text:p>
          </table:table-cell>
          <table:table-cell table:formula="of:=IF(ISNUMBER(VLOOKUP([.B208];[.$AC$2:.$AD$33];2;0));VLOOKUP([.B208];[.$AC$2:.$AD$33];2;0);1)" office:value-type="float" office:value="1">
            <text:p>1</text:p>
          </table:table-cell>
          <table:table-cell table:number-columns-repeated="16"/>
          <table:table-cell office:value-type="string">
            <text:p>Yves Dur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ichel Ménard</text:p>
          </table:table-cell>
          <table:table-cell table:formula="of:=IF(ISNUMBER(VLOOKUP([.B209];[.$K$2:.$L$202];2;0));VLOOKUP([.B209];[.$K$2:.$L$202];2;0);1)" office:value-type="float" office:value="1">
            <text:p>1</text:p>
          </table:table-cell>
          <table:table-cell table:formula="of:=IF(ISNUMBER(VLOOKUP([.B209];[.$N$2:.$O$12];2;0));VLOOKUP([.B209];[.$N$2:.$O$12];2;0);1)" office:value-type="float" office:value="1">
            <text:p>1</text:p>
          </table:table-cell>
          <table:table-cell table:formula="of:=IF(ISNUMBER(VLOOKUP([.B209];[.$Q$2:.$R$46];2;0));VLOOKUP([.B20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9];[.$T$2:.$U$100];2;0));VLOOKUP([.B209];[.$T$2:.$U$100];2;0);1)" office:value-type="float" office:value="1">
            <text:p>1</text:p>
          </table:table-cell>
          <table:table-cell table:formula="of:=IF(ISNUMBER(VLOOKUP([.B209];[.$Z$2:.$AA$302];2;0));VLOOKUP([.B209];[.$Z$2:.$AA$302];2;0);0)" office:value-type="float" office:value="1">
            <text:p>1</text:p>
          </table:table-cell>
          <table:table-cell table:formula="of:=IF(ISNUMBER(VLOOKUP([.B209];[.$AC$2:.$AD$33];2;0));VLOOKUP([.B209];[.$AC$2:.$AD$33];2;0);1)" office:value-type="float" office:value="1">
            <text:p>1</text:p>
          </table:table-cell>
          <table:table-cell table:number-columns-repeated="16"/>
          <table:table-cell office:value-type="string">
            <text:p>Yves Goasdou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ichel Pajon</text:p>
          </table:table-cell>
          <table:table-cell table:formula="of:=IF(ISNUMBER(VLOOKUP([.B210];[.$K$2:.$L$202];2;0));VLOOKUP([.B210];[.$K$2:.$L$202];2;0);1)" office:value-type="float" office:value="1">
            <text:p>1</text:p>
          </table:table-cell>
          <table:table-cell table:formula="of:=IF(ISNUMBER(VLOOKUP([.B210];[.$N$2:.$O$12];2;0));VLOOKUP([.B210];[.$N$2:.$O$12];2;0);1)" office:value-type="float" office:value="1">
            <text:p>1</text:p>
          </table:table-cell>
          <table:table-cell table:formula="of:=IF(ISNUMBER(VLOOKUP([.B210];[.$Q$2:.$R$46];2;0));VLOOKUP([.B21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0];[.$T$2:.$U$100];2;0));VLOOKUP([.B210];[.$T$2:.$U$100];2;0);1)" office:value-type="float" office:value="1">
            <text:p>1</text:p>
          </table:table-cell>
          <table:table-cell table:formula="of:=IF(ISNUMBER(VLOOKUP([.B210];[.$Z$2:.$AA$302];2;0));VLOOKUP([.B210];[.$Z$2:.$AA$302];2;0);0)" office:value-type="float" office:value="1">
            <text:p>1</text:p>
          </table:table-cell>
          <table:table-cell table:formula="of:=IF(ISNUMBER(VLOOKUP([.B210];[.$AC$2:.$AD$33];2;0));VLOOKUP([.B21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chel Pouzol</text:p>
          </table:table-cell>
          <table:table-cell table:formula="of:=IF(ISNUMBER(VLOOKUP([.B211];[.$K$2:.$L$202];2;0));VLOOKUP([.B211];[.$K$2:.$L$202];2;0);1)" office:value-type="float" office:value="0">
            <text:p>0</text:p>
          </table:table-cell>
          <table:table-cell table:formula="of:=IF(ISNUMBER(VLOOKUP([.B211];[.$N$2:.$O$12];2;0));VLOOKUP([.B211];[.$N$2:.$O$12];2;0);1)" office:value-type="float" office:value="1">
            <text:p>1</text:p>
          </table:table-cell>
          <table:table-cell table:formula="of:=IF(ISNUMBER(VLOOKUP([.B211];[.$Q$2:.$R$46];2;0));VLOOKUP([.B21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11];[.$T$2:.$U$100];2;0));VLOOKUP([.B211];[.$T$2:.$U$100];2;0);1)" office:value-type="float" office:value="1">
            <text:p>1</text:p>
          </table:table-cell>
          <table:table-cell table:formula="of:=IF(ISNUMBER(VLOOKUP([.B211];[.$Z$2:.$AA$302];2;0));VLOOKUP([.B211];[.$Z$2:.$AA$302];2;0);0)" office:value-type="float" office:value="0">
            <text:p>0</text:p>
          </table:table-cell>
          <table:table-cell table:formula="of:=IF(ISNUMBER(VLOOKUP([.B211];[.$AC$2:.$AD$33];2;0));VLOOKUP([.B211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ichel Vauzelle</text:p>
          </table:table-cell>
          <table:table-cell table:formula="of:=IF(ISNUMBER(VLOOKUP([.B212];[.$K$2:.$L$202];2;0));VLOOKUP([.B212];[.$K$2:.$L$202];2;0);1)" office:value-type="float" office:value="1">
            <text:p>1</text:p>
          </table:table-cell>
          <table:table-cell table:formula="of:=IF(ISNUMBER(VLOOKUP([.B212];[.$N$2:.$O$12];2;0));VLOOKUP([.B212];[.$N$2:.$O$12];2;0);1)" office:value-type="float" office:value="1">
            <text:p>1</text:p>
          </table:table-cell>
          <table:table-cell table:formula="of:=IF(ISNUMBER(VLOOKUP([.B212];[.$Q$2:.$R$46];2;0));VLOOKUP([.B21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2];[.$T$2:.$U$100];2;0));VLOOKUP([.B212];[.$T$2:.$U$100];2;0);1)" office:value-type="float" office:value="1">
            <text:p>1</text:p>
          </table:table-cell>
          <table:table-cell table:formula="of:=IF(ISNUMBER(VLOOKUP([.B212];[.$Z$2:.$AA$302];2;0));VLOOKUP([.B212];[.$Z$2:.$AA$302];2;0);0)" office:value-type="float" office:value="1">
            <text:p>1</text:p>
          </table:table-cell>
          <table:table-cell table:formula="of:=IF(ISNUMBER(VLOOKUP([.B212];[.$AC$2:.$AD$33];2;0));VLOOKUP([.B21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ichel Vergnier</text:p>
          </table:table-cell>
          <table:table-cell table:formula="of:=IF(ISNUMBER(VLOOKUP([.B213];[.$K$2:.$L$202];2;0));VLOOKUP([.B213];[.$K$2:.$L$202];2;0);1)" office:value-type="float" office:value="0">
            <text:p>0</text:p>
          </table:table-cell>
          <table:table-cell table:formula="of:=IF(ISNUMBER(VLOOKUP([.B213];[.$N$2:.$O$12];2;0));VLOOKUP([.B213];[.$N$2:.$O$12];2;0);1)" office:value-type="float" office:value="1">
            <text:p>1</text:p>
          </table:table-cell>
          <table:table-cell table:formula="of:=IF(ISNUMBER(VLOOKUP([.B213];[.$Q$2:.$R$46];2;0));VLOOKUP([.B21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3];[.$T$2:.$U$100];2;0));VLOOKUP([.B213];[.$T$2:.$U$100];2;0);1)" office:value-type="float" office:value="1">
            <text:p>1</text:p>
          </table:table-cell>
          <table:table-cell table:formula="of:=IF(ISNUMBER(VLOOKUP([.B213];[.$Z$2:.$AA$302];2;0));VLOOKUP([.B213];[.$Z$2:.$AA$302];2;0);0)" office:value-type="float" office:value="0">
            <text:p>0</text:p>
          </table:table-cell>
          <table:table-cell table:formula="of:=IF(ISNUMBER(VLOOKUP([.B213];[.$AC$2:.$AD$33];2;0));VLOOKUP([.B213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ichèle Delaunay</text:p>
          </table:table-cell>
          <table:table-cell table:formula="of:=IF(ISNUMBER(VLOOKUP([.B214];[.$K$2:.$L$202];2;0));VLOOKUP([.B214];[.$K$2:.$L$202];2;0);1)" office:value-type="float" office:value="1">
            <text:p>1</text:p>
          </table:table-cell>
          <table:table-cell table:formula="of:=IF(ISNUMBER(VLOOKUP([.B214];[.$N$2:.$O$12];2;0));VLOOKUP([.B214];[.$N$2:.$O$12];2;0);1)" office:value-type="float" office:value="1">
            <text:p>1</text:p>
          </table:table-cell>
          <table:table-cell table:formula="of:=IF(ISNUMBER(VLOOKUP([.B214];[.$Q$2:.$R$46];2;0));VLOOKUP([.B21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4];[.$T$2:.$U$100];2;0));VLOOKUP([.B214];[.$T$2:.$U$100];2;0);1)" office:value-type="float" office:value="1">
            <text:p>1</text:p>
          </table:table-cell>
          <table:table-cell table:formula="of:=IF(ISNUMBER(VLOOKUP([.B214];[.$Z$2:.$AA$302];2;0));VLOOKUP([.B214];[.$Z$2:.$AA$302];2;0);0)" office:value-type="float" office:value="1">
            <text:p>1</text:p>
          </table:table-cell>
          <table:table-cell table:formula="of:=IF(ISNUMBER(VLOOKUP([.B214];[.$AC$2:.$AD$33];2;0));VLOOKUP([.B21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ichèle Fournier-Armand</text:p>
          </table:table-cell>
          <table:table-cell table:formula="of:=IF(ISNUMBER(VLOOKUP([.B215];[.$K$2:.$L$202];2;0));VLOOKUP([.B215];[.$K$2:.$L$202];2;0);1)" office:value-type="float" office:value="1">
            <text:p>1</text:p>
          </table:table-cell>
          <table:table-cell table:formula="of:=IF(ISNUMBER(VLOOKUP([.B215];[.$N$2:.$O$12];2;0));VLOOKUP([.B215];[.$N$2:.$O$12];2;0);1)" office:value-type="float" office:value="1">
            <text:p>1</text:p>
          </table:table-cell>
          <table:table-cell table:formula="of:=IF(ISNUMBER(VLOOKUP([.B215];[.$Q$2:.$R$46];2;0));VLOOKUP([.B21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5];[.$T$2:.$U$100];2;0));VLOOKUP([.B215];[.$T$2:.$U$100];2;0);1)" office:value-type="float" office:value="1">
            <text:p>1</text:p>
          </table:table-cell>
          <table:table-cell table:formula="of:=IF(ISNUMBER(VLOOKUP([.B215];[.$Z$2:.$AA$302];2;0));VLOOKUP([.B215];[.$Z$2:.$AA$302];2;0);0)" office:value-type="float" office:value="1">
            <text:p>1</text:p>
          </table:table-cell>
          <table:table-cell table:formula="of:=IF(ISNUMBER(VLOOKUP([.B215];[.$AC$2:.$AD$33];2;0));VLOOKUP([.B21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onique Iborra</text:p>
          </table:table-cell>
          <table:table-cell table:formula="of:=IF(ISNUMBER(VLOOKUP([.B216];[.$K$2:.$L$202];2;0));VLOOKUP([.B216];[.$K$2:.$L$202];2;0);1)" office:value-type="float" office:value="1">
            <text:p>1</text:p>
          </table:table-cell>
          <table:table-cell table:formula="of:=IF(ISNUMBER(VLOOKUP([.B216];[.$N$2:.$O$12];2;0));VLOOKUP([.B216];[.$N$2:.$O$12];2;0);1)" office:value-type="float" office:value="1">
            <text:p>1</text:p>
          </table:table-cell>
          <table:table-cell table:formula="of:=IF(ISNUMBER(VLOOKUP([.B216];[.$Q$2:.$R$46];2;0));VLOOKUP([.B21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6];[.$T$2:.$U$100];2;0));VLOOKUP([.B216];[.$T$2:.$U$100];2;0);1)" office:value-type="float" office:value="1">
            <text:p>1</text:p>
          </table:table-cell>
          <table:table-cell table:formula="of:=IF(ISNUMBER(VLOOKUP([.B216];[.$Z$2:.$AA$302];2;0));VLOOKUP([.B216];[.$Z$2:.$AA$302];2;0);0)" office:value-type="float" office:value="1">
            <text:p>1</text:p>
          </table:table-cell>
          <table:table-cell table:formula="of:=IF(ISNUMBER(VLOOKUP([.B216];[.$AC$2:.$AD$33];2;0));VLOOKUP([.B21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Monique Orphé</text:p>
          </table:table-cell>
          <table:table-cell table:formula="of:=IF(ISNUMBER(VLOOKUP([.B217];[.$K$2:.$L$202];2;0));VLOOKUP([.B217];[.$K$2:.$L$202];2;0);1)" office:value-type="float" office:value="1">
            <text:p>1</text:p>
          </table:table-cell>
          <table:table-cell table:formula="of:=IF(ISNUMBER(VLOOKUP([.B217];[.$N$2:.$O$12];2;0));VLOOKUP([.B217];[.$N$2:.$O$12];2;0);1)" office:value-type="float" office:value="1">
            <text:p>1</text:p>
          </table:table-cell>
          <table:table-cell table:formula="of:=IF(ISNUMBER(VLOOKUP([.B217];[.$Q$2:.$R$46];2;0));VLOOKUP([.B21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7];[.$T$2:.$U$100];2;0));VLOOKUP([.B217];[.$T$2:.$U$100];2;0);1)" office:value-type="float" office:value="1">
            <text:p>1</text:p>
          </table:table-cell>
          <table:table-cell table:formula="of:=IF(ISNUMBER(VLOOKUP([.B217];[.$Z$2:.$AA$302];2;0));VLOOKUP([.B217];[.$Z$2:.$AA$302];2;0);0)" office:value-type="float" office:value="1">
            <text:p>1</text:p>
          </table:table-cell>
          <table:table-cell table:formula="of:=IF(ISNUMBER(VLOOKUP([.B217];[.$AC$2:.$AD$33];2;0));VLOOKUP([.B21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onique Rabin</text:p>
          </table:table-cell>
          <table:table-cell table:formula="of:=IF(ISNUMBER(VLOOKUP([.B218];[.$K$2:.$L$202];2;0));VLOOKUP([.B218];[.$K$2:.$L$202];2;0);1)" office:value-type="float" office:value="1">
            <text:p>1</text:p>
          </table:table-cell>
          <table:table-cell table:formula="of:=IF(ISNUMBER(VLOOKUP([.B218];[.$N$2:.$O$12];2;0));VLOOKUP([.B218];[.$N$2:.$O$12];2;0);1)" office:value-type="float" office:value="1">
            <text:p>1</text:p>
          </table:table-cell>
          <table:table-cell table:formula="of:=IF(ISNUMBER(VLOOKUP([.B218];[.$Q$2:.$R$46];2;0));VLOOKUP([.B21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8];[.$T$2:.$U$100];2;0));VLOOKUP([.B218];[.$T$2:.$U$100];2;0);1)" office:value-type="float" office:value="1">
            <text:p>1</text:p>
          </table:table-cell>
          <table:table-cell table:formula="of:=IF(ISNUMBER(VLOOKUP([.B218];[.$Z$2:.$AA$302];2;0));VLOOKUP([.B218];[.$Z$2:.$AA$302];2;0);0)" office:value-type="float" office:value="1">
            <text:p>1</text:p>
          </table:table-cell>
          <table:table-cell table:formula="of:=IF(ISNUMBER(VLOOKUP([.B218];[.$AC$2:.$AD$33];2;0));VLOOKUP([.B21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apole Polutélé</text:p>
          </table:table-cell>
          <table:table-cell table:formula="of:=IF(ISNUMBER(VLOOKUP([.B219];[.$K$2:.$L$202];2;0));VLOOKUP([.B219];[.$K$2:.$L$202];2;0);1)" office:value-type="float" office:value="1">
            <text:p>1</text:p>
          </table:table-cell>
          <table:table-cell table:formula="of:=IF(ISNUMBER(VLOOKUP([.B219];[.$N$2:.$O$12];2;0));VLOOKUP([.B219];[.$N$2:.$O$12];2;0);1)" office:value-type="float" office:value="1">
            <text:p>1</text:p>
          </table:table-cell>
          <table:table-cell table:formula="of:=IF(ISNUMBER(VLOOKUP([.B219];[.$Q$2:.$R$46];2;0));VLOOKUP([.B21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9];[.$T$2:.$U$100];2;0));VLOOKUP([.B219];[.$T$2:.$U$100];2;0);1)" office:value-type="float" office:value="1">
            <text:p>1</text:p>
          </table:table-cell>
          <table:table-cell table:formula="of:=IF(ISNUMBER(VLOOKUP([.B219];[.$Z$2:.$AA$302];2;0));VLOOKUP([.B219];[.$Z$2:.$AA$302];2;0);0)" office:value-type="float" office:value="0">
            <text:p>0</text:p>
          </table:table-cell>
          <table:table-cell table:formula="of:=IF(ISNUMBER(VLOOKUP([.B219];[.$AC$2:.$AD$33];2;0));VLOOKUP([.B219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Nathalie Appéré</text:p>
          </table:table-cell>
          <table:table-cell table:formula="of:=IF(ISNUMBER(VLOOKUP([.B220];[.$K$2:.$L$202];2;0));VLOOKUP([.B220];[.$K$2:.$L$202];2;0);1)" office:value-type="float" office:value="1">
            <text:p>1</text:p>
          </table:table-cell>
          <table:table-cell table:formula="of:=IF(ISNUMBER(VLOOKUP([.B220];[.$N$2:.$O$12];2;0));VLOOKUP([.B220];[.$N$2:.$O$12];2;0);1)" office:value-type="float" office:value="1">
            <text:p>1</text:p>
          </table:table-cell>
          <table:table-cell table:formula="of:=IF(ISNUMBER(VLOOKUP([.B220];[.$Q$2:.$R$46];2;0));VLOOKUP([.B22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0];[.$T$2:.$U$100];2;0));VLOOKUP([.B220];[.$T$2:.$U$100];2;0);1)" office:value-type="float" office:value="1">
            <text:p>1</text:p>
          </table:table-cell>
          <table:table-cell table:formula="of:=IF(ISNUMBER(VLOOKUP([.B220];[.$Z$2:.$AA$302];2;0));VLOOKUP([.B220];[.$Z$2:.$AA$302];2;0);0)" office:value-type="float" office:value="1">
            <text:p>1</text:p>
          </table:table-cell>
          <table:table-cell table:formula="of:=IF(ISNUMBER(VLOOKUP([.B220];[.$AC$2:.$AD$33];2;0));VLOOKUP([.B22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Nathalie Chabanne</text:p>
          </table:table-cell>
          <table:table-cell table:formula="of:=IF(ISNUMBER(VLOOKUP([.B221];[.$K$2:.$L$202];2;0));VLOOKUP([.B221];[.$K$2:.$L$202];2;0);1)" office:value-type="float" office:value="0">
            <text:p>0</text:p>
          </table:table-cell>
          <table:table-cell table:formula="of:=IF(ISNUMBER(VLOOKUP([.B221];[.$N$2:.$O$12];2;0));VLOOKUP([.B221];[.$N$2:.$O$12];2;0);1)" office:value-type="float" office:value="0">
            <text:p>0</text:p>
          </table:table-cell>
          <table:table-cell table:formula="of:=IF(ISNUMBER(VLOOKUP([.B221];[.$Q$2:.$R$46];2;0));VLOOKUP([.B22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1];[.$T$2:.$U$100];2;0));VLOOKUP([.B221];[.$T$2:.$U$100];2;0);1)" office:value-type="float" office:value="0">
            <text:p>0</text:p>
          </table:table-cell>
          <table:table-cell table:formula="of:=IF(ISNUMBER(VLOOKUP([.B221];[.$Z$2:.$AA$302];2;0));VLOOKUP([.B221];[.$Z$2:.$AA$302];2;0);0)" office:value-type="float" office:value="0">
            <text:p>0</text:p>
          </table:table-cell>
          <table:table-cell table:formula="of:=IF(ISNUMBER(VLOOKUP([.B221];[.$AC$2:.$AD$33];2;0));VLOOKUP([.B221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athalie Nieson</text:p>
          </table:table-cell>
          <table:table-cell table:formula="of:=IF(ISNUMBER(VLOOKUP([.B222];[.$K$2:.$L$202];2;0));VLOOKUP([.B222];[.$K$2:.$L$202];2;0);1)" office:value-type="float" office:value="1">
            <text:p>1</text:p>
          </table:table-cell>
          <table:table-cell table:formula="of:=IF(ISNUMBER(VLOOKUP([.B222];[.$N$2:.$O$12];2;0));VLOOKUP([.B222];[.$N$2:.$O$12];2;0);1)" office:value-type="float" office:value="1">
            <text:p>1</text:p>
          </table:table-cell>
          <table:table-cell table:formula="of:=IF(ISNUMBER(VLOOKUP([.B222];[.$Q$2:.$R$46];2;0));VLOOKUP([.B22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2];[.$T$2:.$U$100];2;0));VLOOKUP([.B222];[.$T$2:.$U$100];2;0);1)" office:value-type="float" office:value="1">
            <text:p>1</text:p>
          </table:table-cell>
          <table:table-cell table:formula="of:=IF(ISNUMBER(VLOOKUP([.B222];[.$Z$2:.$AA$302];2;0));VLOOKUP([.B222];[.$Z$2:.$AA$302];2;0);0)" office:value-type="float" office:value="1">
            <text:p>1</text:p>
          </table:table-cell>
          <table:table-cell table:formula="of:=IF(ISNUMBER(VLOOKUP([.B222];[.$AC$2:.$AD$33];2;0));VLOOKUP([.B22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icolas Bays</text:p>
          </table:table-cell>
          <table:table-cell table:formula="of:=IF(ISNUMBER(VLOOKUP([.B223];[.$K$2:.$L$202];2;0));VLOOKUP([.B223];[.$K$2:.$L$202];2;0);1)" office:value-type="float" office:value="1">
            <text:p>1</text:p>
          </table:table-cell>
          <table:table-cell table:formula="of:=IF(ISNUMBER(VLOOKUP([.B223];[.$N$2:.$O$12];2;0));VLOOKUP([.B223];[.$N$2:.$O$12];2;0);1)" office:value-type="float" office:value="1">
            <text:p>1</text:p>
          </table:table-cell>
          <table:table-cell table:formula="of:=IF(ISNUMBER(VLOOKUP([.B223];[.$Q$2:.$R$46];2;0));VLOOKUP([.B22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3];[.$T$2:.$U$100];2;0));VLOOKUP([.B223];[.$T$2:.$U$100];2;0);1)" office:value-type="float" office:value="1">
            <text:p>1</text:p>
          </table:table-cell>
          <table:table-cell table:formula="of:=IF(ISNUMBER(VLOOKUP([.B223];[.$Z$2:.$AA$302];2;0));VLOOKUP([.B223];[.$Z$2:.$AA$302];2;0);0)" office:value-type="float" office:value="1">
            <text:p>1</text:p>
          </table:table-cell>
          <table:table-cell table:formula="of:=IF(ISNUMBER(VLOOKUP([.B223];[.$AC$2:.$AD$33];2;0));VLOOKUP([.B22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Odile Saugues</text:p>
          </table:table-cell>
          <table:table-cell table:formula="of:=IF(ISNUMBER(VLOOKUP([.B224];[.$K$2:.$L$202];2;0));VLOOKUP([.B224];[.$K$2:.$L$202];2;0);1)" office:value-type="float" office:value="1">
            <text:p>1</text:p>
          </table:table-cell>
          <table:table-cell table:formula="of:=IF(ISNUMBER(VLOOKUP([.B224];[.$N$2:.$O$12];2;0));VLOOKUP([.B224];[.$N$2:.$O$12];2;0);1)" office:value-type="float" office:value="1">
            <text:p>1</text:p>
          </table:table-cell>
          <table:table-cell table:formula="of:=IF(ISNUMBER(VLOOKUP([.B224];[.$Q$2:.$R$46];2;0));VLOOKUP([.B22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4];[.$T$2:.$U$100];2;0));VLOOKUP([.B224];[.$T$2:.$U$100];2;0);1)" office:value-type="float" office:value="1">
            <text:p>1</text:p>
          </table:table-cell>
          <table:table-cell table:formula="of:=IF(ISNUMBER(VLOOKUP([.B224];[.$Z$2:.$AA$302];2;0));VLOOKUP([.B224];[.$Z$2:.$AA$302];2;0);0)" office:value-type="float" office:value="1">
            <text:p>1</text:p>
          </table:table-cell>
          <table:table-cell table:formula="of:=IF(ISNUMBER(VLOOKUP([.B224];[.$AC$2:.$AD$33];2;0));VLOOKUP([.B22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Olivier Dussopt</text:p>
          </table:table-cell>
          <table:table-cell table:formula="of:=IF(ISNUMBER(VLOOKUP([.B225];[.$K$2:.$L$202];2;0));VLOOKUP([.B225];[.$K$2:.$L$202];2;0);1)" office:value-type="float" office:value="0">
            <text:p>0</text:p>
          </table:table-cell>
          <table:table-cell table:formula="of:=IF(ISNUMBER(VLOOKUP([.B225];[.$N$2:.$O$12];2;0));VLOOKUP([.B225];[.$N$2:.$O$12];2;0);1)" office:value-type="float" office:value="1">
            <text:p>1</text:p>
          </table:table-cell>
          <table:table-cell table:formula="of:=IF(ISNUMBER(VLOOKUP([.B225];[.$Q$2:.$R$46];2;0));VLOOKUP([.B22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5];[.$T$2:.$U$100];2;0));VLOOKUP([.B225];[.$T$2:.$U$100];2;0);1)" office:value-type="float" office:value="1">
            <text:p>1</text:p>
          </table:table-cell>
          <table:table-cell table:formula="of:=IF(ISNUMBER(VLOOKUP([.B225];[.$Z$2:.$AA$302];2;0));VLOOKUP([.B225];[.$Z$2:.$AA$302];2;0);0)" office:value-type="float" office:value="0">
            <text:p>0</text:p>
          </table:table-cell>
          <table:table-cell table:formula="of:=IF(ISNUMBER(VLOOKUP([.B225];[.$AC$2:.$AD$33];2;0));VLOOKUP([.B22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livier Faure</text:p>
          </table:table-cell>
          <table:table-cell table:formula="of:=IF(ISNUMBER(VLOOKUP([.B226];[.$K$2:.$L$202];2;0));VLOOKUP([.B226];[.$K$2:.$L$202];2;0);1)" office:value-type="float" office:value="1">
            <text:p>1</text:p>
          </table:table-cell>
          <table:table-cell table:formula="of:=IF(ISNUMBER(VLOOKUP([.B226];[.$N$2:.$O$12];2;0));VLOOKUP([.B226];[.$N$2:.$O$12];2;0);1)" office:value-type="float" office:value="1">
            <text:p>1</text:p>
          </table:table-cell>
          <table:table-cell table:formula="of:=IF(ISNUMBER(VLOOKUP([.B226];[.$Q$2:.$R$46];2;0));VLOOKUP([.B22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6];[.$T$2:.$U$100];2;0));VLOOKUP([.B226];[.$T$2:.$U$100];2;0);1)" office:value-type="float" office:value="1">
            <text:p>1</text:p>
          </table:table-cell>
          <table:table-cell table:formula="of:=IF(ISNUMBER(VLOOKUP([.B226];[.$Z$2:.$AA$302];2;0));VLOOKUP([.B226];[.$Z$2:.$AA$302];2;0);0)" office:value-type="float" office:value="1">
            <text:p>1</text:p>
          </table:table-cell>
          <table:table-cell table:formula="of:=IF(ISNUMBER(VLOOKUP([.B226];[.$AC$2:.$AD$33];2;0));VLOOKUP([.B22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Olivier Véran</text:p>
          </table:table-cell>
          <table:table-cell table:formula="of:=IF(ISNUMBER(VLOOKUP([.B227];[.$K$2:.$L$202];2;0));VLOOKUP([.B227];[.$K$2:.$L$202];2;0);1)" office:value-type="float" office:value="1">
            <text:p>1</text:p>
          </table:table-cell>
          <table:table-cell table:formula="of:=IF(ISNUMBER(VLOOKUP([.B227];[.$N$2:.$O$12];2;0));VLOOKUP([.B227];[.$N$2:.$O$12];2;0);1)" office:value-type="float" office:value="1">
            <text:p>1</text:p>
          </table:table-cell>
          <table:table-cell table:formula="of:=IF(ISNUMBER(VLOOKUP([.B227];[.$Q$2:.$R$46];2;0));VLOOKUP([.B22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7];[.$T$2:.$U$100];2;0));VLOOKUP([.B227];[.$T$2:.$U$100];2;0);1)" office:value-type="float" office:value="1">
            <text:p>1</text:p>
          </table:table-cell>
          <table:table-cell table:formula="of:=IF(ISNUMBER(VLOOKUP([.B227];[.$Z$2:.$AA$302];2;0));VLOOKUP([.B227];[.$Z$2:.$AA$302];2;0);0)" office:value-type="float" office:value="1">
            <text:p>1</text:p>
          </table:table-cell>
          <table:table-cell table:formula="of:=IF(ISNUMBER(VLOOKUP([.B227];[.$AC$2:.$AD$33];2;0));VLOOKUP([.B22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aola Zanetti</text:p>
          </table:table-cell>
          <table:table-cell table:formula="of:=IF(ISNUMBER(VLOOKUP([.B228];[.$K$2:.$L$202];2;0));VLOOKUP([.B228];[.$K$2:.$L$202];2;0);1)" office:value-type="float" office:value="0">
            <text:p>0</text:p>
          </table:table-cell>
          <table:table-cell table:formula="of:=IF(ISNUMBER(VLOOKUP([.B228];[.$N$2:.$O$12];2;0));VLOOKUP([.B228];[.$N$2:.$O$12];2;0);1)" office:value-type="float" office:value="1">
            <text:p>1</text:p>
          </table:table-cell>
          <table:table-cell table:formula="of:=IF(ISNUMBER(VLOOKUP([.B228];[.$Q$2:.$R$46];2;0));VLOOKUP([.B228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8];[.$T$2:.$U$100];2;0));VLOOKUP([.B228];[.$T$2:.$U$100];2;0);1)" office:value-type="float" office:value="0">
            <text:p>0</text:p>
          </table:table-cell>
          <table:table-cell table:formula="of:=IF(ISNUMBER(VLOOKUP([.B228];[.$Z$2:.$AA$302];2;0));VLOOKUP([.B228];[.$Z$2:.$AA$302];2;0);0)" office:value-type="float" office:value="0">
            <text:p>0</text:p>
          </table:table-cell>
          <table:table-cell table:formula="of:=IF(ISNUMBER(VLOOKUP([.B228];[.$AC$2:.$AD$33];2;0));VLOOKUP([.B22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ascal Cherki</text:p>
          </table:table-cell>
          <table:table-cell table:formula="of:=IF(ISNUMBER(VLOOKUP([.B229];[.$K$2:.$L$202];2;0));VLOOKUP([.B229];[.$K$2:.$L$202];2;0);1)" office:value-type="float" office:value="0">
            <text:p>0</text:p>
          </table:table-cell>
          <table:table-cell table:formula="of:=IF(ISNUMBER(VLOOKUP([.B229];[.$N$2:.$O$12];2;0));VLOOKUP([.B229];[.$N$2:.$O$12];2;0);1)" office:value-type="float" office:value="0">
            <text:p>0</text:p>
          </table:table-cell>
          <table:table-cell table:formula="of:=IF(ISNUMBER(VLOOKUP([.B229];[.$Q$2:.$R$46];2;0));VLOOKUP([.B229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9];[.$T$2:.$U$100];2;0));VLOOKUP([.B229];[.$T$2:.$U$100];2;0);1)" office:value-type="float" office:value="0">
            <text:p>0</text:p>
          </table:table-cell>
          <table:table-cell table:formula="of:=IF(ISNUMBER(VLOOKUP([.B229];[.$Z$2:.$AA$302];2;0));VLOOKUP([.B229];[.$Z$2:.$AA$302];2;0);0)" office:value-type="float" office:value="0">
            <text:p>0</text:p>
          </table:table-cell>
          <table:table-cell table:formula="of:=IF(ISNUMBER(VLOOKUP([.B229];[.$AC$2:.$AD$33];2;0));VLOOKUP([.B229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ascal Deguilhem</text:p>
          </table:table-cell>
          <table:table-cell table:formula="of:=IF(ISNUMBER(VLOOKUP([.B230];[.$K$2:.$L$202];2;0));VLOOKUP([.B230];[.$K$2:.$L$202];2;0);1)" office:value-type="float" office:value="1">
            <text:p>1</text:p>
          </table:table-cell>
          <table:table-cell table:formula="of:=IF(ISNUMBER(VLOOKUP([.B230];[.$N$2:.$O$12];2;0));VLOOKUP([.B230];[.$N$2:.$O$12];2;0);1)" office:value-type="float" office:value="1">
            <text:p>1</text:p>
          </table:table-cell>
          <table:table-cell table:formula="of:=IF(ISNUMBER(VLOOKUP([.B230];[.$Q$2:.$R$46];2;0));VLOOKUP([.B23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0];[.$T$2:.$U$100];2;0));VLOOKUP([.B230];[.$T$2:.$U$100];2;0);1)" office:value-type="float" office:value="1">
            <text:p>1</text:p>
          </table:table-cell>
          <table:table-cell table:formula="of:=IF(ISNUMBER(VLOOKUP([.B230];[.$Z$2:.$AA$302];2;0));VLOOKUP([.B230];[.$Z$2:.$AA$302];2;0);0)" office:value-type="float" office:value="1">
            <text:p>1</text:p>
          </table:table-cell>
          <table:table-cell table:formula="of:=IF(ISNUMBER(VLOOKUP([.B230];[.$AC$2:.$AD$33];2;0));VLOOKUP([.B23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ascal Popelin</text:p>
          </table:table-cell>
          <table:table-cell table:formula="of:=IF(ISNUMBER(VLOOKUP([.B231];[.$K$2:.$L$202];2;0));VLOOKUP([.B231];[.$K$2:.$L$202];2;0);1)" office:value-type="float" office:value="1">
            <text:p>1</text:p>
          </table:table-cell>
          <table:table-cell table:formula="of:=IF(ISNUMBER(VLOOKUP([.B231];[.$N$2:.$O$12];2;0));VLOOKUP([.B231];[.$N$2:.$O$12];2;0);1)" office:value-type="float" office:value="1">
            <text:p>1</text:p>
          </table:table-cell>
          <table:table-cell table:formula="of:=IF(ISNUMBER(VLOOKUP([.B231];[.$Q$2:.$R$46];2;0));VLOOKUP([.B23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1];[.$T$2:.$U$100];2;0));VLOOKUP([.B231];[.$T$2:.$U$100];2;0);1)" office:value-type="float" office:value="1">
            <text:p>1</text:p>
          </table:table-cell>
          <table:table-cell table:formula="of:=IF(ISNUMBER(VLOOKUP([.B231];[.$Z$2:.$AA$302];2;0));VLOOKUP([.B231];[.$Z$2:.$AA$302];2;0);0)" office:value-type="float" office:value="1">
            <text:p>1</text:p>
          </table:table-cell>
          <table:table-cell table:formula="of:=IF(ISNUMBER(VLOOKUP([.B231];[.$AC$2:.$AD$33];2;0));VLOOKUP([.B231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ascal Terrasse</text:p>
          </table:table-cell>
          <table:table-cell table:formula="of:=IF(ISNUMBER(VLOOKUP([.B232];[.$K$2:.$L$202];2;0));VLOOKUP([.B232];[.$K$2:.$L$202];2;0);1)" office:value-type="float" office:value="1">
            <text:p>1</text:p>
          </table:table-cell>
          <table:table-cell table:formula="of:=IF(ISNUMBER(VLOOKUP([.B232];[.$N$2:.$O$12];2;0));VLOOKUP([.B232];[.$N$2:.$O$12];2;0);1)" office:value-type="float" office:value="1">
            <text:p>1</text:p>
          </table:table-cell>
          <table:table-cell table:formula="of:=IF(ISNUMBER(VLOOKUP([.B232];[.$Q$2:.$R$46];2;0));VLOOKUP([.B23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2];[.$T$2:.$U$100];2;0));VLOOKUP([.B232];[.$T$2:.$U$100];2;0);1)" office:value-type="float" office:value="1">
            <text:p>1</text:p>
          </table:table-cell>
          <table:table-cell table:formula="of:=IF(ISNUMBER(VLOOKUP([.B232];[.$Z$2:.$AA$302];2;0));VLOOKUP([.B232];[.$Z$2:.$AA$302];2;0);0)" office:value-type="float" office:value="0">
            <text:p>0</text:p>
          </table:table-cell>
          <table:table-cell table:formula="of:=IF(ISNUMBER(VLOOKUP([.B232];[.$AC$2:.$AD$33];2;0));VLOOKUP([.B23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ascale Boistard</text:p>
          </table:table-cell>
          <table:table-cell table:formula="of:=IF(ISNUMBER(VLOOKUP([.B233];[.$K$2:.$L$202];2;0));VLOOKUP([.B233];[.$K$2:.$L$202];2;0);1)" office:value-type="float" office:value="1">
            <text:p>1</text:p>
          </table:table-cell>
          <table:table-cell table:formula="of:=IF(ISNUMBER(VLOOKUP([.B233];[.$N$2:.$O$12];2;0));VLOOKUP([.B233];[.$N$2:.$O$12];2;0);1)" office:value-type="float" office:value="1">
            <text:p>1</text:p>
          </table:table-cell>
          <table:table-cell table:formula="of:=IF(ISNUMBER(VLOOKUP([.B233];[.$Q$2:.$R$46];2;0));VLOOKUP([.B23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3];[.$T$2:.$U$100];2;0));VLOOKUP([.B233];[.$T$2:.$U$100];2;0);1)" office:value-type="float" office:value="1">
            <text:p>1</text:p>
          </table:table-cell>
          <table:table-cell table:formula="of:=IF(ISNUMBER(VLOOKUP([.B233];[.$Z$2:.$AA$302];2;0));VLOOKUP([.B233];[.$Z$2:.$AA$302];2;0);0)" office:value-type="float" office:value="1">
            <text:p>1</text:p>
          </table:table-cell>
          <table:table-cell table:formula="of:=IF(ISNUMBER(VLOOKUP([.B233];[.$AC$2:.$AD$33];2;0));VLOOKUP([.B23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ascale Crozon</text:p>
          </table:table-cell>
          <table:table-cell table:formula="of:=IF(ISNUMBER(VLOOKUP([.B234];[.$K$2:.$L$202];2;0));VLOOKUP([.B234];[.$K$2:.$L$202];2;0);1)" office:value-type="float" office:value="0">
            <text:p>0</text:p>
          </table:table-cell>
          <table:table-cell table:formula="of:=IF(ISNUMBER(VLOOKUP([.B234];[.$N$2:.$O$12];2;0));VLOOKUP([.B234];[.$N$2:.$O$12];2;0);1)" office:value-type="float" office:value="1">
            <text:p>1</text:p>
          </table:table-cell>
          <table:table-cell table:formula="of:=IF(ISNUMBER(VLOOKUP([.B234];[.$Q$2:.$R$46];2;0));VLOOKUP([.B23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4];[.$T$2:.$U$100];2;0));VLOOKUP([.B234];[.$T$2:.$U$100];2;0);1)" office:value-type="float" office:value="1">
            <text:p>1</text:p>
          </table:table-cell>
          <table:table-cell table:formula="of:=IF(ISNUMBER(VLOOKUP([.B234];[.$Z$2:.$AA$302];2;0));VLOOKUP([.B234];[.$Z$2:.$AA$302];2;0);0)" office:value-type="float" office:value="0">
            <text:p>0</text:p>
          </table:table-cell>
          <table:table-cell table:formula="of:=IF(ISNUMBER(VLOOKUP([.B234];[.$AC$2:.$AD$33];2;0));VLOOKUP([.B23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ascale Got</text:p>
          </table:table-cell>
          <table:table-cell table:formula="of:=IF(ISNUMBER(VLOOKUP([.B235];[.$K$2:.$L$202];2;0));VLOOKUP([.B235];[.$K$2:.$L$202];2;0);1)" office:value-type="float" office:value="1">
            <text:p>1</text:p>
          </table:table-cell>
          <table:table-cell table:formula="of:=IF(ISNUMBER(VLOOKUP([.B235];[.$N$2:.$O$12];2;0));VLOOKUP([.B235];[.$N$2:.$O$12];2;0);1)" office:value-type="float" office:value="1">
            <text:p>1</text:p>
          </table:table-cell>
          <table:table-cell table:formula="of:=IF(ISNUMBER(VLOOKUP([.B235];[.$Q$2:.$R$46];2;0));VLOOKUP([.B23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5];[.$T$2:.$U$100];2;0));VLOOKUP([.B235];[.$T$2:.$U$100];2;0);1)" office:value-type="float" office:value="1">
            <text:p>1</text:p>
          </table:table-cell>
          <table:table-cell table:formula="of:=IF(ISNUMBER(VLOOKUP([.B235];[.$Z$2:.$AA$302];2;0));VLOOKUP([.B235];[.$Z$2:.$AA$302];2;0);0)" office:value-type="float" office:value="1">
            <text:p>1</text:p>
          </table:table-cell>
          <table:table-cell table:formula="of:=IF(ISNUMBER(VLOOKUP([.B235];[.$AC$2:.$AD$33];2;0));VLOOKUP([.B23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atrice Prat</text:p>
          </table:table-cell>
          <table:table-cell table:formula="of:=IF(ISNUMBER(VLOOKUP([.B236];[.$K$2:.$L$202];2;0));VLOOKUP([.B236];[.$K$2:.$L$202];2;0);1)" office:value-type="float" office:value="1">
            <text:p>1</text:p>
          </table:table-cell>
          <table:table-cell table:formula="of:=IF(ISNUMBER(VLOOKUP([.B236];[.$N$2:.$O$12];2;0));VLOOKUP([.B236];[.$N$2:.$O$12];2;0);1)" office:value-type="float" office:value="1">
            <text:p>1</text:p>
          </table:table-cell>
          <table:table-cell table:formula="of:=IF(ISNUMBER(VLOOKUP([.B236];[.$Q$2:.$R$46];2;0));VLOOKUP([.B23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6];[.$T$2:.$U$100];2;0));VLOOKUP([.B236];[.$T$2:.$U$100];2;0);1)" office:value-type="float" office:value="0">
            <text:p>0</text:p>
          </table:table-cell>
          <table:table-cell table:formula="of:=IF(ISNUMBER(VLOOKUP([.B236];[.$Z$2:.$AA$302];2;0));VLOOKUP([.B236];[.$Z$2:.$AA$302];2;0);0)" office:value-type="float" office:value="0">
            <text:p>0</text:p>
          </table:table-cell>
          <table:table-cell table:formula="of:=IF(ISNUMBER(VLOOKUP([.B236];[.$AC$2:.$AD$33];2;0));VLOOKUP([.B23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atricia Adam</text:p>
          </table:table-cell>
          <table:table-cell table:formula="of:=IF(ISNUMBER(VLOOKUP([.B237];[.$K$2:.$L$202];2;0));VLOOKUP([.B237];[.$K$2:.$L$202];2;0);1)" office:value-type="float" office:value="1">
            <text:p>1</text:p>
          </table:table-cell>
          <table:table-cell table:formula="of:=IF(ISNUMBER(VLOOKUP([.B237];[.$N$2:.$O$12];2;0));VLOOKUP([.B237];[.$N$2:.$O$12];2;0);1)" office:value-type="float" office:value="1">
            <text:p>1</text:p>
          </table:table-cell>
          <table:table-cell table:formula="of:=IF(ISNUMBER(VLOOKUP([.B237];[.$Q$2:.$R$46];2;0));VLOOKUP([.B23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7];[.$T$2:.$U$100];2;0));VLOOKUP([.B237];[.$T$2:.$U$100];2;0);1)" office:value-type="float" office:value="1">
            <text:p>1</text:p>
          </table:table-cell>
          <table:table-cell table:formula="of:=IF(ISNUMBER(VLOOKUP([.B237];[.$Z$2:.$AA$302];2;0));VLOOKUP([.B237];[.$Z$2:.$AA$302];2;0);0)" office:value-type="float" office:value="1">
            <text:p>1</text:p>
          </table:table-cell>
          <table:table-cell table:formula="of:=IF(ISNUMBER(VLOOKUP([.B237];[.$AC$2:.$AD$33];2;0));VLOOKUP([.B23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atrick Bloche</text:p>
          </table:table-cell>
          <table:table-cell table:formula="of:=IF(ISNUMBER(VLOOKUP([.B238];[.$K$2:.$L$202];2;0));VLOOKUP([.B238];[.$K$2:.$L$202];2;0);1)" office:value-type="float" office:value="0">
            <text:p>0</text:p>
          </table:table-cell>
          <table:table-cell table:formula="of:=IF(ISNUMBER(VLOOKUP([.B238];[.$N$2:.$O$12];2;0));VLOOKUP([.B238];[.$N$2:.$O$12];2;0);1)" office:value-type="float" office:value="1">
            <text:p>1</text:p>
          </table:table-cell>
          <table:table-cell table:formula="of:=IF(ISNUMBER(VLOOKUP([.B238];[.$Q$2:.$R$46];2;0));VLOOKUP([.B23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8];[.$T$2:.$U$100];2;0));VLOOKUP([.B238];[.$T$2:.$U$100];2;0);1)" office:value-type="float" office:value="1">
            <text:p>1</text:p>
          </table:table-cell>
          <table:table-cell table:formula="of:=IF(ISNUMBER(VLOOKUP([.B238];[.$Z$2:.$AA$302];2;0));VLOOKUP([.B238];[.$Z$2:.$AA$302];2;0);0)" office:value-type="float" office:value="1">
            <text:p>1</text:p>
          </table:table-cell>
          <table:table-cell table:formula="of:=IF(ISNUMBER(VLOOKUP([.B238];[.$AC$2:.$AD$33];2;0));VLOOKUP([.B23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atrick Lebreton</text:p>
          </table:table-cell>
          <table:table-cell table:formula="of:=IF(ISNUMBER(VLOOKUP([.B239];[.$K$2:.$L$202];2;0));VLOOKUP([.B239];[.$K$2:.$L$202];2;0);1)" office:value-type="float" office:value="1">
            <text:p>1</text:p>
          </table:table-cell>
          <table:table-cell table:formula="of:=IF(ISNUMBER(VLOOKUP([.B239];[.$N$2:.$O$12];2;0));VLOOKUP([.B239];[.$N$2:.$O$12];2;0);1)" office:value-type="float" office:value="1">
            <text:p>1</text:p>
          </table:table-cell>
          <table:table-cell table:formula="of:=IF(ISNUMBER(VLOOKUP([.B239];[.$Q$2:.$R$46];2;0));VLOOKUP([.B23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9];[.$T$2:.$U$100];2;0));VLOOKUP([.B239];[.$T$2:.$U$100];2;0);1)" office:value-type="float" office:value="1">
            <text:p>1</text:p>
          </table:table-cell>
          <table:table-cell table:formula="of:=IF(ISNUMBER(VLOOKUP([.B239];[.$Z$2:.$AA$302];2;0));VLOOKUP([.B239];[.$Z$2:.$AA$302];2;0);0)" office:value-type="float" office:value="1">
            <text:p>1</text:p>
          </table:table-cell>
          <table:table-cell table:formula="of:=IF(ISNUMBER(VLOOKUP([.B239];[.$AC$2:.$AD$33];2;0));VLOOKUP([.B239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atrick Lemasle</text:p>
          </table:table-cell>
          <table:table-cell table:formula="of:=IF(ISNUMBER(VLOOKUP([.B240];[.$K$2:.$L$202];2;0));VLOOKUP([.B240];[.$K$2:.$L$202];2;0);1)" office:value-type="float" office:value="1">
            <text:p>1</text:p>
          </table:table-cell>
          <table:table-cell table:formula="of:=IF(ISNUMBER(VLOOKUP([.B240];[.$N$2:.$O$12];2;0));VLOOKUP([.B240];[.$N$2:.$O$12];2;0);1)" office:value-type="float" office:value="1">
            <text:p>1</text:p>
          </table:table-cell>
          <table:table-cell table:formula="of:=IF(ISNUMBER(VLOOKUP([.B240];[.$Q$2:.$R$46];2;0));VLOOKUP([.B24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0];[.$T$2:.$U$100];2;0));VLOOKUP([.B240];[.$T$2:.$U$100];2;0);1)" office:value-type="float" office:value="1">
            <text:p>1</text:p>
          </table:table-cell>
          <table:table-cell table:formula="of:=IF(ISNUMBER(VLOOKUP([.B240];[.$Z$2:.$AA$302];2;0));VLOOKUP([.B240];[.$Z$2:.$AA$302];2;0);0)" office:value-type="float" office:value="1">
            <text:p>1</text:p>
          </table:table-cell>
          <table:table-cell table:formula="of:=IF(ISNUMBER(VLOOKUP([.B240];[.$AC$2:.$AD$33];2;0));VLOOKUP([.B24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atrick Mennucci</text:p>
          </table:table-cell>
          <table:table-cell table:formula="of:=IF(ISNUMBER(VLOOKUP([.B241];[.$K$2:.$L$202];2;0));VLOOKUP([.B241];[.$K$2:.$L$202];2;0);1)" office:value-type="float" office:value="1">
            <text:p>1</text:p>
          </table:table-cell>
          <table:table-cell table:formula="of:=IF(ISNUMBER(VLOOKUP([.B241];[.$N$2:.$O$12];2;0));VLOOKUP([.B241];[.$N$2:.$O$12];2;0);1)" office:value-type="float" office:value="1">
            <text:p>1</text:p>
          </table:table-cell>
          <table:table-cell table:formula="of:=IF(ISNUMBER(VLOOKUP([.B241];[.$Q$2:.$R$46];2;0));VLOOKUP([.B24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1];[.$T$2:.$U$100];2;0));VLOOKUP([.B241];[.$T$2:.$U$100];2;0);1)" office:value-type="float" office:value="1">
            <text:p>1</text:p>
          </table:table-cell>
          <table:table-cell table:formula="of:=IF(ISNUMBER(VLOOKUP([.B241];[.$Z$2:.$AA$302];2;0));VLOOKUP([.B241];[.$Z$2:.$AA$302];2;0);0)" office:value-type="float" office:value="1">
            <text:p>1</text:p>
          </table:table-cell>
          <table:table-cell table:formula="of:=IF(ISNUMBER(VLOOKUP([.B241];[.$AC$2:.$AD$33];2;0));VLOOKUP([.B241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atrick Vignal</text:p>
          </table:table-cell>
          <table:table-cell table:formula="of:=IF(ISNUMBER(VLOOKUP([.B242];[.$K$2:.$L$202];2;0));VLOOKUP([.B242];[.$K$2:.$L$202];2;0);1)" office:value-type="float" office:value="1">
            <text:p>1</text:p>
          </table:table-cell>
          <table:table-cell table:formula="of:=IF(ISNUMBER(VLOOKUP([.B242];[.$N$2:.$O$12];2;0));VLOOKUP([.B242];[.$N$2:.$O$12];2;0);1)" office:value-type="float" office:value="1">
            <text:p>1</text:p>
          </table:table-cell>
          <table:table-cell table:formula="of:=IF(ISNUMBER(VLOOKUP([.B242];[.$Q$2:.$R$46];2;0));VLOOKUP([.B24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2];[.$T$2:.$U$100];2;0));VLOOKUP([.B242];[.$T$2:.$U$100];2;0);1)" office:value-type="float" office:value="1">
            <text:p>1</text:p>
          </table:table-cell>
          <table:table-cell table:formula="of:=IF(ISNUMBER(VLOOKUP([.B242];[.$Z$2:.$AA$302];2;0));VLOOKUP([.B242];[.$Z$2:.$AA$302];2;0);0)" office:value-type="float" office:value="1">
            <text:p>1</text:p>
          </table:table-cell>
          <table:table-cell table:formula="of:=IF(ISNUMBER(VLOOKUP([.B242];[.$AC$2:.$AD$33];2;0));VLOOKUP([.B24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hilip Cordery</text:p>
          </table:table-cell>
          <table:table-cell table:formula="of:=IF(ISNUMBER(VLOOKUP([.B243];[.$K$2:.$L$202];2;0));VLOOKUP([.B243];[.$K$2:.$L$202];2;0);1)" office:value-type="float" office:value="1">
            <text:p>1</text:p>
          </table:table-cell>
          <table:table-cell table:formula="of:=IF(ISNUMBER(VLOOKUP([.B243];[.$N$2:.$O$12];2;0));VLOOKUP([.B243];[.$N$2:.$O$12];2;0);1)" office:value-type="float" office:value="1">
            <text:p>1</text:p>
          </table:table-cell>
          <table:table-cell table:formula="of:=IF(ISNUMBER(VLOOKUP([.B243];[.$Q$2:.$R$46];2;0));VLOOKUP([.B24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3];[.$T$2:.$U$100];2;0));VLOOKUP([.B243];[.$T$2:.$U$100];2;0);1)" office:value-type="float" office:value="1">
            <text:p>1</text:p>
          </table:table-cell>
          <table:table-cell table:formula="of:=IF(ISNUMBER(VLOOKUP([.B243];[.$Z$2:.$AA$302];2;0));VLOOKUP([.B243];[.$Z$2:.$AA$302];2;0);0)" office:value-type="float" office:value="1">
            <text:p>1</text:p>
          </table:table-cell>
          <table:table-cell table:formula="of:=IF(ISNUMBER(VLOOKUP([.B243];[.$AC$2:.$AD$33];2;0));VLOOKUP([.B24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hilippe Baumel</text:p>
          </table:table-cell>
          <table:table-cell table:formula="of:=IF(ISNUMBER(VLOOKUP([.B244];[.$K$2:.$L$202];2;0));VLOOKUP([.B244];[.$K$2:.$L$202];2;0);1)" office:value-type="float" office:value="0">
            <text:p>0</text:p>
          </table:table-cell>
          <table:table-cell table:formula="of:=IF(ISNUMBER(VLOOKUP([.B244];[.$N$2:.$O$12];2;0));VLOOKUP([.B244];[.$N$2:.$O$12];2;0);1)" office:value-type="float" office:value="1">
            <text:p>1</text:p>
          </table:table-cell>
          <table:table-cell table:formula="of:=IF(ISNUMBER(VLOOKUP([.B244];[.$Q$2:.$R$46];2;0));VLOOKUP([.B244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44];[.$T$2:.$U$100];2;0));VLOOKUP([.B244];[.$T$2:.$U$100];2;0);1)" office:value-type="float" office:value="0">
            <text:p>0</text:p>
          </table:table-cell>
          <table:table-cell table:formula="of:=IF(ISNUMBER(VLOOKUP([.B244];[.$Z$2:.$AA$302];2;0));VLOOKUP([.B244];[.$Z$2:.$AA$302];2;0);0)" office:value-type="float" office:value="0">
            <text:p>0</text:p>
          </table:table-cell>
          <table:table-cell table:formula="of:=IF(ISNUMBER(VLOOKUP([.B244];[.$AC$2:.$AD$33];2;0));VLOOKUP([.B24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hilippe Bies</text:p>
          </table:table-cell>
          <table:table-cell table:formula="of:=IF(ISNUMBER(VLOOKUP([.B245];[.$K$2:.$L$202];2;0));VLOOKUP([.B245];[.$K$2:.$L$202];2;0);1)" office:value-type="float" office:value="1">
            <text:p>1</text:p>
          </table:table-cell>
          <table:table-cell table:formula="of:=IF(ISNUMBER(VLOOKUP([.B245];[.$N$2:.$O$12];2;0));VLOOKUP([.B245];[.$N$2:.$O$12];2;0);1)" office:value-type="float" office:value="1">
            <text:p>1</text:p>
          </table:table-cell>
          <table:table-cell table:formula="of:=IF(ISNUMBER(VLOOKUP([.B245];[.$Q$2:.$R$46];2;0));VLOOKUP([.B24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5];[.$T$2:.$U$100];2;0));VLOOKUP([.B245];[.$T$2:.$U$100];2;0);1)" office:value-type="float" office:value="1">
            <text:p>1</text:p>
          </table:table-cell>
          <table:table-cell table:formula="of:=IF(ISNUMBER(VLOOKUP([.B245];[.$Z$2:.$AA$302];2;0));VLOOKUP([.B245];[.$Z$2:.$AA$302];2;0);0)" office:value-type="float" office:value="1">
            <text:p>1</text:p>
          </table:table-cell>
          <table:table-cell table:formula="of:=IF(ISNUMBER(VLOOKUP([.B245];[.$AC$2:.$AD$33];2;0));VLOOKUP([.B24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hilippe Doucet</text:p>
          </table:table-cell>
          <table:table-cell table:formula="of:=IF(ISNUMBER(VLOOKUP([.B246];[.$K$2:.$L$202];2;0));VLOOKUP([.B246];[.$K$2:.$L$202];2;0);1)" office:value-type="float" office:value="0">
            <text:p>0</text:p>
          </table:table-cell>
          <table:table-cell table:formula="of:=IF(ISNUMBER(VLOOKUP([.B246];[.$N$2:.$O$12];2;0));VLOOKUP([.B246];[.$N$2:.$O$12];2;0);1)" office:value-type="float" office:value="1">
            <text:p>1</text:p>
          </table:table-cell>
          <table:table-cell table:formula="of:=IF(ISNUMBER(VLOOKUP([.B246];[.$Q$2:.$R$46];2;0));VLOOKUP([.B24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6];[.$T$2:.$U$100];2;0));VLOOKUP([.B246];[.$T$2:.$U$100];2;0);1)" office:value-type="float" office:value="1">
            <text:p>1</text:p>
          </table:table-cell>
          <table:table-cell table:formula="of:=IF(ISNUMBER(VLOOKUP([.B246];[.$Z$2:.$AA$302];2;0));VLOOKUP([.B246];[.$Z$2:.$AA$302];2;0);0)" office:value-type="float" office:value="1">
            <text:p>1</text:p>
          </table:table-cell>
          <table:table-cell table:formula="of:=IF(ISNUMBER(VLOOKUP([.B246];[.$AC$2:.$AD$33];2;0));VLOOKUP([.B24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hilippe Duron</text:p>
          </table:table-cell>
          <table:table-cell table:formula="of:=IF(ISNUMBER(VLOOKUP([.B247];[.$K$2:.$L$202];2;0));VLOOKUP([.B247];[.$K$2:.$L$202];2;0);1)" office:value-type="float" office:value="1">
            <text:p>1</text:p>
          </table:table-cell>
          <table:table-cell table:formula="of:=IF(ISNUMBER(VLOOKUP([.B247];[.$N$2:.$O$12];2;0));VLOOKUP([.B247];[.$N$2:.$O$12];2;0);1)" office:value-type="float" office:value="1">
            <text:p>1</text:p>
          </table:table-cell>
          <table:table-cell table:formula="of:=IF(ISNUMBER(VLOOKUP([.B247];[.$Q$2:.$R$46];2;0));VLOOKUP([.B24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7];[.$T$2:.$U$100];2;0));VLOOKUP([.B247];[.$T$2:.$U$100];2;0);1)" office:value-type="float" office:value="1">
            <text:p>1</text:p>
          </table:table-cell>
          <table:table-cell table:formula="of:=IF(ISNUMBER(VLOOKUP([.B247];[.$Z$2:.$AA$302];2;0));VLOOKUP([.B247];[.$Z$2:.$AA$302];2;0);0)" office:value-type="float" office:value="1">
            <text:p>1</text:p>
          </table:table-cell>
          <table:table-cell table:formula="of:=IF(ISNUMBER(VLOOKUP([.B247];[.$AC$2:.$AD$33];2;0));VLOOKUP([.B24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hilippe Kemel</text:p>
          </table:table-cell>
          <table:table-cell table:formula="of:=IF(ISNUMBER(VLOOKUP([.B248];[.$K$2:.$L$202];2;0));VLOOKUP([.B248];[.$K$2:.$L$202];2;0);1)" office:value-type="float" office:value="0">
            <text:p>0</text:p>
          </table:table-cell>
          <table:table-cell table:formula="of:=IF(ISNUMBER(VLOOKUP([.B248];[.$N$2:.$O$12];2;0));VLOOKUP([.B248];[.$N$2:.$O$12];2;0);1)" office:value-type="float" office:value="1">
            <text:p>1</text:p>
          </table:table-cell>
          <table:table-cell table:formula="of:=IF(ISNUMBER(VLOOKUP([.B248];[.$Q$2:.$R$46];2;0));VLOOKUP([.B24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8];[.$T$2:.$U$100];2;0));VLOOKUP([.B248];[.$T$2:.$U$100];2;0);1)" office:value-type="float" office:value="1">
            <text:p>1</text:p>
          </table:table-cell>
          <table:table-cell table:formula="of:=IF(ISNUMBER(VLOOKUP([.B248];[.$Z$2:.$AA$302];2;0));VLOOKUP([.B248];[.$Z$2:.$AA$302];2;0);0)" office:value-type="float" office:value="0">
            <text:p>0</text:p>
          </table:table-cell>
          <table:table-cell table:formula="of:=IF(ISNUMBER(VLOOKUP([.B248];[.$AC$2:.$AD$33];2;0));VLOOKUP([.B24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hilippe Marti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49];[.$T$2:.$U$100];2;0));VLOOKUP([.B249];[.$T$2:.$U$100];2;0);1)" office:value-type="float" office:value="1">
            <text:p>1</text:p>
          </table:table-cell>
          <table:table-cell table:formula="of:=IF(ISNUMBER(VLOOKUP([.B249];[.$Z$2:.$AA$302];2;0));VLOOKUP([.B249];[.$Z$2:.$AA$302];2;0);0)" office:value-type="float" office:value="0">
            <text:p>0</text:p>
          </table:table-cell>
          <table:table-cell table:formula="of:=IF(ISNUMBER(VLOOKUP([.B249];[.$AC$2:.$AD$33];2;0));VLOOKUP([.B249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hilippe Nauche</text:p>
          </table:table-cell>
          <table:table-cell table:formula="of:=IF(ISNUMBER(VLOOKUP([.B250];[.$K$2:.$L$202];2;0));VLOOKUP([.B250];[.$K$2:.$L$202];2;0);1)" office:value-type="float" office:value="1">
            <text:p>1</text:p>
          </table:table-cell>
          <table:table-cell table:formula="of:=IF(ISNUMBER(VLOOKUP([.B250];[.$N$2:.$O$12];2;0));VLOOKUP([.B250];[.$N$2:.$O$12];2;0);1)" office:value-type="float" office:value="1">
            <text:p>1</text:p>
          </table:table-cell>
          <table:table-cell table:formula="of:=IF(ISNUMBER(VLOOKUP([.B250];[.$Q$2:.$R$46];2;0));VLOOKUP([.B25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0];[.$T$2:.$U$100];2;0));VLOOKUP([.B250];[.$T$2:.$U$100];2;0);1)" office:value-type="float" office:value="1">
            <text:p>1</text:p>
          </table:table-cell>
          <table:table-cell table:formula="of:=IF(ISNUMBER(VLOOKUP([.B250];[.$Z$2:.$AA$302];2;0));VLOOKUP([.B250];[.$Z$2:.$AA$302];2;0);0)" office:value-type="float" office:value="1">
            <text:p>1</text:p>
          </table:table-cell>
          <table:table-cell table:formula="of:=IF(ISNUMBER(VLOOKUP([.B250];[.$AC$2:.$AD$33];2;0));VLOOKUP([.B25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hilippe Noguès</text:p>
          </table:table-cell>
          <table:table-cell table:formula="of:=IF(ISNUMBER(VLOOKUP([.B251];[.$K$2:.$L$202];2;0));VLOOKUP([.B251];[.$K$2:.$L$202];2;0);1)" office:value-type="float" office:value="0">
            <text:p>0</text:p>
          </table:table-cell>
          <table:table-cell table:formula="of:=IF(ISNUMBER(VLOOKUP([.B251];[.$N$2:.$O$12];2;0));VLOOKUP([.B251];[.$N$2:.$O$12];2;0);1)" office:value-type="float" office:value="0">
            <text:p>0</text:p>
          </table:table-cell>
          <table:table-cell table:formula="of:=IF(ISNUMBER(VLOOKUP([.B251];[.$Q$2:.$R$46];2;0));VLOOKUP([.B251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1];[.$T$2:.$U$100];2;0));VLOOKUP([.B251];[.$T$2:.$U$100];2;0);1)" office:value-type="float" office:value="0">
            <text:p>0</text:p>
          </table:table-cell>
          <table:table-cell table:formula="of:=IF(ISNUMBER(VLOOKUP([.B251];[.$Z$2:.$AA$302];2;0));VLOOKUP([.B251];[.$Z$2:.$AA$302];2;0);0)" office:value-type="float" office:value="0">
            <text:p>0</text:p>
          </table:table-cell>
          <table:table-cell table:formula="of:=IF(ISNUMBER(VLOOKUP([.B251];[.$AC$2:.$AD$33];2;0));VLOOKUP([.B251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hilippe Plisson</text:p>
          </table:table-cell>
          <table:table-cell table:formula="of:=IF(ISNUMBER(VLOOKUP([.B252];[.$K$2:.$L$202];2;0));VLOOKUP([.B252];[.$K$2:.$L$202];2;0);1)" office:value-type="float" office:value="1">
            <text:p>1</text:p>
          </table:table-cell>
          <table:table-cell table:formula="of:=IF(ISNUMBER(VLOOKUP([.B252];[.$N$2:.$O$12];2;0));VLOOKUP([.B252];[.$N$2:.$O$12];2;0);1)" office:value-type="float" office:value="1">
            <text:p>1</text:p>
          </table:table-cell>
          <table:table-cell table:formula="of:=IF(ISNUMBER(VLOOKUP([.B252];[.$Q$2:.$R$46];2;0));VLOOKUP([.B25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2];[.$T$2:.$U$100];2;0));VLOOKUP([.B252];[.$T$2:.$U$100];2;0);1)" office:value-type="float" office:value="1">
            <text:p>1</text:p>
          </table:table-cell>
          <table:table-cell table:formula="of:=IF(ISNUMBER(VLOOKUP([.B252];[.$Z$2:.$AA$302];2;0));VLOOKUP([.B252];[.$Z$2:.$AA$302];2;0);0)" office:value-type="float" office:value="1">
            <text:p>1</text:p>
          </table:table-cell>
          <table:table-cell table:formula="of:=IF(ISNUMBER(VLOOKUP([.B252];[.$AC$2:.$AD$33];2;0));VLOOKUP([.B25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ierre Aylagas</text:p>
          </table:table-cell>
          <table:table-cell table:formula="of:=IF(ISNUMBER(VLOOKUP([.B253];[.$K$2:.$L$202];2;0));VLOOKUP([.B253];[.$K$2:.$L$202];2;0);1)" office:value-type="float" office:value="1">
            <text:p>1</text:p>
          </table:table-cell>
          <table:table-cell table:formula="of:=IF(ISNUMBER(VLOOKUP([.B253];[.$N$2:.$O$12];2;0));VLOOKUP([.B253];[.$N$2:.$O$12];2;0);1)" office:value-type="float" office:value="1">
            <text:p>1</text:p>
          </table:table-cell>
          <table:table-cell table:formula="of:=IF(ISNUMBER(VLOOKUP([.B253];[.$Q$2:.$R$46];2;0));VLOOKUP([.B25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3];[.$T$2:.$U$100];2;0));VLOOKUP([.B253];[.$T$2:.$U$100];2;0);1)" office:value-type="float" office:value="1">
            <text:p>1</text:p>
          </table:table-cell>
          <table:table-cell table:formula="of:=IF(ISNUMBER(VLOOKUP([.B253];[.$Z$2:.$AA$302];2;0));VLOOKUP([.B253];[.$Z$2:.$AA$302];2;0);0)" office:value-type="float" office:value="1">
            <text:p>1</text:p>
          </table:table-cell>
          <table:table-cell table:formula="of:=IF(ISNUMBER(VLOOKUP([.B253];[.$AC$2:.$AD$33];2;0));VLOOKUP([.B25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ierre Moscovici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54];[.$T$2:.$U$100];2;0));VLOOKUP([.B254];[.$T$2:.$U$100];2;0);1)" office:value-type="float" office:value="1">
            <text:p>1</text:p>
          </table:table-cell>
          <table:table-cell table:formula="of:=IF(ISNUMBER(VLOOKUP([.B254];[.$Z$2:.$AA$302];2;0));VLOOKUP([.B254];[.$Z$2:.$AA$302];2;0);0)" office:value-type="float" office:value="0">
            <text:p>0</text:p>
          </table:table-cell>
          <table:table-cell table:formula="of:=IF(ISNUMBER(VLOOKUP([.B254];[.$AC$2:.$AD$33];2;0));VLOOKUP([.B25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ierre-Alain Muet</text:p>
          </table:table-cell>
          <table:table-cell table:formula="of:=IF(ISNUMBER(VLOOKUP([.B255];[.$K$2:.$L$202];2;0));VLOOKUP([.B255];[.$K$2:.$L$202];2;0);1)" office:value-type="float" office:value="0">
            <text:p>0</text:p>
          </table:table-cell>
          <table:table-cell table:formula="of:=IF(ISNUMBER(VLOOKUP([.B255];[.$N$2:.$O$12];2;0));VLOOKUP([.B255];[.$N$2:.$O$12];2;0);1)" office:value-type="float" office:value="1">
            <text:p>1</text:p>
          </table:table-cell>
          <table:table-cell table:formula="of:=IF(ISNUMBER(VLOOKUP([.B255];[.$Q$2:.$R$46];2;0));VLOOKUP([.B255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5];[.$T$2:.$U$100];2;0));VLOOKUP([.B255];[.$T$2:.$U$100];2;0);1)" office:value-type="float" office:value="0">
            <text:p>0</text:p>
          </table:table-cell>
          <table:table-cell table:formula="of:=IF(ISNUMBER(VLOOKUP([.B255];[.$Z$2:.$AA$302];2;0));VLOOKUP([.B255];[.$Z$2:.$AA$302];2;0);0)" office:value-type="float" office:value="0">
            <text:p>0</text:p>
          </table:table-cell>
          <table:table-cell table:formula="of:=IF(ISNUMBER(VLOOKUP([.B255];[.$AC$2:.$AD$33];2;0));VLOOKUP([.B25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ierre-Yves Le Borgn'</text:p>
          </table:table-cell>
          <table:table-cell table:formula="of:=IF(ISNUMBER(VLOOKUP([.B256];[.$K$2:.$L$202];2;0));VLOOKUP([.B256];[.$K$2:.$L$202];2;0);1)" office:value-type="float" office:value="1">
            <text:p>1</text:p>
          </table:table-cell>
          <table:table-cell table:formula="of:=IF(ISNUMBER(VLOOKUP([.B256];[.$N$2:.$O$12];2;0));VLOOKUP([.B256];[.$N$2:.$O$12];2;0);1)" office:value-type="float" office:value="1">
            <text:p>1</text:p>
          </table:table-cell>
          <table:table-cell table:formula="of:=IF(ISNUMBER(VLOOKUP([.B256];[.$Q$2:.$R$46];2;0));VLOOKUP([.B25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6];[.$T$2:.$U$100];2;0));VLOOKUP([.B256];[.$T$2:.$U$100];2;0);1)" office:value-type="float" office:value="1">
            <text:p>1</text:p>
          </table:table-cell>
          <table:table-cell table:formula="of:=IF(ISNUMBER(VLOOKUP([.B256];[.$Z$2:.$AA$302];2;0));VLOOKUP([.B256];[.$Z$2:.$AA$302];2;0);0)" office:value-type="float" office:value="1">
            <text:p>1</text:p>
          </table:table-cell>
          <table:table-cell table:formula="of:=IF(ISNUMBER(VLOOKUP([.B256];[.$AC$2:.$AD$33];2;0));VLOOKUP([.B25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ouria Amirshahi</text:p>
          </table:table-cell>
          <table:table-cell table:formula="of:=IF(ISNUMBER(VLOOKUP([.B257];[.$K$2:.$L$202];2;0));VLOOKUP([.B257];[.$K$2:.$L$202];2;0);1)" office:value-type="float" office:value="0">
            <text:p>0</text:p>
          </table:table-cell>
          <table:table-cell table:formula="of:=IF(ISNUMBER(VLOOKUP([.B257];[.$N$2:.$O$12];2;0));VLOOKUP([.B257];[.$N$2:.$O$12];2;0);1)" office:value-type="float" office:value="0">
            <text:p>0</text:p>
          </table:table-cell>
          <table:table-cell table:formula="of:=IF(ISNUMBER(VLOOKUP([.B257];[.$Q$2:.$R$46];2;0));VLOOKUP([.B257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7];[.$T$2:.$U$100];2;0));VLOOKUP([.B257];[.$T$2:.$U$100];2;0);1)" office:value-type="float" office:value="0">
            <text:p>0</text:p>
          </table:table-cell>
          <table:table-cell table:formula="of:=IF(ISNUMBER(VLOOKUP([.B257];[.$Z$2:.$AA$302];2;0));VLOOKUP([.B257];[.$Z$2:.$AA$302];2;0);0)" office:value-type="float" office:value="0">
            <text:p>0</text:p>
          </table:table-cell>
          <table:table-cell table:formula="of:=IF(ISNUMBER(VLOOKUP([.B257];[.$AC$2:.$AD$33];2;0));VLOOKUP([.B257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Razzy Hammadi</text:p>
          </table:table-cell>
          <table:table-cell table:formula="of:=IF(ISNUMBER(VLOOKUP([.B258];[.$K$2:.$L$202];2;0));VLOOKUP([.B258];[.$K$2:.$L$202];2;0);1)" office:value-type="float" office:value="0">
            <text:p>0</text:p>
          </table:table-cell>
          <table:table-cell table:formula="of:=IF(ISNUMBER(VLOOKUP([.B258];[.$N$2:.$O$12];2;0));VLOOKUP([.B258];[.$N$2:.$O$12];2;0);1)" office:value-type="float" office:value="1">
            <text:p>1</text:p>
          </table:table-cell>
          <table:table-cell table:formula="of:=IF(ISNUMBER(VLOOKUP([.B258];[.$Q$2:.$R$46];2;0));VLOOKUP([.B25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8];[.$T$2:.$U$100];2;0));VLOOKUP([.B258];[.$T$2:.$U$100];2;0);1)" office:value-type="float" office:value="1">
            <text:p>1</text:p>
          </table:table-cell>
          <table:table-cell table:formula="of:=IF(ISNUMBER(VLOOKUP([.B258];[.$Z$2:.$AA$302];2;0));VLOOKUP([.B258];[.$Z$2:.$AA$302];2;0);0)" office:value-type="float" office:value="1">
            <text:p>1</text:p>
          </table:table-cell>
          <table:table-cell table:formula="of:=IF(ISNUMBER(VLOOKUP([.B258];[.$AC$2:.$AD$33];2;0));VLOOKUP([.B25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Régis Juanico</text:p>
          </table:table-cell>
          <table:table-cell table:formula="of:=IF(ISNUMBER(VLOOKUP([.B259];[.$K$2:.$L$202];2;0));VLOOKUP([.B259];[.$K$2:.$L$202];2;0);1)" office:value-type="float" office:value="0">
            <text:p>0</text:p>
          </table:table-cell>
          <table:table-cell table:formula="of:=IF(ISNUMBER(VLOOKUP([.B259];[.$N$2:.$O$12];2;0));VLOOKUP([.B259];[.$N$2:.$O$12];2;0);1)" office:value-type="float" office:value="1">
            <text:p>1</text:p>
          </table:table-cell>
          <table:table-cell table:formula="of:=IF(ISNUMBER(VLOOKUP([.B259];[.$Q$2:.$R$46];2;0));VLOOKUP([.B25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9];[.$T$2:.$U$100];2;0));VLOOKUP([.B259];[.$T$2:.$U$100];2;0);1)" office:value-type="float" office:value="1">
            <text:p>1</text:p>
          </table:table-cell>
          <table:table-cell table:formula="of:=IF(ISNUMBER(VLOOKUP([.B259];[.$Z$2:.$AA$302];2;0));VLOOKUP([.B259];[.$Z$2:.$AA$302];2;0);0)" office:value-type="float" office:value="0">
            <text:p>0</text:p>
          </table:table-cell>
          <table:table-cell table:formula="of:=IF(ISNUMBER(VLOOKUP([.B259];[.$AC$2:.$AD$33];2;0));VLOOKUP([.B259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Rémi Pauvros</text:p>
          </table:table-cell>
          <table:table-cell table:formula="of:=IF(ISNUMBER(VLOOKUP([.B260];[.$K$2:.$L$202];2;0));VLOOKUP([.B260];[.$K$2:.$L$202];2;0);1)" office:value-type="float" office:value="1">
            <text:p>1</text:p>
          </table:table-cell>
          <table:table-cell table:formula="of:=IF(ISNUMBER(VLOOKUP([.B260];[.$N$2:.$O$12];2;0));VLOOKUP([.B260];[.$N$2:.$O$12];2;0);1)" office:value-type="float" office:value="1">
            <text:p>1</text:p>
          </table:table-cell>
          <table:table-cell table:formula="of:=IF(ISNUMBER(VLOOKUP([.B260];[.$Q$2:.$R$46];2;0));VLOOKUP([.B26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0];[.$T$2:.$U$100];2;0));VLOOKUP([.B260];[.$T$2:.$U$100];2;0);1)" office:value-type="float" office:value="1">
            <text:p>1</text:p>
          </table:table-cell>
          <table:table-cell table:formula="of:=IF(ISNUMBER(VLOOKUP([.B260];[.$Z$2:.$AA$302];2;0));VLOOKUP([.B260];[.$Z$2:.$AA$302];2;0);0)" office:value-type="float" office:value="1">
            <text:p>1</text:p>
          </table:table-cell>
          <table:table-cell table:formula="of:=IF(ISNUMBER(VLOOKUP([.B260];[.$AC$2:.$AD$33];2;0));VLOOKUP([.B26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ené Dosière</text:p>
          </table:table-cell>
          <table:table-cell table:formula="of:=IF(ISNUMBER(VLOOKUP([.B261];[.$K$2:.$L$202];2;0));VLOOKUP([.B261];[.$K$2:.$L$202];2;0);1)" office:value-type="float" office:value="1">
            <text:p>1</text:p>
          </table:table-cell>
          <table:table-cell table:formula="of:=IF(ISNUMBER(VLOOKUP([.B261];[.$N$2:.$O$12];2;0));VLOOKUP([.B261];[.$N$2:.$O$12];2;0);1)" office:value-type="float" office:value="1">
            <text:p>1</text:p>
          </table:table-cell>
          <table:table-cell table:formula="of:=IF(ISNUMBER(VLOOKUP([.B261];[.$Q$2:.$R$46];2;0));VLOOKUP([.B26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1];[.$T$2:.$U$100];2;0));VLOOKUP([.B261];[.$T$2:.$U$100];2;0);1)" office:value-type="float" office:value="1">
            <text:p>1</text:p>
          </table:table-cell>
          <table:table-cell table:formula="of:=IF(ISNUMBER(VLOOKUP([.B261];[.$Z$2:.$AA$302];2;0));VLOOKUP([.B261];[.$Z$2:.$AA$302];2;0);0)" office:value-type="float" office:value="1">
            <text:p>1</text:p>
          </table:table-cell>
          <table:table-cell table:formula="of:=IF(ISNUMBER(VLOOKUP([.B261];[.$AC$2:.$AD$33];2;0));VLOOKUP([.B261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ené Rouquet</text:p>
          </table:table-cell>
          <table:table-cell table:formula="of:=IF(ISNUMBER(VLOOKUP([.B262];[.$K$2:.$L$202];2;0));VLOOKUP([.B262];[.$K$2:.$L$202];2;0);1)" office:value-type="float" office:value="1">
            <text:p>1</text:p>
          </table:table-cell>
          <table:table-cell table:formula="of:=IF(ISNUMBER(VLOOKUP([.B262];[.$N$2:.$O$12];2;0));VLOOKUP([.B262];[.$N$2:.$O$12];2;0);1)" office:value-type="float" office:value="1">
            <text:p>1</text:p>
          </table:table-cell>
          <table:table-cell table:formula="of:=IF(ISNUMBER(VLOOKUP([.B262];[.$Q$2:.$R$46];2;0));VLOOKUP([.B26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2];[.$T$2:.$U$100];2;0));VLOOKUP([.B262];[.$T$2:.$U$100];2;0);1)" office:value-type="float" office:value="1">
            <text:p>1</text:p>
          </table:table-cell>
          <table:table-cell table:formula="of:=IF(ISNUMBER(VLOOKUP([.B262];[.$Z$2:.$AA$302];2;0));VLOOKUP([.B262];[.$Z$2:.$AA$302];2;0);0)" office:value-type="float" office:value="1">
            <text:p>1</text:p>
          </table:table-cell>
          <table:table-cell table:formula="of:=IF(ISNUMBER(VLOOKUP([.B262];[.$AC$2:.$AD$33];2;0));VLOOKUP([.B26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ichard Ferrand</text:p>
          </table:table-cell>
          <table:table-cell table:formula="of:=IF(ISNUMBER(VLOOKUP([.B263];[.$K$2:.$L$202];2;0));VLOOKUP([.B263];[.$K$2:.$L$202];2;0);1)" office:value-type="float" office:value="0">
            <text:p>0</text:p>
          </table:table-cell>
          <table:table-cell table:formula="of:=IF(ISNUMBER(VLOOKUP([.B263];[.$N$2:.$O$12];2;0));VLOOKUP([.B263];[.$N$2:.$O$12];2;0);1)" office:value-type="float" office:value="1">
            <text:p>1</text:p>
          </table:table-cell>
          <table:table-cell table:formula="of:=IF(ISNUMBER(VLOOKUP([.B263];[.$Q$2:.$R$46];2;0));VLOOKUP([.B263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63];[.$T$2:.$U$100];2;0));VLOOKUP([.B263];[.$T$2:.$U$100];2;0);1)" office:value-type="float" office:value="1">
            <text:p>1</text:p>
          </table:table-cell>
          <table:table-cell table:formula="of:=IF(ISNUMBER(VLOOKUP([.B263];[.$Z$2:.$AA$302];2;0));VLOOKUP([.B263];[.$Z$2:.$AA$302];2;0);0)" office:value-type="float" office:value="0">
            <text:p>0</text:p>
          </table:table-cell>
          <table:table-cell table:formula="of:=IF(ISNUMBER(VLOOKUP([.B263];[.$AC$2:.$AD$33];2;0));VLOOKUP([.B26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Robert Olive</text:p>
          </table:table-cell>
          <table:table-cell table:formula="of:=IF(ISNUMBER(VLOOKUP([.B264];[.$K$2:.$L$202];2;0));VLOOKUP([.B264];[.$K$2:.$L$202];2;0);1)" office:value-type="float" office:value="1">
            <text:p>1</text:p>
          </table:table-cell>
          <table:table-cell table:formula="of:=IF(ISNUMBER(VLOOKUP([.B264];[.$N$2:.$O$12];2;0));VLOOKUP([.B264];[.$N$2:.$O$12];2;0);1)" office:value-type="float" office:value="1">
            <text:p>1</text:p>
          </table:table-cell>
          <table:table-cell table:formula="of:=IF(ISNUMBER(VLOOKUP([.B264];[.$Q$2:.$R$46];2;0));VLOOKUP([.B26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4];[.$T$2:.$U$100];2;0));VLOOKUP([.B264];[.$T$2:.$U$100];2;0);1)" office:value-type="float" office:value="1">
            <text:p>1</text:p>
          </table:table-cell>
          <table:table-cell table:formula="of:=IF(ISNUMBER(VLOOKUP([.B264];[.$Z$2:.$AA$302];2;0));VLOOKUP([.B264];[.$Z$2:.$AA$302];2;0);0)" office:value-type="float" office:value="1">
            <text:p>1</text:p>
          </table:table-cell>
          <table:table-cell table:formula="of:=IF(ISNUMBER(VLOOKUP([.B264];[.$AC$2:.$AD$33];2;0));VLOOKUP([.B26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omain Colas</text:p>
          </table:table-cell>
          <table:table-cell table:formula="of:=IF(ISNUMBER(VLOOKUP([.B265];[.$K$2:.$L$202];2;0));VLOOKUP([.B265];[.$K$2:.$L$202];2;0);1)" office:value-type="float" office:value="1">
            <text:p>1</text:p>
          </table:table-cell>
          <table:table-cell table:formula="of:=IF(ISNUMBER(VLOOKUP([.B265];[.$N$2:.$O$12];2;0));VLOOKUP([.B265];[.$N$2:.$O$12];2;0);1)" office:value-type="float" office:value="1">
            <text:p>1</text:p>
          </table:table-cell>
          <table:table-cell table:formula="of:=IF(ISNUMBER(VLOOKUP([.B265];[.$Q$2:.$R$46];2;0));VLOOKUP([.B26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5];[.$T$2:.$U$100];2;0));VLOOKUP([.B265];[.$T$2:.$U$100];2;0);1)" office:value-type="float" office:value="1">
            <text:p>1</text:p>
          </table:table-cell>
          <table:table-cell table:formula="of:=IF(ISNUMBER(VLOOKUP([.B265];[.$Z$2:.$AA$302];2;0));VLOOKUP([.B265];[.$Z$2:.$AA$302];2;0);0)" office:value-type="float" office:value="0">
            <text:p>0</text:p>
          </table:table-cell>
          <table:table-cell table:formula="of:=IF(ISNUMBER(VLOOKUP([.B265];[.$AC$2:.$AD$33];2;0));VLOOKUP([.B26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abine Buis</text:p>
          </table:table-cell>
          <table:table-cell table:formula="of:=IF(ISNUMBER(VLOOKUP([.B266];[.$K$2:.$L$202];2;0));VLOOKUP([.B266];[.$K$2:.$L$202];2;0);1)" office:value-type="float" office:value="1">
            <text:p>1</text:p>
          </table:table-cell>
          <table:table-cell table:formula="of:=IF(ISNUMBER(VLOOKUP([.B266];[.$N$2:.$O$12];2;0));VLOOKUP([.B266];[.$N$2:.$O$12];2;0);1)" office:value-type="float" office:value="1">
            <text:p>1</text:p>
          </table:table-cell>
          <table:table-cell table:formula="of:=IF(ISNUMBER(VLOOKUP([.B266];[.$Q$2:.$R$46];2;0));VLOOKUP([.B26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6];[.$T$2:.$U$100];2;0));VLOOKUP([.B266];[.$T$2:.$U$100];2;0);1)" office:value-type="float" office:value="1">
            <text:p>1</text:p>
          </table:table-cell>
          <table:table-cell table:formula="of:=IF(ISNUMBER(VLOOKUP([.B266];[.$Z$2:.$AA$302];2;0));VLOOKUP([.B266];[.$Z$2:.$AA$302];2;0);0)" office:value-type="float" office:value="1">
            <text:p>1</text:p>
          </table:table-cell>
          <table:table-cell table:formula="of:=IF(ISNUMBER(VLOOKUP([.B266];[.$AC$2:.$AD$33];2;0));VLOOKUP([.B26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andrine Doucet</text:p>
          </table:table-cell>
          <table:table-cell table:formula="of:=IF(ISNUMBER(VLOOKUP([.B267];[.$K$2:.$L$202];2;0));VLOOKUP([.B267];[.$K$2:.$L$202];2;0);1)" office:value-type="float" office:value="0">
            <text:p>0</text:p>
          </table:table-cell>
          <table:table-cell table:formula="of:=IF(ISNUMBER(VLOOKUP([.B267];[.$N$2:.$O$12];2;0));VLOOKUP([.B267];[.$N$2:.$O$12];2;0);1)" office:value-type="float" office:value="1">
            <text:p>1</text:p>
          </table:table-cell>
          <table:table-cell table:formula="of:=IF(ISNUMBER(VLOOKUP([.B267];[.$Q$2:.$R$46];2;0));VLOOKUP([.B26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7];[.$T$2:.$U$100];2;0));VLOOKUP([.B267];[.$T$2:.$U$100];2;0);1)" office:value-type="float" office:value="0">
            <text:p>0</text:p>
          </table:table-cell>
          <table:table-cell table:formula="of:=IF(ISNUMBER(VLOOKUP([.B267];[.$Z$2:.$AA$302];2;0));VLOOKUP([.B267];[.$Z$2:.$AA$302];2;0);0)" office:value-type="float" office:value="1">
            <text:p>1</text:p>
          </table:table-cell>
          <table:table-cell table:formula="of:=IF(ISNUMBER(VLOOKUP([.B267];[.$AC$2:.$AD$33];2;0));VLOOKUP([.B26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andrine Hurel</text:p>
          </table:table-cell>
          <table:table-cell table:formula="of:=IF(ISNUMBER(VLOOKUP([.B268];[.$K$2:.$L$202];2;0));VLOOKUP([.B268];[.$K$2:.$L$202];2;0);1)" office:value-type="float" office:value="0">
            <text:p>0</text:p>
          </table:table-cell>
          <table:table-cell table:formula="of:=IF(ISNUMBER(VLOOKUP([.B268];[.$N$2:.$O$12];2;0));VLOOKUP([.B268];[.$N$2:.$O$12];2;0);1)" office:value-type="float" office:value="1">
            <text:p>1</text:p>
          </table:table-cell>
          <table:table-cell table:formula="of:=IF(ISNUMBER(VLOOKUP([.B268];[.$Q$2:.$R$46];2;0));VLOOKUP([.B26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8];[.$T$2:.$U$100];2;0));VLOOKUP([.B268];[.$T$2:.$U$100];2;0);1)" office:value-type="float" office:value="1">
            <text:p>1</text:p>
          </table:table-cell>
          <table:table-cell table:formula="of:=IF(ISNUMBER(VLOOKUP([.B268];[.$Z$2:.$AA$302];2;0));VLOOKUP([.B268];[.$Z$2:.$AA$302];2;0);0)" office:value-type="float" office:value="1">
            <text:p>1</text:p>
          </table:table-cell>
          <table:table-cell table:formula="of:=IF(ISNUMBER(VLOOKUP([.B268];[.$AC$2:.$AD$33];2;0));VLOOKUP([.B26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andrine Mazetier</text:p>
          </table:table-cell>
          <table:table-cell table:formula="of:=IF(ISNUMBER(VLOOKUP([.B269];[.$K$2:.$L$202];2;0));VLOOKUP([.B269];[.$K$2:.$L$202];2;0);1)" office:value-type="float" office:value="1">
            <text:p>1</text:p>
          </table:table-cell>
          <table:table-cell table:formula="of:=IF(ISNUMBER(VLOOKUP([.B269];[.$N$2:.$O$12];2;0));VLOOKUP([.B269];[.$N$2:.$O$12];2;0);1)" office:value-type="float" office:value="1">
            <text:p>1</text:p>
          </table:table-cell>
          <table:table-cell table:formula="of:=IF(ISNUMBER(VLOOKUP([.B269];[.$Q$2:.$R$46];2;0));VLOOKUP([.B26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9];[.$T$2:.$U$100];2;0));VLOOKUP([.B269];[.$T$2:.$U$100];2;0);1)" office:value-type="float" office:value="1">
            <text:p>1</text:p>
          </table:table-cell>
          <table:table-cell table:formula="of:=IF(ISNUMBER(VLOOKUP([.B269];[.$Z$2:.$AA$302];2;0));VLOOKUP([.B269];[.$Z$2:.$AA$302];2;0);0)" office:value-type="float" office:value="1">
            <text:p>1</text:p>
          </table:table-cell>
          <table:table-cell table:formula="of:=IF(ISNUMBER(VLOOKUP([.B269];[.$AC$2:.$AD$33];2;0));VLOOKUP([.B269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ébastien Denaja</text:p>
          </table:table-cell>
          <table:table-cell table:formula="of:=IF(ISNUMBER(VLOOKUP([.B270];[.$K$2:.$L$202];2;0));VLOOKUP([.B270];[.$K$2:.$L$202];2;0);1)" office:value-type="float" office:value="1">
            <text:p>1</text:p>
          </table:table-cell>
          <table:table-cell table:formula="of:=IF(ISNUMBER(VLOOKUP([.B270];[.$N$2:.$O$12];2;0));VLOOKUP([.B270];[.$N$2:.$O$12];2;0);1)" office:value-type="float" office:value="1">
            <text:p>1</text:p>
          </table:table-cell>
          <table:table-cell table:formula="of:=IF(ISNUMBER(VLOOKUP([.B270];[.$Q$2:.$R$46];2;0));VLOOKUP([.B27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0];[.$T$2:.$U$100];2;0));VLOOKUP([.B270];[.$T$2:.$U$100];2;0);1)" office:value-type="float" office:value="1">
            <text:p>1</text:p>
          </table:table-cell>
          <table:table-cell table:formula="of:=IF(ISNUMBER(VLOOKUP([.B270];[.$Z$2:.$AA$302];2;0));VLOOKUP([.B270];[.$Z$2:.$AA$302];2;0);0)" office:value-type="float" office:value="1">
            <text:p>1</text:p>
          </table:table-cell>
          <table:table-cell table:formula="of:=IF(ISNUMBER(VLOOKUP([.B270];[.$AC$2:.$AD$33];2;0));VLOOKUP([.B27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ébastien Pietrasanta</text:p>
          </table:table-cell>
          <table:table-cell table:formula="of:=IF(ISNUMBER(VLOOKUP([.B271];[.$K$2:.$L$202];2;0));VLOOKUP([.B271];[.$K$2:.$L$202];2;0);1)" office:value-type="float" office:value="1">
            <text:p>1</text:p>
          </table:table-cell>
          <table:table-cell table:formula="of:=IF(ISNUMBER(VLOOKUP([.B271];[.$N$2:.$O$12];2;0));VLOOKUP([.B271];[.$N$2:.$O$12];2;0);1)" office:value-type="float" office:value="1">
            <text:p>1</text:p>
          </table:table-cell>
          <table:table-cell table:formula="of:=IF(ISNUMBER(VLOOKUP([.B271];[.$Q$2:.$R$46];2;0));VLOOKUP([.B27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1];[.$T$2:.$U$100];2;0));VLOOKUP([.B271];[.$T$2:.$U$100];2;0);1)" office:value-type="float" office:value="1">
            <text:p>1</text:p>
          </table:table-cell>
          <table:table-cell table:formula="of:=IF(ISNUMBER(VLOOKUP([.B271];[.$Z$2:.$AA$302];2;0));VLOOKUP([.B271];[.$Z$2:.$AA$302];2;0);0)" office:value-type="float" office:value="1">
            <text:p>1</text:p>
          </table:table-cell>
          <table:table-cell table:formula="of:=IF(ISNUMBER(VLOOKUP([.B271];[.$AC$2:.$AD$33];2;0));VLOOKUP([.B271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erge Bardy</text:p>
          </table:table-cell>
          <table:table-cell table:formula="of:=IF(ISNUMBER(VLOOKUP([.B272];[.$K$2:.$L$202];2;0));VLOOKUP([.B272];[.$K$2:.$L$202];2;0);1)" office:value-type="float" office:value="0">
            <text:p>0</text:p>
          </table:table-cell>
          <table:table-cell table:formula="of:=IF(ISNUMBER(VLOOKUP([.B272];[.$N$2:.$O$12];2;0));VLOOKUP([.B272];[.$N$2:.$O$12];2;0);1)" office:value-type="float" office:value="1">
            <text:p>1</text:p>
          </table:table-cell>
          <table:table-cell table:formula="of:=IF(ISNUMBER(VLOOKUP([.B272];[.$Q$2:.$R$46];2;0));VLOOKUP([.B272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2];[.$T$2:.$U$100];2;0));VLOOKUP([.B272];[.$T$2:.$U$100];2;0);1)" office:value-type="float" office:value="1">
            <text:p>1</text:p>
          </table:table-cell>
          <table:table-cell table:formula="of:=IF(ISNUMBER(VLOOKUP([.B272];[.$Z$2:.$AA$302];2;0));VLOOKUP([.B272];[.$Z$2:.$AA$302];2;0);0)" office:value-type="float" office:value="0">
            <text:p>0</text:p>
          </table:table-cell>
          <table:table-cell table:formula="of:=IF(ISNUMBER(VLOOKUP([.B272];[.$AC$2:.$AD$33];2;0));VLOOKUP([.B272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erge Janquin</text:p>
          </table:table-cell>
          <table:table-cell table:formula="of:=IF(ISNUMBER(VLOOKUP([.B273];[.$K$2:.$L$202];2;0));VLOOKUP([.B273];[.$K$2:.$L$202];2;0);1)" office:value-type="float" office:value="0">
            <text:p>0</text:p>
          </table:table-cell>
          <table:table-cell table:formula="of:=IF(ISNUMBER(VLOOKUP([.B273];[.$N$2:.$O$12];2;0));VLOOKUP([.B273];[.$N$2:.$O$12];2;0);1)" office:value-type="float" office:value="1">
            <text:p>1</text:p>
          </table:table-cell>
          <table:table-cell table:formula="of:=IF(ISNUMBER(VLOOKUP([.B273];[.$Q$2:.$R$46];2;0));VLOOKUP([.B27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3];[.$T$2:.$U$100];2;0));VLOOKUP([.B273];[.$T$2:.$U$100];2;0);1)" office:value-type="float" office:value="1">
            <text:p>1</text:p>
          </table:table-cell>
          <table:table-cell table:formula="of:=IF(ISNUMBER(VLOOKUP([.B273];[.$Z$2:.$AA$302];2;0));VLOOKUP([.B273];[.$Z$2:.$AA$302];2;0);0)" office:value-type="float" office:value="1">
            <text:p>1</text:p>
          </table:table-cell>
          <table:table-cell table:formula="of:=IF(ISNUMBER(VLOOKUP([.B273];[.$AC$2:.$AD$33];2;0));VLOOKUP([.B27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erge Letchimy</text:p>
          </table:table-cell>
          <table:table-cell table:formula="of:=IF(ISNUMBER(VLOOKUP([.B274];[.$K$2:.$L$202];2;0));VLOOKUP([.B274];[.$K$2:.$L$202];2;0);1)" office:value-type="float" office:value="1">
            <text:p>1</text:p>
          </table:table-cell>
          <table:table-cell table:formula="of:=IF(ISNUMBER(VLOOKUP([.B274];[.$N$2:.$O$12];2;0));VLOOKUP([.B274];[.$N$2:.$O$12];2;0);1)" office:value-type="float" office:value="1">
            <text:p>1</text:p>
          </table:table-cell>
          <table:table-cell table:formula="of:=IF(ISNUMBER(VLOOKUP([.B274];[.$Q$2:.$R$46];2;0));VLOOKUP([.B27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4];[.$T$2:.$U$100];2;0));VLOOKUP([.B274];[.$T$2:.$U$100];2;0);1)" office:value-type="float" office:value="1">
            <text:p>1</text:p>
          </table:table-cell>
          <table:table-cell table:formula="of:=IF(ISNUMBER(VLOOKUP([.B274];[.$Z$2:.$AA$302];2;0));VLOOKUP([.B274];[.$Z$2:.$AA$302];2;0);0)" office:value-type="float" office:value="1">
            <text:p>1</text:p>
          </table:table-cell>
          <table:table-cell table:formula="of:=IF(ISNUMBER(VLOOKUP([.B274];[.$AC$2:.$AD$33];2;0));VLOOKUP([.B27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eybah Dagoma</text:p>
          </table:table-cell>
          <table:table-cell table:formula="of:=IF(ISNUMBER(VLOOKUP([.B275];[.$K$2:.$L$202];2;0));VLOOKUP([.B275];[.$K$2:.$L$202];2;0);1)" office:value-type="float" office:value="1">
            <text:p>1</text:p>
          </table:table-cell>
          <table:table-cell table:formula="of:=IF(ISNUMBER(VLOOKUP([.B275];[.$N$2:.$O$12];2;0));VLOOKUP([.B275];[.$N$2:.$O$12];2;0);1)" office:value-type="float" office:value="1">
            <text:p>1</text:p>
          </table:table-cell>
          <table:table-cell table:formula="of:=IF(ISNUMBER(VLOOKUP([.B275];[.$Q$2:.$R$46];2;0));VLOOKUP([.B27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5];[.$T$2:.$U$100];2;0));VLOOKUP([.B275];[.$T$2:.$U$100];2;0);1)" office:value-type="float" office:value="1">
            <text:p>1</text:p>
          </table:table-cell>
          <table:table-cell table:formula="of:=IF(ISNUMBER(VLOOKUP([.B275];[.$Z$2:.$AA$302];2;0));VLOOKUP([.B275];[.$Z$2:.$AA$302];2;0);0)" office:value-type="float" office:value="1">
            <text:p>1</text:p>
          </table:table-cell>
          <table:table-cell table:formula="of:=IF(ISNUMBER(VLOOKUP([.B275];[.$AC$2:.$AD$33];2;0));VLOOKUP([.B27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ophie Dessus</text:p>
          </table:table-cell>
          <table:table-cell table:formula="of:=IF(ISNUMBER(VLOOKUP([.B276];[.$K$2:.$L$202];2;0));VLOOKUP([.B276];[.$K$2:.$L$202];2;0);1)" office:value-type="float" office:value="1">
            <text:p>1</text:p>
          </table:table-cell>
          <table:table-cell table:formula="of:=IF(ISNUMBER(VLOOKUP([.B276];[.$N$2:.$O$12];2;0));VLOOKUP([.B276];[.$N$2:.$O$12];2;0);1)" office:value-type="float" office:value="1">
            <text:p>1</text:p>
          </table:table-cell>
          <table:table-cell table:formula="of:=IF(ISNUMBER(VLOOKUP([.B276];[.$Q$2:.$R$46];2;0));VLOOKUP([.B27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6];[.$T$2:.$U$100];2;0));VLOOKUP([.B276];[.$T$2:.$U$100];2;0);1)" office:value-type="float" office:value="1">
            <text:p>1</text:p>
          </table:table-cell>
          <table:table-cell table:formula="of:=IF(ISNUMBER(VLOOKUP([.B276];[.$Z$2:.$AA$302];2;0));VLOOKUP([.B276];[.$Z$2:.$AA$302];2;0);0)" office:value-type="float" office:value="1">
            <text:p>1</text:p>
          </table:table-cell>
          <table:table-cell table:formula="of:=IF(ISNUMBER(VLOOKUP([.B276];[.$AC$2:.$AD$33];2;0));VLOOKUP([.B27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ophie Errante</text:p>
          </table:table-cell>
          <table:table-cell table:formula="of:=IF(ISNUMBER(VLOOKUP([.B277];[.$K$2:.$L$202];2;0));VLOOKUP([.B277];[.$K$2:.$L$202];2;0);1)" office:value-type="float" office:value="1">
            <text:p>1</text:p>
          </table:table-cell>
          <table:table-cell table:formula="of:=IF(ISNUMBER(VLOOKUP([.B277];[.$N$2:.$O$12];2;0));VLOOKUP([.B277];[.$N$2:.$O$12];2;0);1)" office:value-type="float" office:value="1">
            <text:p>1</text:p>
          </table:table-cell>
          <table:table-cell table:formula="of:=IF(ISNUMBER(VLOOKUP([.B277];[.$Q$2:.$R$46];2;0));VLOOKUP([.B27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7];[.$T$2:.$U$100];2;0));VLOOKUP([.B277];[.$T$2:.$U$100];2;0);1)" office:value-type="float" office:value="1">
            <text:p>1</text:p>
          </table:table-cell>
          <table:table-cell table:formula="of:=IF(ISNUMBER(VLOOKUP([.B277];[.$Z$2:.$AA$302];2;0));VLOOKUP([.B277];[.$Z$2:.$AA$302];2;0);0)" office:value-type="float" office:value="1">
            <text:p>1</text:p>
          </table:table-cell>
          <table:table-cell table:formula="of:=IF(ISNUMBER(VLOOKUP([.B277];[.$AC$2:.$AD$33];2;0));VLOOKUP([.B27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téphane Travert</text:p>
          </table:table-cell>
          <table:table-cell table:formula="of:=IF(ISNUMBER(VLOOKUP([.B278];[.$K$2:.$L$202];2;0));VLOOKUP([.B278];[.$K$2:.$L$202];2;0);1)" office:value-type="float" office:value="0">
            <text:p>0</text:p>
          </table:table-cell>
          <table:table-cell table:formula="of:=IF(ISNUMBER(VLOOKUP([.B278];[.$N$2:.$O$12];2;0));VLOOKUP([.B278];[.$N$2:.$O$12];2;0);1)" office:value-type="float" office:value="1">
            <text:p>1</text:p>
          </table:table-cell>
          <table:table-cell table:formula="of:=IF(ISNUMBER(VLOOKUP([.B278];[.$Q$2:.$R$46];2;0));VLOOKUP([.B278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8];[.$T$2:.$U$100];2;0));VLOOKUP([.B278];[.$T$2:.$U$100];2;0);1)" office:value-type="float" office:value="1">
            <text:p>1</text:p>
          </table:table-cell>
          <table:table-cell table:formula="of:=IF(ISNUMBER(VLOOKUP([.B278];[.$Z$2:.$AA$302];2;0));VLOOKUP([.B278];[.$Z$2:.$AA$302];2;0);0)" office:value-type="float" office:value="0">
            <text:p>0</text:p>
          </table:table-cell>
          <table:table-cell table:formula="of:=IF(ISNUMBER(VLOOKUP([.B278];[.$AC$2:.$AD$33];2;0));VLOOKUP([.B27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uzanne Tallard</text:p>
          </table:table-cell>
          <table:table-cell table:formula="of:=IF(ISNUMBER(VLOOKUP([.B279];[.$K$2:.$L$202];2;0));VLOOKUP([.B279];[.$K$2:.$L$202];2;0);1)" office:value-type="float" office:value="0">
            <text:p>0</text:p>
          </table:table-cell>
          <table:table-cell table:formula="of:=IF(ISNUMBER(VLOOKUP([.B279];[.$N$2:.$O$12];2;0));VLOOKUP([.B279];[.$N$2:.$O$12];2;0);1)" office:value-type="float" office:value="0">
            <text:p>0</text:p>
          </table:table-cell>
          <table:table-cell table:formula="of:=IF(ISNUMBER(VLOOKUP([.B279];[.$Q$2:.$R$46];2;0));VLOOKUP([.B279];[.$Q$2:.$R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9];[.$T$2:.$U$100];2;0));VLOOKUP([.B279];[.$T$2:.$U$100];2;0);1)" office:value-type="float" office:value="0">
            <text:p>0</text:p>
          </table:table-cell>
          <table:table-cell table:formula="of:=IF(ISNUMBER(VLOOKUP([.B279];[.$Z$2:.$AA$302];2;0));VLOOKUP([.B279];[.$Z$2:.$AA$302];2;0);0)" office:value-type="float" office:value="0">
            <text:p>0</text:p>
          </table:table-cell>
          <table:table-cell table:formula="of:=IF(ISNUMBER(VLOOKUP([.B279];[.$AC$2:.$AD$33];2;0));VLOOKUP([.B279];[.$AC$2:.$AD$33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ylviane Alaux</text:p>
          </table:table-cell>
          <table:table-cell table:formula="of:=IF(ISNUMBER(VLOOKUP([.B280];[.$K$2:.$L$202];2;0));VLOOKUP([.B280];[.$K$2:.$L$202];2;0);1)" office:value-type="float" office:value="1">
            <text:p>1</text:p>
          </table:table-cell>
          <table:table-cell table:formula="of:=IF(ISNUMBER(VLOOKUP([.B280];[.$N$2:.$O$12];2;0));VLOOKUP([.B280];[.$N$2:.$O$12];2;0);1)" office:value-type="float" office:value="1">
            <text:p>1</text:p>
          </table:table-cell>
          <table:table-cell table:formula="of:=IF(ISNUMBER(VLOOKUP([.B280];[.$Q$2:.$R$46];2;0));VLOOKUP([.B28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0];[.$T$2:.$U$100];2;0));VLOOKUP([.B280];[.$T$2:.$U$100];2;0);1)" office:value-type="float" office:value="1">
            <text:p>1</text:p>
          </table:table-cell>
          <table:table-cell table:formula="of:=IF(ISNUMBER(VLOOKUP([.B280];[.$Z$2:.$AA$302];2;0));VLOOKUP([.B280];[.$Z$2:.$AA$302];2;0);0)" office:value-type="float" office:value="1">
            <text:p>1</text:p>
          </table:table-cell>
          <table:table-cell table:formula="of:=IF(ISNUMBER(VLOOKUP([.B280];[.$AC$2:.$AD$33];2;0));VLOOKUP([.B28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ylviane Bulteau</text:p>
          </table:table-cell>
          <table:table-cell table:formula="of:=IF(ISNUMBER(VLOOKUP([.B281];[.$K$2:.$L$202];2;0));VLOOKUP([.B281];[.$K$2:.$L$202];2;0);1)" office:value-type="float" office:value="1">
            <text:p>1</text:p>
          </table:table-cell>
          <table:table-cell table:formula="of:=IF(ISNUMBER(VLOOKUP([.B281];[.$N$2:.$O$12];2;0));VLOOKUP([.B281];[.$N$2:.$O$12];2;0);1)" office:value-type="float" office:value="1">
            <text:p>1</text:p>
          </table:table-cell>
          <table:table-cell table:formula="of:=IF(ISNUMBER(VLOOKUP([.B281];[.$Q$2:.$R$46];2;0));VLOOKUP([.B28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1];[.$T$2:.$U$100];2;0));VLOOKUP([.B281];[.$T$2:.$U$100];2;0);1)" office:value-type="float" office:value="1">
            <text:p>1</text:p>
          </table:table-cell>
          <table:table-cell table:formula="of:=IF(ISNUMBER(VLOOKUP([.B281];[.$Z$2:.$AA$302];2;0));VLOOKUP([.B281];[.$Z$2:.$AA$302];2;0);0)" office:value-type="float" office:value="1">
            <text:p>1</text:p>
          </table:table-cell>
          <table:table-cell table:formula="of:=IF(ISNUMBER(VLOOKUP([.B281];[.$AC$2:.$AD$33];2;0));VLOOKUP([.B281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ylvie Tolmont</text:p>
          </table:table-cell>
          <table:table-cell table:formula="of:=IF(ISNUMBER(VLOOKUP([.B282];[.$K$2:.$L$202];2;0));VLOOKUP([.B282];[.$K$2:.$L$202];2;0);1)" office:value-type="float" office:value="1">
            <text:p>1</text:p>
          </table:table-cell>
          <table:table-cell table:formula="of:=IF(ISNUMBER(VLOOKUP([.B282];[.$N$2:.$O$12];2;0));VLOOKUP([.B282];[.$N$2:.$O$12];2;0);1)" office:value-type="float" office:value="1">
            <text:p>1</text:p>
          </table:table-cell>
          <table:table-cell table:formula="of:=IF(ISNUMBER(VLOOKUP([.B282];[.$Q$2:.$R$46];2;0));VLOOKUP([.B28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2];[.$T$2:.$U$100];2;0));VLOOKUP([.B282];[.$T$2:.$U$100];2;0);1)" office:value-type="float" office:value="1">
            <text:p>1</text:p>
          </table:table-cell>
          <table:table-cell table:formula="of:=IF(ISNUMBER(VLOOKUP([.B282];[.$Z$2:.$AA$302];2;0));VLOOKUP([.B282];[.$Z$2:.$AA$302];2;0);0)" office:value-type="float" office:value="1">
            <text:p>1</text:p>
          </table:table-cell>
          <table:table-cell table:formula="of:=IF(ISNUMBER(VLOOKUP([.B282];[.$AC$2:.$AD$33];2;0));VLOOKUP([.B28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Thérèse Guilbert</text:p>
          </table:table-cell>
          <table:table-cell table:formula="of:=IF(ISNUMBER(VLOOKUP([.B283];[.$K$2:.$L$202];2;0));VLOOKUP([.B283];[.$K$2:.$L$202];2;0);1)" office:value-type="float" office:value="1">
            <text:p>1</text:p>
          </table:table-cell>
          <table:table-cell table:formula="of:=IF(ISNUMBER(VLOOKUP([.B283];[.$N$2:.$O$12];2;0));VLOOKUP([.B283];[.$N$2:.$O$12];2;0);1)" office:value-type="float" office:value="1">
            <text:p>1</text:p>
          </table:table-cell>
          <table:table-cell table:formula="of:=IF(ISNUMBER(VLOOKUP([.B283];[.$Q$2:.$R$46];2;0));VLOOKUP([.B28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3];[.$T$2:.$U$100];2;0));VLOOKUP([.B283];[.$T$2:.$U$100];2;0);1)" office:value-type="float" office:value="1">
            <text:p>1</text:p>
          </table:table-cell>
          <table:table-cell table:formula="of:=IF(ISNUMBER(VLOOKUP([.B283];[.$Z$2:.$AA$302];2;0));VLOOKUP([.B283];[.$Z$2:.$AA$302];2;0);0)" office:value-type="float" office:value="1">
            <text:p>1</text:p>
          </table:table-cell>
          <table:table-cell table:formula="of:=IF(ISNUMBER(VLOOKUP([.B283];[.$AC$2:.$AD$33];2;0));VLOOKUP([.B28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Thomas Thévenoud</text:p>
          </table:table-cell>
          <table:table-cell table:formula="of:=IF(ISNUMBER(VLOOKUP([.B284];[.$K$2:.$L$202];2;0));VLOOKUP([.B284];[.$K$2:.$L$202];2;0);1)" office:value-type="float" office:value="1">
            <text:p>1</text:p>
          </table:table-cell>
          <table:table-cell table:formula="of:=IF(ISNUMBER(VLOOKUP([.B284];[.$N$2:.$O$12];2;0));VLOOKUP([.B284];[.$N$2:.$O$12];2;0);1)" office:value-type="float" office:value="1">
            <text:p>1</text:p>
          </table:table-cell>
          <table:table-cell table:formula="of:=IF(ISNUMBER(VLOOKUP([.B284];[.$Q$2:.$R$46];2;0));VLOOKUP([.B28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4];[.$T$2:.$U$100];2;0));VLOOKUP([.B284];[.$T$2:.$U$100];2;0);1)" office:value-type="float" office:value="1">
            <text:p>1</text:p>
          </table:table-cell>
          <table:table-cell table:formula="of:=IF(ISNUMBER(VLOOKUP([.B284];[.$Z$2:.$AA$302];2;0));VLOOKUP([.B284];[.$Z$2:.$AA$302];2;0);0)" office:value-type="float" office:value="1">
            <text:p>1</text:p>
          </table:table-cell>
          <table:table-cell table:formula="of:=IF(ISNUMBER(VLOOKUP([.B284];[.$AC$2:.$AD$33];2;0));VLOOKUP([.B28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alérie Corre</text:p>
          </table:table-cell>
          <table:table-cell table:formula="of:=IF(ISNUMBER(VLOOKUP([.B285];[.$K$2:.$L$202];2;0));VLOOKUP([.B285];[.$K$2:.$L$202];2;0);1)" office:value-type="float" office:value="1">
            <text:p>1</text:p>
          </table:table-cell>
          <table:table-cell table:formula="of:=IF(ISNUMBER(VLOOKUP([.B285];[.$N$2:.$O$12];2;0));VLOOKUP([.B285];[.$N$2:.$O$12];2;0);1)" office:value-type="float" office:value="1">
            <text:p>1</text:p>
          </table:table-cell>
          <table:table-cell table:formula="of:=IF(ISNUMBER(VLOOKUP([.B285];[.$Q$2:.$R$46];2;0));VLOOKUP([.B28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5];[.$T$2:.$U$100];2;0));VLOOKUP([.B285];[.$T$2:.$U$100];2;0);1)" office:value-type="float" office:value="1">
            <text:p>1</text:p>
          </table:table-cell>
          <table:table-cell table:formula="of:=IF(ISNUMBER(VLOOKUP([.B285];[.$Z$2:.$AA$302];2;0));VLOOKUP([.B285];[.$Z$2:.$AA$302];2;0);0)" office:value-type="float" office:value="1">
            <text:p>1</text:p>
          </table:table-cell>
          <table:table-cell table:formula="of:=IF(ISNUMBER(VLOOKUP([.B285];[.$AC$2:.$AD$33];2;0));VLOOKUP([.B28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Valérie Fourneyron</text:p>
          </table:table-cell>
          <table:table-cell table:number-columns-repeated="4" office:value-type="float" office:value="2">
            <text:p>2</text:p>
          </table:table-cell>
          <table:table-cell table:formula="of:=IF(ISNUMBER(VLOOKUP([.B286];[.$T$2:.$U$100];2;0));VLOOKUP([.B286];[.$T$2:.$U$100];2;0);1)" office:value-type="float" office:value="1">
            <text:p>1</text:p>
          </table:table-cell>
          <table:table-cell table:formula="of:=IF(ISNUMBER(VLOOKUP([.B286];[.$Z$2:.$AA$302];2;0));VLOOKUP([.B286];[.$Z$2:.$AA$302];2;0);0)" office:value-type="float" office:value="1">
            <text:p>1</text:p>
          </table:table-cell>
          <table:table-cell table:formula="of:=IF(ISNUMBER(VLOOKUP([.B286];[.$AC$2:.$AD$33];2;0));VLOOKUP([.B28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Valérie Rabault</text:p>
          </table:table-cell>
          <table:table-cell table:formula="of:=IF(ISNUMBER(VLOOKUP([.B287];[.$K$2:.$L$202];2;0));VLOOKUP([.B287];[.$K$2:.$L$202];2;0);1)" office:value-type="float" office:value="1">
            <text:p>1</text:p>
          </table:table-cell>
          <table:table-cell table:formula="of:=IF(ISNUMBER(VLOOKUP([.B287];[.$N$2:.$O$12];2;0));VLOOKUP([.B287];[.$N$2:.$O$12];2;0);1)" office:value-type="float" office:value="1">
            <text:p>1</text:p>
          </table:table-cell>
          <table:table-cell table:formula="of:=IF(ISNUMBER(VLOOKUP([.B287];[.$Q$2:.$R$46];2;0));VLOOKUP([.B28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7];[.$T$2:.$U$100];2;0));VLOOKUP([.B287];[.$T$2:.$U$100];2;0);1)" office:value-type="float" office:value="1">
            <text:p>1</text:p>
          </table:table-cell>
          <table:table-cell table:formula="of:=IF(ISNUMBER(VLOOKUP([.B287];[.$Z$2:.$AA$302];2;0));VLOOKUP([.B287];[.$Z$2:.$AA$302];2;0);0)" office:value-type="float" office:value="0">
            <text:p>0</text:p>
          </table:table-cell>
          <table:table-cell table:formula="of:=IF(ISNUMBER(VLOOKUP([.B287];[.$AC$2:.$AD$33];2;0));VLOOKUP([.B287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Victorin Lurel</text:p>
          </table:table-cell>
          <table:table-cell table:formula="of:=IF(ISNUMBER(VLOOKUP([.B288];[.$K$2:.$L$202];2;0));VLOOKUP([.B288];[.$K$2:.$L$202];2;0);1)" office:value-type="float" office:value="1">
            <text:p>1</text:p>
          </table:table-cell>
          <table:table-cell table:formula="of:=IF(ISNUMBER(VLOOKUP([.B288];[.$N$2:.$O$12];2;0));VLOOKUP([.B288];[.$N$2:.$O$12];2;0);1)" office:value-type="float" office:value="1">
            <text:p>1</text:p>
          </table:table-cell>
          <table:table-cell table:formula="of:=IF(ISNUMBER(VLOOKUP([.B288];[.$Q$2:.$R$46];2;0));VLOOKUP([.B288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8];[.$T$2:.$U$100];2;0));VLOOKUP([.B288];[.$T$2:.$U$100];2;0);1)" office:value-type="float" office:value="1">
            <text:p>1</text:p>
          </table:table-cell>
          <table:table-cell table:formula="of:=IF(ISNUMBER(VLOOKUP([.B288];[.$Z$2:.$AA$302];2;0));VLOOKUP([.B288];[.$Z$2:.$AA$302];2;0);0)" office:value-type="float" office:value="1">
            <text:p>1</text:p>
          </table:table-cell>
          <table:table-cell table:formula="of:=IF(ISNUMBER(VLOOKUP([.B288];[.$AC$2:.$AD$33];2;0));VLOOKUP([.B288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Vincent Burroni</text:p>
          </table:table-cell>
          <table:table-cell table:formula="of:=IF(ISNUMBER(VLOOKUP([.B289];[.$K$2:.$L$202];2;0));VLOOKUP([.B289];[.$K$2:.$L$202];2;0);1)" office:value-type="float" office:value="1">
            <text:p>1</text:p>
          </table:table-cell>
          <table:table-cell table:formula="of:=IF(ISNUMBER(VLOOKUP([.B289];[.$N$2:.$O$12];2;0));VLOOKUP([.B289];[.$N$2:.$O$12];2;0);1)" office:value-type="float" office:value="1">
            <text:p>1</text:p>
          </table:table-cell>
          <table:table-cell table:formula="of:=IF(ISNUMBER(VLOOKUP([.B289];[.$Q$2:.$R$46];2;0));VLOOKUP([.B289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9];[.$T$2:.$U$100];2;0));VLOOKUP([.B289];[.$T$2:.$U$100];2;0);1)" office:value-type="float" office:value="1">
            <text:p>1</text:p>
          </table:table-cell>
          <table:table-cell table:formula="of:=IF(ISNUMBER(VLOOKUP([.B289];[.$Z$2:.$AA$302];2;0));VLOOKUP([.B289];[.$Z$2:.$AA$302];2;0);0)" office:value-type="float" office:value="1">
            <text:p>1</text:p>
          </table:table-cell>
          <table:table-cell table:formula="of:=IF(ISNUMBER(VLOOKUP([.B289];[.$AC$2:.$AD$33];2;0));VLOOKUP([.B289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Viviane Le Dissez</text:p>
          </table:table-cell>
          <table:table-cell table:formula="of:=IF(ISNUMBER(VLOOKUP([.B290];[.$K$2:.$L$202];2;0));VLOOKUP([.B290];[.$K$2:.$L$202];2;0);1)" office:value-type="float" office:value="0">
            <text:p>0</text:p>
          </table:table-cell>
          <table:table-cell table:formula="of:=IF(ISNUMBER(VLOOKUP([.B290];[.$N$2:.$O$12];2;0));VLOOKUP([.B290];[.$N$2:.$O$12];2;0);1)" office:value-type="float" office:value="1">
            <text:p>1</text:p>
          </table:table-cell>
          <table:table-cell table:formula="of:=IF(ISNUMBER(VLOOKUP([.B290];[.$Q$2:.$R$46];2;0));VLOOKUP([.B290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0];[.$T$2:.$U$100];2;0));VLOOKUP([.B290];[.$T$2:.$U$100];2;0);1)" office:value-type="float" office:value="1">
            <text:p>1</text:p>
          </table:table-cell>
          <table:table-cell table:formula="of:=IF(ISNUMBER(VLOOKUP([.B290];[.$Z$2:.$AA$302];2;0));VLOOKUP([.B290];[.$Z$2:.$AA$302];2;0);0)" office:value-type="float" office:value="0">
            <text:p>0</text:p>
          </table:table-cell>
          <table:table-cell table:formula="of:=IF(ISNUMBER(VLOOKUP([.B290];[.$AC$2:.$AD$33];2;0));VLOOKUP([.B290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illiam Dumas</text:p>
          </table:table-cell>
          <table:table-cell table:formula="of:=IF(ISNUMBER(VLOOKUP([.B291];[.$K$2:.$L$202];2;0));VLOOKUP([.B291];[.$K$2:.$L$202];2;0);1)" office:value-type="float" office:value="1">
            <text:p>1</text:p>
          </table:table-cell>
          <table:table-cell table:formula="of:=IF(ISNUMBER(VLOOKUP([.B291];[.$N$2:.$O$12];2;0));VLOOKUP([.B291];[.$N$2:.$O$12];2;0);1)" office:value-type="float" office:value="1">
            <text:p>1</text:p>
          </table:table-cell>
          <table:table-cell table:formula="of:=IF(ISNUMBER(VLOOKUP([.B291];[.$Q$2:.$R$46];2;0));VLOOKUP([.B291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1];[.$T$2:.$U$100];2;0));VLOOKUP([.B291];[.$T$2:.$U$100];2;0);1)" office:value-type="float" office:value="1">
            <text:p>1</text:p>
          </table:table-cell>
          <table:table-cell table:formula="of:=IF(ISNUMBER(VLOOKUP([.B291];[.$Z$2:.$AA$302];2;0));VLOOKUP([.B291];[.$Z$2:.$AA$302];2;0);0)" office:value-type="float" office:value="1">
            <text:p>1</text:p>
          </table:table-cell>
          <table:table-cell table:formula="of:=IF(ISNUMBER(VLOOKUP([.B291];[.$AC$2:.$AD$33];2;0));VLOOKUP([.B291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Yann Capet</text:p>
          </table:table-cell>
          <table:table-cell table:formula="of:=IF(ISNUMBER(VLOOKUP([.B292];[.$K$2:.$L$202];2;0));VLOOKUP([.B292];[.$K$2:.$L$202];2;0);1)" office:value-type="float" office:value="1">
            <text:p>1</text:p>
          </table:table-cell>
          <table:table-cell table:formula="of:=IF(ISNUMBER(VLOOKUP([.B292];[.$N$2:.$O$12];2;0));VLOOKUP([.B292];[.$N$2:.$O$12];2;0);1)" office:value-type="float" office:value="1">
            <text:p>1</text:p>
          </table:table-cell>
          <table:table-cell table:formula="of:=IF(ISNUMBER(VLOOKUP([.B292];[.$Q$2:.$R$46];2;0));VLOOKUP([.B292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2];[.$T$2:.$U$100];2;0));VLOOKUP([.B292];[.$T$2:.$U$100];2;0);1)" office:value-type="float" office:value="1">
            <text:p>1</text:p>
          </table:table-cell>
          <table:table-cell table:formula="of:=IF(ISNUMBER(VLOOKUP([.B292];[.$Z$2:.$AA$302];2;0));VLOOKUP([.B292];[.$Z$2:.$AA$302];2;0);0)" office:value-type="float" office:value="0">
            <text:p>0</text:p>
          </table:table-cell>
          <table:table-cell table:formula="of:=IF(ISNUMBER(VLOOKUP([.B292];[.$AC$2:.$AD$33];2;0));VLOOKUP([.B292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Yann Galut</text:p>
          </table:table-cell>
          <table:table-cell table:formula="of:=IF(ISNUMBER(VLOOKUP([.B293];[.$K$2:.$L$202];2;0));VLOOKUP([.B293];[.$K$2:.$L$202];2;0);1)" office:value-type="float" office:value="1">
            <text:p>1</text:p>
          </table:table-cell>
          <table:table-cell table:formula="of:=IF(ISNUMBER(VLOOKUP([.B293];[.$N$2:.$O$12];2;0));VLOOKUP([.B293];[.$N$2:.$O$12];2;0);1)" office:value-type="float" office:value="1">
            <text:p>1</text:p>
          </table:table-cell>
          <table:table-cell table:formula="of:=IF(ISNUMBER(VLOOKUP([.B293];[.$Q$2:.$R$46];2;0));VLOOKUP([.B293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3];[.$T$2:.$U$100];2;0));VLOOKUP([.B293];[.$T$2:.$U$100];2;0);1)" office:value-type="float" office:value="1">
            <text:p>1</text:p>
          </table:table-cell>
          <table:table-cell table:formula="of:=IF(ISNUMBER(VLOOKUP([.B293];[.$Z$2:.$AA$302];2;0));VLOOKUP([.B293];[.$Z$2:.$AA$302];2;0);0)" office:value-type="float" office:value="0">
            <text:p>0</text:p>
          </table:table-cell>
          <table:table-cell table:formula="of:=IF(ISNUMBER(VLOOKUP([.B293];[.$AC$2:.$AD$33];2;0));VLOOKUP([.B293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Yves Blein</text:p>
          </table:table-cell>
          <table:table-cell table:formula="of:=IF(ISNUMBER(VLOOKUP([.B294];[.$K$2:.$L$202];2;0));VLOOKUP([.B294];[.$K$2:.$L$202];2;0);1)" office:value-type="float" office:value="1">
            <text:p>1</text:p>
          </table:table-cell>
          <table:table-cell table:formula="of:=IF(ISNUMBER(VLOOKUP([.B294];[.$N$2:.$O$12];2;0));VLOOKUP([.B294];[.$N$2:.$O$12];2;0);1)" office:value-type="float" office:value="1">
            <text:p>1</text:p>
          </table:table-cell>
          <table:table-cell table:formula="of:=IF(ISNUMBER(VLOOKUP([.B294];[.$Q$2:.$R$46];2;0));VLOOKUP([.B294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4];[.$T$2:.$U$100];2;0));VLOOKUP([.B294];[.$T$2:.$U$100];2;0);1)" office:value-type="float" office:value="1">
            <text:p>1</text:p>
          </table:table-cell>
          <table:table-cell table:formula="of:=IF(ISNUMBER(VLOOKUP([.B294];[.$Z$2:.$AA$302];2;0));VLOOKUP([.B294];[.$Z$2:.$AA$302];2;0);0)" office:value-type="float" office:value="1">
            <text:p>1</text:p>
          </table:table-cell>
          <table:table-cell table:formula="of:=IF(ISNUMBER(VLOOKUP([.B294];[.$AC$2:.$AD$33];2;0));VLOOKUP([.B294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Yves Daniel</text:p>
          </table:table-cell>
          <table:table-cell table:formula="of:=IF(ISNUMBER(VLOOKUP([.B295];[.$K$2:.$L$202];2;0));VLOOKUP([.B295];[.$K$2:.$L$202];2;0);1)" office:value-type="float" office:value="0">
            <text:p>0</text:p>
          </table:table-cell>
          <table:table-cell table:formula="of:=IF(ISNUMBER(VLOOKUP([.B295];[.$N$2:.$O$12];2;0));VLOOKUP([.B295];[.$N$2:.$O$12];2;0);1)" office:value-type="float" office:value="1">
            <text:p>1</text:p>
          </table:table-cell>
          <table:table-cell table:formula="of:=IF(ISNUMBER(VLOOKUP([.B295];[.$Q$2:.$R$46];2;0));VLOOKUP([.B295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5];[.$T$2:.$U$100];2;0));VLOOKUP([.B295];[.$T$2:.$U$100];2;0);1)" office:value-type="float" office:value="1">
            <text:p>1</text:p>
          </table:table-cell>
          <table:table-cell table:formula="of:=IF(ISNUMBER(VLOOKUP([.B295];[.$Z$2:.$AA$302];2;0));VLOOKUP([.B295];[.$Z$2:.$AA$302];2;0);0)" office:value-type="float" office:value="1">
            <text:p>1</text:p>
          </table:table-cell>
          <table:table-cell table:formula="of:=IF(ISNUMBER(VLOOKUP([.B295];[.$AC$2:.$AD$33];2;0));VLOOKUP([.B295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Yves Durand</text:p>
          </table:table-cell>
          <table:table-cell table:formula="of:=IF(ISNUMBER(VLOOKUP([.B296];[.$K$2:.$L$202];2;0));VLOOKUP([.B296];[.$K$2:.$L$202];2;0);1)" office:value-type="float" office:value="1">
            <text:p>1</text:p>
          </table:table-cell>
          <table:table-cell table:formula="of:=IF(ISNUMBER(VLOOKUP([.B296];[.$N$2:.$O$12];2;0));VLOOKUP([.B296];[.$N$2:.$O$12];2;0);1)" office:value-type="float" office:value="1">
            <text:p>1</text:p>
          </table:table-cell>
          <table:table-cell table:formula="of:=IF(ISNUMBER(VLOOKUP([.B296];[.$Q$2:.$R$46];2;0));VLOOKUP([.B296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6];[.$T$2:.$U$100];2;0));VLOOKUP([.B296];[.$T$2:.$U$100];2;0);1)" office:value-type="float" office:value="1">
            <text:p>1</text:p>
          </table:table-cell>
          <table:table-cell table:formula="of:=IF(ISNUMBER(VLOOKUP([.B296];[.$Z$2:.$AA$302];2;0));VLOOKUP([.B296];[.$Z$2:.$AA$302];2;0);0)" office:value-type="float" office:value="1">
            <text:p>1</text:p>
          </table:table-cell>
          <table:table-cell table:formula="of:=IF(ISNUMBER(VLOOKUP([.B296];[.$AC$2:.$AD$33];2;0));VLOOKUP([.B296];[.$AC$2:.$AD$33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Yves Goasdoué</text:p>
          </table:table-cell>
          <table:table-cell table:formula="of:=IF(ISNUMBER(VLOOKUP([.B297];[.$K$2:.$L$202];2;0));VLOOKUP([.B297];[.$K$2:.$L$202];2;0);1)" office:value-type="float" office:value="1">
            <text:p>1</text:p>
          </table:table-cell>
          <table:table-cell table:formula="of:=IF(ISNUMBER(VLOOKUP([.B297];[.$N$2:.$O$12];2;0));VLOOKUP([.B297];[.$N$2:.$O$12];2;0);1)" office:value-type="float" office:value="1">
            <text:p>1</text:p>
          </table:table-cell>
          <table:table-cell table:formula="of:=IF(ISNUMBER(VLOOKUP([.B297];[.$Q$2:.$R$46];2;0));VLOOKUP([.B297];[.$Q$2:.$R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7];[.$T$2:.$U$100];2;0));VLOOKUP([.B297];[.$T$2:.$U$100];2;0);1)" office:value-type="float" office:value="1">
            <text:p>1</text:p>
          </table:table-cell>
          <table:table-cell table:formula="of:=IF(ISNUMBER(VLOOKUP([.B297];[.$Z$2:.$AA$302];2;0));VLOOKUP([.B297];[.$Z$2:.$AA$302];2;0);0)" office:value-type="float" office:value="1">
            <text:p>1</text:p>
          </table:table-cell>
          <table:table-cell table:formula="of:=IF(ISNUMBER(VLOOKUP([.B297];[.$AC$2:.$AD$33];2;0));VLOOKUP([.B297];[.$AC$2:.$AD$33];2;0);1)" office:value-type="float" office:value="1">
            <text:p>1</text:p>
          </table:table-cell>
          <table:table-cell table:number-columns-repeated="209"/>
        </table:table-row>
      </table:table>
      <table:table table:name="Feuille3" table:style-name="ta1" table:print="false">
        <office:forms form:automatic-focus="false" form:apply-design-mode="false"/>
        <table:table-column table:style-name="co74" table:default-cell-style-name="ce2"/>
        <table:table-row table:style-name="ro2">
          <table:table-cell office:value-type="string">
            <text:p>Pouria Amirshahi</text:p>
          </table:table-cell>
        </table:table-row>
        <table:table-row table:style-name="ro3">
          <table:table-cell office:value-type="string">
            <text:p>Serge Bardy</text:p>
          </table:table-cell>
        </table:table-row>
        <table:table-row table:style-name="ro2">
          <table:table-cell office:value-type="string">
            <text:p>Laurent Baumel</text:p>
          </table:table-cell>
        </table:table-row>
        <table:table-row table:style-name="ro4">
          <table:table-cell office:value-type="string">
            <text:p>Marie-Françoise Bechtel</text:p>
          </table:table-cell>
        </table:table-row>
        <table:table-row table:style-name="ro2">
          <table:table-cell office:value-type="string">
            <text:p>Jean-Pierre Blazy</text:p>
          </table:table-cell>
        </table:table-row>
        <table:table-row table:style-name="ro2">
          <table:table-cell office:value-type="string">
            <text:p>Kheira Bouziane-Laroussi</text:p>
          </table:table-cell>
        </table:table-row>
        <table:table-row table:style-name="ro2">
          <table:table-cell office:value-type="string">
            <text:p>Fanélie Carrey-Conte</text:p>
          </table:table-cell>
        </table:table-row>
        <table:table-row table:style-name="ro2">
          <table:table-cell office:value-type="string">
            <text:p>Nathalie Chabanne</text:p>
          </table:table-cell>
        </table:table-row>
        <table:table-row table:style-name="ro2">
          <table:table-cell office:value-type="string">
            <text:p>Dominique Chauvel</text:p>
          </table:table-cell>
        </table:table-row>
        <table:table-row table:style-name="ro3">
          <table:table-cell office:value-type="string">
            <text:p>Pascal Cherki</text:p>
          </table:table-cell>
        </table:table-row>
        <table:table-row table:style-name="ro2">
          <table:table-cell office:value-type="string">
            <text:p>Jean-Pierre Dufau</text:p>
          </table:table-cell>
        </table:table-row>
        <table:table-row table:style-name="ro4">
          <table:table-cell office:value-type="string">
            <text:p>Anne-Lise Dufour-Tonini</text:p>
          </table:table-cell>
        </table:table-row>
        <table:table-row table:style-name="ro2">
          <table:table-cell office:value-type="string">
            <text:p>Henri Emmanuelli</text:p>
          </table:table-cell>
        </table:table-row>
        <table:table-row table:style-name="ro3">
          <table:table-cell office:value-type="string">
            <text:p>Hervé Féron</text:p>
          </table:table-cell>
        </table:table-row>
        <table:table-row table:style-name="ro2">
          <table:table-cell office:value-type="string">
            <text:p>Jean-Marc Germain</text:p>
          </table:table-cell>
        </table:table-row>
        <table:table-row table:style-name="ro2">
          <table:table-cell office:value-type="string">
            <text:p>Daniel Goldberg</text:p>
          </table:table-cell>
        </table:table-row>
        <table:table-row table:style-name="ro2">
          <table:table-cell office:value-type="string">
            <text:p>Edith Gueugneau</text:p>
          </table:table-cell>
        </table:table-row>
        <table:table-row table:style-name="ro2">
          <table:table-cell office:value-type="string">
            <text:p>Mathieu Hanotin</text:p>
          </table:table-cell>
        </table:table-row>
        <table:table-row table:style-name="ro2">
          <table:table-cell office:value-type="string">
            <text:p>Christian Hutin</text:p>
          </table:table-cell>
        </table:table-row>
        <table:table-row table:style-name="ro2">
          <table:table-cell office:value-type="string">
            <text:p>François Lamy</text:p>
          </table:table-cell>
        </table:table-row>
        <table:table-row table:style-name="ro2">
          <table:table-cell office:value-type="string">
            <text:p>Jean-Luc Laurent</text:p>
          </table:table-cell>
        </table:table-row>
        <table:table-row table:style-name="ro2">
          <table:table-cell office:value-type="string">
            <text:p>Christophe Léonard</text:p>
          </table:table-cell>
        </table:table-row>
        <table:table-row table:style-name="ro2">
          <table:table-cell office:value-type="string">
            <text:p>Kléber Mesquida</text:p>
          </table:table-cell>
        </table:table-row>
        <table:table-row table:style-name="ro2">
          <table:table-cell office:value-type="string">
            <text:p>Philippe Noguès</text:p>
          </table:table-cell>
        </table:table-row>
        <table:table-row table:style-name="ro3">
          <table:table-cell office:value-type="string">
            <text:p>Christian Paul</text:p>
          </table:table-cell>
        </table:table-row>
        <table:table-row table:style-name="ro3">
          <table:table-cell office:value-type="string">
            <text:p>Michel Pouzol</text:p>
          </table:table-cell>
        </table:table-row>
        <table:table-row table:style-name="ro2">
          <table:table-cell office:value-type="string">
            <text:p>Denys Robiliard</text:p>
          </table:table-cell>
        </table:table-row>
        <table:table-row table:style-name="ro2">
          <table:table-cell office:value-type="string">
            <text:p>Barbara Romagnan</text:p>
          </table:table-cell>
        </table:table-row>
        <table:table-row table:style-name="ro2">
          <table:table-cell office:value-type="string">
            <text:p>Gérard Sebaoun</text:p>
          </table:table-cell>
        </table:table-row>
        <table:table-row table:style-name="ro2">
          <table:table-cell office:value-type="string">
            <text:p>Suzanne Tallard</text:p>
          </table:table-cell>
        </table:table-row>
        <table:table-row table:style-name="ro2">
          <table:table-cell office:value-type="string">
            <text:p>Michel Vergnier</text:p>
          </table:table-cell>
        </table:table-row>
      </table:table>
      <table:table table:name="Feuille2" table:style-name="ta1" table:print="false">
        <table:table-column table:style-name="co73" table:number-columns-repeated="7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art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Chréti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Ge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Alain Leboeuf</text:p>
          </table:table-cell>
          <table:table-cell office:value-type="string">
            <text:p><text:s/>UM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 Appel des 100 »</text:p>
          </table:table-cell>
          <table:table-cell office:value-type="string">
            <text:p>Le 5 avril 2014, quelques jours avant le discours de politique générale de Manuel Valls, &lt;a href='<text:a xlink:href="http://www.lejdd.fr/Politique/La-liste-des-90-frondeurs-du-PS-pour-un-nouveau-contrat-de-majorite-660292">http://www.lejdd.fr/Politique/La-liste-des-90-frondeurs-du-PS-pour-un-nouveau-contrat-de-majorite-660292</text:a>' target='_blank'&gt;90 hauts responsables du PS&lt;/a&gt; (dont 82 députés du groupe socialiste) &lt;a href='<text:a xlink:href="http://www.lemonde.fr/politique/article/2014/04/05/cent-deputes-ps-en-colere-reclament-un-contrat-de-majorite_4396241_823448.html">www.lemonde.fr/politique/article/2014/04/05/cent-deputes-ps-en-colere-reclament-un-contrat-de-majorite_4396241_823448.html</text:a>' target='_blank'&gt;réclament au premier ministre un « contrat de majorité »&lt;/a&gt;.</text:p>
          </table:table-cell>
        </table:table-row>
        <table:table-row table:style-name="ro6">
          <table:table-cell/>
          <table:table-cell office:value-type="string">
            <text:p>Alain Marc</text:p>
          </table:table-cell>
          <table:table-cell office:value-type="string">
            <text:p><text:s/>UM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ote de confiance</text:p>
          </table:table-cell>
          <table:table-cell office:value-type="string">
            <text:p>Le 8 avril 2014, &lt;a href='<text:a xlink:href="http://www.lemonde.fr/politique/article/2014/04/08/les-premieres-annonces-de-manuel-valls_4397700_823448.html">www.lemonde.fr/politique/article/2014/04/08/les-premieres-annonces-de-manuel-valls_4397700_823448.html</text:a>' target='_blank'&gt;11 députés socialistes s'abstiennent&lt;/a&gt; lors du vote de confiance à Manuel Valls.</text:p>
          </table:table-cell>
        </table:table-row>
        <table:table-row table:style-name="ro6">
          <table:table-cell/>
          <table:table-cell office:value-type="string">
            <text:p>Alain Marleix</text:p>
          </table:table-cell>
          <table:table-cell office:value-type="string">
            <text:p><text:s/>U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ogramme de stabilité</text:p>
          </table:table-cell>
          <table:table-cell office:value-type="string">
            <text:p>Le 29 avril 2014, 41 députés socialistes &lt;a href='<text:a xlink:href="http://www.lemonde.fr/politique/article/2014/04/29/le-programme-de-stabilite-budgetaire-approuve-par-les-deputes_4409378_823448.html">www.lemonde.fr/politique/article/2014/04/29/le-programme-de-stabilite-budgetaire-approuve-par-les-deputes_4409378_823448.html</text:a>' target='_blank'&gt;s'abstiennent lors du vote sur le programme de stabilité budgétaire&lt;/a&gt;, entérinant des économies de 50 milliards d'euros.</text:p>
          </table:table-cell>
        </table:table-row>
        <table:table-row table:style-name="ro6">
          <table:table-cell/>
          <table:table-cell office:value-type="string">
            <text:p>Alain Marsaud</text:p>
          </table:table-cell>
          <table:table-cell office:value-type="string">
            <text:p><text:s/>UMP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udget rectificatif</text:p>
          </table:table-cell>
          <table:table-cell office:value-type="string">
            <text:p>Le 1er juillet, Christophe Léonard est le seul député socialiste à s'abstenir en première lecture &lt;a href='<text:a xlink:href="http://www.lemonde.fr/politique/article/2014/07/01/les-frondeurs-du-ps-vont-voter-le-budget-rectificatif_4448800_823448.html">http://www.lemonde.fr/politique/article/2014/07/01/les-frondeurs-du-ps-vont-voter-le-budget-rectificatif_4448800_823448.html</text:a>' target= '_blank'&gt;sur le budget rectificatif (PLFR)&lt;/a&gt;. Le vote à main levée empêche de faire le compte pour la lecture définitive.</text:p>
          </table:table-cell>
        </table:table-row>
        <table:table-row table:style-name="ro6">
          <table:table-cell/>
          <table:table-cell office:value-type="string">
            <text:p>Alain Marty</text:p>
          </table:table-cell>
          <table:table-cell office:value-type="string">
            <text:p><text:s/>UM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dget rectificatif de la « Sécu »</text:p>
          </table:table-cell>
          <table:table-cell office:value-type="string">
            <text:p>Le 8 juillet, &lt;a href='<text:a xlink:href="http://www.lemonde.fr/politique/article/2014/07/08/budget-de-la-secu-les-frondeurs-du-ps-devraient-s-abstenir_4453099_823448.html">www.lemonde.fr/politique/article/2014/07/08/budget-de-la-secu-les-frondeurs-du-ps-devraient-s-abstenir_4453099_823448.html</text:a>' target= '_blank'&gt;35 « frondeurs » socialistes s'abstiennent&lt;/a&gt; sur le budget rectificatif de la sécurité sociale (PLFRSS).</text:p>
          </table:table-cell>
        </table:table-row>
        <table:table-row table:style-name="ro6">
          <table:table-cell/>
          <table:table-cell office:value-type="string">
            <text:p>Alain Moyne-Bressand</text:p>
          </table:table-cell>
          <table:table-cell office:value-type="string">
            <text:p><text:s/>UM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 Appel des 200 »</text:p>
          </table:table-cell>
          <table:table-cell office:value-type="string">
            <text:p>Le 28 août, 208 députés signent dans &lt;em&gt;Le Monde&lt;/em&gt; &lt;a href='<text:a xlink:href="http://www.lemonde.fr/idees/article/2014/08/28/l-appel-des-200-deputes-socialistes-ni-godillots-ni-deloyaux_4477879_3232.html">www.lemonde.fr/idees/article/2014/08/28/l-appel-des-200-deputes-socialistes-ni-godillots-ni-deloyaux_4477879_3232.html</text:a>' target='_blank'&gt;« L'appel des 200 » députés ni godillots, ni déloyaux&lt;/a&gt;, soutenant le gouvernement. La tribune a été écrite avant le remaniement gouvernemental.</text:p>
          </table:table-cell>
        </table:table-row>
        <table:table-row table:style-name="ro6">
          <table:table-cell/>
          <table:table-cell office:value-type="string">
            <text:p>Alain Sugue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dré Schneid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e Grommer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ie Genev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toine H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rlette Grossko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obin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xel Poniat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noist Appar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érengère Pol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Acc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Broch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Deb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Deflessell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Gér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Perru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Reynè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Mai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mille de Rocca Serr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therine Vautr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éleste Let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arles de La Verpill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arles-Ange Gines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ian Estro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Jacob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ian K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Guillot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Prio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aude de Gan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aude Goasgu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aude Greff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aude Stur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audine Schmi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amien Aba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amien Mesl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aniel Fasque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aniel Gibb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Do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enis Jacqua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dier Quen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ino Cinier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Busse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Do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Le Mèn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Nachur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T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douard Courti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douard Philipp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lie Abou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ric Cio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ric Strau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ric Wo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Étienne Blan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ernand Si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ck Gil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ck Mar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ck Riest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Ba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Cornut-Genti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de Mazièr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F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Sce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Vann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e Guég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édéric Lefebv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édéric Reis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eneviève Lev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eorges Fene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eorges Ginest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érald Darman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érard Cherp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Carr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illes Lur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énhaël Hu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illaume Chevr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illaume Larriv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uy Geoffro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y Te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nri Guain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rvé Gaym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rvé Mari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Isabelle Le Callenne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Alain Bénis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Koss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Lamb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My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Péliss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 Leon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harles Taugourd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Bou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laude Guib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ath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ign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François Cop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François Lamo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François Manc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Frédéric Pois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Jacques G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Chri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ouis Cost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uc Reitz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uc Wars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Marie Serm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Marie Teta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ouv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arb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Decoo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Doo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Gir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Gorg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Vig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Sébastien Via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érôme Chart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osette Pon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ulien Aub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 de La Raud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ce Arribag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Fur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Marcangel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Wauqui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ionel Tard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ionnel Luc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uc Cha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ucien Degauch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c Francin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c Laffine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Le F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c-Philippe Daub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el Bon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anne Dubo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Christine Dallo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Jo Zimmer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ise Fo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tial Sadd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Heinri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Herb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Sord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Ter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el Vois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èle Taba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athalie Kosciusko-Moriz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icolas Dhuicq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icole Ameli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livier Audibert T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Car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livier Dassaul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livier Marleix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e Martin-Laland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e Verch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Balkan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Devedj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Hetz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Labau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ul Sal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Armand Mar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Bri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Co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Gosse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Gouj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Hou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Le R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eun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Vi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 Lellouc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 Lequi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 Morang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 Morel-A-L'Hu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émi De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auveur Gandolfi-Schei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ébastien Huyg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erge Grou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ophie D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ophie Rohfrits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ylvain Berrio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Thierry Lazar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Thierry Maria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Thierry Sol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érie B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alérie Lacrou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alérie Péc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éronique Louwagi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irginie Duby-Mu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ertr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re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ick Mo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Albarell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Cen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Fou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From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Nico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dré Santini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ichard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trand Panch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rles de Cours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cis Hillmey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cis Vercam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ck Reyn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Rochebloin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Sauvade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-Xavier Villa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rvé Mor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hristophe Fromant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hristophe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aul Tuaiva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onas Tahuaitu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Degallaix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ina Sag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urice Lero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eyer Habib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Pir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Zumkell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Follio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Gom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Vig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udy Sall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onia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téphane Demill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Thierry Benoi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annick Favennec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Jégo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Calmet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Clae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Fau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Rod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Rouss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Vidal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exis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e-Christine La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e-Lise Dufour-Toni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e-Yvonne Le D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nnick Le L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ick Lepet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nie Le Houer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mand Ju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rnaud Le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udrey Linkenhel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arbara Romagn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éatrice Sant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dette Lacl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ernard Lester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Rom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oinali Sai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igitte Bourguign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Ro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rlos Da Silv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therine Beaubat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therine Cout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therine Lemor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therine Qu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atherine Troalli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écile Unterma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ntal Berth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antal Guitt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aynesse Khirou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ian Assaf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Bata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ian Franque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ian Hu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Pau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ne Pires Beau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rg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uill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Cares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Castan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Léo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Prem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Sirugu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aude Bartolo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lotilde Valt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olette Capdevi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olette Langl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onchita Lacu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orinne Erh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Boisser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aniel Goldbe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Vailla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Habib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elphine Bath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enys Robili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Ba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Chauv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Lefebv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Po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Raimbou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dith Gueug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duardo Rihan Cyp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lisabeth Guig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lisabeth Poch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meric Bréh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milienne Poumir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ric Jal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ricka Bareigt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wann Bi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stelle Gre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abrice Verd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anélie Carrey-Co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anny Dombre Cos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lorent Boudi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 And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Brott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La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Lonc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Pupp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e Descamps-Cros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e Dub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e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e Im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édéric Roi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édérique Mass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brielle Louis-Ca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neviève Ga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eneviève Gosselin-Fleu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érard Ba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érard Sebaou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érard Terr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erminal Peir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bert Le Br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ilbert Sauv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illes Sava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sèle Biémour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illaume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illaume Gar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y Chambefo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y Delcou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uy-Michel Chauv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wendal Rou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wenegan Bu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élène Geoff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nri Emmanuel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nri Jibray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rvé Fé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ervé Pell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ugues Four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Ibrahim Aboubaca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Isabelle Bru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line Ma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Cres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Vala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 Glavan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 Gre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 Jacques Vlo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 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hristophe Cambadél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laude Buis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laude Fru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Claude Per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David Ci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Jacques Brid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Jacques Cot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Jacques Urvo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ouis Brico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ouis Destan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ouis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ouis Gagnai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Tour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Bleunve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Laur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Marc Ayr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Marc Four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arc Germ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Marie Beffa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lém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Michel Villaum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atrick G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aul Bac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aul Chanteg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aul Dup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hilippe Ma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Alloss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laz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Duf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Le R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ierre Magg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René Marsa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Yves Caull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Yves Le Bouillonne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Yves Le Déa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oaquim Puey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oël Avirag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oëlle Hui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ulie Sommarug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arine Berg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heira Bouzi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Kléber Mesquid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ce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Cathal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Grandguillaum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t Kalinows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inda Gourj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uc B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uce P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ucette Lous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lek Bouti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c Gou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cel Roge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 Récal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Anne Chapdel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Arlette Carlo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Françoise Bech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Françoise Clerg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Hélène Fab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Line Reyna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 Marc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-Noëlle Battis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Odile Boui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etta Karaman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tine Carrillon-Couvreu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tine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tine Lignières-Cass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tine Marti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tine Pin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thieu Hano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tthias Fek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ud Oliv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Dest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Françai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Issind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Lefa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Les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Liebgot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Mé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Paj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Pouz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Vauz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el Verg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De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Fournier-Arm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onique Ibor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onique Orph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onique 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apole Poluté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athalie App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athalie Chaban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athalie Nie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icolas Ba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dile Saugu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livier Dusso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livier Vér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ola Zane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scal Cher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scal Deguilhe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scal Pope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 Terrass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e Boist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scale Croz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scale G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e Pr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ia Ada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k Blo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Lebre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Lemas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Mennuc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k Vigna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 Cord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B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Du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Ke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ar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Nau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Noguè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hilippe Plis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 Aylag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 Moscovi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ierre-Alain M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ierre-Yves Le Borgn'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ouria Amirshah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azzy Hammad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égis Juanic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émi Pauvro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ené Dosiè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ené Rou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ichard Fer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obert Oliv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omain Col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bine Bu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drin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andrine H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andrine Maze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ébastien Denaj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ébastien Pietrasan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erge Bar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erge Janqu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erge Letchi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eybah Dagom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Dessu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Erra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téphane Trav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uzanne Ta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ylviane Ala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ylviane Bul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ylvie Tol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Thérèse Guil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Thomas Théveno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alérie Cor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alérie Fourney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alérie Rab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ictorin L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incent Burr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iviane Le Diss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William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 Cap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ann Gal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Ble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Dani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Du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Yves Goasdou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Tourre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ry Chalus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ominique Orliac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érard Charasse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ilda H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Krabal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s Moignar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Noël Carpentier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ine Dubi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érôme Lam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oël Girau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Olivier Falorn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ul Giacobb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oger-Gérard Schwartzenberg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téphane Claireaux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téphane Saint-Andr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hierry R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ilbert Coll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Bourdoulei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cques Bomp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 Lassall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arion Maréchal-Le Pe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icolas Dupont-Aigna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ylvie Andrieu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éronique Bess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Bocqu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fred Marie-Jean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ndré Chassaig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runo Nestor Azero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Asensi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abriel Servill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Gaby Charroux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Huguette Bell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acqueline Frayss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Jacques Candelie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Philippe Nilo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Dolez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George Buff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icolas Sansu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trice Carvalh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arbara Pompil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rigitte Alla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écile Duflo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Christophe Cav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anielle Auro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enis Baup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Éric Alauze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va S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 de Rugy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François-Michel Lamber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Isabelle Att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Jean-Louis Roumeg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Laurence Abeill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ichèle Bonneto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Noël Mamèr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aul Molac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Sergio Coronado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Véronique Massonneau</text:p>
          </table:table-cell>
          <table:table-cell office:value-type="string">
            <text:p><text:s/>Ecolo</text:p>
          </table:table-cell>
          <table:table-cell table:number-columns-repeated="4"/>
        </table:table-row>
      </table:table>
      <table:database-ranges>
        <table:database-range table:target-range-address="Feuille1.AC2:Feuille1.A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19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9:40:00.70</dc:date>
    <meta:generator>OpenOffice.org/3.4.1$Win32 OpenOffice.org_project/341m1$Build-9593</meta:generator>
    <meta:editing-duration>P1DT13H47M41S</meta:editing-duration>
    <meta:editing-cycles>4</meta:editing-cycles>
    <meta:document-statistic meta:table-count="3" meta:cell-count="4734" meta:object-count="0"/>
  </office:meta>
</office:document-meta>
</file>